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paragraph-properties fo:text-align="start" style:justify-single-word="false"/>
      <style:text-properties officeooo:rsid="06d53408" officeooo:paragraph-rsid="06e294a4"/>
    </style:style>
    <style:style style:name="P2" style:family="paragraph" style:parent-style-name="Text_20_body">
      <style:paragraph-properties fo:text-align="center" style:justify-single-word="false"/>
    </style:style>
    <style:style style:name="P3" style:family="paragraph" style:parent-style-name="Text_20_body">
      <style:paragraph-properties fo:break-before="page"/>
      <style:text-properties style:font-name="Liberation Serif" officeooo:rsid="0017723e" officeooo:paragraph-rsid="0017723e"/>
    </style:style>
    <style:style style:name="P4" style:family="paragraph" style:parent-style-name="Text_20_body">
      <style:paragraph-properties fo:break-before="page"/>
      <style:text-properties style:font-name="Liberation Serif" officeooo:rsid="00ac49ee" officeooo:paragraph-rsid="00ac49ee"/>
    </style:style>
    <style:style style:name="P5" style:family="paragraph" style:parent-style-name="Text_20_body">
      <style:paragraph-properties fo:text-align="start" style:justify-single-word="false" fo:break-before="page"/>
      <style:text-properties officeooo:rsid="069deef3" officeooo:paragraph-rsid="06bc96b4"/>
    </style:style>
    <style:style style:name="P6" style:family="paragraph" style:parent-style-name="Contents_20_Heading">
      <style:paragraph-properties fo:break-before="page"/>
    </style:style>
    <style:style style:name="P7" style:family="paragraph" style:parent-style-name="Text_20_body">
      <style:paragraph-properties fo:text-align="center" style:justify-single-word="false"/>
      <style:text-properties officeooo:rsid="0005a506" officeooo:paragraph-rsid="0005a506"/>
    </style:style>
    <style:style style:name="P8" style:family="paragraph" style:parent-style-name="Text_20_body">
      <style:paragraph-properties fo:text-align="center" style:justify-single-word="false"/>
      <style:text-properties officeooo:rsid="0005a506" officeooo:paragraph-rsid="0016067e"/>
    </style:style>
    <style:style style:name="P9" style:family="paragraph" style:parent-style-name="Text_20_body">
      <style:paragraph-properties fo:text-align="start" style:justify-single-word="false"/>
      <style:text-properties officeooo:rsid="0005a506" officeooo:paragraph-rsid="0005a506"/>
    </style:style>
    <style:style style:name="P10" style:family="paragraph" style:parent-style-name="Text_20_body">
      <style:paragraph-properties fo:text-align="center" style:justify-single-word="false"/>
      <style:text-properties officeooo:paragraph-rsid="0008703f"/>
    </style:style>
    <style:style style:name="P11" style:family="paragraph" style:parent-style-name="Text_20_body">
      <style:paragraph-properties fo:text-align="center" style:justify-single-word="false"/>
      <style:text-properties officeooo:paragraph-rsid="00092fee"/>
    </style:style>
    <style:style style:name="P12" style:family="paragraph" style:parent-style-name="Text_20_body">
      <style:paragraph-properties fo:text-align="center" style:justify-single-word="false"/>
      <style:text-properties officeooo:paragraph-rsid="0011a664"/>
    </style:style>
    <style:style style:name="P13" style:family="paragraph" style:parent-style-name="Text_20_body">
      <style:paragraph-properties fo:text-align="center" style:justify-single-word="false"/>
      <style:text-properties officeooo:paragraph-rsid="001a5088"/>
    </style:style>
    <style:style style:name="P14" style:family="paragraph" style:parent-style-name="Text_20_body">
      <style:paragraph-properties fo:text-align="start" style:justify-single-word="false"/>
      <style:text-properties officeooo:rsid="0008703f" officeooo:paragraph-rsid="0008703f"/>
    </style:style>
    <style:style style:name="P15" style:family="paragraph" style:parent-style-name="Text_20_body">
      <style:paragraph-properties fo:text-align="start" style:justify-single-word="false"/>
      <style:text-properties officeooo:rsid="00091a68" officeooo:paragraph-rsid="00091a68"/>
    </style:style>
    <style:style style:name="P16" style:family="paragraph" style:parent-style-name="Text_20_body">
      <style:paragraph-properties fo:text-align="center" style:justify-single-word="false"/>
      <style:text-properties officeooo:rsid="00091a68" officeooo:paragraph-rsid="00091a68"/>
    </style:style>
    <style:style style:name="P17" style:family="paragraph" style:parent-style-name="Text_20_body">
      <style:text-properties style:font-name="Liberation Serif" officeooo:rsid="0005a506" officeooo:paragraph-rsid="0005a506"/>
    </style:style>
    <style:style style:name="P18" style:family="paragraph" style:parent-style-name="Text_20_body">
      <style:text-properties style:font-name="Liberation Serif" officeooo:rsid="0008703f" officeooo:paragraph-rsid="0008703f"/>
    </style:style>
    <style:style style:name="P19" style:family="paragraph" style:parent-style-name="Text_20_body">
      <style:text-properties style:font-name="Liberation Serif" officeooo:rsid="0008703f" officeooo:paragraph-rsid="00092fee"/>
    </style:style>
    <style:style style:name="P20" style:family="paragraph" style:parent-style-name="Text_20_body">
      <style:text-properties style:font-name="Liberation Serif" officeooo:rsid="00091a68" officeooo:paragraph-rsid="00092fee"/>
    </style:style>
    <style:style style:name="P21" style:family="paragraph" style:parent-style-name="Text_20_body">
      <style:text-properties style:font-name="Liberation Serif" officeooo:rsid="00092fee" officeooo:paragraph-rsid="00092fee"/>
    </style:style>
    <style:style style:name="P22" style:family="paragraph" style:parent-style-name="Text_20_body">
      <style:text-properties style:font-name="Liberation Serif" officeooo:rsid="0017723e" officeooo:paragraph-rsid="0017723e"/>
    </style:style>
    <style:style style:name="P23" style:family="paragraph" style:parent-style-name="Text_20_body">
      <style:text-properties style:font-name="Liberation Serif" officeooo:rsid="0017723e" officeooo:paragraph-rsid="00e45f54"/>
    </style:style>
    <style:style style:name="P24" style:family="paragraph" style:parent-style-name="Text_20_body">
      <style:text-properties style:font-name="Liberation Serif" officeooo:rsid="0017723e" officeooo:paragraph-rsid="00e4e0c9"/>
    </style:style>
    <style:style style:name="P25" style:family="paragraph" style:parent-style-name="Text_20_body">
      <style:text-properties style:font-name="Liberation Serif" officeooo:rsid="0017723e" officeooo:paragraph-rsid="00e663f1"/>
    </style:style>
    <style:style style:name="P26" style:family="paragraph" style:parent-style-name="Text_20_body">
      <style:text-properties style:font-name="Liberation Serif" officeooo:rsid="0020e32e" officeooo:paragraph-rsid="0020e32e"/>
    </style:style>
    <style:style style:name="P27" style:family="paragraph" style:parent-style-name="Text_20_body">
      <style:text-properties style:font-name="Liberation Serif" officeooo:rsid="0020e32e" officeooo:paragraph-rsid="00ebec21"/>
    </style:style>
    <style:style style:name="P28" style:family="paragraph" style:parent-style-name="Text_20_body">
      <style:text-properties style:font-name="Liberation Serif" officeooo:rsid="0024d11b" officeooo:paragraph-rsid="0024d11b"/>
    </style:style>
    <style:style style:name="P29" style:family="paragraph" style:parent-style-name="Text_20_body">
      <style:text-properties style:font-name="Liberation Serif" officeooo:rsid="000d1969" officeooo:paragraph-rsid="000d1969"/>
    </style:style>
    <style:style style:name="P30" style:family="paragraph" style:parent-style-name="Text_20_body">
      <style:text-properties style:font-name="Liberation Serif" officeooo:rsid="0065766e" officeooo:paragraph-rsid="0065766e"/>
    </style:style>
    <style:style style:name="P31" style:family="paragraph" style:parent-style-name="Text_20_body">
      <style:text-properties style:font-name="Liberation Serif" fo:font-style="normal" officeooo:rsid="0005a506" officeooo:paragraph-rsid="0005a506" style:font-style-asian="normal" style:font-style-complex="normal"/>
    </style:style>
    <style:style style:name="P32" style:family="paragraph" style:parent-style-name="Text_20_body">
      <style:text-properties style:font-name="Liberation Serif" officeooo:rsid="00e5587b" officeooo:paragraph-rsid="00e5587b"/>
    </style:style>
    <style:style style:name="P33" style:family="paragraph" style:parent-style-name="Text_20_body">
      <style:text-properties style:font-name="Liberation Serif" officeooo:rsid="00e7ec5a" officeooo:paragraph-rsid="00e7ec5a"/>
    </style:style>
    <style:style style:name="P34" style:family="paragraph" style:parent-style-name="Text_20_body">
      <style:text-properties style:font-name="Liberation Serif" officeooo:rsid="00ee5044" officeooo:paragraph-rsid="00ee5044"/>
    </style:style>
    <style:style style:name="P35" style:family="paragraph" style:parent-style-name="Text_20_body">
      <style:text-properties style:font-name="Liberation Serif" officeooo:rsid="00ef1d0b" officeooo:paragraph-rsid="00ef1d0b"/>
    </style:style>
    <style:style style:name="P36" style:family="paragraph" style:parent-style-name="Text_20_body">
      <style:text-properties style:font-name="Liberation Serif" officeooo:rsid="00f0e1ef" officeooo:paragraph-rsid="00f0e1ef"/>
    </style:style>
    <style:style style:name="P37" style:family="paragraph" style:parent-style-name="Text_20_body">
      <style:text-properties style:font-name="Liberation Serif" officeooo:rsid="00f1d313" officeooo:paragraph-rsid="00f1d313"/>
    </style:style>
    <style:style style:name="P38" style:family="paragraph" style:parent-style-name="Text_20_body">
      <style:text-properties style:font-name="Liberation Serif" officeooo:rsid="00f233f3" officeooo:paragraph-rsid="00f233f3"/>
    </style:style>
    <style:style style:name="P39" style:family="paragraph" style:parent-style-name="Text_20_body">
      <style:text-properties style:font-name="Liberation Serif" officeooo:rsid="00f3bbbf" officeooo:paragraph-rsid="00f3bbbf"/>
    </style:style>
    <style:style style:name="P40" style:family="paragraph" style:parent-style-name="Text_20_body">
      <style:text-properties style:font-name="Liberation Serif" officeooo:rsid="00f5850f" officeooo:paragraph-rsid="00f5850f"/>
    </style:style>
    <style:style style:name="P41" style:family="paragraph" style:parent-style-name="Text_20_body">
      <style:text-properties style:font-name="Liberation Serif" officeooo:rsid="00f77406" officeooo:paragraph-rsid="00f77406"/>
    </style:style>
    <style:style style:name="P42" style:family="paragraph" style:parent-style-name="Text_20_body">
      <style:text-properties style:font-name="Liberation Serif" officeooo:rsid="00f925dd" officeooo:paragraph-rsid="00f925dd"/>
    </style:style>
    <style:style style:name="P43" style:family="paragraph" style:parent-style-name="Text_20_body">
      <style:text-properties style:font-name="Liberation Serif" officeooo:rsid="00fbfddb" officeooo:paragraph-rsid="00fbfddb"/>
    </style:style>
    <style:style style:name="P44" style:family="paragraph" style:parent-style-name="Text_20_body">
      <style:text-properties style:font-name="Liberation Serif" officeooo:rsid="00fd923b" officeooo:paragraph-rsid="00fd923b"/>
    </style:style>
    <style:style style:name="P45" style:family="paragraph" style:parent-style-name="Text_20_body">
      <style:text-properties style:font-name="Liberation Serif" officeooo:rsid="00fdcdcb" officeooo:paragraph-rsid="00fdcdcb"/>
    </style:style>
    <style:style style:name="P46" style:family="paragraph" style:parent-style-name="Text_20_body">
      <style:text-properties style:text-line-through-style="solid" style:text-line-through-type="single" style:font-name="Liberation Serif" officeooo:rsid="0008703f" officeooo:paragraph-rsid="0008703f"/>
    </style:style>
    <style:style style:name="P47" style:family="paragraph" style:parent-style-name="Text_20_body">
      <style:text-properties style:text-line-through-style="solid" style:text-line-through-type="single" style:font-name="Liberation Serif" officeooo:rsid="00091a68" officeooo:paragraph-rsid="00092fee"/>
    </style:style>
    <style:style style:name="P48" style:family="paragraph" style:parent-style-name="Text_20_body">
      <style:text-properties style:text-line-through-style="solid" style:text-line-through-type="single" style:font-name="Liberation Serif" officeooo:rsid="000c6d07" officeooo:paragraph-rsid="000c6d07"/>
    </style:style>
    <style:style style:name="P49" style:family="paragraph" style:parent-style-name="Text_20_body">
      <style:paragraph-properties fo:text-align="start" style:justify-single-word="false"/>
      <style:text-properties fo:font-style="normal" officeooo:rsid="0008703f" officeooo:paragraph-rsid="0008703f" style:font-style-asian="normal" style:font-style-complex="normal"/>
    </style:style>
    <style:style style:name="P50" style:family="paragraph" style:parent-style-name="Text_20_body">
      <style:paragraph-properties fo:text-align="start" style:justify-single-word="false"/>
      <style:text-properties fo:font-style="normal" officeooo:rsid="000d1969" officeooo:paragraph-rsid="000d1969" style:font-style-asian="normal" style:font-style-complex="normal"/>
    </style:style>
    <style:style style:name="P51" style:family="paragraph" style:parent-style-name="Text_20_body">
      <style:paragraph-properties fo:text-align="start" style:justify-single-word="false"/>
      <style:text-properties fo:font-style="normal" officeooo:rsid="000d9e72" officeooo:paragraph-rsid="000d9e72" style:font-style-asian="normal" style:font-style-complex="normal"/>
    </style:style>
    <style:style style:name="P52" style:family="paragraph" style:parent-style-name="Text_20_body">
      <style:paragraph-properties fo:text-align="start" style:justify-single-word="false"/>
      <style:text-properties fo:font-style="normal" officeooo:rsid="000fdadf" officeooo:paragraph-rsid="000d9e72" style:font-style-asian="normal" style:font-style-complex="normal"/>
    </style:style>
    <style:style style:name="P53" style:family="paragraph" style:parent-style-name="Text_20_body">
      <style:paragraph-properties fo:text-align="start" style:justify-single-word="false"/>
      <style:text-properties fo:font-style="normal" officeooo:rsid="000fdadf" officeooo:paragraph-rsid="000fdadf" style:font-style-asian="normal" style:font-style-complex="normal"/>
    </style:style>
    <style:style style:name="P54" style:family="paragraph" style:parent-style-name="Text_20_body">
      <style:paragraph-properties fo:text-align="start" style:justify-single-word="false"/>
      <style:text-properties fo:font-style="normal" officeooo:rsid="0010c21f" officeooo:paragraph-rsid="0010c21f" style:font-style-asian="normal" style:font-style-complex="normal"/>
    </style:style>
    <style:style style:name="P55" style:family="paragraph" style:parent-style-name="Text_20_body">
      <style:paragraph-properties fo:text-align="start" style:justify-single-word="false"/>
      <style:text-properties fo:font-style="normal" officeooo:rsid="0011a664" officeooo:paragraph-rsid="0010c21f" style:font-style-asian="normal" style:font-style-complex="normal"/>
    </style:style>
    <style:style style:name="P56" style:family="paragraph" style:parent-style-name="Text_20_body">
      <style:paragraph-properties fo:text-align="start" style:justify-single-word="false"/>
      <style:text-properties fo:font-style="normal" officeooo:rsid="003dcbdb" officeooo:paragraph-rsid="003dcbdb" style:font-style-asian="normal" style:font-style-complex="normal"/>
    </style:style>
    <style:style style:name="P57" style:family="paragraph" style:parent-style-name="Text_20_body">
      <style:paragraph-properties fo:text-align="start" style:justify-single-word="false"/>
      <style:text-properties fo:font-style="normal" officeooo:rsid="003e0c77" officeooo:paragraph-rsid="003e0c77" style:font-style-asian="normal" style:font-style-complex="normal"/>
    </style:style>
    <style:style style:name="P58" style:family="paragraph" style:parent-style-name="Text_20_body">
      <style:paragraph-properties fo:text-align="start" style:justify-single-word="false"/>
      <style:text-properties fo:font-style="normal" officeooo:rsid="004229f3" officeooo:paragraph-rsid="004229f3" style:font-style-asian="normal" style:font-style-complex="normal"/>
    </style:style>
    <style:style style:name="P59" style:family="paragraph" style:parent-style-name="Text_20_body">
      <style:paragraph-properties fo:text-align="start" style:justify-single-word="false"/>
      <style:text-properties fo:font-style="normal" officeooo:rsid="008d3c0b" officeooo:paragraph-rsid="008d3c0b" style:font-style-asian="normal" style:font-style-complex="normal"/>
    </style:style>
    <style:style style:name="P60" style:family="paragraph" style:parent-style-name="Text_20_body">
      <style:paragraph-properties fo:text-align="start" style:justify-single-word="false"/>
      <style:text-properties fo:font-style="normal" officeooo:rsid="008dd035" officeooo:paragraph-rsid="008dd035" style:font-style-asian="normal" style:font-style-complex="normal"/>
    </style:style>
    <style:style style:name="P61" style:family="paragraph" style:parent-style-name="Text_20_body">
      <style:paragraph-properties fo:text-align="start" style:justify-single-word="false"/>
      <style:text-properties fo:font-style="normal" officeooo:rsid="013ff096" officeooo:paragraph-rsid="013ff096" style:font-style-asian="normal" style:font-style-complex="normal"/>
    </style:style>
    <style:style style:name="P62" style:family="paragraph" style:parent-style-name="Text_20_body">
      <style:paragraph-properties fo:text-align="start" style:justify-single-word="false"/>
      <style:text-properties fo:font-style="normal" officeooo:rsid="0140aa40" officeooo:paragraph-rsid="0140aa40" style:font-style-asian="normal" style:font-style-complex="normal"/>
    </style:style>
    <style:style style:name="P63" style:family="paragraph" style:parent-style-name="Text_20_body">
      <style:paragraph-properties fo:text-align="start" style:justify-single-word="false"/>
      <style:text-properties fo:font-style="normal" officeooo:rsid="01e2c254" officeooo:paragraph-rsid="01e2c254" style:font-style-asian="normal" style:font-style-complex="normal"/>
    </style:style>
    <style:style style:name="P64" style:family="paragraph" style:parent-style-name="Text_20_body">
      <style:paragraph-properties fo:text-align="start" style:justify-single-word="false"/>
      <style:text-properties fo:font-style="normal" officeooo:rsid="01e4592c" officeooo:paragraph-rsid="01e4592c" style:font-style-asian="normal" style:font-style-complex="normal"/>
    </style:style>
    <style:style style:name="P65" style:family="paragraph" style:parent-style-name="Text_20_body">
      <style:paragraph-properties fo:text-align="start" style:justify-single-word="false"/>
      <style:text-properties fo:font-style="normal" officeooo:rsid="01ea0b4b" officeooo:paragraph-rsid="01ea0b4b" style:font-style-asian="normal" style:font-style-complex="normal"/>
    </style:style>
    <style:style style:name="P66" style:family="paragraph" style:parent-style-name="Text_20_body">
      <style:paragraph-properties fo:text-align="start" style:justify-single-word="false"/>
      <style:text-properties fo:font-style="normal" officeooo:rsid="01ea8fc8" officeooo:paragraph-rsid="01ea8fc8" style:font-style-asian="normal" style:font-style-complex="normal"/>
    </style:style>
    <style:style style:name="P67" style:family="paragraph" style:parent-style-name="Text_20_body">
      <style:paragraph-properties fo:text-align="start" style:justify-single-word="false"/>
      <style:text-properties fo:font-style="normal" officeooo:rsid="01efd177" officeooo:paragraph-rsid="01efd177" style:font-style-asian="normal" style:font-style-complex="normal"/>
    </style:style>
    <style:style style:name="P68" style:family="paragraph" style:parent-style-name="Text_20_body">
      <style:paragraph-properties fo:text-align="start" style:justify-single-word="false"/>
      <style:text-properties fo:font-style="normal" officeooo:rsid="01f174f1" officeooo:paragraph-rsid="01f174f1" style:font-style-asian="normal" style:font-style-complex="normal"/>
    </style:style>
    <style:style style:name="P69" style:family="paragraph" style:parent-style-name="Text_20_body">
      <style:paragraph-properties fo:text-align="start" style:justify-single-word="false"/>
      <style:text-properties fo:font-style="normal" officeooo:rsid="020115e5" officeooo:paragraph-rsid="020115e5" style:font-style-asian="normal" style:font-style-complex="normal"/>
    </style:style>
    <style:style style:name="P70" style:family="paragraph" style:parent-style-name="Text_20_body">
      <style:paragraph-properties fo:text-align="start" style:justify-single-word="false"/>
      <style:text-properties fo:font-style="normal" officeooo:rsid="021a33f7" officeooo:paragraph-rsid="021a33f7" style:font-style-asian="normal" style:font-style-complex="normal"/>
    </style:style>
    <style:style style:name="P71" style:family="paragraph" style:parent-style-name="Text_20_body">
      <style:paragraph-properties fo:text-align="start" style:justify-single-word="false"/>
      <style:text-properties fo:font-style="normal" officeooo:rsid="021bf0ab" officeooo:paragraph-rsid="021bf0ab" style:font-style-asian="normal" style:font-style-complex="normal"/>
    </style:style>
    <style:style style:name="P72" style:family="paragraph" style:parent-style-name="Text_20_body">
      <style:paragraph-properties fo:text-align="start" style:justify-single-word="false"/>
      <style:text-properties fo:font-style="normal" officeooo:rsid="021d7af9" officeooo:paragraph-rsid="021d7af9" style:font-style-asian="normal" style:font-style-complex="normal"/>
    </style:style>
    <style:style style:name="P73" style:family="paragraph" style:parent-style-name="Text_20_body">
      <style:paragraph-properties fo:text-align="start" style:justify-single-word="false"/>
      <style:text-properties fo:font-style="normal" officeooo:rsid="021ec167" officeooo:paragraph-rsid="021ec167" style:font-style-asian="normal" style:font-style-complex="normal"/>
    </style:style>
    <style:style style:name="P74" style:family="paragraph" style:parent-style-name="Text_20_body">
      <style:paragraph-properties fo:text-align="start" style:justify-single-word="false"/>
      <style:text-properties fo:font-style="normal" officeooo:rsid="022487c4" officeooo:paragraph-rsid="022487c4" style:font-style-asian="normal" style:font-style-complex="normal"/>
    </style:style>
    <style:style style:name="P75" style:family="paragraph" style:parent-style-name="Text_20_body">
      <style:paragraph-properties fo:text-align="start" style:justify-single-word="false"/>
      <style:text-properties fo:font-style="normal" officeooo:rsid="02305863" officeooo:paragraph-rsid="02305863" style:font-style-asian="normal" style:font-style-complex="normal"/>
    </style:style>
    <style:style style:name="P76" style:family="paragraph" style:parent-style-name="Text_20_body">
      <style:paragraph-properties fo:text-align="start" style:justify-single-word="false"/>
      <style:text-properties fo:font-style="normal" officeooo:rsid="0233fe1d" officeooo:paragraph-rsid="0233fe1d" style:font-style-asian="normal" style:font-style-complex="normal"/>
    </style:style>
    <style:style style:name="P77" style:family="paragraph" style:parent-style-name="Text_20_body">
      <style:paragraph-properties fo:text-align="start" style:justify-single-word="false"/>
      <style:text-properties fo:font-style="normal" officeooo:rsid="023560a0" officeooo:paragraph-rsid="023560a0" style:font-style-asian="normal" style:font-style-complex="normal"/>
    </style:style>
    <style:style style:name="P78" style:family="paragraph" style:parent-style-name="Text_20_body">
      <style:paragraph-properties fo:text-align="start" style:justify-single-word="false"/>
      <style:text-properties fo:font-style="normal" officeooo:rsid="0245a52c" officeooo:paragraph-rsid="0245a52c" style:font-style-asian="normal" style:font-style-complex="normal"/>
    </style:style>
    <style:style style:name="P79" style:family="paragraph" style:parent-style-name="Text_20_body">
      <style:paragraph-properties fo:text-align="start" style:justify-single-word="false"/>
      <style:text-properties fo:font-style="normal" officeooo:rsid="02460961" officeooo:paragraph-rsid="02460961" style:font-style-asian="normal" style:font-style-complex="normal"/>
    </style:style>
    <style:style style:name="P80" style:family="paragraph" style:parent-style-name="Text_20_body">
      <style:paragraph-properties fo:text-align="start" style:justify-single-word="false"/>
      <style:text-properties fo:font-style="normal" officeooo:rsid="024cb305" officeooo:paragraph-rsid="024cb305" style:font-style-asian="normal" style:font-style-complex="normal"/>
    </style:style>
    <style:style style:name="P81" style:family="paragraph" style:parent-style-name="Text_20_body">
      <style:paragraph-properties fo:text-align="start" style:justify-single-word="false"/>
      <style:text-properties fo:font-style="normal" officeooo:rsid="024ddfcf" officeooo:paragraph-rsid="024ddfcf" style:font-style-asian="normal" style:font-style-complex="normal"/>
    </style:style>
    <style:style style:name="P82" style:family="paragraph" style:parent-style-name="Text_20_body">
      <style:paragraph-properties fo:text-align="start" style:justify-single-word="false"/>
      <style:text-properties fo:font-style="normal" officeooo:rsid="024f2a51" officeooo:paragraph-rsid="024f2a51" style:font-style-asian="normal" style:font-style-complex="normal"/>
    </style:style>
    <style:style style:name="P83" style:family="paragraph" style:parent-style-name="Text_20_body">
      <style:paragraph-properties fo:text-align="start" style:justify-single-word="false"/>
      <style:text-properties fo:font-style="normal" officeooo:rsid="02508d08" officeooo:paragraph-rsid="02508d08" style:font-style-asian="normal" style:font-style-complex="normal"/>
    </style:style>
    <style:style style:name="P84" style:family="paragraph" style:parent-style-name="Text_20_body">
      <style:paragraph-properties fo:text-align="start" style:justify-single-word="false"/>
      <style:text-properties fo:font-style="normal" officeooo:rsid="025212c7" officeooo:paragraph-rsid="025212c7" style:font-style-asian="normal" style:font-style-complex="normal"/>
    </style:style>
    <style:style style:name="P85" style:family="paragraph" style:parent-style-name="Text_20_body">
      <style:paragraph-properties fo:text-align="start" style:justify-single-word="false"/>
      <style:text-properties fo:font-style="normal" officeooo:rsid="02554974" officeooo:paragraph-rsid="02554974" style:font-style-asian="normal" style:font-style-complex="normal"/>
    </style:style>
    <style:style style:name="P86" style:family="paragraph" style:parent-style-name="Text_20_body">
      <style:paragraph-properties fo:text-align="start" style:justify-single-word="false"/>
      <style:text-properties fo:font-style="normal" officeooo:rsid="0257e7a3" officeooo:paragraph-rsid="0257e7a3" style:font-style-asian="normal" style:font-style-complex="normal"/>
    </style:style>
    <style:style style:name="P87" style:family="paragraph" style:parent-style-name="Text_20_body">
      <style:paragraph-properties fo:text-align="start" style:justify-single-word="false"/>
      <style:text-properties fo:font-style="normal" officeooo:rsid="025aa33a" officeooo:paragraph-rsid="025aa33a" style:font-style-asian="normal" style:font-style-complex="normal"/>
    </style:style>
    <style:style style:name="P88" style:family="paragraph" style:parent-style-name="Text_20_body">
      <style:paragraph-properties fo:text-align="start" style:justify-single-word="false"/>
      <style:text-properties fo:font-style="normal" officeooo:rsid="025bf47b" officeooo:paragraph-rsid="025bf47b" style:font-style-asian="normal" style:font-style-complex="normal"/>
    </style:style>
    <style:style style:name="P89" style:family="paragraph" style:parent-style-name="Text_20_body">
      <style:paragraph-properties fo:text-align="start" style:justify-single-word="false"/>
      <style:text-properties fo:font-style="normal" officeooo:rsid="025d61fb" officeooo:paragraph-rsid="025d61fb" style:font-style-asian="normal" style:font-style-complex="normal"/>
    </style:style>
    <style:style style:name="P90" style:family="paragraph" style:parent-style-name="Text_20_body">
      <style:paragraph-properties fo:text-align="start" style:justify-single-word="false"/>
      <style:text-properties fo:font-style="normal" officeooo:rsid="025efa10" officeooo:paragraph-rsid="025efa10" style:font-style-asian="normal" style:font-style-complex="normal"/>
    </style:style>
    <style:style style:name="P91" style:family="paragraph" style:parent-style-name="Text_20_body">
      <style:paragraph-properties fo:text-align="start" style:justify-single-word="false"/>
      <style:text-properties fo:font-style="normal" officeooo:rsid="02609391" officeooo:paragraph-rsid="02609391" style:font-style-asian="normal" style:font-style-complex="normal"/>
    </style:style>
    <style:style style:name="P92" style:family="paragraph" style:parent-style-name="Text_20_body">
      <style:paragraph-properties fo:text-align="start" style:justify-single-word="false"/>
      <style:text-properties fo:font-style="normal" officeooo:rsid="0262f66c" officeooo:paragraph-rsid="0262f66c" style:font-style-asian="normal" style:font-style-complex="normal"/>
    </style:style>
    <style:style style:name="P93" style:family="paragraph" style:parent-style-name="Text_20_body">
      <style:paragraph-properties fo:text-align="start" style:justify-single-word="false"/>
      <style:text-properties fo:font-style="normal" officeooo:rsid="0266aa2b" officeooo:paragraph-rsid="0266aa2b" style:font-style-asian="normal" style:font-style-complex="normal"/>
    </style:style>
    <style:style style:name="P94" style:family="paragraph" style:parent-style-name="Text_20_body">
      <style:paragraph-properties fo:text-align="start" style:justify-single-word="false"/>
      <style:text-properties fo:font-style="normal" officeooo:rsid="0267ad47" officeooo:paragraph-rsid="0267ad47" style:font-style-asian="normal" style:font-style-complex="normal"/>
    </style:style>
    <style:style style:name="P95" style:family="paragraph" style:parent-style-name="Text_20_body">
      <style:paragraph-properties fo:text-align="start" style:justify-single-word="false"/>
      <style:text-properties fo:font-style="normal" officeooo:rsid="026f1f7f" officeooo:paragraph-rsid="026f1f7f" style:font-style-asian="normal" style:font-style-complex="normal"/>
    </style:style>
    <style:style style:name="P96" style:family="paragraph" style:parent-style-name="Text_20_body">
      <style:paragraph-properties fo:text-align="start" style:justify-single-word="false"/>
      <style:text-properties fo:font-style="normal" officeooo:rsid="027069c6" officeooo:paragraph-rsid="027069c6" style:font-style-asian="normal" style:font-style-complex="normal"/>
    </style:style>
    <style:style style:name="P97" style:family="paragraph" style:parent-style-name="Text_20_body">
      <style:paragraph-properties fo:text-align="start" style:justify-single-word="false"/>
      <style:text-properties fo:font-style="normal" officeooo:rsid="02737465" officeooo:paragraph-rsid="02737465" style:font-style-asian="normal" style:font-style-complex="normal"/>
    </style:style>
    <style:style style:name="P98" style:family="paragraph" style:parent-style-name="Text_20_body">
      <style:paragraph-properties fo:text-align="start" style:justify-single-word="false"/>
      <style:text-properties fo:font-style="normal" officeooo:rsid="0274da8f" officeooo:paragraph-rsid="0274da8f" style:font-style-asian="normal" style:font-style-complex="normal"/>
    </style:style>
    <style:style style:name="P99" style:family="paragraph" style:parent-style-name="Text_20_body">
      <style:paragraph-properties fo:text-align="start" style:justify-single-word="false"/>
      <style:text-properties fo:font-style="normal" officeooo:rsid="0275dc33" officeooo:paragraph-rsid="0275dc33" style:font-style-asian="normal" style:font-style-complex="normal"/>
    </style:style>
    <style:style style:name="P100" style:family="paragraph" style:parent-style-name="Text_20_body">
      <style:paragraph-properties fo:text-align="start" style:justify-single-word="false"/>
      <style:text-properties fo:font-style="normal" officeooo:rsid="0278f917" officeooo:paragraph-rsid="0278f917" style:font-style-asian="normal" style:font-style-complex="normal"/>
    </style:style>
    <style:style style:name="P101" style:family="paragraph" style:parent-style-name="Text_20_body">
      <style:paragraph-properties fo:text-align="start" style:justify-single-word="false"/>
      <style:text-properties fo:font-style="normal" officeooo:rsid="02793c6b" officeooo:paragraph-rsid="02793c6b" style:font-style-asian="normal" style:font-style-complex="normal"/>
    </style:style>
    <style:style style:name="P102" style:family="paragraph" style:parent-style-name="Text_20_body">
      <style:paragraph-properties fo:text-align="start" style:justify-single-word="false"/>
      <style:text-properties fo:font-style="normal" officeooo:rsid="027e752b" officeooo:paragraph-rsid="027e752b" style:font-style-asian="normal" style:font-style-complex="normal"/>
    </style:style>
    <style:style style:name="P103" style:family="paragraph" style:parent-style-name="Text_20_body">
      <style:paragraph-properties fo:text-align="start" style:justify-single-word="false"/>
      <style:text-properties fo:font-style="normal" officeooo:rsid="028276c8" officeooo:paragraph-rsid="028276c8" style:font-style-asian="normal" style:font-style-complex="normal"/>
    </style:style>
    <style:style style:name="P104" style:family="paragraph" style:parent-style-name="Text_20_body">
      <style:paragraph-properties fo:text-align="start" style:justify-single-word="false"/>
      <style:text-properties fo:font-style="normal" officeooo:rsid="0283f54b" officeooo:paragraph-rsid="0283f54b" style:font-style-asian="normal" style:font-style-complex="normal"/>
    </style:style>
    <style:style style:name="P105" style:family="paragraph" style:parent-style-name="Text_20_body">
      <style:paragraph-properties fo:text-align="start" style:justify-single-word="false"/>
      <style:text-properties fo:font-style="normal" officeooo:rsid="028db46e" officeooo:paragraph-rsid="028db46e" style:font-style-asian="normal" style:font-style-complex="normal"/>
    </style:style>
    <style:style style:name="P106" style:family="paragraph" style:parent-style-name="Text_20_body">
      <style:paragraph-properties fo:text-align="start" style:justify-single-word="false"/>
      <style:text-properties fo:font-style="normal" officeooo:rsid="03065f3f" officeooo:paragraph-rsid="03065f3f" style:font-style-asian="normal" style:font-style-complex="normal"/>
    </style:style>
    <style:style style:name="P107" style:family="paragraph" style:parent-style-name="Text_20_body">
      <style:paragraph-properties fo:text-align="start" style:justify-single-word="false"/>
      <style:text-properties fo:font-style="normal" officeooo:rsid="03094552" officeooo:paragraph-rsid="03094552" style:font-style-asian="normal" style:font-style-complex="normal"/>
    </style:style>
    <style:style style:name="P108" style:family="paragraph" style:parent-style-name="Text_20_body">
      <style:paragraph-properties fo:text-align="start" style:justify-single-word="false"/>
      <style:text-properties fo:font-style="normal" officeooo:rsid="0324e004" officeooo:paragraph-rsid="0324e004" style:font-style-asian="normal" style:font-style-complex="normal"/>
    </style:style>
    <style:style style:name="P109" style:family="paragraph" style:parent-style-name="Text_20_body">
      <style:paragraph-properties fo:text-align="start" style:justify-single-word="false"/>
      <style:text-properties fo:font-style="normal" officeooo:rsid="032694b1" officeooo:paragraph-rsid="032694b1" style:font-style-asian="normal" style:font-style-complex="normal"/>
    </style:style>
    <style:style style:name="P110" style:family="paragraph" style:parent-style-name="Text_20_body">
      <style:paragraph-properties fo:text-align="start" style:justify-single-word="false"/>
      <style:text-properties fo:font-style="normal" officeooo:rsid="03278988" officeooo:paragraph-rsid="03278988" style:font-style-asian="normal" style:font-style-complex="normal"/>
    </style:style>
    <style:style style:name="P111" style:family="paragraph" style:parent-style-name="Text_20_body">
      <style:paragraph-properties fo:text-align="start" style:justify-single-word="false"/>
      <style:text-properties fo:font-style="normal" officeooo:rsid="0328da60" officeooo:paragraph-rsid="0328da60" style:font-style-asian="normal" style:font-style-complex="normal"/>
    </style:style>
    <style:style style:name="P112" style:family="paragraph" style:parent-style-name="Text_20_body">
      <style:paragraph-properties fo:text-align="start" style:justify-single-word="false"/>
      <style:text-properties fo:font-style="normal" officeooo:rsid="038a59ba" officeooo:paragraph-rsid="038a59ba" style:font-style-asian="normal" style:font-style-complex="normal"/>
    </style:style>
    <style:style style:name="P113" style:family="paragraph" style:parent-style-name="Text_20_body">
      <style:paragraph-properties fo:text-align="start" style:justify-single-word="false"/>
      <style:text-properties fo:font-style="normal" officeooo:rsid="038f3421" officeooo:paragraph-rsid="038f3421" style:font-style-asian="normal" style:font-style-complex="normal"/>
    </style:style>
    <style:style style:name="P114" style:family="paragraph" style:parent-style-name="Text_20_body">
      <style:paragraph-properties fo:text-align="start" style:justify-single-word="false"/>
      <style:text-properties fo:font-style="normal" officeooo:rsid="03961963" officeooo:paragraph-rsid="03961963" style:font-style-asian="normal" style:font-style-complex="normal"/>
    </style:style>
    <style:style style:name="P115" style:family="paragraph" style:parent-style-name="Text_20_body">
      <style:paragraph-properties fo:text-align="start" style:justify-single-word="false"/>
      <style:text-properties fo:font-style="normal" officeooo:rsid="03f75c37" officeooo:paragraph-rsid="03f4fe27" style:font-style-asian="normal" style:font-style-complex="normal"/>
    </style:style>
    <style:style style:name="P116" style:family="paragraph" style:parent-style-name="Text_20_body">
      <style:paragraph-properties fo:text-align="start" style:justify-single-word="false"/>
      <style:text-properties fo:font-style="normal" officeooo:rsid="0477ff87" officeooo:paragraph-rsid="0477ff87" style:font-style-asian="normal" style:font-style-complex="normal"/>
    </style:style>
    <style:style style:name="P117" style:family="paragraph" style:parent-style-name="Text_20_body">
      <style:paragraph-properties fo:text-align="start" style:justify-single-word="false"/>
      <style:text-properties fo:font-style="normal" officeooo:rsid="047a610b" officeooo:paragraph-rsid="047a610b" style:font-style-asian="normal" style:font-style-complex="normal"/>
    </style:style>
    <style:style style:name="P118" style:family="paragraph" style:parent-style-name="Text_20_body">
      <style:paragraph-properties fo:text-align="start" style:justify-single-word="false"/>
      <style:text-properties fo:font-style="normal" officeooo:rsid="047a8827" officeooo:paragraph-rsid="047a8827" style:font-style-asian="normal" style:font-style-complex="normal"/>
    </style:style>
    <style:style style:name="P119" style:family="paragraph" style:parent-style-name="Text_20_body">
      <style:paragraph-properties fo:text-align="start" style:justify-single-word="false"/>
      <style:text-properties fo:font-style="normal" officeooo:rsid="047e65ad" officeooo:paragraph-rsid="047e65ad" style:font-style-asian="normal" style:font-style-complex="normal"/>
    </style:style>
    <style:style style:name="P120" style:family="paragraph" style:parent-style-name="Text_20_body">
      <style:paragraph-properties fo:text-align="start" style:justify-single-word="false"/>
      <style:text-properties fo:font-style="normal" officeooo:rsid="047f98dd" officeooo:paragraph-rsid="047f98dd" style:font-style-asian="normal" style:font-style-complex="normal"/>
    </style:style>
    <style:style style:name="P121" style:family="paragraph" style:parent-style-name="Text_20_body">
      <style:paragraph-properties fo:text-align="start" style:justify-single-word="false"/>
      <style:text-properties fo:font-style="normal" officeooo:rsid="047ff0f1" officeooo:paragraph-rsid="047ff0f1" style:font-style-asian="normal" style:font-style-complex="normal"/>
    </style:style>
    <style:style style:name="P122" style:family="paragraph" style:parent-style-name="Text_20_body">
      <style:paragraph-properties fo:text-align="start" style:justify-single-word="false"/>
      <style:text-properties fo:font-style="normal" officeooo:rsid="0485cdcb" officeooo:paragraph-rsid="0485cdcb" style:font-style-asian="normal" style:font-style-complex="normal"/>
    </style:style>
    <style:style style:name="P123" style:family="paragraph" style:parent-style-name="Text_20_body">
      <style:paragraph-properties fo:text-align="start" style:justify-single-word="false"/>
      <style:text-properties fo:font-style="normal" officeooo:rsid="04f0ef31" officeooo:paragraph-rsid="04f0ef31" style:font-style-asian="normal" style:font-style-complex="normal"/>
    </style:style>
    <style:style style:name="P124" style:family="paragraph" style:parent-style-name="Text_20_body">
      <style:paragraph-properties fo:text-align="start" style:justify-single-word="false"/>
      <style:text-properties fo:font-style="normal" officeooo:rsid="04f2daa5" officeooo:paragraph-rsid="04f2daa5" style:font-style-asian="normal" style:font-style-complex="normal"/>
    </style:style>
    <style:style style:name="P125" style:family="paragraph" style:parent-style-name="Text_20_body">
      <style:paragraph-properties fo:text-align="start" style:justify-single-word="false"/>
      <style:text-properties fo:font-style="normal" officeooo:rsid="04f4ad74" officeooo:paragraph-rsid="04f4ad74" style:font-style-asian="normal" style:font-style-complex="normal"/>
    </style:style>
    <style:style style:name="P126" style:family="paragraph" style:parent-style-name="Text_20_body">
      <style:paragraph-properties fo:text-align="start" style:justify-single-word="false"/>
      <style:text-properties fo:font-style="normal" officeooo:rsid="04f7ebc9" officeooo:paragraph-rsid="04f7ebc9" style:font-style-asian="normal" style:font-style-complex="normal"/>
    </style:style>
    <style:style style:name="P127" style:family="paragraph" style:parent-style-name="Text_20_body">
      <style:paragraph-properties fo:text-align="start" style:justify-single-word="false"/>
      <style:text-properties fo:font-style="normal" officeooo:rsid="04fa9af3" officeooo:paragraph-rsid="04fa9af3" style:font-style-asian="normal" style:font-style-complex="normal"/>
    </style:style>
    <style:style style:name="P128" style:family="paragraph" style:parent-style-name="Text_20_body">
      <style:paragraph-properties fo:text-align="start" style:justify-single-word="false"/>
      <style:text-properties fo:font-style="normal" officeooo:rsid="04fae23c" officeooo:paragraph-rsid="04fae23c" style:font-style-asian="normal" style:font-style-complex="normal"/>
    </style:style>
    <style:style style:name="P129" style:family="paragraph" style:parent-style-name="Text_20_body">
      <style:paragraph-properties fo:text-align="start" style:justify-single-word="false"/>
      <style:text-properties fo:font-style="normal" officeooo:rsid="04fe269b" officeooo:paragraph-rsid="04fe269b" style:font-style-asian="normal" style:font-style-complex="normal"/>
    </style:style>
    <style:style style:name="P130" style:family="paragraph" style:parent-style-name="Text_20_body">
      <style:paragraph-properties fo:text-align="start" style:justify-single-word="false"/>
      <style:text-properties fo:font-style="normal" officeooo:rsid="07528035" officeooo:paragraph-rsid="07528035" style:font-style-asian="normal" style:font-style-complex="normal"/>
    </style:style>
    <style:style style:name="P131" style:family="paragraph" style:parent-style-name="Text_20_body">
      <style:paragraph-properties fo:text-align="start" style:justify-single-word="false"/>
      <style:text-properties fo:font-style="normal" fo:font-weight="normal" officeooo:rsid="063c9573" officeooo:paragraph-rsid="06bc96b4" style:font-style-asian="normal" style:font-weight-asian="normal" style:font-style-complex="normal" style:font-weight-complex="normal"/>
    </style:style>
    <style:style style:name="P132" style:family="paragraph" style:parent-style-name="Text_20_body">
      <style:paragraph-properties fo:text-align="start" style:justify-single-word="false"/>
      <style:text-properties fo:font-style="normal" fo:font-weight="normal" officeooo:rsid="06e41f17" officeooo:paragraph-rsid="06e41f17" style:font-style-asian="normal" style:font-weight-asian="normal" style:font-style-complex="normal" style:font-weight-complex="normal"/>
    </style:style>
    <style:style style:name="P133" style:family="paragraph" style:parent-style-name="Text_20_body">
      <style:paragraph-properties fo:text-align="start" style:justify-single-word="false"/>
      <style:text-properties fo:font-style="normal" fo:font-weight="normal" officeooo:rsid="06e6fd4e" officeooo:paragraph-rsid="06e41f17" style:font-style-asian="normal" style:font-weight-asian="normal" style:font-style-complex="normal" style:font-weight-complex="normal"/>
    </style:style>
    <style:style style:name="P134" style:family="paragraph" style:parent-style-name="Text_20_body">
      <style:paragraph-properties fo:text-align="center" style:justify-single-word="false"/>
      <style:text-properties fo:font-size="96pt" fo:font-style="normal" officeooo:rsid="0008703f" officeooo:paragraph-rsid="0008703f" style:font-size-asian="84pt" style:font-style-asian="normal" style:font-size-complex="96pt" style:font-style-complex="normal"/>
    </style:style>
    <style:style style:name="P135" style:family="paragraph" style:parent-style-name="Text_20_body">
      <style:paragraph-properties fo:text-align="center" style:justify-single-word="false"/>
      <style:text-properties fo:font-size="96pt" fo:font-style="normal" officeooo:rsid="0008703f" officeooo:paragraph-rsid="00092fee" style:font-size-asian="84pt" style:font-style-asian="normal" style:font-size-complex="96pt" style:font-style-complex="normal"/>
    </style:style>
    <style:style style:name="P136" style:family="paragraph" style:parent-style-name="Text_20_body">
      <style:paragraph-properties fo:text-align="center" style:justify-single-word="false"/>
      <style:text-properties fo:font-size="96pt" fo:font-style="normal" officeooo:rsid="0011a664" officeooo:paragraph-rsid="0011a664" style:font-size-asian="96pt" style:font-style-asian="normal" style:font-size-complex="96pt" style:font-style-complex="normal"/>
    </style:style>
    <style:style style:name="P137" style:family="paragraph" style:parent-style-name="Text_20_body">
      <style:paragraph-properties fo:text-align="center" style:justify-single-word="false"/>
      <style:text-properties fo:font-size="96pt" officeooo:rsid="00147fbc" officeooo:paragraph-rsid="00147fbc" style:font-size-asian="84pt" style:font-size-complex="96pt"/>
    </style:style>
    <style:style style:name="P138" style:family="paragraph" style:parent-style-name="Text_20_body">
      <style:paragraph-properties fo:text-align="start" style:justify-single-word="false"/>
      <style:text-properties officeooo:rsid="000d1969" officeooo:paragraph-rsid="000d1969"/>
    </style:style>
    <style:style style:name="P139" style:family="paragraph" style:parent-style-name="Text_20_body">
      <style:paragraph-properties fo:text-align="start" style:justify-single-word="false"/>
      <style:text-properties officeooo:rsid="000d9e72" officeooo:paragraph-rsid="000d9e72"/>
    </style:style>
    <style:style style:name="P140" style:family="paragraph" style:parent-style-name="Text_20_body">
      <style:paragraph-properties fo:text-align="start" style:justify-single-word="false"/>
      <style:text-properties officeooo:paragraph-rsid="0010c21f"/>
    </style:style>
    <style:style style:name="P141" style:family="paragraph" style:parent-style-name="Text_20_body">
      <style:paragraph-properties fo:text-align="start" style:justify-single-word="false"/>
      <style:text-properties officeooo:paragraph-rsid="00213b23"/>
    </style:style>
    <style:style style:name="P142" style:family="paragraph" style:parent-style-name="Text_20_body">
      <style:paragraph-properties fo:text-align="start" style:justify-single-word="false"/>
      <style:text-properties officeooo:paragraph-rsid="0108f757"/>
    </style:style>
    <style:style style:name="P143" style:family="paragraph" style:parent-style-name="Text_20_body">
      <style:paragraph-properties fo:text-align="start" style:justify-single-word="false"/>
      <style:text-properties officeooo:paragraph-rsid="01bd26ad"/>
    </style:style>
    <style:style style:name="P144" style:family="paragraph" style:parent-style-name="Text_20_body">
      <style:paragraph-properties fo:text-align="start" style:justify-single-word="false"/>
      <style:text-properties officeooo:paragraph-rsid="037f69bf"/>
    </style:style>
    <style:style style:name="P145" style:family="paragraph" style:parent-style-name="Text_20_body">
      <style:paragraph-properties fo:text-align="start" style:justify-single-word="false"/>
      <style:text-properties officeooo:paragraph-rsid="051ca83b"/>
    </style:style>
    <style:style style:name="P146" style:family="paragraph" style:parent-style-name="Text_20_body">
      <style:paragraph-properties fo:text-align="start" style:justify-single-word="false"/>
      <style:text-properties officeooo:paragraph-rsid="0020e32e"/>
    </style:style>
    <style:style style:name="P147" style:family="paragraph" style:parent-style-name="Text_20_body">
      <style:paragraph-properties fo:text-align="start" style:justify-single-word="false"/>
      <style:text-properties officeooo:paragraph-rsid="063e42eb"/>
    </style:style>
    <style:style style:name="P148" style:family="paragraph" style:parent-style-name="Text_20_body">
      <style:paragraph-properties fo:text-align="start" style:justify-single-word="false"/>
      <style:text-properties officeooo:paragraph-rsid="065f89b7"/>
    </style:style>
    <style:style style:name="P149" style:family="paragraph" style:parent-style-name="Text_20_body">
      <style:paragraph-properties fo:text-align="start" style:justify-single-word="false"/>
      <style:text-properties officeooo:paragraph-rsid="067406a8"/>
    </style:style>
    <style:style style:name="P150" style:family="paragraph" style:parent-style-name="Text_20_body">
      <style:paragraph-properties fo:text-align="start" style:justify-single-word="false"/>
      <style:text-properties officeooo:paragraph-rsid="0675846b"/>
    </style:style>
    <style:style style:name="P151" style:family="paragraph" style:parent-style-name="Text_20_body">
      <style:paragraph-properties fo:text-align="start" style:justify-single-word="false"/>
      <style:text-properties officeooo:paragraph-rsid="06801b46"/>
    </style:style>
    <style:style style:name="P152" style:family="paragraph" style:parent-style-name="Text_20_body">
      <style:paragraph-properties fo:text-align="start" style:justify-single-word="false"/>
      <style:text-properties officeooo:paragraph-rsid="06cba05c"/>
    </style:style>
    <style:style style:name="P153" style:family="paragraph" style:parent-style-name="Text_20_body">
      <style:paragraph-properties fo:text-align="start" style:justify-single-word="false"/>
      <style:text-properties officeooo:paragraph-rsid="07710881"/>
    </style:style>
    <style:style style:name="P154" style:family="paragraph" style:parent-style-name="Text_20_body">
      <style:paragraph-properties fo:text-align="start" style:justify-single-word="false"/>
      <style:text-properties officeooo:paragraph-rsid="05099f8c"/>
    </style:style>
    <style:style style:name="P155" style:family="paragraph" style:parent-style-name="Text_20_body">
      <style:paragraph-properties fo:text-align="start" style:justify-single-word="false"/>
      <style:text-properties officeooo:rsid="0011a664" officeooo:paragraph-rsid="0011a664"/>
    </style:style>
    <style:style style:name="P156" style:family="paragraph" style:parent-style-name="Text_20_body">
      <style:paragraph-properties fo:text-align="start" style:justify-single-word="false"/>
      <style:text-properties officeooo:rsid="00130fc2" officeooo:paragraph-rsid="00130fc2"/>
    </style:style>
    <style:style style:name="P157" style:family="paragraph" style:parent-style-name="Text_20_body">
      <style:paragraph-properties fo:text-align="start" style:justify-single-word="false"/>
      <style:text-properties officeooo:rsid="00147fbc" officeooo:paragraph-rsid="00147fbc"/>
    </style:style>
    <style:style style:name="P158" style:family="paragraph" style:parent-style-name="Text_20_body">
      <style:paragraph-properties fo:text-align="start" style:justify-single-word="false"/>
      <style:text-properties officeooo:rsid="0016067e" officeooo:paragraph-rsid="0016067e"/>
    </style:style>
    <style:style style:name="P159" style:family="paragraph" style:parent-style-name="Text_20_body">
      <style:paragraph-properties fo:text-align="start" style:justify-single-word="false"/>
      <style:text-properties officeooo:rsid="0017723e" officeooo:paragraph-rsid="0017723e"/>
    </style:style>
    <style:style style:name="P160" style:family="paragraph" style:parent-style-name="Text_20_body">
      <style:paragraph-properties fo:text-align="start" style:justify-single-word="false"/>
      <style:text-properties officeooo:rsid="0018ca8a" officeooo:paragraph-rsid="0018ca8a"/>
    </style:style>
    <style:style style:name="P161" style:family="paragraph" style:parent-style-name="Text_20_body">
      <style:paragraph-properties fo:text-align="start" style:justify-single-word="false"/>
      <style:text-properties officeooo:rsid="001a5088" officeooo:paragraph-rsid="001a5088"/>
    </style:style>
    <style:style style:name="P162" style:family="paragraph" style:parent-style-name="Text_20_body">
      <style:paragraph-properties fo:text-align="start" style:justify-single-word="false"/>
      <style:text-properties officeooo:rsid="001b6436" officeooo:paragraph-rsid="001b6436"/>
    </style:style>
    <style:style style:name="P163" style:family="paragraph" style:parent-style-name="Text_20_body">
      <style:paragraph-properties fo:text-align="start" style:justify-single-word="false"/>
      <style:text-properties style:text-underline-style="none" officeooo:rsid="001b6436" officeooo:paragraph-rsid="001b6436"/>
    </style:style>
    <style:style style:name="P164" style:family="paragraph" style:parent-style-name="Text_20_body">
      <style:paragraph-properties fo:text-align="start" style:justify-single-word="false"/>
      <style:text-properties style:text-underline-style="none" officeooo:rsid="001f131c" officeooo:paragraph-rsid="001f131c"/>
    </style:style>
    <style:style style:name="P165" style:family="paragraph" style:parent-style-name="Text_20_body">
      <style:paragraph-properties fo:text-align="start" style:justify-single-word="false"/>
      <style:text-properties style:text-underline-style="none" officeooo:rsid="0020d94e" officeooo:paragraph-rsid="0020d94e"/>
    </style:style>
    <style:style style:name="P166" style:family="paragraph" style:parent-style-name="Text_20_body">
      <style:paragraph-properties fo:text-align="start" style:justify-single-word="false"/>
      <style:text-properties style:text-underline-style="none" officeooo:rsid="0020e32e" officeooo:paragraph-rsid="0020e32e"/>
    </style:style>
    <style:style style:name="P167" style:family="paragraph" style:parent-style-name="Text_20_body">
      <style:paragraph-properties fo:text-align="center" style:justify-single-word="false"/>
      <style:text-properties style:text-underline-style="none" officeooo:rsid="0020e32e" officeooo:paragraph-rsid="0020e32e"/>
    </style:style>
    <style:style style:name="P168" style:family="paragraph" style:parent-style-name="Text_20_body">
      <style:paragraph-properties fo:text-align="start" style:justify-single-word="false"/>
      <style:text-properties style:text-underline-style="none" officeooo:rsid="053d51f6" officeooo:paragraph-rsid="053d51f6"/>
    </style:style>
    <style:style style:name="P169" style:family="paragraph" style:parent-style-name="Text_20_body">
      <style:paragraph-properties fo:text-align="center" style:justify-single-word="false"/>
      <style:text-properties officeooo:rsid="001b99ae" officeooo:paragraph-rsid="001f131c"/>
    </style:style>
    <style:style style:name="P170" style:family="paragraph" style:parent-style-name="Text_20_body">
      <style:paragraph-properties fo:text-align="start" style:justify-single-word="false"/>
      <style:text-properties officeooo:rsid="001b99ae" officeooo:paragraph-rsid="001b99ae"/>
    </style:style>
    <style:style style:name="P171" style:family="paragraph" style:parent-style-name="Text_20_body">
      <style:paragraph-properties fo:text-align="start" style:justify-single-word="false"/>
      <style:text-properties officeooo:rsid="001f131c" officeooo:paragraph-rsid="001f131c"/>
    </style:style>
    <style:style style:name="P172" style:family="paragraph" style:parent-style-name="Text_20_body">
      <style:paragraph-properties fo:text-align="start" style:justify-single-word="false"/>
      <style:text-properties officeooo:rsid="0020d94e" officeooo:paragraph-rsid="0020d94e"/>
    </style:style>
    <style:style style:name="P173" style:family="paragraph" style:parent-style-name="Text_20_body">
      <style:paragraph-properties fo:text-align="center" style:justify-single-word="false"/>
      <style:text-properties officeooo:rsid="00213b23" officeooo:paragraph-rsid="00213b23"/>
    </style:style>
    <style:style style:name="P174" style:family="paragraph" style:parent-style-name="Text_20_body">
      <style:paragraph-properties fo:text-align="start" style:justify-single-word="false"/>
      <style:text-properties officeooo:rsid="00213b23" officeooo:paragraph-rsid="00213b23"/>
    </style:style>
    <style:style style:name="P175" style:family="paragraph" style:parent-style-name="Text_20_body">
      <style:paragraph-properties fo:text-align="start" style:justify-single-word="false"/>
      <style:text-properties officeooo:rsid="0022b2d2" officeooo:paragraph-rsid="0022b2d2"/>
    </style:style>
    <style:style style:name="P176" style:family="paragraph" style:parent-style-name="Text_20_body">
      <style:paragraph-properties fo:text-align="center" style:justify-single-word="false"/>
      <style:text-properties officeooo:rsid="002440b9" officeooo:paragraph-rsid="002440b9"/>
    </style:style>
    <style:style style:name="P177" style:family="paragraph" style:parent-style-name="Text_20_body">
      <style:paragraph-properties fo:text-align="center" style:justify-single-word="false"/>
      <style:text-properties officeooo:rsid="00250b0b" officeooo:paragraph-rsid="00250b0b"/>
    </style:style>
    <style:style style:name="P178" style:family="paragraph" style:parent-style-name="Text_20_body">
      <style:paragraph-properties fo:text-align="center" style:justify-single-word="false"/>
      <style:text-properties officeooo:rsid="00250b0b" officeooo:paragraph-rsid="00371b07"/>
    </style:style>
    <style:style style:name="P179" style:family="paragraph" style:parent-style-name="Text_20_body">
      <style:paragraph-properties fo:text-align="start" style:justify-single-word="false"/>
      <style:text-properties officeooo:rsid="00250b0b" officeooo:paragraph-rsid="00250b0b"/>
    </style:style>
    <style:style style:name="P180" style:family="paragraph" style:parent-style-name="Text_20_body">
      <style:paragraph-properties fo:text-align="start" style:justify-single-word="false"/>
      <style:text-properties officeooo:rsid="00250b0b" officeooo:paragraph-rsid="0026e76d"/>
    </style:style>
    <style:style style:name="P181" style:family="paragraph" style:parent-style-name="Text_20_body">
      <style:paragraph-properties fo:text-align="start" style:justify-single-word="false"/>
      <style:text-properties officeooo:rsid="0026e76d" officeooo:paragraph-rsid="0026e76d"/>
    </style:style>
    <style:style style:name="P182" style:family="paragraph" style:parent-style-name="Text_20_body">
      <style:paragraph-properties fo:text-align="start" style:justify-single-word="false"/>
      <style:text-properties officeooo:rsid="002732f6" officeooo:paragraph-rsid="002732f6"/>
    </style:style>
    <style:style style:name="P183" style:family="paragraph" style:parent-style-name="Text_20_body">
      <style:paragraph-properties fo:text-align="center" style:justify-single-word="false"/>
      <style:text-properties officeooo:rsid="00285cb9" officeooo:paragraph-rsid="00285cb9"/>
    </style:style>
    <style:style style:name="P184" style:family="paragraph" style:parent-style-name="Text_20_body">
      <style:paragraph-properties fo:text-align="center" style:justify-single-word="false"/>
      <style:text-properties officeooo:rsid="002ae638" officeooo:paragraph-rsid="002ae638"/>
    </style:style>
    <style:style style:name="P185" style:family="paragraph" style:parent-style-name="Text_20_body">
      <style:paragraph-properties fo:text-align="start" style:justify-single-word="false"/>
      <style:text-properties officeooo:rsid="002c6108" officeooo:paragraph-rsid="002c6108"/>
    </style:style>
    <style:style style:name="P186" style:family="paragraph" style:parent-style-name="Text_20_body">
      <style:paragraph-properties fo:text-align="start" style:justify-single-word="false"/>
      <style:text-properties officeooo:rsid="002f0895" officeooo:paragraph-rsid="002f0895"/>
    </style:style>
    <style:style style:name="P187" style:family="paragraph" style:parent-style-name="Text_20_body">
      <style:paragraph-properties fo:text-align="start" style:justify-single-word="false"/>
      <style:text-properties officeooo:rsid="0030dbda" officeooo:paragraph-rsid="0030dbda"/>
    </style:style>
    <style:style style:name="P188" style:family="paragraph" style:parent-style-name="Text_20_body">
      <style:paragraph-properties fo:text-align="start" style:justify-single-word="false"/>
      <style:text-properties officeooo:rsid="0030dbda" officeooo:paragraph-rsid="0031f8f9"/>
    </style:style>
    <style:style style:name="P189" style:family="paragraph" style:parent-style-name="Text_20_body">
      <style:paragraph-properties fo:text-align="start" style:justify-single-word="false"/>
      <style:text-properties officeooo:rsid="0031f8f9" officeooo:paragraph-rsid="0031f8f9"/>
    </style:style>
    <style:style style:name="P190" style:family="paragraph" style:parent-style-name="Text_20_body">
      <style:paragraph-properties fo:text-align="start" style:justify-single-word="false"/>
      <style:text-properties officeooo:rsid="0032b3e7" officeooo:paragraph-rsid="00371b07"/>
    </style:style>
    <style:style style:name="P191" style:family="paragraph" style:parent-style-name="Text_20_body">
      <style:paragraph-properties fo:text-align="start" style:justify-single-word="false"/>
      <style:text-properties officeooo:rsid="00346eaf" officeooo:paragraph-rsid="00371b07"/>
    </style:style>
    <style:style style:name="P192" style:family="paragraph" style:parent-style-name="Text_20_body">
      <style:paragraph-properties fo:text-align="start" style:justify-single-word="false"/>
      <style:text-properties officeooo:rsid="00348f0b" officeooo:paragraph-rsid="00371b07"/>
    </style:style>
    <style:style style:name="P193" style:family="paragraph" style:parent-style-name="Text_20_body">
      <style:paragraph-properties fo:text-align="start" style:justify-single-word="false"/>
      <style:text-properties officeooo:rsid="0034f76e" officeooo:paragraph-rsid="00371b07"/>
    </style:style>
    <style:style style:name="P194" style:family="paragraph" style:parent-style-name="Text_20_body">
      <style:paragraph-properties fo:text-align="center" style:justify-single-word="false"/>
      <style:text-properties officeooo:rsid="003845b8" officeooo:paragraph-rsid="003845b8"/>
    </style:style>
    <style:style style:name="P195" style:family="paragraph" style:parent-style-name="Text_20_body">
      <style:paragraph-properties fo:text-align="start" style:justify-single-word="false"/>
      <style:text-properties officeooo:rsid="003845b8" officeooo:paragraph-rsid="003845b8"/>
    </style:style>
    <style:style style:name="P196" style:family="paragraph" style:parent-style-name="Text_20_body">
      <style:paragraph-properties fo:text-align="start" style:justify-single-word="false"/>
      <style:text-properties officeooo:rsid="003c141b" officeooo:paragraph-rsid="003c141b"/>
    </style:style>
    <style:style style:name="P197" style:family="paragraph" style:parent-style-name="Text_20_body">
      <style:paragraph-properties fo:text-align="start" style:justify-single-word="false"/>
      <style:text-properties officeooo:rsid="003caa5d" officeooo:paragraph-rsid="003caa5d"/>
    </style:style>
    <style:style style:name="P198" style:family="paragraph" style:parent-style-name="Text_20_body">
      <style:paragraph-properties fo:text-align="center" style:justify-single-word="false"/>
      <style:text-properties officeooo:rsid="003dcbdb" officeooo:paragraph-rsid="003dcbdb"/>
    </style:style>
    <style:style style:name="P199" style:family="paragraph" style:parent-style-name="Text_20_body">
      <style:paragraph-properties fo:text-align="start" style:justify-single-word="false"/>
      <style:text-properties officeooo:rsid="003dcbdb" officeooo:paragraph-rsid="003dcbdb"/>
    </style:style>
    <style:style style:name="P200" style:family="paragraph" style:parent-style-name="Text_20_body">
      <style:paragraph-properties fo:text-align="start" style:justify-single-word="false"/>
      <style:text-properties officeooo:rsid="003dcbdb" officeooo:paragraph-rsid="003e0c77"/>
    </style:style>
    <style:style style:name="P201" style:family="paragraph" style:parent-style-name="Text_20_body">
      <style:paragraph-properties fo:text-align="center" style:justify-single-word="false"/>
      <style:text-properties officeooo:rsid="00430fec" officeooo:paragraph-rsid="00430fec"/>
    </style:style>
    <style:style style:name="P202" style:family="paragraph" style:parent-style-name="Text_20_body">
      <style:paragraph-properties fo:text-align="start" style:justify-single-word="false"/>
      <style:text-properties officeooo:rsid="00430fec" officeooo:paragraph-rsid="00430fec"/>
    </style:style>
    <style:style style:name="P203" style:family="paragraph" style:parent-style-name="Text_20_body">
      <style:paragraph-properties fo:text-align="start" style:justify-single-word="false"/>
      <style:text-properties officeooo:rsid="00439a7a" officeooo:paragraph-rsid="00439a7a"/>
    </style:style>
    <style:style style:name="P204" style:family="paragraph" style:parent-style-name="Text_20_body">
      <style:paragraph-properties fo:text-align="start" style:justify-single-word="false"/>
      <style:text-properties officeooo:rsid="00443be1" officeooo:paragraph-rsid="00443be1"/>
    </style:style>
    <style:style style:name="P205" style:family="paragraph" style:parent-style-name="Text_20_body">
      <style:paragraph-properties fo:text-align="start" style:justify-single-word="false"/>
      <style:text-properties officeooo:rsid="00461ff5" officeooo:paragraph-rsid="00461ff5"/>
    </style:style>
    <style:style style:name="P206" style:family="paragraph" style:parent-style-name="Text_20_body">
      <style:paragraph-properties fo:text-align="start" style:justify-single-word="false"/>
      <style:text-properties officeooo:rsid="004ab7ef" officeooo:paragraph-rsid="004ab7ef"/>
    </style:style>
    <style:style style:name="P207" style:family="paragraph" style:parent-style-name="Text_20_body">
      <style:paragraph-properties fo:text-align="start" style:justify-single-word="false"/>
      <style:text-properties officeooo:rsid="004cf883" officeooo:paragraph-rsid="004cf883"/>
    </style:style>
    <style:style style:name="P208" style:family="paragraph" style:parent-style-name="Text_20_body">
      <style:paragraph-properties fo:text-align="start" style:justify-single-word="false"/>
      <style:text-properties officeooo:rsid="00501703" officeooo:paragraph-rsid="00501703"/>
    </style:style>
    <style:style style:name="P209" style:family="paragraph" style:parent-style-name="Text_20_body">
      <style:text-properties officeooo:rsid="005f7d9c" officeooo:paragraph-rsid="005f7d9c"/>
    </style:style>
    <style:style style:name="P210" style:family="paragraph" style:parent-style-name="Text_20_body">
      <style:paragraph-properties fo:text-align="start" style:justify-single-word="false"/>
      <style:text-properties officeooo:rsid="00690891" officeooo:paragraph-rsid="00690891"/>
    </style:style>
    <style:style style:name="P211" style:family="paragraph" style:parent-style-name="Text_20_body">
      <style:paragraph-properties fo:text-align="start" style:justify-single-word="false"/>
      <style:text-properties officeooo:rsid="00708f0a" officeooo:paragraph-rsid="0072d0cf"/>
    </style:style>
    <style:style style:name="P212" style:family="paragraph" style:parent-style-name="Text_20_body">
      <style:paragraph-properties fo:text-align="start" style:justify-single-word="false"/>
      <style:text-properties officeooo:rsid="006c56df" officeooo:paragraph-rsid="00690891"/>
    </style:style>
    <style:style style:name="P213" style:family="paragraph" style:parent-style-name="Text_20_body">
      <style:paragraph-properties fo:text-align="start" style:justify-single-word="false"/>
      <style:text-properties officeooo:rsid="0072d0cf" officeooo:paragraph-rsid="0072d0cf"/>
    </style:style>
    <style:style style:name="P214" style:family="paragraph" style:parent-style-name="Text_20_body">
      <style:paragraph-properties fo:text-align="center" style:justify-single-word="false"/>
      <style:text-properties officeooo:rsid="00770d4a" officeooo:paragraph-rsid="00770d4a"/>
    </style:style>
    <style:style style:name="P215" style:family="paragraph" style:parent-style-name="Text_20_body">
      <style:paragraph-properties fo:text-align="start" style:justify-single-word="false"/>
      <style:text-properties officeooo:rsid="0087f778" officeooo:paragraph-rsid="0087f778"/>
    </style:style>
    <style:style style:name="P216" style:family="paragraph" style:parent-style-name="Text_20_body">
      <style:paragraph-properties fo:text-align="start" style:justify-single-word="false"/>
      <style:text-properties officeooo:rsid="00896b2e" officeooo:paragraph-rsid="00896b2e"/>
    </style:style>
    <style:style style:name="P217" style:family="paragraph" style:parent-style-name="Text_20_body">
      <style:paragraph-properties fo:text-align="start" style:justify-single-word="false"/>
      <style:text-properties officeooo:rsid="0089ea4e" officeooo:paragraph-rsid="0089ea4e"/>
    </style:style>
    <style:style style:name="P218" style:family="paragraph" style:parent-style-name="Text_20_body">
      <style:paragraph-properties fo:text-align="start" style:justify-single-word="false"/>
      <style:text-properties officeooo:rsid="008a66a4" officeooo:paragraph-rsid="008a66a4"/>
    </style:style>
    <style:style style:name="P219" style:family="paragraph" style:parent-style-name="Text_20_body">
      <style:paragraph-properties fo:text-align="start" style:justify-single-word="false"/>
      <style:text-properties officeooo:rsid="008a66a4" officeooo:paragraph-rsid="008d3c0b"/>
    </style:style>
    <style:style style:name="P220" style:family="paragraph" style:parent-style-name="Text_20_body">
      <style:paragraph-properties fo:text-align="start" style:justify-single-word="false"/>
      <style:text-properties officeooo:rsid="008a66a4" officeooo:paragraph-rsid="008dd035"/>
    </style:style>
    <style:style style:name="P221" style:family="paragraph" style:parent-style-name="Text_20_body">
      <style:paragraph-properties fo:text-align="start" style:justify-single-word="false"/>
      <style:text-properties officeooo:rsid="008aeb12" officeooo:paragraph-rsid="008aeb12"/>
    </style:style>
    <style:style style:name="P222" style:family="paragraph" style:parent-style-name="Text_20_body">
      <style:paragraph-properties fo:text-align="start" style:justify-single-word="false"/>
      <style:text-properties officeooo:rsid="008cb11f" officeooo:paragraph-rsid="008cb11f"/>
    </style:style>
    <style:style style:name="P223" style:family="paragraph" style:parent-style-name="Text_20_body">
      <style:paragraph-properties fo:text-align="start" style:justify-single-word="false"/>
      <style:text-properties officeooo:rsid="008d3c0b" officeooo:paragraph-rsid="008d3c0b"/>
    </style:style>
    <style:style style:name="P224" style:family="paragraph" style:parent-style-name="Text_20_body">
      <style:paragraph-properties fo:text-align="start" style:justify-single-word="false"/>
      <style:text-properties officeooo:rsid="008dd035" officeooo:paragraph-rsid="008dd035"/>
    </style:style>
    <style:style style:name="P225" style:family="paragraph" style:parent-style-name="Text_20_body">
      <style:paragraph-properties fo:text-align="start" style:justify-single-word="false"/>
      <style:text-properties officeooo:rsid="008f24b6" officeooo:paragraph-rsid="008f24b6"/>
    </style:style>
    <style:style style:name="P226" style:family="paragraph" style:parent-style-name="Text_20_body">
      <style:paragraph-properties fo:text-align="start" style:justify-single-word="false"/>
      <style:text-properties officeooo:rsid="00929526" officeooo:paragraph-rsid="00929526"/>
    </style:style>
    <style:style style:name="P227" style:family="paragraph" style:parent-style-name="Text_20_body">
      <style:paragraph-properties fo:text-align="start" style:justify-single-word="false"/>
      <style:text-properties officeooo:rsid="0093b730" officeooo:paragraph-rsid="0093b730"/>
    </style:style>
    <style:style style:name="P228" style:family="paragraph" style:parent-style-name="Text_20_body">
      <style:paragraph-properties fo:text-align="start" style:justify-single-word="false"/>
      <style:text-properties officeooo:rsid="0094dab9" officeooo:paragraph-rsid="0094dab9"/>
    </style:style>
    <style:style style:name="P229" style:family="paragraph" style:parent-style-name="Text_20_body">
      <style:paragraph-properties fo:text-align="start" style:justify-single-word="false"/>
      <style:text-properties officeooo:rsid="0095c37f" officeooo:paragraph-rsid="0095c37f"/>
    </style:style>
    <style:style style:name="P230" style:family="paragraph" style:parent-style-name="Text_20_body">
      <style:paragraph-properties fo:text-align="center" style:justify-single-word="false"/>
      <style:text-properties officeooo:rsid="00960fca" officeooo:paragraph-rsid="00960fca"/>
    </style:style>
    <style:style style:name="P231" style:family="paragraph" style:parent-style-name="Text_20_body">
      <style:paragraph-properties fo:text-align="start" style:justify-single-word="false"/>
      <style:text-properties officeooo:rsid="00960fca" officeooo:paragraph-rsid="00960fca"/>
    </style:style>
    <style:style style:name="P232" style:family="paragraph" style:parent-style-name="Text_20_body">
      <style:paragraph-properties fo:text-align="start" style:justify-single-word="false"/>
      <style:text-properties officeooo:rsid="00970391" officeooo:paragraph-rsid="00970391"/>
    </style:style>
    <style:style style:name="P233" style:family="paragraph" style:parent-style-name="Text_20_body">
      <style:paragraph-properties fo:text-align="start" style:justify-single-word="false"/>
      <style:text-properties officeooo:rsid="009874fe" officeooo:paragraph-rsid="009874fe"/>
    </style:style>
    <style:style style:name="P234" style:family="paragraph" style:parent-style-name="Text_20_body">
      <style:paragraph-properties fo:text-align="start" style:justify-single-word="false"/>
      <style:text-properties officeooo:rsid="009967ed" officeooo:paragraph-rsid="009967ed"/>
    </style:style>
    <style:style style:name="P235" style:family="paragraph" style:parent-style-name="Text_20_body">
      <style:paragraph-properties fo:text-align="start" style:justify-single-word="false"/>
      <style:text-properties officeooo:rsid="009a1e6a" officeooo:paragraph-rsid="009a1e6a"/>
    </style:style>
    <style:style style:name="P236" style:family="paragraph" style:parent-style-name="Text_20_body">
      <style:paragraph-properties fo:text-align="start" style:justify-single-word="false"/>
      <style:text-properties officeooo:rsid="009bd888" officeooo:paragraph-rsid="009bd888"/>
    </style:style>
    <style:style style:name="P237" style:family="paragraph" style:parent-style-name="Text_20_body">
      <style:paragraph-properties fo:text-align="start" style:justify-single-word="false"/>
      <style:text-properties officeooo:rsid="009bd989" officeooo:paragraph-rsid="009bd989"/>
    </style:style>
    <style:style style:name="P238" style:family="paragraph" style:parent-style-name="Text_20_body">
      <style:paragraph-properties fo:text-align="start" style:justify-single-word="false"/>
      <style:text-properties officeooo:rsid="009d35d1" officeooo:paragraph-rsid="009d35d1"/>
    </style:style>
    <style:style style:name="P239" style:family="paragraph" style:parent-style-name="Text_20_body">
      <style:paragraph-properties fo:text-align="start" style:justify-single-word="false"/>
      <style:text-properties officeooo:rsid="009dc981" officeooo:paragraph-rsid="009dc981"/>
    </style:style>
    <style:style style:name="P240" style:family="paragraph" style:parent-style-name="Text_20_body">
      <style:paragraph-properties fo:text-align="start" style:justify-single-word="false"/>
      <style:text-properties officeooo:rsid="009eac0c" officeooo:paragraph-rsid="009eac0c"/>
    </style:style>
    <style:style style:name="P241" style:family="paragraph" style:parent-style-name="Text_20_body">
      <style:paragraph-properties fo:text-align="start" style:justify-single-word="false"/>
      <style:text-properties officeooo:rsid="009fd7f1" officeooo:paragraph-rsid="009fd7f1"/>
    </style:style>
    <style:style style:name="P242" style:family="paragraph" style:parent-style-name="Text_20_body">
      <style:paragraph-properties fo:text-align="start" style:justify-single-word="false"/>
      <style:text-properties officeooo:rsid="00a4c629" officeooo:paragraph-rsid="00a4c629"/>
    </style:style>
    <style:style style:name="P243" style:family="paragraph" style:parent-style-name="Text_20_body">
      <style:paragraph-properties fo:text-align="start" style:justify-single-word="false"/>
      <style:text-properties officeooo:rsid="00a2dd4f" officeooo:paragraph-rsid="00a2dd4f"/>
    </style:style>
    <style:style style:name="P244" style:family="paragraph" style:parent-style-name="Text_20_body">
      <style:paragraph-properties fo:text-align="start" style:justify-single-word="false"/>
      <style:text-properties officeooo:rsid="00aaff57" officeooo:paragraph-rsid="00aaff57"/>
    </style:style>
    <style:style style:name="P245" style:family="paragraph" style:parent-style-name="Text_20_body">
      <style:paragraph-properties fo:text-align="start" style:justify-single-word="false"/>
      <style:text-properties officeooo:rsid="00ac49ee" officeooo:paragraph-rsid="00ac49ee"/>
    </style:style>
    <style:style style:name="P246" style:family="paragraph" style:parent-style-name="Text_20_body">
      <style:paragraph-properties fo:text-align="center" style:justify-single-word="false"/>
      <style:text-properties officeooo:rsid="00adf6cb" officeooo:paragraph-rsid="00adf6cb"/>
    </style:style>
    <style:style style:name="P247" style:family="paragraph" style:parent-style-name="Text_20_body">
      <style:paragraph-properties fo:text-align="start" style:justify-single-word="false"/>
      <style:text-properties officeooo:rsid="00adf6cb" officeooo:paragraph-rsid="00adf6cb"/>
    </style:style>
    <style:style style:name="P248" style:family="paragraph" style:parent-style-name="Text_20_body">
      <style:paragraph-properties fo:text-align="start" style:justify-single-word="false"/>
      <style:text-properties officeooo:rsid="00af3c2f" officeooo:paragraph-rsid="00af3c2f"/>
    </style:style>
    <style:style style:name="P249" style:family="paragraph" style:parent-style-name="Text_20_body">
      <style:paragraph-properties fo:text-align="start" style:justify-single-word="false"/>
      <style:text-properties officeooo:rsid="00b1311c" officeooo:paragraph-rsid="00b1311c"/>
    </style:style>
    <style:style style:name="P250" style:family="paragraph" style:parent-style-name="Text_20_body">
      <style:paragraph-properties fo:text-align="start" style:justify-single-word="false"/>
      <style:text-properties officeooo:rsid="00b26eaa" officeooo:paragraph-rsid="00b26eaa"/>
    </style:style>
    <style:style style:name="P251" style:family="paragraph" style:parent-style-name="Text_20_body">
      <style:paragraph-properties fo:text-align="start" style:justify-single-word="false"/>
      <style:text-properties officeooo:rsid="00b3a8f3" officeooo:paragraph-rsid="00b3a8f3"/>
    </style:style>
    <style:style style:name="P252" style:family="paragraph" style:parent-style-name="Text_20_body">
      <style:paragraph-properties fo:text-align="start" style:justify-single-word="false"/>
      <style:text-properties officeooo:rsid="00b57b3b" officeooo:paragraph-rsid="00b57b3b"/>
    </style:style>
    <style:style style:name="P253" style:family="paragraph" style:parent-style-name="Text_20_body">
      <style:paragraph-properties fo:text-align="start" style:justify-single-word="false"/>
      <style:text-properties officeooo:rsid="00b64d13" officeooo:paragraph-rsid="00b64d13"/>
    </style:style>
    <style:style style:name="P254" style:family="paragraph" style:parent-style-name="Text_20_body">
      <style:paragraph-properties fo:text-align="start" style:justify-single-word="false"/>
      <style:text-properties officeooo:rsid="00b88eac" officeooo:paragraph-rsid="00b88eac"/>
    </style:style>
    <style:style style:name="P255" style:family="paragraph" style:parent-style-name="Text_20_body">
      <style:paragraph-properties fo:text-align="start" style:justify-single-word="false"/>
      <style:text-properties officeooo:rsid="00b9369e" officeooo:paragraph-rsid="00b9369e"/>
    </style:style>
    <style:style style:name="P256" style:family="paragraph" style:parent-style-name="Text_20_body">
      <style:paragraph-properties fo:text-align="start" style:justify-single-word="false"/>
      <style:text-properties officeooo:rsid="00bb1624" officeooo:paragraph-rsid="00bb1624"/>
    </style:style>
    <style:style style:name="P257" style:family="paragraph" style:parent-style-name="Text_20_body">
      <style:paragraph-properties fo:text-align="start" style:justify-single-word="false"/>
      <style:text-properties officeooo:rsid="00be0cfb" officeooo:paragraph-rsid="00be0cfb"/>
    </style:style>
    <style:style style:name="P258" style:family="paragraph" style:parent-style-name="Text_20_body">
      <style:paragraph-properties fo:text-align="start" style:justify-single-word="false"/>
      <style:text-properties officeooo:rsid="00be7a52" officeooo:paragraph-rsid="00be7a52"/>
    </style:style>
    <style:style style:name="P259" style:family="paragraph" style:parent-style-name="Text_20_body">
      <style:paragraph-properties fo:text-align="start" style:justify-single-word="false"/>
      <style:text-properties officeooo:rsid="00bf2052" officeooo:paragraph-rsid="00bf2052"/>
    </style:style>
    <style:style style:name="P260" style:family="paragraph" style:parent-style-name="Text_20_body">
      <style:paragraph-properties fo:text-align="start" style:justify-single-word="false"/>
      <style:text-properties officeooo:rsid="00bf3c82" officeooo:paragraph-rsid="00bf3c82"/>
    </style:style>
    <style:style style:name="P261" style:family="paragraph" style:parent-style-name="Text_20_body">
      <style:paragraph-properties fo:text-align="start" style:justify-single-word="false"/>
      <style:text-properties officeooo:rsid="00c1f6da" officeooo:paragraph-rsid="00c1f6da"/>
    </style:style>
    <style:style style:name="P262" style:family="paragraph" style:parent-style-name="Text_20_body">
      <style:paragraph-properties fo:text-align="start" style:justify-single-word="false"/>
      <style:text-properties officeooo:rsid="00c286a7" officeooo:paragraph-rsid="00c286a7"/>
    </style:style>
    <style:style style:name="P263" style:family="paragraph" style:parent-style-name="Text_20_body">
      <style:paragraph-properties fo:text-align="start" style:justify-single-word="false"/>
      <style:text-properties officeooo:rsid="00c2c3fa" officeooo:paragraph-rsid="00c48e2d"/>
    </style:style>
    <style:style style:name="P264" style:family="paragraph" style:parent-style-name="Text_20_body">
      <style:paragraph-properties fo:text-align="start" style:justify-single-word="false"/>
      <style:text-properties officeooo:rsid="00c68387" officeooo:paragraph-rsid="00c68387"/>
    </style:style>
    <style:style style:name="P265" style:family="paragraph" style:parent-style-name="Text_20_body">
      <style:paragraph-properties fo:text-align="start" style:justify-single-word="false"/>
      <style:text-properties officeooo:rsid="00c9fa0c" officeooo:paragraph-rsid="00c9fa0c"/>
    </style:style>
    <style:style style:name="P266" style:family="paragraph" style:parent-style-name="Text_20_body">
      <style:paragraph-properties fo:text-align="start" style:justify-single-word="false"/>
      <style:text-properties officeooo:rsid="00cbf7b0" officeooo:paragraph-rsid="00cbf7b0"/>
    </style:style>
    <style:style style:name="P267" style:family="paragraph" style:parent-style-name="Text_20_body">
      <style:paragraph-properties fo:text-align="start" style:justify-single-word="false"/>
      <style:text-properties officeooo:rsid="00cbfba3" officeooo:paragraph-rsid="00cbfba3"/>
    </style:style>
    <style:style style:name="P268" style:family="paragraph" style:parent-style-name="Text_20_body">
      <style:paragraph-properties fo:text-align="start" style:justify-single-word="false"/>
      <style:text-properties officeooo:rsid="00cde0f3" officeooo:paragraph-rsid="00cde0f3"/>
    </style:style>
    <style:style style:name="P269" style:family="paragraph" style:parent-style-name="Text_20_body">
      <style:paragraph-properties fo:text-align="start" style:justify-single-word="false"/>
      <style:text-properties officeooo:rsid="00cfd409" officeooo:paragraph-rsid="00cfd409"/>
    </style:style>
    <style:style style:name="P270" style:family="paragraph" style:parent-style-name="Text_20_body">
      <style:paragraph-properties fo:text-align="start" style:justify-single-word="false"/>
      <style:text-properties officeooo:rsid="00d1b979" officeooo:paragraph-rsid="00d1b979"/>
    </style:style>
    <style:style style:name="P271" style:family="paragraph" style:parent-style-name="Text_20_body">
      <style:paragraph-properties fo:text-align="start" style:justify-single-word="false"/>
      <style:text-properties officeooo:rsid="00d309d1" officeooo:paragraph-rsid="00d309d1"/>
    </style:style>
    <style:style style:name="P272" style:family="paragraph" style:parent-style-name="Text_20_body">
      <style:paragraph-properties fo:text-align="start" style:justify-single-word="false"/>
      <style:text-properties officeooo:rsid="00d3a397" officeooo:paragraph-rsid="00d3a397"/>
    </style:style>
    <style:style style:name="P273" style:family="paragraph" style:parent-style-name="Text_20_body">
      <style:paragraph-properties fo:text-align="start" style:justify-single-word="false"/>
      <style:text-properties officeooo:rsid="00d49def" officeooo:paragraph-rsid="00d49def"/>
    </style:style>
    <style:style style:name="P274" style:family="paragraph" style:parent-style-name="Text_20_body">
      <style:paragraph-properties fo:text-align="start" style:justify-single-word="false"/>
      <style:text-properties officeooo:rsid="00d61845" officeooo:paragraph-rsid="00d61845"/>
    </style:style>
    <style:style style:name="P275" style:family="paragraph" style:parent-style-name="Text_20_body">
      <style:paragraph-properties fo:text-align="start" style:justify-single-word="false"/>
      <style:text-properties officeooo:rsid="00d75582" officeooo:paragraph-rsid="00d75582"/>
    </style:style>
    <style:style style:name="P276" style:family="paragraph" style:parent-style-name="Text_20_body">
      <style:paragraph-properties fo:text-align="start" style:justify-single-word="false"/>
      <style:text-properties officeooo:rsid="00db23ca" officeooo:paragraph-rsid="00db23ca"/>
    </style:style>
    <style:style style:name="P277" style:family="paragraph" style:parent-style-name="Text_20_body">
      <style:paragraph-properties fo:text-align="start" style:justify-single-word="false"/>
      <style:text-properties officeooo:rsid="00dce0bb" officeooo:paragraph-rsid="00dce0bb"/>
    </style:style>
    <style:style style:name="P278" style:family="paragraph" style:parent-style-name="Text_20_body">
      <style:paragraph-properties fo:text-align="start" style:justify-single-word="false"/>
      <style:text-properties officeooo:rsid="00dee0d8" officeooo:paragraph-rsid="00dee0d8"/>
    </style:style>
    <style:style style:name="P279" style:family="paragraph" style:parent-style-name="Text_20_body">
      <style:paragraph-properties fo:text-align="start" style:justify-single-word="false"/>
      <style:text-properties officeooo:rsid="00dfe61a" officeooo:paragraph-rsid="00dfe61a"/>
    </style:style>
    <style:style style:name="P280" style:family="paragraph" style:parent-style-name="Text_20_body">
      <style:paragraph-properties fo:text-align="start" style:justify-single-word="false"/>
      <style:text-properties officeooo:rsid="00e0f421" officeooo:paragraph-rsid="00e0f421"/>
    </style:style>
    <style:style style:name="P281" style:family="paragraph" style:parent-style-name="Text_20_body">
      <style:paragraph-properties fo:text-align="start" style:justify-single-word="false"/>
      <style:text-properties officeooo:rsid="00e23bc4" officeooo:paragraph-rsid="00e23bc4"/>
    </style:style>
    <style:style style:name="P282" style:family="paragraph" style:parent-style-name="Text_20_body">
      <style:paragraph-properties fo:text-align="start" style:justify-single-word="false"/>
      <style:text-properties officeooo:rsid="00ff345f" officeooo:paragraph-rsid="00ff345f"/>
    </style:style>
    <style:style style:name="P283" style:family="paragraph" style:parent-style-name="Text_20_body">
      <style:paragraph-properties fo:text-align="start" style:justify-single-word="false"/>
      <style:text-properties officeooo:rsid="0101b897" officeooo:paragraph-rsid="0101b897"/>
    </style:style>
    <style:style style:name="P284" style:family="paragraph" style:parent-style-name="Text_20_body">
      <style:paragraph-properties fo:text-align="start" style:justify-single-word="false"/>
      <style:text-properties officeooo:rsid="0101b897" officeooo:paragraph-rsid="01071eb7"/>
    </style:style>
    <style:style style:name="P285" style:family="paragraph" style:parent-style-name="Text_20_body">
      <style:paragraph-properties fo:text-align="start" style:justify-single-word="false"/>
      <style:text-properties officeooo:rsid="01078259" officeooo:paragraph-rsid="01078259"/>
    </style:style>
    <style:style style:name="P286" style:family="paragraph" style:parent-style-name="Text_20_body">
      <style:paragraph-properties fo:text-align="start" style:justify-single-word="false"/>
      <style:text-properties officeooo:rsid="0108f757" officeooo:paragraph-rsid="0108f757"/>
    </style:style>
    <style:style style:name="P287" style:family="paragraph" style:parent-style-name="Text_20_body">
      <style:paragraph-properties fo:text-align="start" style:justify-single-word="false"/>
      <style:text-properties officeooo:rsid="010b8049" officeooo:paragraph-rsid="010b8049"/>
    </style:style>
    <style:style style:name="P288" style:family="paragraph" style:parent-style-name="Text_20_body">
      <style:paragraph-properties fo:text-align="start" style:justify-single-word="false"/>
      <style:text-properties officeooo:rsid="010c0201" officeooo:paragraph-rsid="010c0201"/>
    </style:style>
    <style:style style:name="P289" style:family="paragraph" style:parent-style-name="Text_20_body">
      <style:paragraph-properties fo:text-align="start" style:justify-single-word="false"/>
      <style:text-properties officeooo:rsid="010c457d" officeooo:paragraph-rsid="010c457d"/>
    </style:style>
    <style:style style:name="P290" style:family="paragraph" style:parent-style-name="Text_20_body">
      <style:paragraph-properties fo:text-align="start" style:justify-single-word="false"/>
      <style:text-properties officeooo:rsid="010ebb20" officeooo:paragraph-rsid="010ebb20"/>
    </style:style>
    <style:style style:name="P291" style:family="paragraph" style:parent-style-name="Text_20_body">
      <style:paragraph-properties fo:text-align="start" style:justify-single-word="false"/>
      <style:text-properties officeooo:rsid="0110b64a" officeooo:paragraph-rsid="0110b64a"/>
    </style:style>
    <style:style style:name="P292" style:family="paragraph" style:parent-style-name="Text_20_body">
      <style:paragraph-properties fo:text-align="start" style:justify-single-word="false"/>
      <style:text-properties officeooo:rsid="01120582" officeooo:paragraph-rsid="01120582"/>
    </style:style>
    <style:style style:name="P293" style:family="paragraph" style:parent-style-name="Text_20_body">
      <style:paragraph-properties fo:text-align="start" style:justify-single-word="false"/>
      <style:text-properties officeooo:rsid="01135563" officeooo:paragraph-rsid="01135563"/>
    </style:style>
    <style:style style:name="P294" style:family="paragraph" style:parent-style-name="Text_20_body">
      <style:paragraph-properties fo:text-align="start" style:justify-single-word="false"/>
      <style:text-properties officeooo:rsid="01154325" officeooo:paragraph-rsid="01154325"/>
    </style:style>
    <style:style style:name="P295" style:family="paragraph" style:parent-style-name="Text_20_body">
      <style:paragraph-properties fo:text-align="start" style:justify-single-word="false"/>
      <style:text-properties officeooo:rsid="01161bda" officeooo:paragraph-rsid="01161bda"/>
    </style:style>
    <style:style style:name="P296" style:family="paragraph" style:parent-style-name="Text_20_body">
      <style:paragraph-properties fo:text-align="start" style:justify-single-word="false"/>
      <style:text-properties officeooo:rsid="01184f9c" officeooo:paragraph-rsid="01184f9c"/>
    </style:style>
    <style:style style:name="P297" style:family="paragraph" style:parent-style-name="Text_20_body">
      <style:paragraph-properties fo:text-align="start" style:justify-single-word="false"/>
      <style:text-properties officeooo:rsid="011a2f23" officeooo:paragraph-rsid="011a2f23"/>
    </style:style>
    <style:style style:name="P298" style:family="paragraph" style:parent-style-name="Text_20_body">
      <style:paragraph-properties fo:text-align="start" style:justify-single-word="false"/>
      <style:text-properties officeooo:rsid="011d3d97" officeooo:paragraph-rsid="011d3d97"/>
    </style:style>
    <style:style style:name="P299" style:family="paragraph" style:parent-style-name="Text_20_body">
      <style:paragraph-properties fo:text-align="start" style:justify-single-word="false"/>
      <style:text-properties officeooo:rsid="011e721c" officeooo:paragraph-rsid="011e721c"/>
    </style:style>
    <style:style style:name="P300" style:family="paragraph" style:parent-style-name="Text_20_body">
      <style:paragraph-properties fo:text-align="start" style:justify-single-word="false"/>
      <style:text-properties officeooo:rsid="011eb384" officeooo:paragraph-rsid="011eb384"/>
    </style:style>
    <style:style style:name="P301" style:family="paragraph" style:parent-style-name="Text_20_body">
      <style:paragraph-properties fo:text-align="start" style:justify-single-word="false"/>
      <style:text-properties officeooo:rsid="0121a4fd" officeooo:paragraph-rsid="0121a4fd"/>
    </style:style>
    <style:style style:name="P302" style:family="paragraph" style:parent-style-name="Text_20_body">
      <style:paragraph-properties fo:text-align="start" style:justify-single-word="false"/>
      <style:text-properties officeooo:rsid="012203c5" officeooo:paragraph-rsid="012203c5"/>
    </style:style>
    <style:style style:name="P303" style:family="paragraph" style:parent-style-name="Text_20_body">
      <style:paragraph-properties fo:text-align="start" style:justify-single-word="false"/>
      <style:text-properties officeooo:rsid="0122f8fa" officeooo:paragraph-rsid="0122f8fa"/>
    </style:style>
    <style:style style:name="P304" style:family="paragraph" style:parent-style-name="Text_20_body">
      <style:paragraph-properties fo:text-align="start" style:justify-single-word="false"/>
      <style:text-properties officeooo:rsid="01267c72" officeooo:paragraph-rsid="01267c72"/>
    </style:style>
    <style:style style:name="P305" style:family="paragraph" style:parent-style-name="Text_20_body">
      <style:paragraph-properties fo:text-align="start" style:justify-single-word="false"/>
      <style:text-properties officeooo:rsid="01287e16" officeooo:paragraph-rsid="01287e16"/>
    </style:style>
    <style:style style:name="P306" style:family="paragraph" style:parent-style-name="Text_20_body">
      <style:paragraph-properties fo:text-align="start" style:justify-single-word="false"/>
      <style:text-properties officeooo:rsid="01173f5d" officeooo:paragraph-rsid="01173f5d"/>
    </style:style>
    <style:style style:name="P307" style:family="paragraph" style:parent-style-name="Text_20_body">
      <style:paragraph-properties fo:text-align="start" style:justify-single-word="false"/>
      <style:text-properties officeooo:rsid="01292708" officeooo:paragraph-rsid="01292708"/>
    </style:style>
    <style:style style:name="P308" style:family="paragraph" style:parent-style-name="Text_20_body">
      <style:paragraph-properties fo:text-align="start" style:justify-single-word="false"/>
      <style:text-properties officeooo:rsid="012b8e15" officeooo:paragraph-rsid="012b8e15"/>
    </style:style>
    <style:style style:name="P309" style:family="paragraph" style:parent-style-name="Text_20_body">
      <style:paragraph-properties fo:text-align="start" style:justify-single-word="false"/>
      <style:text-properties officeooo:rsid="012d59e9" officeooo:paragraph-rsid="012d59e9"/>
    </style:style>
    <style:style style:name="P310" style:family="paragraph" style:parent-style-name="Text_20_body">
      <style:paragraph-properties fo:text-align="start" style:justify-single-word="false"/>
      <style:text-properties officeooo:rsid="012e5be8" officeooo:paragraph-rsid="012e5be8"/>
    </style:style>
    <style:style style:name="P311" style:family="paragraph" style:parent-style-name="Text_20_body">
      <style:paragraph-properties fo:text-align="start" style:justify-single-word="false"/>
      <style:text-properties officeooo:rsid="01337d3a" officeooo:paragraph-rsid="01337d3a"/>
    </style:style>
    <style:style style:name="P312" style:family="paragraph" style:parent-style-name="Text_20_body">
      <style:paragraph-properties fo:text-align="start" style:justify-single-word="false"/>
      <style:text-properties officeooo:rsid="01337d3a" officeooo:paragraph-rsid="01355e99"/>
    </style:style>
    <style:style style:name="P313" style:family="paragraph" style:parent-style-name="Text_20_body">
      <style:paragraph-properties fo:text-align="start" style:justify-single-word="false"/>
      <style:text-properties officeooo:rsid="01337d3a" officeooo:paragraph-rsid="013ff096"/>
    </style:style>
    <style:style style:name="P314" style:family="paragraph" style:parent-style-name="Text_20_body">
      <style:paragraph-properties fo:text-align="start" style:justify-single-word="false"/>
      <style:text-properties officeooo:rsid="01337d3a" officeooo:paragraph-rsid="0140aa40"/>
    </style:style>
    <style:style style:name="P315" style:family="paragraph" style:parent-style-name="Text_20_body">
      <style:paragraph-properties fo:text-align="start" style:justify-single-word="false"/>
      <style:text-properties officeooo:rsid="01337d3a" officeooo:paragraph-rsid="0143198e"/>
    </style:style>
    <style:style style:name="P316" style:family="paragraph" style:parent-style-name="Text_20_body">
      <style:paragraph-properties fo:text-align="start" style:justify-single-word="false"/>
      <style:text-properties officeooo:rsid="01337d3a" officeooo:paragraph-rsid="014d49d3"/>
    </style:style>
    <style:style style:name="P317" style:family="paragraph" style:parent-style-name="Text_20_body">
      <style:paragraph-properties fo:text-align="start" style:justify-single-word="false"/>
      <style:text-properties officeooo:rsid="01337d3a" officeooo:paragraph-rsid="01540e6d"/>
    </style:style>
    <style:style style:name="P318" style:family="paragraph" style:parent-style-name="Text_20_body">
      <style:paragraph-properties fo:text-align="start" style:justify-single-word="false"/>
      <style:text-properties officeooo:rsid="01337d3a" officeooo:paragraph-rsid="016dd0b7"/>
    </style:style>
    <style:style style:name="P319" style:family="paragraph" style:parent-style-name="Text_20_body">
      <style:paragraph-properties fo:text-align="start" style:justify-single-word="false"/>
      <style:text-properties officeooo:rsid="01337d3a" officeooo:paragraph-rsid="01712e06"/>
    </style:style>
    <style:style style:name="P320" style:family="paragraph" style:parent-style-name="Text_20_body">
      <style:paragraph-properties fo:text-align="start" style:justify-single-word="false"/>
      <style:text-properties officeooo:rsid="01355e99" officeooo:paragraph-rsid="01355e99"/>
    </style:style>
    <style:style style:name="P321" style:family="paragraph" style:parent-style-name="Text_20_body">
      <style:paragraph-properties fo:text-align="start" style:justify-single-word="false"/>
      <style:text-properties officeooo:rsid="01393276" officeooo:paragraph-rsid="01393276"/>
    </style:style>
    <style:style style:name="P322" style:family="paragraph" style:parent-style-name="Text_20_body">
      <style:paragraph-properties fo:text-align="start" style:justify-single-word="false"/>
      <style:text-properties officeooo:rsid="013c53b5" officeooo:paragraph-rsid="013c53b5"/>
    </style:style>
    <style:style style:name="P323" style:family="paragraph" style:parent-style-name="Text_20_body">
      <style:paragraph-properties fo:text-align="start" style:justify-single-word="false"/>
      <style:text-properties officeooo:rsid="013f8195" officeooo:paragraph-rsid="013f8195"/>
    </style:style>
    <style:style style:name="P324" style:family="paragraph" style:parent-style-name="Text_20_body">
      <style:paragraph-properties fo:text-align="start" style:justify-single-word="false"/>
      <style:text-properties officeooo:rsid="0143198e" officeooo:paragraph-rsid="0143198e"/>
    </style:style>
    <style:style style:name="P325" style:family="paragraph" style:parent-style-name="Text_20_body">
      <style:paragraph-properties fo:text-align="start" style:justify-single-word="false"/>
      <style:text-properties officeooo:rsid="014635d8" officeooo:paragraph-rsid="0146e330"/>
    </style:style>
    <style:style style:name="P326" style:family="paragraph" style:parent-style-name="Text_20_body">
      <style:paragraph-properties fo:text-align="start" style:justify-single-word="false"/>
      <style:text-properties officeooo:rsid="014635d8" officeooo:paragraph-rsid="014b35e9"/>
    </style:style>
    <style:style style:name="P327" style:family="paragraph" style:parent-style-name="Text_20_body">
      <style:paragraph-properties fo:text-align="start" style:justify-single-word="false"/>
      <style:text-properties officeooo:rsid="014e3747" officeooo:paragraph-rsid="014e3747"/>
    </style:style>
    <style:style style:name="P328" style:family="paragraph" style:parent-style-name="Text_20_body">
      <style:paragraph-properties fo:text-align="start" style:justify-single-word="false"/>
      <style:text-properties officeooo:rsid="01546c3b" officeooo:paragraph-rsid="01546c3b"/>
    </style:style>
    <style:style style:name="P329" style:family="paragraph" style:parent-style-name="Text_20_body">
      <style:paragraph-properties fo:text-align="start" style:justify-single-word="false"/>
      <style:text-properties officeooo:rsid="0158ee3a" officeooo:paragraph-rsid="0158ee3a"/>
    </style:style>
    <style:style style:name="P330" style:family="paragraph" style:parent-style-name="Text_20_body">
      <style:paragraph-properties fo:text-align="start" style:justify-single-word="false"/>
      <style:text-properties officeooo:rsid="01590440" officeooo:paragraph-rsid="01590440"/>
    </style:style>
    <style:style style:name="P331" style:family="paragraph" style:parent-style-name="Text_20_body">
      <style:paragraph-properties fo:text-align="start" style:justify-single-word="false"/>
      <style:text-properties officeooo:rsid="015aa754" officeooo:paragraph-rsid="015aa754"/>
    </style:style>
    <style:style style:name="P332" style:family="paragraph" style:parent-style-name="Text_20_body">
      <style:paragraph-properties fo:text-align="start" style:justify-single-word="false"/>
      <style:text-properties officeooo:rsid="015c9e6c" officeooo:paragraph-rsid="015c9e6c"/>
    </style:style>
    <style:style style:name="P333" style:family="paragraph" style:parent-style-name="Text_20_body">
      <style:paragraph-properties fo:text-align="start" style:justify-single-word="false"/>
      <style:text-properties officeooo:rsid="01602969" officeooo:paragraph-rsid="01602969"/>
    </style:style>
    <style:style style:name="P334" style:family="paragraph" style:parent-style-name="Text_20_body">
      <style:paragraph-properties fo:text-align="start" style:justify-single-word="false"/>
      <style:text-properties officeooo:rsid="016317f1" officeooo:paragraph-rsid="016317f1"/>
    </style:style>
    <style:style style:name="P335" style:family="paragraph" style:parent-style-name="Text_20_body">
      <style:paragraph-properties fo:text-align="start" style:justify-single-word="false"/>
      <style:text-properties officeooo:rsid="01634eae" officeooo:paragraph-rsid="01634eae"/>
    </style:style>
    <style:style style:name="P336" style:family="paragraph" style:parent-style-name="Text_20_body">
      <style:paragraph-properties fo:text-align="start" style:justify-single-word="false"/>
      <style:text-properties officeooo:rsid="0163ed2a" officeooo:paragraph-rsid="0163ed2a"/>
    </style:style>
    <style:style style:name="P337" style:family="paragraph" style:parent-style-name="Text_20_body">
      <style:paragraph-properties fo:text-align="start" style:justify-single-word="false"/>
      <style:text-properties officeooo:rsid="016be287" officeooo:paragraph-rsid="016be287"/>
    </style:style>
    <style:style style:name="P338" style:family="paragraph" style:parent-style-name="Text_20_body">
      <style:paragraph-properties fo:text-align="start" style:justify-single-word="false"/>
      <style:text-properties officeooo:rsid="016dd0b7" officeooo:paragraph-rsid="016dd0b7"/>
    </style:style>
    <style:style style:name="P339" style:family="paragraph" style:parent-style-name="Text_20_body">
      <style:paragraph-properties fo:text-align="start" style:justify-single-word="false"/>
      <style:text-properties officeooo:rsid="0171ff2f" officeooo:paragraph-rsid="0171ff2f"/>
    </style:style>
    <style:style style:name="P340" style:family="paragraph" style:parent-style-name="Text_20_body">
      <style:paragraph-properties fo:text-align="start" style:justify-single-word="false"/>
      <style:text-properties officeooo:rsid="0146e330" officeooo:paragraph-rsid="0146e330"/>
    </style:style>
    <style:style style:name="P341" style:family="paragraph" style:parent-style-name="Text_20_body">
      <style:paragraph-properties fo:text-align="start" style:justify-single-word="false"/>
      <style:text-properties officeooo:rsid="0146e330" officeooo:paragraph-rsid="01484d85"/>
    </style:style>
    <style:style style:name="P342" style:family="paragraph" style:parent-style-name="Text_20_body">
      <style:paragraph-properties fo:text-align="start" style:justify-single-word="false"/>
      <style:text-properties officeooo:rsid="01484d85" officeooo:paragraph-rsid="014b35e9"/>
    </style:style>
    <style:style style:name="P343" style:family="paragraph" style:parent-style-name="Text_20_body">
      <style:paragraph-properties fo:text-align="start" style:justify-single-word="false"/>
      <style:text-properties officeooo:rsid="016594e0" officeooo:paragraph-rsid="016594e0"/>
    </style:style>
    <style:style style:name="P344" style:family="paragraph" style:parent-style-name="Text_20_body">
      <style:paragraph-properties fo:text-align="start" style:justify-single-word="false"/>
      <style:text-properties officeooo:rsid="0175700b" officeooo:paragraph-rsid="0175700b"/>
    </style:style>
    <style:style style:name="P345" style:family="paragraph" style:parent-style-name="Text_20_body">
      <style:paragraph-properties fo:text-align="start" style:justify-single-word="false"/>
      <style:text-properties officeooo:rsid="01785b02" officeooo:paragraph-rsid="01785b02"/>
    </style:style>
    <style:style style:name="P346" style:family="paragraph" style:parent-style-name="Text_20_body">
      <style:paragraph-properties fo:text-align="start" style:justify-single-word="false"/>
      <style:text-properties officeooo:rsid="01785b02" officeooo:paragraph-rsid="01798d4c"/>
    </style:style>
    <style:style style:name="P347" style:family="paragraph" style:parent-style-name="Text_20_body">
      <style:paragraph-properties fo:text-align="start" style:justify-single-word="false"/>
      <style:text-properties officeooo:rsid="01785b02" officeooo:paragraph-rsid="017c1cad"/>
    </style:style>
    <style:style style:name="P348" style:family="paragraph" style:parent-style-name="Text_20_body">
      <style:paragraph-properties fo:text-align="start" style:justify-single-word="false"/>
      <style:text-properties officeooo:rsid="01785b02" officeooo:paragraph-rsid="0195106a"/>
    </style:style>
    <style:style style:name="P349" style:family="paragraph" style:parent-style-name="Text_20_body">
      <style:paragraph-properties fo:text-align="start" style:justify-single-word="false"/>
      <style:text-properties officeooo:rsid="01785b02" officeooo:paragraph-rsid="01982fa5"/>
    </style:style>
    <style:style style:name="P350" style:family="paragraph" style:parent-style-name="Text_20_body">
      <style:paragraph-properties fo:text-align="start" style:justify-single-word="false"/>
      <style:text-properties officeooo:rsid="01785b02" officeooo:paragraph-rsid="01983517"/>
    </style:style>
    <style:style style:name="P351" style:family="paragraph" style:parent-style-name="Text_20_body">
      <style:paragraph-properties fo:text-align="start" style:justify-single-word="false"/>
      <style:text-properties officeooo:rsid="01785b02" officeooo:paragraph-rsid="019a2946"/>
    </style:style>
    <style:style style:name="P352" style:family="paragraph" style:parent-style-name="Text_20_body">
      <style:paragraph-properties fo:text-align="start" style:justify-single-word="false"/>
      <style:text-properties officeooo:rsid="01785b02" officeooo:paragraph-rsid="019c6fc0"/>
    </style:style>
    <style:style style:name="P353" style:family="paragraph" style:parent-style-name="Text_20_body">
      <style:paragraph-properties fo:text-align="start" style:justify-single-word="false"/>
      <style:text-properties officeooo:rsid="01785b02" officeooo:paragraph-rsid="01b5e071"/>
    </style:style>
    <style:style style:name="P354" style:family="paragraph" style:parent-style-name="Text_20_body">
      <style:paragraph-properties fo:text-align="start" style:justify-single-word="false"/>
      <style:text-properties officeooo:rsid="01785b02" officeooo:paragraph-rsid="01cc88f6"/>
    </style:style>
    <style:style style:name="P355" style:family="paragraph" style:parent-style-name="Text_20_body">
      <style:paragraph-properties fo:text-align="start" style:justify-single-word="false"/>
      <style:text-properties officeooo:rsid="01798d4c" officeooo:paragraph-rsid="01798d4c"/>
    </style:style>
    <style:style style:name="P356" style:family="paragraph" style:parent-style-name="Text_20_body">
      <style:paragraph-properties fo:text-align="start" style:justify-single-word="false"/>
      <style:text-properties officeooo:rsid="017a5a41" officeooo:paragraph-rsid="017a5a41"/>
    </style:style>
    <style:style style:name="P357" style:family="paragraph" style:parent-style-name="Text_20_body">
      <style:paragraph-properties fo:text-align="start" style:justify-single-word="false"/>
      <style:text-properties officeooo:rsid="017dd731" officeooo:paragraph-rsid="01859991"/>
    </style:style>
    <style:style style:name="P358" style:family="paragraph" style:parent-style-name="Text_20_body">
      <style:paragraph-properties fo:text-align="start" style:justify-single-word="false"/>
      <style:text-properties officeooo:rsid="0180d5af" officeooo:paragraph-rsid="0180d5af"/>
    </style:style>
    <style:style style:name="P359" style:family="paragraph" style:parent-style-name="Text_20_body">
      <style:paragraph-properties fo:text-align="start" style:justify-single-word="false"/>
      <style:text-properties officeooo:rsid="018b22b1" officeooo:paragraph-rsid="018b22b1"/>
    </style:style>
    <style:style style:name="P360" style:family="paragraph" style:parent-style-name="Text_20_body">
      <style:paragraph-properties fo:text-align="start" style:justify-single-word="false"/>
      <style:text-properties officeooo:rsid="018edd3e" officeooo:paragraph-rsid="018edd3e"/>
    </style:style>
    <style:style style:name="P361" style:family="paragraph" style:parent-style-name="Text_20_body">
      <style:paragraph-properties fo:text-align="start" style:justify-single-word="false"/>
      <style:text-properties officeooo:rsid="0192d3eb" officeooo:paragraph-rsid="0192d3eb"/>
    </style:style>
    <style:style style:name="P362" style:family="paragraph" style:parent-style-name="Text_20_body">
      <style:paragraph-properties fo:text-align="start" style:justify-single-word="false"/>
      <style:text-properties officeooo:rsid="0194b91b" officeooo:paragraph-rsid="0194b91b"/>
    </style:style>
    <style:style style:name="P363" style:family="paragraph" style:parent-style-name="Text_20_body">
      <style:paragraph-properties fo:text-align="start" style:justify-single-word="false"/>
      <style:text-properties officeooo:rsid="01966784" officeooo:paragraph-rsid="01966784"/>
    </style:style>
    <style:style style:name="P364" style:family="paragraph" style:parent-style-name="Text_20_body">
      <style:paragraph-properties fo:text-align="start" style:justify-single-word="false"/>
      <style:text-properties officeooo:rsid="01982fa5" officeooo:paragraph-rsid="01982fa5"/>
    </style:style>
    <style:style style:name="P365" style:family="paragraph" style:parent-style-name="Text_20_body">
      <style:paragraph-properties fo:text-align="start" style:justify-single-word="false"/>
      <style:text-properties officeooo:rsid="01983517" officeooo:paragraph-rsid="01983517"/>
    </style:style>
    <style:style style:name="P366" style:family="paragraph" style:parent-style-name="Text_20_body">
      <style:paragraph-properties fo:text-align="start" style:justify-single-word="false"/>
      <style:text-properties officeooo:rsid="019a2946" officeooo:paragraph-rsid="019a2946"/>
    </style:style>
    <style:style style:name="P367" style:family="paragraph" style:parent-style-name="Text_20_body">
      <style:paragraph-properties fo:text-align="start" style:justify-single-word="false"/>
      <style:text-properties officeooo:rsid="019c1263" officeooo:paragraph-rsid="019c1263"/>
    </style:style>
    <style:style style:name="P368" style:family="paragraph" style:parent-style-name="Text_20_body">
      <style:paragraph-properties fo:text-align="start" style:justify-single-word="false"/>
      <style:text-properties officeooo:rsid="019e9ec1" officeooo:paragraph-rsid="019e9ec1"/>
    </style:style>
    <style:style style:name="P369" style:family="paragraph" style:parent-style-name="Text_20_body">
      <style:paragraph-properties fo:text-align="start" style:justify-single-word="false"/>
      <style:text-properties officeooo:rsid="019f9a2f" officeooo:paragraph-rsid="019f9a2f"/>
    </style:style>
    <style:style style:name="P370" style:family="paragraph" style:parent-style-name="Text_20_body">
      <style:paragraph-properties fo:text-align="start" style:justify-single-word="false"/>
      <style:text-properties officeooo:rsid="01a0bd5c" officeooo:paragraph-rsid="01a0bd5c"/>
    </style:style>
    <style:style style:name="P371" style:family="paragraph" style:parent-style-name="Text_20_body">
      <style:paragraph-properties fo:text-align="start" style:justify-single-word="false"/>
      <style:text-properties officeooo:rsid="01a0fd6f" officeooo:paragraph-rsid="01a0fd6f"/>
    </style:style>
    <style:style style:name="P372" style:family="paragraph" style:parent-style-name="Text_20_body">
      <style:paragraph-properties fo:text-align="start" style:justify-single-word="false"/>
      <style:text-properties officeooo:rsid="01a3ba10" officeooo:paragraph-rsid="01a3ba10"/>
    </style:style>
    <style:style style:name="P373" style:family="paragraph" style:parent-style-name="Text_20_body">
      <style:paragraph-properties fo:text-align="start" style:justify-single-word="false"/>
      <style:text-properties officeooo:rsid="01a425af" officeooo:paragraph-rsid="01a425af"/>
    </style:style>
    <style:style style:name="P374" style:family="paragraph" style:parent-style-name="Text_20_body">
      <style:paragraph-properties fo:text-align="start" style:justify-single-word="false"/>
      <style:text-properties officeooo:rsid="01a638ad" officeooo:paragraph-rsid="01a638ad"/>
    </style:style>
    <style:style style:name="P375" style:family="paragraph" style:parent-style-name="Text_20_body">
      <style:paragraph-properties fo:text-align="start" style:justify-single-word="false"/>
      <style:text-properties officeooo:rsid="01a89b5e" officeooo:paragraph-rsid="01a89b5e"/>
    </style:style>
    <style:style style:name="P376" style:family="paragraph" style:parent-style-name="Text_20_body">
      <style:paragraph-properties fo:text-align="start" style:justify-single-word="false"/>
      <style:text-properties officeooo:rsid="01adcb1c" officeooo:paragraph-rsid="01adcb1c"/>
    </style:style>
    <style:style style:name="P377" style:family="paragraph" style:parent-style-name="Text_20_body">
      <style:paragraph-properties fo:text-align="start" style:justify-single-word="false"/>
      <style:text-properties officeooo:rsid="01b1e8ae" officeooo:paragraph-rsid="01b1e8ae"/>
    </style:style>
    <style:style style:name="P378" style:family="paragraph" style:parent-style-name="Text_20_body">
      <style:paragraph-properties fo:text-align="start" style:justify-single-word="false"/>
      <style:text-properties officeooo:rsid="01b5b399" officeooo:paragraph-rsid="01b5b399"/>
    </style:style>
    <style:style style:name="P379" style:family="paragraph" style:parent-style-name="Text_20_body">
      <style:paragraph-properties fo:text-align="start" style:justify-single-word="false"/>
      <style:text-properties officeooo:rsid="01b76038" officeooo:paragraph-rsid="01b76038"/>
    </style:style>
    <style:style style:name="P380" style:family="paragraph" style:parent-style-name="Text_20_body">
      <style:paragraph-properties fo:text-align="start" style:justify-single-word="false"/>
      <style:text-properties officeooo:rsid="01b95c16" officeooo:paragraph-rsid="01b95c16"/>
    </style:style>
    <style:style style:name="P381" style:family="paragraph" style:parent-style-name="Text_20_body">
      <style:paragraph-properties fo:text-align="start" style:justify-single-word="false"/>
      <style:text-properties officeooo:rsid="01bce89a" officeooo:paragraph-rsid="01bce89a"/>
    </style:style>
    <style:style style:name="P382" style:family="paragraph" style:parent-style-name="Text_20_body">
      <style:paragraph-properties fo:text-align="start" style:justify-single-word="false"/>
      <style:text-properties officeooo:rsid="01bd26ad" officeooo:paragraph-rsid="01bd26ad"/>
    </style:style>
    <style:style style:name="P383" style:family="paragraph" style:parent-style-name="Text_20_body">
      <style:paragraph-properties fo:text-align="start" style:justify-single-word="false"/>
      <style:text-properties officeooo:rsid="01c3b954" officeooo:paragraph-rsid="01c3b954"/>
    </style:style>
    <style:style style:name="P384" style:family="paragraph" style:parent-style-name="Text_20_body">
      <style:paragraph-properties fo:text-align="start" style:justify-single-word="false"/>
      <style:text-properties officeooo:rsid="01c5425e" officeooo:paragraph-rsid="01c5425e"/>
    </style:style>
    <style:style style:name="P385" style:family="paragraph" style:parent-style-name="Text_20_body">
      <style:paragraph-properties fo:text-align="start" style:justify-single-word="false"/>
      <style:text-properties officeooo:rsid="01c5849b" officeooo:paragraph-rsid="01c5849b"/>
    </style:style>
    <style:style style:name="P386" style:family="paragraph" style:parent-style-name="Text_20_body">
      <style:paragraph-properties fo:text-align="start" style:justify-single-word="false"/>
      <style:text-properties officeooo:rsid="01c883c5" officeooo:paragraph-rsid="01c883c5"/>
    </style:style>
    <style:style style:name="P387" style:family="paragraph" style:parent-style-name="Text_20_body">
      <style:paragraph-properties fo:text-align="start" style:justify-single-word="false"/>
      <style:text-properties officeooo:rsid="01c8dcb5" officeooo:paragraph-rsid="01c8dcb5"/>
    </style:style>
    <style:style style:name="P388" style:family="paragraph" style:parent-style-name="Text_20_body">
      <style:paragraph-properties fo:text-align="start" style:justify-single-word="false"/>
      <style:text-properties officeooo:rsid="01c9cbd2" officeooo:paragraph-rsid="01c9cbd2"/>
    </style:style>
    <style:style style:name="P389" style:family="paragraph" style:parent-style-name="Text_20_body">
      <style:paragraph-properties fo:text-align="start" style:justify-single-word="false"/>
      <style:text-properties officeooo:rsid="01cb3899" officeooo:paragraph-rsid="01cb3899"/>
    </style:style>
    <style:style style:name="P390" style:family="paragraph" style:parent-style-name="Text_20_body">
      <style:paragraph-properties fo:text-align="start" style:justify-single-word="false"/>
      <style:text-properties officeooo:rsid="01ce710a" officeooo:paragraph-rsid="01ce710a"/>
    </style:style>
    <style:style style:name="P391" style:family="paragraph" style:parent-style-name="Text_20_body">
      <style:paragraph-properties fo:text-align="start" style:justify-single-word="false"/>
      <style:text-properties officeooo:rsid="01cf3b21" officeooo:paragraph-rsid="01cf3b21"/>
    </style:style>
    <style:style style:name="P392" style:family="paragraph" style:parent-style-name="Text_20_body">
      <style:paragraph-properties fo:text-align="start" style:justify-single-word="false"/>
      <style:text-properties officeooo:rsid="01cfaf60" officeooo:paragraph-rsid="01cfaf60"/>
    </style:style>
    <style:style style:name="P393" style:family="paragraph" style:parent-style-name="Text_20_body">
      <style:paragraph-properties fo:text-align="start" style:justify-single-word="false"/>
      <style:text-properties officeooo:rsid="01d10b05" officeooo:paragraph-rsid="01d10b05"/>
    </style:style>
    <style:style style:name="P394" style:family="paragraph" style:parent-style-name="Text_20_body">
      <style:paragraph-properties fo:text-align="start" style:justify-single-word="false"/>
      <style:text-properties officeooo:rsid="01d214c0" officeooo:paragraph-rsid="01d214c0"/>
    </style:style>
    <style:style style:name="P395" style:family="paragraph" style:parent-style-name="Text_20_body">
      <style:paragraph-properties fo:text-align="start" style:justify-single-word="false"/>
      <style:text-properties officeooo:rsid="01d764df" officeooo:paragraph-rsid="01d764df"/>
    </style:style>
    <style:style style:name="P396" style:family="paragraph" style:parent-style-name="Text_20_body">
      <style:paragraph-properties fo:text-align="start" style:justify-single-word="false"/>
      <style:text-properties officeooo:rsid="01dcb277" officeooo:paragraph-rsid="01dcb277"/>
    </style:style>
    <style:style style:name="P397" style:family="paragraph" style:parent-style-name="Text_20_body">
      <style:paragraph-properties fo:text-align="start" style:justify-single-word="false"/>
      <style:text-properties officeooo:rsid="01dea0a9" officeooo:paragraph-rsid="01dea0a9"/>
    </style:style>
    <style:style style:name="P398" style:family="paragraph" style:parent-style-name="Text_20_body">
      <style:paragraph-properties fo:text-align="start" style:justify-single-word="false"/>
      <style:text-properties officeooo:rsid="01e2c254" officeooo:paragraph-rsid="01e2c254"/>
    </style:style>
    <style:style style:name="P399" style:family="paragraph" style:parent-style-name="Text_20_body">
      <style:paragraph-properties fo:text-align="start" style:justify-single-word="false"/>
      <style:text-properties officeooo:rsid="01e4592c" officeooo:paragraph-rsid="02086c8d"/>
    </style:style>
    <style:style style:name="P400" style:family="paragraph" style:parent-style-name="Text_20_body">
      <style:paragraph-properties fo:text-align="start" style:justify-single-word="false"/>
      <style:text-properties officeooo:rsid="01e4592c" officeooo:paragraph-rsid="0217013f"/>
    </style:style>
    <style:style style:name="P401" style:family="paragraph" style:parent-style-name="Text_20_body">
      <style:paragraph-properties fo:text-align="start" style:justify-single-word="false"/>
      <style:text-properties officeooo:rsid="01e4592c" officeooo:paragraph-rsid="021bf0ab"/>
    </style:style>
    <style:style style:name="P402" style:family="paragraph" style:parent-style-name="Text_20_body">
      <style:paragraph-properties fo:text-align="start" style:justify-single-word="false"/>
      <style:text-properties officeooo:rsid="01e6369c" officeooo:paragraph-rsid="01e6369c"/>
    </style:style>
    <style:style style:name="P403" style:family="paragraph" style:parent-style-name="Text_20_body">
      <style:paragraph-properties fo:text-align="start" style:justify-single-word="false"/>
      <style:text-properties officeooo:rsid="01ea0b4b" officeooo:paragraph-rsid="01ea0b4b"/>
    </style:style>
    <style:style style:name="P404" style:family="paragraph" style:parent-style-name="Text_20_body">
      <style:paragraph-properties fo:text-align="start" style:justify-single-word="false"/>
      <style:text-properties officeooo:rsid="01ea8fc8" officeooo:paragraph-rsid="01ea8fc8"/>
    </style:style>
    <style:style style:name="P405" style:family="paragraph" style:parent-style-name="Text_20_body">
      <style:paragraph-properties fo:text-align="start" style:justify-single-word="false"/>
      <style:text-properties officeooo:rsid="01f37ce0" officeooo:paragraph-rsid="01f37ce0"/>
    </style:style>
    <style:style style:name="P406" style:family="paragraph" style:parent-style-name="Text_20_body">
      <style:paragraph-properties fo:text-align="start" style:justify-single-word="false"/>
      <style:text-properties officeooo:rsid="01fc199e" officeooo:paragraph-rsid="01fc199e"/>
    </style:style>
    <style:style style:name="P407" style:family="paragraph" style:parent-style-name="Text_20_body">
      <style:paragraph-properties fo:text-align="start" style:justify-single-word="false"/>
      <style:text-properties officeooo:rsid="01fecbfd" officeooo:paragraph-rsid="01fecbfd"/>
    </style:style>
    <style:style style:name="P408" style:family="paragraph" style:parent-style-name="Text_20_body">
      <style:paragraph-properties fo:text-align="start" style:justify-single-word="false"/>
      <style:text-properties officeooo:rsid="02013ad6" officeooo:paragraph-rsid="02013ad6"/>
    </style:style>
    <style:style style:name="P409" style:family="paragraph" style:parent-style-name="Text_20_body">
      <style:paragraph-properties fo:text-align="start" style:justify-single-word="false"/>
      <style:text-properties officeooo:rsid="020356cf" officeooo:paragraph-rsid="020356cf"/>
    </style:style>
    <style:style style:name="P410" style:family="paragraph" style:parent-style-name="Text_20_body">
      <style:paragraph-properties fo:text-align="start" style:justify-single-word="false"/>
      <style:text-properties officeooo:rsid="0209a499" officeooo:paragraph-rsid="0209a499"/>
    </style:style>
    <style:style style:name="P411" style:family="paragraph" style:parent-style-name="Text_20_body">
      <style:paragraph-properties fo:text-align="start" style:justify-single-word="false"/>
      <style:text-properties officeooo:rsid="020c98ee" officeooo:paragraph-rsid="020c98ee"/>
    </style:style>
    <style:style style:name="P412" style:family="paragraph" style:parent-style-name="Text_20_body">
      <style:paragraph-properties fo:text-align="start" style:justify-single-word="false"/>
      <style:text-properties officeooo:rsid="020d9fa0" officeooo:paragraph-rsid="020d9fa0"/>
    </style:style>
    <style:style style:name="P413" style:family="paragraph" style:parent-style-name="Text_20_body">
      <style:paragraph-properties fo:text-align="start" style:justify-single-word="false"/>
      <style:text-properties officeooo:rsid="020e70c7" officeooo:paragraph-rsid="020e70c7"/>
    </style:style>
    <style:style style:name="P414" style:family="paragraph" style:parent-style-name="Text_20_body">
      <style:paragraph-properties fo:text-align="start" style:justify-single-word="false"/>
      <style:text-properties officeooo:rsid="02115614" officeooo:paragraph-rsid="02115614"/>
    </style:style>
    <style:style style:name="P415" style:family="paragraph" style:parent-style-name="Text_20_body">
      <style:paragraph-properties fo:text-align="start" style:justify-single-word="false"/>
      <style:text-properties officeooo:rsid="0213a3c9" officeooo:paragraph-rsid="0213a3c9"/>
    </style:style>
    <style:style style:name="P416" style:family="paragraph" style:parent-style-name="Text_20_body">
      <style:paragraph-properties fo:text-align="start" style:justify-single-word="false"/>
      <style:text-properties officeooo:rsid="0215a26a" officeooo:paragraph-rsid="0215a26a"/>
    </style:style>
    <style:style style:name="P417" style:family="paragraph" style:parent-style-name="Text_20_body">
      <style:paragraph-properties fo:text-align="start" style:justify-single-word="false"/>
      <style:text-properties officeooo:rsid="02182077" officeooo:paragraph-rsid="02182077"/>
    </style:style>
    <style:style style:name="P418" style:family="paragraph" style:parent-style-name="Text_20_body">
      <style:paragraph-properties fo:text-align="start" style:justify-single-word="false"/>
      <style:text-properties officeooo:rsid="02206432" officeooo:paragraph-rsid="02206432"/>
    </style:style>
    <style:style style:name="P419" style:family="paragraph" style:parent-style-name="Text_20_body">
      <style:paragraph-properties fo:text-align="start" style:justify-single-word="false"/>
      <style:text-properties officeooo:rsid="02265c22" officeooo:paragraph-rsid="02265c22"/>
    </style:style>
    <style:style style:name="P420" style:family="paragraph" style:parent-style-name="Text_20_body">
      <style:paragraph-properties fo:text-align="start" style:justify-single-word="false"/>
      <style:text-properties officeooo:rsid="02291722" officeooo:paragraph-rsid="02291722"/>
    </style:style>
    <style:style style:name="P421" style:family="paragraph" style:parent-style-name="Text_20_body">
      <style:paragraph-properties fo:text-align="start" style:justify-single-word="false"/>
      <style:text-properties officeooo:rsid="0229d569" officeooo:paragraph-rsid="0229d569"/>
    </style:style>
    <style:style style:name="P422" style:family="paragraph" style:parent-style-name="Text_20_body">
      <style:paragraph-properties fo:text-align="start" style:justify-single-word="false"/>
      <style:text-properties officeooo:rsid="022acd90" officeooo:paragraph-rsid="022acd90"/>
    </style:style>
    <style:style style:name="P423" style:family="paragraph" style:parent-style-name="Text_20_body">
      <style:paragraph-properties fo:text-align="start" style:justify-single-word="false"/>
      <style:text-properties officeooo:rsid="022dbef9" officeooo:paragraph-rsid="022dbef9"/>
    </style:style>
    <style:style style:name="P424" style:family="paragraph" style:parent-style-name="Text_20_body">
      <style:paragraph-properties fo:text-align="start" style:justify-single-word="false"/>
      <style:text-properties officeooo:rsid="02908c7b" officeooo:paragraph-rsid="02908c7b"/>
    </style:style>
    <style:style style:name="P425" style:family="paragraph" style:parent-style-name="Text_20_body">
      <style:paragraph-properties fo:text-align="start" style:justify-single-word="false"/>
      <style:text-properties officeooo:rsid="02958e8d" officeooo:paragraph-rsid="02958e8d"/>
    </style:style>
    <style:style style:name="P426" style:family="paragraph" style:parent-style-name="Text_20_body">
      <style:paragraph-properties fo:text-align="start" style:justify-single-word="false"/>
      <style:text-properties officeooo:rsid="02958e8d" officeooo:paragraph-rsid="02c94ac3"/>
    </style:style>
    <style:style style:name="P427" style:family="paragraph" style:parent-style-name="Text_20_body">
      <style:paragraph-properties fo:text-align="start" style:justify-single-word="false"/>
      <style:text-properties officeooo:rsid="02969e6c" officeooo:paragraph-rsid="02969e6c"/>
    </style:style>
    <style:style style:name="P428" style:family="paragraph" style:parent-style-name="Text_20_body">
      <style:paragraph-properties fo:text-align="start" style:justify-single-word="false"/>
      <style:text-properties officeooo:rsid="029adc43" officeooo:paragraph-rsid="029adc43"/>
    </style:style>
    <style:style style:name="P429" style:family="paragraph" style:parent-style-name="Text_20_body">
      <style:paragraph-properties fo:text-align="start" style:justify-single-word="false"/>
      <style:text-properties officeooo:rsid="029cf30f" officeooo:paragraph-rsid="029cf30f"/>
    </style:style>
    <style:style style:name="P430" style:family="paragraph" style:parent-style-name="Text_20_body">
      <style:text-properties officeooo:rsid="029efe57" officeooo:paragraph-rsid="029efe57"/>
    </style:style>
    <style:style style:name="P431" style:family="paragraph" style:parent-style-name="Text_20_body">
      <style:text-properties officeooo:rsid="02a574e4" officeooo:paragraph-rsid="02a574e4"/>
    </style:style>
    <style:style style:name="P432" style:family="paragraph" style:parent-style-name="Text_20_body">
      <style:text-properties officeooo:rsid="02af39ad" officeooo:paragraph-rsid="02af39ad"/>
    </style:style>
    <style:style style:name="P433" style:family="paragraph" style:parent-style-name="Text_20_body">
      <style:text-properties officeooo:rsid="02b19fc4" officeooo:paragraph-rsid="02b19fc4"/>
    </style:style>
    <style:style style:name="P434" style:family="paragraph" style:parent-style-name="Text_20_body">
      <style:text-properties officeooo:rsid="02bcab97" officeooo:paragraph-rsid="02bcab97"/>
    </style:style>
    <style:style style:name="P435" style:family="paragraph" style:parent-style-name="Text_20_body">
      <style:text-properties officeooo:rsid="02bfe22d" officeooo:paragraph-rsid="02bfe22d"/>
    </style:style>
    <style:style style:name="P436" style:family="paragraph" style:parent-style-name="Text_20_body">
      <style:text-properties officeooo:rsid="02c6ed28" officeooo:paragraph-rsid="02c6ed28"/>
    </style:style>
    <style:style style:name="P437" style:family="paragraph" style:parent-style-name="Text_20_body">
      <style:paragraph-properties fo:text-align="start" style:justify-single-word="false"/>
      <style:text-properties officeooo:rsid="02cb3361" officeooo:paragraph-rsid="02cb3361"/>
    </style:style>
    <style:style style:name="P438" style:family="paragraph" style:parent-style-name="Text_20_body">
      <style:paragraph-properties fo:text-align="start" style:justify-single-word="false"/>
      <style:text-properties officeooo:rsid="02cd3820" officeooo:paragraph-rsid="02cd3820"/>
    </style:style>
    <style:style style:name="P439" style:family="paragraph" style:parent-style-name="Text_20_body">
      <style:paragraph-properties fo:text-align="start" style:justify-single-word="false"/>
      <style:text-properties officeooo:rsid="02dd2d4a" officeooo:paragraph-rsid="02dd2d4a"/>
    </style:style>
    <style:style style:name="P440" style:family="paragraph" style:parent-style-name="Text_20_body">
      <style:paragraph-properties fo:text-align="start" style:justify-single-word="false"/>
      <style:text-properties officeooo:rsid="02e1b942" officeooo:paragraph-rsid="02e1b942"/>
    </style:style>
    <style:style style:name="P441" style:family="paragraph" style:parent-style-name="Text_20_body">
      <style:paragraph-properties fo:text-align="start" style:justify-single-word="false"/>
      <style:text-properties officeooo:rsid="02e2d889" officeooo:paragraph-rsid="02e2d889"/>
    </style:style>
    <style:style style:name="P442" style:family="paragraph" style:parent-style-name="Text_20_body">
      <style:paragraph-properties fo:text-align="start" style:justify-single-word="false"/>
      <style:text-properties officeooo:rsid="02e5cbd2" officeooo:paragraph-rsid="02e5cbd2"/>
    </style:style>
    <style:style style:name="P443" style:family="paragraph" style:parent-style-name="Text_20_body">
      <style:paragraph-properties fo:text-align="start" style:justify-single-word="false"/>
      <style:text-properties officeooo:rsid="02e5d355" officeooo:paragraph-rsid="02e5d355"/>
    </style:style>
    <style:style style:name="P444" style:family="paragraph" style:parent-style-name="Text_20_body">
      <style:paragraph-properties fo:text-align="start" style:justify-single-word="false"/>
      <style:text-properties officeooo:rsid="02e756a5" officeooo:paragraph-rsid="02e756a5"/>
    </style:style>
    <style:style style:name="P445" style:family="paragraph" style:parent-style-name="Text_20_body">
      <style:paragraph-properties fo:text-align="center" style:justify-single-word="false"/>
      <style:text-properties officeooo:rsid="02f22669" officeooo:paragraph-rsid="02f22669"/>
    </style:style>
    <style:style style:name="P446" style:family="paragraph" style:parent-style-name="Text_20_body">
      <style:paragraph-properties fo:text-align="start" style:justify-single-word="false"/>
      <style:text-properties officeooo:rsid="02f6cc77" officeooo:paragraph-rsid="02f6cc77"/>
    </style:style>
    <style:style style:name="P447" style:family="paragraph" style:parent-style-name="Text_20_body">
      <style:paragraph-properties fo:text-align="start" style:justify-single-word="false"/>
      <style:text-properties officeooo:rsid="02fcbe95" officeooo:paragraph-rsid="02fcbe95"/>
    </style:style>
    <style:style style:name="P448" style:family="paragraph" style:parent-style-name="Text_20_body">
      <style:paragraph-properties fo:text-align="start" style:justify-single-word="false"/>
      <style:text-properties officeooo:rsid="02ff3c15" officeooo:paragraph-rsid="02ff3c15"/>
    </style:style>
    <style:style style:name="P449" style:family="paragraph" style:parent-style-name="Text_20_body">
      <style:paragraph-properties fo:text-align="start" style:justify-single-word="false"/>
      <style:text-properties officeooo:rsid="03065f3f" officeooo:paragraph-rsid="03065f3f"/>
    </style:style>
    <style:style style:name="P450" style:family="paragraph" style:parent-style-name="Text_20_body">
      <style:paragraph-properties fo:text-align="start" style:justify-single-word="false"/>
      <style:text-properties officeooo:rsid="03094552" officeooo:paragraph-rsid="03094552"/>
    </style:style>
    <style:style style:name="P451" style:family="paragraph" style:parent-style-name="Text_20_body">
      <style:paragraph-properties fo:text-align="start" style:justify-single-word="false"/>
      <style:text-properties officeooo:rsid="03097fea" officeooo:paragraph-rsid="03097fea"/>
    </style:style>
    <style:style style:name="P452" style:family="paragraph" style:parent-style-name="Text_20_body">
      <style:paragraph-properties fo:text-align="start" style:justify-single-word="false"/>
      <style:text-properties officeooo:rsid="03128f57" officeooo:paragraph-rsid="03128f57"/>
    </style:style>
    <style:style style:name="P453" style:family="paragraph" style:parent-style-name="Text_20_body">
      <style:paragraph-properties fo:text-align="start" style:justify-single-word="false"/>
      <style:text-properties officeooo:rsid="03145c2f" officeooo:paragraph-rsid="03145c2f"/>
    </style:style>
    <style:style style:name="P454" style:family="paragraph" style:parent-style-name="Text_20_body">
      <style:paragraph-properties fo:text-align="start" style:justify-single-word="false"/>
      <style:text-properties officeooo:rsid="0318ba10" officeooo:paragraph-rsid="0318ba10"/>
    </style:style>
    <style:style style:name="P455" style:family="paragraph" style:parent-style-name="Text_20_body">
      <style:paragraph-properties fo:text-align="start" style:justify-single-word="false"/>
      <style:text-properties officeooo:rsid="031bde06" officeooo:paragraph-rsid="031bde06"/>
    </style:style>
    <style:style style:name="P456" style:family="paragraph" style:parent-style-name="Text_20_body">
      <style:paragraph-properties fo:text-align="start" style:justify-single-word="false"/>
      <style:text-properties officeooo:rsid="031e6e8f" officeooo:paragraph-rsid="031e6e8f"/>
    </style:style>
    <style:style style:name="P457" style:family="paragraph" style:parent-style-name="Text_20_body">
      <style:paragraph-properties fo:text-align="start" style:justify-single-word="false"/>
      <style:text-properties officeooo:rsid="03215b58" officeooo:paragraph-rsid="03215b58"/>
    </style:style>
    <style:style style:name="P458" style:family="paragraph" style:parent-style-name="Text_20_body">
      <style:paragraph-properties fo:text-align="start" style:justify-single-word="false"/>
      <style:text-properties officeooo:rsid="0322c8de" officeooo:paragraph-rsid="0322c8de"/>
    </style:style>
    <style:style style:name="P459" style:family="paragraph" style:parent-style-name="Text_20_body">
      <style:paragraph-properties fo:text-align="start" style:justify-single-word="false"/>
      <style:text-properties officeooo:rsid="032b434c" officeooo:paragraph-rsid="032b434c"/>
    </style:style>
    <style:style style:name="P460" style:family="paragraph" style:parent-style-name="Text_20_body">
      <style:paragraph-properties fo:text-align="start" style:justify-single-word="false"/>
      <style:text-properties officeooo:rsid="0331660a" officeooo:paragraph-rsid="0331660a"/>
    </style:style>
    <style:style style:name="P461" style:family="paragraph" style:parent-style-name="Text_20_body">
      <style:paragraph-properties fo:text-align="center" style:justify-single-word="false"/>
      <style:text-properties officeooo:rsid="02ecaad1" officeooo:paragraph-rsid="02ecaad1"/>
    </style:style>
    <style:style style:name="P462" style:family="paragraph" style:parent-style-name="Text_20_body">
      <style:paragraph-properties fo:text-align="start" style:justify-single-word="false"/>
      <style:text-properties officeooo:rsid="03339c0e" officeooo:paragraph-rsid="03339c0e"/>
    </style:style>
    <style:style style:name="P463" style:family="paragraph" style:parent-style-name="Text_20_body">
      <style:paragraph-properties fo:text-align="start" style:justify-single-word="false"/>
      <style:text-properties officeooo:rsid="033416ac" officeooo:paragraph-rsid="033416ac"/>
    </style:style>
    <style:style style:name="P464" style:family="paragraph" style:parent-style-name="Text_20_body">
      <style:paragraph-properties fo:text-align="start" style:justify-single-word="false"/>
      <style:text-properties officeooo:rsid="033416ac" officeooo:paragraph-rsid="0335ea20"/>
    </style:style>
    <style:style style:name="P465" style:family="paragraph" style:parent-style-name="Text_20_body">
      <style:paragraph-properties fo:text-align="start" style:justify-single-word="false"/>
      <style:text-properties officeooo:rsid="033416ac" officeooo:paragraph-rsid="0339a82c"/>
    </style:style>
    <style:style style:name="P466" style:family="paragraph" style:parent-style-name="Text_20_body">
      <style:paragraph-properties fo:text-align="start" style:justify-single-word="false"/>
      <style:text-properties officeooo:rsid="033416ac" officeooo:paragraph-rsid="0340cd80"/>
    </style:style>
    <style:style style:name="P467" style:family="paragraph" style:parent-style-name="Text_20_body">
      <style:paragraph-properties fo:text-align="start" style:justify-single-word="false"/>
      <style:text-properties officeooo:rsid="033416ac" officeooo:paragraph-rsid="0354ef03"/>
    </style:style>
    <style:style style:name="P468" style:family="paragraph" style:parent-style-name="Text_20_body">
      <style:paragraph-properties fo:text-align="start" style:justify-single-word="false"/>
      <style:text-properties officeooo:rsid="033416ac" officeooo:paragraph-rsid="036b21ba"/>
    </style:style>
    <style:style style:name="P469" style:family="paragraph" style:parent-style-name="Text_20_body">
      <style:paragraph-properties fo:text-align="start" style:justify-single-word="false"/>
      <style:text-properties officeooo:rsid="0335ea20" officeooo:paragraph-rsid="0335ea20"/>
    </style:style>
    <style:style style:name="P470" style:family="paragraph" style:parent-style-name="Text_20_body">
      <style:paragraph-properties fo:text-align="start" style:justify-single-word="false"/>
      <style:text-properties officeooo:rsid="0336dbb7" officeooo:paragraph-rsid="0336dbb7"/>
    </style:style>
    <style:style style:name="P471" style:family="paragraph" style:parent-style-name="Text_20_body">
      <style:paragraph-properties fo:text-align="start" style:justify-single-word="false"/>
      <style:text-properties officeooo:rsid="0339a82c" officeooo:paragraph-rsid="0339a82c"/>
    </style:style>
    <style:style style:name="P472" style:family="paragraph" style:parent-style-name="Text_20_body">
      <style:paragraph-properties fo:text-align="start" style:justify-single-word="false"/>
      <style:text-properties officeooo:rsid="033b7951" officeooo:paragraph-rsid="033b7951"/>
    </style:style>
    <style:style style:name="P473" style:family="paragraph" style:parent-style-name="Text_20_body">
      <style:paragraph-properties fo:text-align="start" style:justify-single-word="false"/>
      <style:text-properties officeooo:rsid="034138c5" officeooo:paragraph-rsid="034138c5"/>
    </style:style>
    <style:style style:name="P474" style:family="paragraph" style:parent-style-name="Text_20_body">
      <style:paragraph-properties fo:text-align="start" style:justify-single-word="false"/>
      <style:text-properties officeooo:rsid="0345c7b6" officeooo:paragraph-rsid="0345c7b6"/>
    </style:style>
    <style:style style:name="P475" style:family="paragraph" style:parent-style-name="Text_20_body">
      <style:paragraph-properties fo:text-align="start" style:justify-single-word="false"/>
      <style:text-properties officeooo:rsid="0348c4b7" officeooo:paragraph-rsid="0348c4b7"/>
    </style:style>
    <style:style style:name="P476" style:family="paragraph" style:parent-style-name="Text_20_body">
      <style:paragraph-properties fo:text-align="start" style:justify-single-word="false"/>
      <style:text-properties officeooo:rsid="034bef30" officeooo:paragraph-rsid="034bef30"/>
    </style:style>
    <style:style style:name="P477" style:family="paragraph" style:parent-style-name="Text_20_body">
      <style:paragraph-properties fo:text-align="start" style:justify-single-word="false"/>
      <style:text-properties officeooo:rsid="035076cd" officeooo:paragraph-rsid="035076cd"/>
    </style:style>
    <style:style style:name="P478" style:family="paragraph" style:parent-style-name="Text_20_body">
      <style:paragraph-properties fo:text-align="start" style:justify-single-word="false"/>
      <style:text-properties officeooo:rsid="03520909" officeooo:paragraph-rsid="03520909"/>
    </style:style>
    <style:style style:name="P479" style:family="paragraph" style:parent-style-name="Text_20_body">
      <style:paragraph-properties fo:text-align="start" style:justify-single-word="false"/>
      <style:text-properties officeooo:rsid="0355d2df" officeooo:paragraph-rsid="035cdd12"/>
    </style:style>
    <style:style style:name="P480" style:family="paragraph" style:parent-style-name="Text_20_body">
      <style:paragraph-properties fo:text-align="start" style:justify-single-word="false"/>
      <style:text-properties officeooo:rsid="035eb48a" officeooo:paragraph-rsid="035eb48a"/>
    </style:style>
    <style:style style:name="P481" style:family="paragraph" style:parent-style-name="Text_20_body">
      <style:paragraph-properties fo:text-align="start" style:justify-single-word="false"/>
      <style:text-properties officeooo:rsid="035ebfac" officeooo:paragraph-rsid="035ebfac"/>
    </style:style>
    <style:style style:name="P482" style:family="paragraph" style:parent-style-name="Text_20_body">
      <style:paragraph-properties fo:text-align="start" style:justify-single-word="false"/>
      <style:text-properties officeooo:rsid="035f7495" officeooo:paragraph-rsid="035f7495"/>
    </style:style>
    <style:style style:name="P483" style:family="paragraph" style:parent-style-name="Text_20_body">
      <style:paragraph-properties fo:text-align="start" style:justify-single-word="false"/>
      <style:text-properties officeooo:rsid="0360b29b" officeooo:paragraph-rsid="0360b29b"/>
    </style:style>
    <style:style style:name="P484" style:family="paragraph" style:parent-style-name="Text_20_body">
      <style:paragraph-properties fo:text-align="start" style:justify-single-word="false"/>
      <style:text-properties officeooo:rsid="036a03ab" officeooo:paragraph-rsid="036a03ab"/>
    </style:style>
    <style:style style:name="P485" style:family="paragraph" style:parent-style-name="Text_20_body">
      <style:paragraph-properties fo:text-align="start" style:justify-single-word="false"/>
      <style:text-properties officeooo:rsid="036b391a" officeooo:paragraph-rsid="036b391a"/>
    </style:style>
    <style:style style:name="P486" style:family="paragraph" style:parent-style-name="Text_20_body">
      <style:paragraph-properties fo:text-align="start" style:justify-single-word="false"/>
      <style:text-properties officeooo:rsid="037527b7" officeooo:paragraph-rsid="037527b7"/>
    </style:style>
    <style:style style:name="P487" style:family="paragraph" style:parent-style-name="Text_20_body">
      <style:paragraph-properties fo:text-align="start" style:justify-single-word="false"/>
      <style:text-properties officeooo:rsid="03771ea9" officeooo:paragraph-rsid="037b2260"/>
    </style:style>
    <style:style style:name="P488" style:family="paragraph" style:parent-style-name="Text_20_body">
      <style:paragraph-properties fo:text-align="start" style:justify-single-word="false"/>
      <style:text-properties officeooo:rsid="037b2260" officeooo:paragraph-rsid="037b2260"/>
    </style:style>
    <style:style style:name="P489" style:family="paragraph" style:parent-style-name="Text_20_body">
      <style:paragraph-properties fo:text-align="start" style:justify-single-word="false"/>
      <style:text-properties officeooo:rsid="03881b68" officeooo:paragraph-rsid="03881b68"/>
    </style:style>
    <style:style style:name="P490" style:family="paragraph" style:parent-style-name="Text_20_body">
      <style:paragraph-properties fo:text-align="start" style:justify-single-word="false"/>
      <style:text-properties officeooo:rsid="038baa8f" officeooo:paragraph-rsid="038baa8f"/>
    </style:style>
    <style:style style:name="P491" style:family="paragraph" style:parent-style-name="Text_20_body">
      <style:paragraph-properties fo:text-align="start" style:justify-single-word="false"/>
      <style:text-properties officeooo:rsid="038ee3e1" officeooo:paragraph-rsid="038ee3e1"/>
    </style:style>
    <style:style style:name="P492" style:family="paragraph" style:parent-style-name="Text_20_body">
      <style:paragraph-properties fo:text-align="start" style:justify-single-word="false"/>
      <style:text-properties officeooo:rsid="0390dde5" officeooo:paragraph-rsid="03961963"/>
    </style:style>
    <style:style style:name="P493" style:family="paragraph" style:parent-style-name="Text_20_body">
      <style:paragraph-properties fo:text-align="start" style:justify-single-word="false"/>
      <style:text-properties officeooo:rsid="0393e632" officeooo:paragraph-rsid="0393e632"/>
    </style:style>
    <style:style style:name="P494" style:family="paragraph" style:parent-style-name="Text_20_body">
      <style:paragraph-properties fo:text-align="start" style:justify-single-word="false"/>
      <style:text-properties officeooo:rsid="03961963" officeooo:paragraph-rsid="03961963"/>
    </style:style>
    <style:style style:name="P495" style:family="paragraph" style:parent-style-name="Text_20_body">
      <style:paragraph-properties fo:text-align="start" style:justify-single-word="false"/>
      <style:text-properties officeooo:rsid="039f1596" officeooo:paragraph-rsid="039f1596"/>
    </style:style>
    <style:style style:name="P496" style:family="paragraph" style:parent-style-name="Text_20_body">
      <style:paragraph-properties fo:text-align="start" style:justify-single-word="false"/>
      <style:text-properties officeooo:rsid="039f1596" officeooo:paragraph-rsid="039f8370"/>
    </style:style>
    <style:style style:name="P497" style:family="paragraph" style:parent-style-name="Text_20_body">
      <style:paragraph-properties fo:text-align="start" style:justify-single-word="false"/>
      <style:text-properties officeooo:rsid="039f1596" officeooo:paragraph-rsid="03af7f53"/>
    </style:style>
    <style:style style:name="P498" style:family="paragraph" style:parent-style-name="Text_20_body">
      <style:paragraph-properties fo:text-align="start" style:justify-single-word="false"/>
      <style:text-properties officeooo:rsid="039f1596" officeooo:paragraph-rsid="03b80ead"/>
    </style:style>
    <style:style style:name="P499" style:family="paragraph" style:parent-style-name="Text_20_body">
      <style:paragraph-properties fo:text-align="start" style:justify-single-word="false"/>
      <style:text-properties officeooo:rsid="039f1596" officeooo:paragraph-rsid="03c0ebde"/>
    </style:style>
    <style:style style:name="P500" style:family="paragraph" style:parent-style-name="Text_20_body">
      <style:paragraph-properties fo:text-align="start" style:justify-single-word="false"/>
      <style:text-properties officeooo:rsid="039f1596" officeooo:paragraph-rsid="03d11011"/>
    </style:style>
    <style:style style:name="P501" style:family="paragraph" style:parent-style-name="Text_20_body">
      <style:paragraph-properties fo:text-align="start" style:justify-single-word="false"/>
      <style:text-properties officeooo:rsid="039f8d11" officeooo:paragraph-rsid="03a8ef7f"/>
    </style:style>
    <style:style style:name="P502" style:family="paragraph" style:parent-style-name="Text_20_body">
      <style:paragraph-properties fo:text-align="start" style:justify-single-word="false"/>
      <style:text-properties officeooo:rsid="03b1826e" officeooo:paragraph-rsid="03b39e8f"/>
    </style:style>
    <style:style style:name="P503" style:family="paragraph" style:parent-style-name="Text_20_body">
      <style:paragraph-properties fo:text-align="start" style:justify-single-word="false"/>
      <style:text-properties officeooo:rsid="03b50b34" officeooo:paragraph-rsid="03b50b34"/>
    </style:style>
    <style:style style:name="P504" style:family="paragraph" style:parent-style-name="Text_20_body">
      <style:paragraph-properties fo:text-align="start" style:justify-single-word="false"/>
      <style:text-properties officeooo:rsid="03b805fe" officeooo:paragraph-rsid="03b805fe"/>
    </style:style>
    <style:style style:name="P505" style:family="paragraph" style:parent-style-name="Text_20_body">
      <style:paragraph-properties fo:text-align="start" style:justify-single-word="false"/>
      <style:text-properties officeooo:rsid="03b97f2f" officeooo:paragraph-rsid="03b97f2f"/>
    </style:style>
    <style:style style:name="P506" style:family="paragraph" style:parent-style-name="Text_20_body">
      <style:paragraph-properties fo:text-align="start" style:justify-single-word="false"/>
      <style:text-properties officeooo:rsid="03be7dc0" officeooo:paragraph-rsid="03be7dc0"/>
    </style:style>
    <style:style style:name="P507" style:family="paragraph" style:parent-style-name="Text_20_body">
      <style:paragraph-properties fo:text-align="start" style:justify-single-word="false"/>
      <style:text-properties officeooo:rsid="03c242cc" officeooo:paragraph-rsid="03c242cc"/>
    </style:style>
    <style:style style:name="P508" style:family="paragraph" style:parent-style-name="Text_20_body">
      <style:paragraph-properties fo:text-align="start" style:justify-single-word="false"/>
      <style:text-properties officeooo:rsid="03cfc6e6" officeooo:paragraph-rsid="03cfc6e6"/>
    </style:style>
    <style:style style:name="P509" style:family="paragraph" style:parent-style-name="Text_20_body">
      <style:paragraph-properties fo:text-align="start" style:justify-single-word="false"/>
      <style:text-properties officeooo:rsid="03d30254" officeooo:paragraph-rsid="03d30254"/>
    </style:style>
    <style:style style:name="P510" style:family="paragraph" style:parent-style-name="Text_20_body">
      <style:paragraph-properties fo:text-align="start" style:justify-single-word="false"/>
      <style:text-properties officeooo:rsid="03d53435" officeooo:paragraph-rsid="03d6bf40"/>
    </style:style>
    <style:style style:name="P511" style:family="paragraph" style:parent-style-name="Text_20_body">
      <style:paragraph-properties fo:text-align="start" style:justify-single-word="false"/>
      <style:text-properties officeooo:rsid="03da9946" officeooo:paragraph-rsid="03da9946"/>
    </style:style>
    <style:style style:name="P512" style:family="paragraph" style:parent-style-name="Text_20_body">
      <style:paragraph-properties fo:text-align="start" style:justify-single-word="false"/>
      <style:text-properties officeooo:rsid="03dd3f96" officeooo:paragraph-rsid="03dd3f96"/>
    </style:style>
    <style:style style:name="P513" style:family="paragraph" style:parent-style-name="Text_20_body">
      <style:paragraph-properties fo:text-align="start" style:justify-single-word="false"/>
      <style:text-properties officeooo:rsid="03e37958" officeooo:paragraph-rsid="03e37958"/>
    </style:style>
    <style:style style:name="P514" style:family="paragraph" style:parent-style-name="Text_20_body">
      <style:paragraph-properties fo:text-align="start" style:justify-single-word="false"/>
      <style:text-properties officeooo:rsid="03e5e2f3" officeooo:paragraph-rsid="03e5e2f3"/>
    </style:style>
    <style:style style:name="P515" style:family="paragraph" style:parent-style-name="Text_20_body">
      <style:paragraph-properties fo:text-align="start" style:justify-single-word="false"/>
      <style:text-properties officeooo:rsid="03ef618e" officeooo:paragraph-rsid="03ef618e"/>
    </style:style>
    <style:style style:name="P516" style:family="paragraph" style:parent-style-name="Text_20_body">
      <style:paragraph-properties fo:text-align="start" style:justify-single-word="false"/>
      <style:text-properties officeooo:rsid="03f4fe27" officeooo:paragraph-rsid="03f4fe27"/>
    </style:style>
    <style:style style:name="P517" style:family="paragraph" style:parent-style-name="Text_20_body">
      <style:paragraph-properties fo:text-align="start" style:justify-single-word="false"/>
      <style:text-properties officeooo:rsid="03f83d6a" officeooo:paragraph-rsid="03f83d6a"/>
    </style:style>
    <style:style style:name="P518" style:family="paragraph" style:parent-style-name="Text_20_body">
      <style:paragraph-properties fo:text-align="start" style:justify-single-word="false"/>
      <style:text-properties officeooo:rsid="03fea9f3" officeooo:paragraph-rsid="03fea9f3"/>
    </style:style>
    <style:style style:name="P519" style:family="paragraph" style:parent-style-name="Text_20_body">
      <style:paragraph-properties fo:text-align="start" style:justify-single-word="false"/>
      <style:text-properties officeooo:rsid="04036d84" officeooo:paragraph-rsid="04036d84"/>
    </style:style>
    <style:style style:name="P520" style:family="paragraph" style:parent-style-name="Text_20_body">
      <style:paragraph-properties fo:text-align="start" style:justify-single-word="false"/>
      <style:text-properties officeooo:rsid="040d216b" officeooo:paragraph-rsid="040d216b"/>
    </style:style>
    <style:style style:name="P521" style:family="paragraph" style:parent-style-name="Text_20_body">
      <style:paragraph-properties fo:text-align="start" style:justify-single-word="false"/>
      <style:text-properties officeooo:rsid="041ee4af" officeooo:paragraph-rsid="041ee4af"/>
    </style:style>
    <style:style style:name="P522" style:family="paragraph" style:parent-style-name="Text_20_body">
      <style:paragraph-properties fo:text-align="start" style:justify-single-word="false"/>
      <style:text-properties officeooo:rsid="03b39e8f" officeooo:paragraph-rsid="03b39e8f"/>
    </style:style>
    <style:style style:name="P523" style:family="paragraph" style:parent-style-name="Text_20_body">
      <style:paragraph-properties fo:text-align="start" style:justify-single-word="false"/>
      <style:text-properties officeooo:rsid="041f9df6" officeooo:paragraph-rsid="04496c6c"/>
    </style:style>
    <style:style style:name="P524" style:family="paragraph" style:parent-style-name="Text_20_body">
      <style:paragraph-properties fo:text-align="start" style:justify-single-word="false"/>
      <style:text-properties officeooo:rsid="041f9df6" officeooo:paragraph-rsid="044f18b5"/>
    </style:style>
    <style:style style:name="P525" style:family="paragraph" style:parent-style-name="Text_20_body">
      <style:paragraph-properties fo:text-align="start" style:justify-single-word="false"/>
      <style:text-properties officeooo:rsid="0453bbeb" officeooo:paragraph-rsid="0459ea03"/>
    </style:style>
    <style:style style:name="P526" style:family="paragraph" style:parent-style-name="Text_20_body">
      <style:paragraph-properties fo:text-align="start" style:justify-single-word="false"/>
      <style:text-properties officeooo:rsid="0453bbeb" officeooo:paragraph-rsid="045b38de"/>
    </style:style>
    <style:style style:name="P527" style:family="paragraph" style:parent-style-name="Text_20_body">
      <style:paragraph-properties fo:text-align="start" style:justify-single-word="false"/>
      <style:text-properties officeooo:rsid="045c3766" officeooo:paragraph-rsid="045c3766"/>
    </style:style>
    <style:style style:name="P528" style:family="paragraph" style:parent-style-name="Text_20_body">
      <style:paragraph-properties fo:text-align="start" style:justify-single-word="false"/>
      <style:text-properties officeooo:rsid="045db5a5" officeooo:paragraph-rsid="045db5a5"/>
    </style:style>
    <style:style style:name="P529" style:family="paragraph" style:parent-style-name="Text_20_body">
      <style:paragraph-properties fo:text-align="start" style:justify-single-word="false"/>
      <style:text-properties officeooo:rsid="0462d39e" officeooo:paragraph-rsid="0462d39e"/>
    </style:style>
    <style:style style:name="P530" style:family="paragraph" style:parent-style-name="Text_20_body">
      <style:paragraph-properties fo:text-align="start" style:justify-single-word="false"/>
      <style:text-properties officeooo:rsid="04643d41" officeooo:paragraph-rsid="04643d41"/>
    </style:style>
    <style:style style:name="P531" style:family="paragraph" style:parent-style-name="Text_20_body">
      <style:paragraph-properties fo:text-align="start" style:justify-single-word="false"/>
      <style:text-properties officeooo:rsid="04380ce7" officeooo:paragraph-rsid="044f18b5"/>
    </style:style>
    <style:style style:name="P532" style:family="paragraph" style:parent-style-name="Text_20_body">
      <style:paragraph-properties fo:text-align="start" style:justify-single-word="false"/>
      <style:text-properties officeooo:rsid="0459ea03" officeooo:paragraph-rsid="045b38de"/>
    </style:style>
    <style:style style:name="P533" style:family="paragraph" style:parent-style-name="Text_20_body">
      <style:paragraph-properties fo:text-align="start" style:justify-single-word="false"/>
      <style:text-properties officeooo:rsid="0467aaac" officeooo:paragraph-rsid="0467aaac"/>
    </style:style>
    <style:style style:name="P534" style:family="paragraph" style:parent-style-name="Text_20_body">
      <style:paragraph-properties fo:text-align="start" style:justify-single-word="false"/>
      <style:text-properties officeooo:rsid="04765ef4" officeooo:paragraph-rsid="04765ef4"/>
    </style:style>
    <style:style style:name="P535" style:family="paragraph" style:parent-style-name="Text_20_body">
      <style:paragraph-properties fo:text-align="start" style:justify-single-word="false"/>
      <style:text-properties officeooo:rsid="0477ff87" officeooo:paragraph-rsid="0477ff87"/>
    </style:style>
    <style:style style:name="P536" style:family="paragraph" style:parent-style-name="Text_20_body">
      <style:paragraph-properties fo:text-align="start" style:justify-single-word="false"/>
      <style:text-properties officeooo:rsid="047a8827" officeooo:paragraph-rsid="047a8827"/>
    </style:style>
    <style:style style:name="P537" style:family="paragraph" style:parent-style-name="Text_20_body">
      <style:paragraph-properties fo:text-align="start" style:justify-single-word="false"/>
      <style:text-properties officeooo:rsid="047daf75" officeooo:paragraph-rsid="047daf75"/>
    </style:style>
    <style:style style:name="P538" style:family="paragraph" style:parent-style-name="Text_20_body">
      <style:paragraph-properties fo:text-align="start" style:justify-single-word="false"/>
      <style:text-properties officeooo:rsid="047f5cf7" officeooo:paragraph-rsid="047f5cf7"/>
    </style:style>
    <style:style style:name="P539" style:family="paragraph" style:parent-style-name="Text_20_body">
      <style:paragraph-properties fo:text-align="start" style:justify-single-word="false"/>
      <style:text-properties officeooo:rsid="0480bdd6" officeooo:paragraph-rsid="0480bdd6"/>
    </style:style>
    <style:style style:name="P540" style:family="paragraph" style:parent-style-name="Text_20_body">
      <style:paragraph-properties fo:text-align="start" style:justify-single-word="false"/>
      <style:text-properties officeooo:rsid="04849c77" officeooo:paragraph-rsid="04849c77"/>
    </style:style>
    <style:style style:name="P541" style:family="paragraph" style:parent-style-name="Text_20_body">
      <style:paragraph-properties fo:text-align="start" style:justify-single-word="false"/>
      <style:text-properties officeooo:rsid="04879de1" officeooo:paragraph-rsid="04879de1"/>
    </style:style>
    <style:style style:name="P542" style:family="paragraph" style:parent-style-name="Text_20_body">
      <style:paragraph-properties fo:text-align="start" style:justify-single-word="false"/>
      <style:text-properties officeooo:rsid="048d16b9" officeooo:paragraph-rsid="048d16b9"/>
    </style:style>
    <style:style style:name="P543" style:family="paragraph" style:parent-style-name="Text_20_body">
      <style:paragraph-properties fo:text-align="start" style:justify-single-word="false"/>
      <style:text-properties officeooo:rsid="048ec81c" officeooo:paragraph-rsid="048ec81c"/>
    </style:style>
    <style:style style:name="P544" style:family="paragraph" style:parent-style-name="Text_20_body">
      <style:paragraph-properties fo:text-align="start" style:justify-single-word="false"/>
      <style:text-properties officeooo:rsid="0495ee38" officeooo:paragraph-rsid="0495ee38"/>
    </style:style>
    <style:style style:name="P545" style:family="paragraph" style:parent-style-name="Text_20_body">
      <style:text-properties officeooo:paragraph-rsid="0497c76b"/>
    </style:style>
    <style:style style:name="P546" style:family="paragraph" style:parent-style-name="Text_20_body">
      <style:text-properties officeooo:rsid="049a3e50" officeooo:paragraph-rsid="049a3e50"/>
    </style:style>
    <style:style style:name="P547" style:family="paragraph" style:parent-style-name="Text_20_body">
      <style:text-properties officeooo:rsid="049a4df7" officeooo:paragraph-rsid="049a4df7"/>
    </style:style>
    <style:style style:name="P548" style:family="paragraph" style:parent-style-name="Text_20_body">
      <style:text-properties officeooo:rsid="049adf14" officeooo:paragraph-rsid="049adf14"/>
    </style:style>
    <style:style style:name="P549" style:family="paragraph" style:parent-style-name="Text_20_body">
      <style:text-properties officeooo:rsid="049cb849" officeooo:paragraph-rsid="049cb849"/>
    </style:style>
    <style:style style:name="P550" style:family="paragraph" style:parent-style-name="Text_20_body">
      <style:text-properties officeooo:rsid="049dc377" officeooo:paragraph-rsid="049dc377"/>
    </style:style>
    <style:style style:name="P551" style:family="paragraph" style:parent-style-name="Text_20_body">
      <style:text-properties officeooo:rsid="049f0fd1" officeooo:paragraph-rsid="049f0fd1"/>
    </style:style>
    <style:style style:name="P552" style:family="paragraph" style:parent-style-name="Text_20_body">
      <style:text-properties officeooo:rsid="049f4564" officeooo:paragraph-rsid="049f4564"/>
    </style:style>
    <style:style style:name="P553" style:family="paragraph" style:parent-style-name="Text_20_body">
      <style:text-properties officeooo:rsid="04a2d2d1" officeooo:paragraph-rsid="04a2d2d1"/>
    </style:style>
    <style:style style:name="P554" style:family="paragraph" style:parent-style-name="Text_20_body">
      <style:text-properties officeooo:rsid="04a3886d" officeooo:paragraph-rsid="04a3886d"/>
    </style:style>
    <style:style style:name="P555" style:family="paragraph" style:parent-style-name="Text_20_body">
      <style:text-properties officeooo:rsid="04a6772b" officeooo:paragraph-rsid="04a6772b"/>
    </style:style>
    <style:style style:name="P556" style:family="paragraph" style:parent-style-name="Text_20_body">
      <style:text-properties officeooo:rsid="04a84979" officeooo:paragraph-rsid="04a84979"/>
    </style:style>
    <style:style style:name="P557" style:family="paragraph" style:parent-style-name="Text_20_body">
      <style:text-properties officeooo:rsid="04aaba18" officeooo:paragraph-rsid="04aaba18"/>
    </style:style>
    <style:style style:name="P558" style:family="paragraph" style:parent-style-name="Text_20_body">
      <style:text-properties officeooo:rsid="04b01f6d" officeooo:paragraph-rsid="04b01f6d"/>
    </style:style>
    <style:style style:name="P559" style:family="paragraph" style:parent-style-name="Text_20_body">
      <style:text-properties officeooo:rsid="04b5abf9" officeooo:paragraph-rsid="04b5abf9"/>
    </style:style>
    <style:style style:name="P560" style:family="paragraph" style:parent-style-name="Text_20_body">
      <style:text-properties officeooo:rsid="04bf2935" officeooo:paragraph-rsid="04bf2935"/>
    </style:style>
    <style:style style:name="P561" style:family="paragraph" style:parent-style-name="Text_20_body">
      <style:text-properties officeooo:rsid="04c37d1a" officeooo:paragraph-rsid="04c37d1a"/>
    </style:style>
    <style:style style:name="P562" style:family="paragraph" style:parent-style-name="Text_20_body">
      <style:text-properties officeooo:rsid="04c570b6" officeooo:paragraph-rsid="04c570b6"/>
    </style:style>
    <style:style style:name="P563" style:family="paragraph" style:parent-style-name="Text_20_body">
      <style:text-properties officeooo:rsid="04c81635" officeooo:paragraph-rsid="04c81635"/>
    </style:style>
    <style:style style:name="P564" style:family="paragraph" style:parent-style-name="Text_20_body">
      <style:text-properties officeooo:rsid="04c8d93a" officeooo:paragraph-rsid="04c8d93a"/>
    </style:style>
    <style:style style:name="P565" style:family="paragraph" style:parent-style-name="Text_20_body">
      <style:text-properties officeooo:rsid="04cba52b" officeooo:paragraph-rsid="04cba52b"/>
    </style:style>
    <style:style style:name="P566" style:family="paragraph" style:parent-style-name="Text_20_body">
      <style:text-properties officeooo:rsid="0497537e" officeooo:paragraph-rsid="0497537e"/>
    </style:style>
    <style:style style:name="P567" style:family="paragraph" style:parent-style-name="Text_20_body">
      <style:text-properties officeooo:rsid="0497537e" officeooo:paragraph-rsid="0497c76b"/>
    </style:style>
    <style:style style:name="P568" style:family="paragraph" style:parent-style-name="Text_20_body">
      <style:text-properties officeooo:rsid="0497c76b" officeooo:paragraph-rsid="0497c76b"/>
    </style:style>
    <style:style style:name="P569" style:family="paragraph" style:parent-style-name="Text_20_body">
      <style:text-properties officeooo:rsid="04cbe790" officeooo:paragraph-rsid="04cbe790"/>
    </style:style>
    <style:style style:name="P570" style:family="paragraph" style:parent-style-name="Text_20_body">
      <style:text-properties officeooo:rsid="04ceeda3" officeooo:paragraph-rsid="04d14962"/>
    </style:style>
    <style:style style:name="P571" style:family="paragraph" style:parent-style-name="Text_20_body">
      <style:text-properties officeooo:rsid="04ceeda3" officeooo:paragraph-rsid="04d49ee8"/>
    </style:style>
    <style:style style:name="P572" style:family="paragraph" style:parent-style-name="Text_20_body">
      <style:text-properties officeooo:rsid="04d7185c" officeooo:paragraph-rsid="04d7185c"/>
    </style:style>
    <style:style style:name="P573" style:family="paragraph" style:parent-style-name="Text_20_body">
      <style:text-properties officeooo:rsid="04dc5c42" officeooo:paragraph-rsid="04dc5c42"/>
    </style:style>
    <style:style style:name="P574" style:family="paragraph" style:parent-style-name="Text_20_body">
      <style:text-properties officeooo:rsid="04de5990" officeooo:paragraph-rsid="04de5990"/>
    </style:style>
    <style:style style:name="P575" style:family="paragraph" style:parent-style-name="Text_20_body">
      <style:text-properties officeooo:rsid="04d14962" officeooo:paragraph-rsid="04d14962"/>
    </style:style>
    <style:style style:name="P576" style:family="paragraph" style:parent-style-name="Text_20_body">
      <style:text-properties officeooo:rsid="04d14962" officeooo:paragraph-rsid="04d2ea69"/>
    </style:style>
    <style:style style:name="P577" style:family="paragraph" style:parent-style-name="Text_20_body">
      <style:paragraph-properties fo:text-align="start" style:justify-single-word="false"/>
      <style:text-properties officeooo:rsid="04e0f536" officeooo:paragraph-rsid="04e0f536"/>
    </style:style>
    <style:style style:name="P578" style:family="paragraph" style:parent-style-name="Text_20_body">
      <style:paragraph-properties fo:text-align="start" style:justify-single-word="false"/>
      <style:text-properties officeooo:rsid="04ebaa43" officeooo:paragraph-rsid="04ebaa43"/>
    </style:style>
    <style:style style:name="P579" style:family="paragraph" style:parent-style-name="Text_20_body">
      <style:paragraph-properties fo:text-align="start" style:justify-single-word="false"/>
      <style:text-properties officeooo:rsid="04f0ef31" officeooo:paragraph-rsid="04f0ef31"/>
    </style:style>
    <style:style style:name="P580" style:family="paragraph" style:parent-style-name="Text_20_body">
      <style:paragraph-properties fo:text-align="start" style:justify-single-word="false"/>
      <style:text-properties officeooo:rsid="04f3adcb" officeooo:paragraph-rsid="04f3adcb"/>
    </style:style>
    <style:style style:name="P581" style:family="paragraph" style:parent-style-name="Text_20_body">
      <style:paragraph-properties fo:text-align="start" style:justify-single-word="false"/>
      <style:text-properties officeooo:rsid="04f60176" officeooo:paragraph-rsid="04f60176"/>
    </style:style>
    <style:style style:name="P582" style:family="paragraph" style:parent-style-name="Text_20_body">
      <style:paragraph-properties fo:text-align="start" style:justify-single-word="false"/>
      <style:text-properties officeooo:rsid="04f7ebc9" officeooo:paragraph-rsid="04f7ebc9"/>
    </style:style>
    <style:style style:name="P583" style:family="paragraph" style:parent-style-name="Text_20_body">
      <style:paragraph-properties fo:text-align="start" style:justify-single-word="false"/>
      <style:text-properties officeooo:rsid="04f9dc8e" officeooo:paragraph-rsid="04f9dc8e"/>
    </style:style>
    <style:style style:name="P584" style:family="paragraph" style:parent-style-name="Text_20_body">
      <style:paragraph-properties fo:text-align="start" style:justify-single-word="false"/>
      <style:text-properties officeooo:rsid="04fae23c" officeooo:paragraph-rsid="04fae23c"/>
    </style:style>
    <style:style style:name="P585" style:family="paragraph" style:parent-style-name="Text_20_body">
      <style:paragraph-properties fo:text-align="start" style:justify-single-word="false"/>
      <style:text-properties officeooo:rsid="04ff3bd2" officeooo:paragraph-rsid="04ff3bd2"/>
    </style:style>
    <style:style style:name="P586" style:family="paragraph" style:parent-style-name="Text_20_body">
      <style:paragraph-properties fo:text-align="start" style:justify-single-word="false"/>
      <style:text-properties officeooo:rsid="05002d59" officeooo:paragraph-rsid="05002d59"/>
    </style:style>
    <style:style style:name="P587" style:family="paragraph" style:parent-style-name="Text_20_body">
      <style:paragraph-properties fo:text-align="start" style:justify-single-word="false"/>
      <style:text-properties officeooo:rsid="051f5574" officeooo:paragraph-rsid="051f5574"/>
    </style:style>
    <style:style style:name="P588" style:family="paragraph" style:parent-style-name="Text_20_body">
      <style:paragraph-properties fo:text-align="start" style:justify-single-word="false"/>
      <style:text-properties officeooo:rsid="051f5574" officeooo:paragraph-rsid="0523dfa9"/>
    </style:style>
    <style:style style:name="P589" style:family="paragraph" style:parent-style-name="Text_20_body">
      <style:paragraph-properties fo:text-align="start" style:justify-single-word="false"/>
      <style:text-properties officeooo:rsid="05220701" officeooo:paragraph-rsid="05220701"/>
    </style:style>
    <style:style style:name="P590" style:family="paragraph" style:parent-style-name="Text_20_body">
      <style:paragraph-properties fo:text-align="start" style:justify-single-word="false"/>
      <style:text-properties officeooo:rsid="05249d03" officeooo:paragraph-rsid="05249d03"/>
    </style:style>
    <style:style style:name="P591" style:family="paragraph" style:parent-style-name="Text_20_body">
      <style:paragraph-properties fo:text-align="start" style:justify-single-word="false"/>
      <style:text-properties officeooo:rsid="052d2962" officeooo:paragraph-rsid="052d2962"/>
    </style:style>
    <style:style style:name="P592" style:family="paragraph" style:parent-style-name="Text_20_body">
      <style:paragraph-properties fo:text-align="start" style:justify-single-word="false"/>
      <style:text-properties officeooo:rsid="0536dfe5" officeooo:paragraph-rsid="053a75e4"/>
    </style:style>
    <style:style style:name="P593" style:family="paragraph" style:parent-style-name="Text_20_body">
      <style:paragraph-properties fo:text-align="start" style:justify-single-word="false"/>
      <style:text-properties officeooo:rsid="053a75e4" officeooo:paragraph-rsid="053d51f6"/>
    </style:style>
    <style:style style:name="P594" style:family="paragraph" style:parent-style-name="Text_20_body">
      <style:paragraph-properties fo:text-align="start" style:justify-single-word="false"/>
      <style:text-properties officeooo:rsid="05417fc0" officeooo:paragraph-rsid="05424937"/>
    </style:style>
    <style:style style:name="P595" style:family="paragraph" style:parent-style-name="Text_20_body">
      <style:paragraph-properties fo:text-align="start" style:justify-single-word="false"/>
      <style:text-properties officeooo:rsid="05424937" officeooo:paragraph-rsid="05424937"/>
    </style:style>
    <style:style style:name="P596" style:family="paragraph" style:parent-style-name="Text_20_body">
      <style:paragraph-properties fo:text-align="start" style:justify-single-word="false"/>
      <style:text-properties officeooo:rsid="0543b4b9" officeooo:paragraph-rsid="0543b4b9"/>
    </style:style>
    <style:style style:name="P597" style:family="paragraph" style:parent-style-name="Text_20_body">
      <style:paragraph-properties fo:text-align="start" style:justify-single-word="false"/>
      <style:text-properties officeooo:rsid="0546688b" officeooo:paragraph-rsid="0546688b"/>
    </style:style>
    <style:style style:name="P598" style:family="paragraph" style:parent-style-name="Text_20_body">
      <style:paragraph-properties fo:text-align="start" style:justify-single-word="false"/>
      <style:text-properties officeooo:rsid="054a4f91" officeooo:paragraph-rsid="054a4f91"/>
    </style:style>
    <style:style style:name="P599" style:family="paragraph" style:parent-style-name="Text_20_body">
      <style:paragraph-properties fo:text-align="start" style:justify-single-word="false"/>
      <style:text-properties officeooo:rsid="054f498b" officeooo:paragraph-rsid="054f498b"/>
    </style:style>
    <style:style style:name="P600" style:family="paragraph" style:parent-style-name="Text_20_body">
      <style:paragraph-properties fo:text-align="start" style:justify-single-word="false"/>
      <style:text-properties officeooo:rsid="054fd39c" officeooo:paragraph-rsid="054fd39c"/>
    </style:style>
    <style:style style:name="P601" style:family="paragraph" style:parent-style-name="Text_20_body">
      <style:paragraph-properties fo:text-align="start" style:justify-single-word="false"/>
      <style:text-properties officeooo:rsid="0554b116" officeooo:paragraph-rsid="0554b116"/>
    </style:style>
    <style:style style:name="P602" style:family="paragraph" style:parent-style-name="Text_20_body">
      <style:paragraph-properties fo:text-align="start" style:justify-single-word="false"/>
      <style:text-properties officeooo:rsid="055531c0" officeooo:paragraph-rsid="055531c0"/>
    </style:style>
    <style:style style:name="P603" style:family="paragraph" style:parent-style-name="Text_20_body">
      <style:paragraph-properties fo:text-align="start" style:justify-single-word="false"/>
      <style:text-properties officeooo:rsid="0556f2c8" officeooo:paragraph-rsid="0556f2c8"/>
    </style:style>
    <style:style style:name="P604" style:family="paragraph" style:parent-style-name="Text_20_body">
      <style:paragraph-properties fo:text-align="start" style:justify-single-word="false"/>
      <style:text-properties officeooo:rsid="05589326" officeooo:paragraph-rsid="05589326"/>
    </style:style>
    <style:style style:name="P605" style:family="paragraph" style:parent-style-name="Text_20_body">
      <style:paragraph-properties fo:text-align="start" style:justify-single-word="false"/>
      <style:text-properties officeooo:rsid="0558ffcc" officeooo:paragraph-rsid="055983c5"/>
    </style:style>
    <style:style style:name="P606" style:family="paragraph" style:parent-style-name="Text_20_body">
      <style:paragraph-properties fo:text-align="start" style:justify-single-word="false"/>
      <style:text-properties officeooo:rsid="055c655c" officeooo:paragraph-rsid="055c655c"/>
    </style:style>
    <style:style style:name="P607" style:family="paragraph" style:parent-style-name="Text_20_body">
      <style:paragraph-properties fo:text-align="start" style:justify-single-word="false"/>
      <style:text-properties officeooo:rsid="0560a41b" officeooo:paragraph-rsid="05618dda"/>
    </style:style>
    <style:style style:name="P608" style:family="paragraph" style:parent-style-name="Text_20_body">
      <style:paragraph-properties fo:text-align="start" style:justify-single-word="false"/>
      <style:text-properties officeooo:rsid="0572148c" officeooo:paragraph-rsid="0572148c"/>
    </style:style>
    <style:style style:name="P609" style:family="paragraph" style:parent-style-name="Text_20_body">
      <style:paragraph-properties fo:text-align="start" style:justify-single-word="false"/>
      <style:text-properties officeooo:rsid="05721c1f" officeooo:paragraph-rsid="05721c1f"/>
    </style:style>
    <style:style style:name="P610" style:family="paragraph" style:parent-style-name="Text_20_body">
      <style:paragraph-properties fo:text-align="start" style:justify-single-word="false"/>
      <style:text-properties officeooo:rsid="0572a13c" officeooo:paragraph-rsid="0572a13c"/>
    </style:style>
    <style:style style:name="P611" style:family="paragraph" style:parent-style-name="Text_20_body">
      <style:paragraph-properties fo:text-align="start" style:justify-single-word="false"/>
      <style:text-properties officeooo:rsid="0573d780" officeooo:paragraph-rsid="0573d780"/>
    </style:style>
    <style:style style:name="P612" style:family="paragraph" style:parent-style-name="Text_20_body">
      <style:paragraph-properties fo:text-align="start" style:justify-single-word="false"/>
      <style:text-properties officeooo:rsid="003e0c77" officeooo:paragraph-rsid="003e0c77"/>
    </style:style>
    <style:style style:name="P613" style:family="paragraph" style:parent-style-name="Text_20_body">
      <style:paragraph-properties fo:text-align="start" style:justify-single-word="false"/>
      <style:text-properties officeooo:rsid="057eef00" officeooo:paragraph-rsid="057eef00"/>
    </style:style>
    <style:style style:name="P614" style:family="paragraph" style:parent-style-name="Text_20_body">
      <style:text-properties officeooo:paragraph-rsid="059ce8d4"/>
    </style:style>
    <style:style style:name="P615" style:family="paragraph" style:parent-style-name="Text_20_body">
      <style:text-properties officeooo:rsid="059ce8d4" officeooo:paragraph-rsid="05a2e0fe"/>
    </style:style>
    <style:style style:name="P616" style:family="paragraph" style:parent-style-name="Text_20_body">
      <style:paragraph-properties fo:text-align="start" style:justify-single-word="false"/>
      <style:text-properties officeooo:rsid="05c43515" officeooo:paragraph-rsid="05eac1fc"/>
    </style:style>
    <style:style style:name="P617" style:family="paragraph" style:parent-style-name="Text_20_body">
      <style:paragraph-properties fo:text-align="start" style:justify-single-word="false"/>
      <style:text-properties officeooo:rsid="05c43515" officeooo:paragraph-rsid="05eaf59d"/>
    </style:style>
    <style:style style:name="P618" style:family="paragraph" style:parent-style-name="Text_20_body">
      <style:paragraph-properties fo:text-align="start" style:justify-single-word="false"/>
      <style:text-properties officeooo:rsid="05c43515" officeooo:paragraph-rsid="05ebf436"/>
    </style:style>
    <style:style style:name="P619" style:family="paragraph" style:parent-style-name="Text_20_body">
      <style:paragraph-properties fo:text-align="start" style:justify-single-word="false"/>
      <style:text-properties officeooo:rsid="05c7dde6" officeooo:paragraph-rsid="05eac1fc"/>
    </style:style>
    <style:style style:name="P620" style:family="paragraph" style:parent-style-name="Text_20_body">
      <style:paragraph-properties fo:text-align="start" style:justify-single-word="false"/>
      <style:text-properties officeooo:rsid="05cea622" officeooo:paragraph-rsid="05eac1fc"/>
    </style:style>
    <style:style style:name="P621" style:family="paragraph" style:parent-style-name="Text_20_body">
      <style:paragraph-properties fo:text-align="start" style:justify-single-word="false"/>
      <style:text-properties officeooo:rsid="05d12891" officeooo:paragraph-rsid="05eaf59d"/>
    </style:style>
    <style:style style:name="P622" style:family="paragraph" style:parent-style-name="Text_20_body">
      <style:paragraph-properties fo:text-align="start" style:justify-single-word="false"/>
      <style:text-properties officeooo:rsid="05d13176" officeooo:paragraph-rsid="05eaf59d"/>
    </style:style>
    <style:style style:name="P623" style:family="paragraph" style:parent-style-name="Text_20_body">
      <style:paragraph-properties fo:text-align="start" style:justify-single-word="false"/>
      <style:text-properties officeooo:rsid="05de0f73" officeooo:paragraph-rsid="05eaf59d"/>
    </style:style>
    <style:style style:name="P624" style:family="paragraph" style:parent-style-name="Text_20_body">
      <style:paragraph-properties fo:text-align="start" style:justify-single-word="false"/>
      <style:text-properties officeooo:rsid="05df703d" officeooo:paragraph-rsid="05eaf59d"/>
    </style:style>
    <style:style style:name="P625" style:family="paragraph" style:parent-style-name="Text_20_body">
      <style:paragraph-properties fo:text-align="start" style:justify-single-word="false"/>
      <style:text-properties officeooo:rsid="05ef9c9c" officeooo:paragraph-rsid="060976bf"/>
    </style:style>
    <style:style style:name="P626" style:family="paragraph" style:parent-style-name="Text_20_body">
      <style:paragraph-properties fo:text-align="start" style:justify-single-word="false"/>
      <style:text-properties officeooo:rsid="05f0352f" officeooo:paragraph-rsid="060976bf"/>
    </style:style>
    <style:style style:name="P627" style:family="paragraph" style:parent-style-name="Text_20_body">
      <style:paragraph-properties fo:text-align="start" style:justify-single-word="false"/>
      <style:text-properties officeooo:rsid="05f56ec2" officeooo:paragraph-rsid="060976bf"/>
    </style:style>
    <style:style style:name="P628" style:family="paragraph" style:parent-style-name="Text_20_body">
      <style:paragraph-properties fo:text-align="start" style:justify-single-word="false"/>
      <style:text-properties officeooo:rsid="05f66f53" officeooo:paragraph-rsid="060976bf"/>
    </style:style>
    <style:style style:name="P629" style:family="paragraph" style:parent-style-name="Text_20_body">
      <style:paragraph-properties fo:text-align="start" style:justify-single-word="false"/>
      <style:text-properties officeooo:rsid="060085dd" officeooo:paragraph-rsid="060976bf"/>
    </style:style>
    <style:style style:name="P630" style:family="paragraph" style:parent-style-name="Text_20_body">
      <style:paragraph-properties fo:text-align="start" style:justify-single-word="false"/>
      <style:text-properties officeooo:rsid="06016cb2" officeooo:paragraph-rsid="060976bf"/>
    </style:style>
    <style:style style:name="P631" style:family="paragraph" style:parent-style-name="Text_20_body">
      <style:paragraph-properties fo:text-align="start" style:justify-single-word="false"/>
      <style:text-properties officeooo:rsid="0603b361" officeooo:paragraph-rsid="060976bf"/>
    </style:style>
    <style:style style:name="P632" style:family="paragraph" style:parent-style-name="Text_20_body">
      <style:paragraph-properties fo:text-align="start" style:justify-single-word="false"/>
      <style:text-properties officeooo:rsid="0637eb31" officeooo:paragraph-rsid="0637eb31"/>
    </style:style>
    <style:style style:name="P633" style:family="paragraph" style:parent-style-name="Text_20_body">
      <style:paragraph-properties fo:text-align="start" style:justify-single-word="false"/>
      <style:text-properties officeooo:rsid="063b08db" officeooo:paragraph-rsid="063b08db"/>
    </style:style>
    <style:style style:name="P634" style:family="paragraph" style:parent-style-name="Text_20_body">
      <style:paragraph-properties fo:text-align="start" style:justify-single-word="false"/>
      <style:text-properties officeooo:rsid="0646006f" officeooo:paragraph-rsid="067406a8"/>
    </style:style>
    <style:style style:name="P635" style:family="paragraph" style:parent-style-name="Text_20_body">
      <style:paragraph-properties fo:text-align="start" style:justify-single-word="false"/>
      <style:text-properties officeooo:rsid="069e434b" officeooo:paragraph-rsid="069e434b"/>
    </style:style>
    <style:style style:name="P636" style:family="paragraph" style:parent-style-name="Text_20_body">
      <style:paragraph-properties fo:text-align="start" style:justify-single-word="false"/>
      <style:text-properties officeooo:rsid="061e7123" officeooo:paragraph-rsid="06bc96b4"/>
    </style:style>
    <style:style style:name="P637" style:family="paragraph" style:parent-style-name="Text_20_body">
      <style:paragraph-properties fo:text-align="start" style:justify-single-word="false"/>
      <style:text-properties officeooo:rsid="06bd7bb6" officeooo:paragraph-rsid="06bd7bb6"/>
    </style:style>
    <style:style style:name="P638" style:family="paragraph" style:parent-style-name="Text_20_body">
      <style:paragraph-properties fo:text-align="start" style:justify-single-word="false"/>
      <style:text-properties officeooo:rsid="06aea122" officeooo:paragraph-rsid="06b9a4fd"/>
    </style:style>
    <style:style style:name="P639" style:family="paragraph" style:parent-style-name="Text_20_body">
      <style:paragraph-properties fo:text-align="start" style:justify-single-word="false"/>
      <style:text-properties officeooo:rsid="06d31e85" officeooo:paragraph-rsid="06d31e85"/>
    </style:style>
    <style:style style:name="P640" style:family="paragraph" style:parent-style-name="Text_20_body">
      <style:paragraph-properties fo:text-align="start" style:justify-single-word="false"/>
      <style:text-properties officeooo:rsid="06e9a90a" officeooo:paragraph-rsid="07354a55"/>
    </style:style>
    <style:style style:name="P641" style:family="paragraph" style:parent-style-name="Text_20_body">
      <style:paragraph-properties fo:text-align="start" style:justify-single-word="false"/>
      <style:text-properties officeooo:rsid="073d5357" officeooo:paragraph-rsid="07505a30"/>
    </style:style>
    <style:style style:name="P642" style:family="paragraph" style:parent-style-name="Text_20_body">
      <style:paragraph-properties fo:text-align="start" style:justify-single-word="false"/>
      <style:text-properties officeooo:rsid="06d53408" officeooo:paragraph-rsid="06e294a4"/>
    </style:style>
    <style:style style:name="P643" style:family="paragraph" style:parent-style-name="Text_20_body">
      <style:paragraph-properties fo:text-align="start" style:justify-single-word="false"/>
      <style:text-properties officeooo:rsid="0774f9f8" officeooo:paragraph-rsid="07771301"/>
    </style:style>
    <style:style style:name="P644" style:family="paragraph" style:parent-style-name="Text_20_body">
      <style:paragraph-properties fo:text-align="start" style:justify-single-word="false"/>
      <style:text-properties officeooo:rsid="0774f9f8" officeooo:paragraph-rsid="078724cc"/>
    </style:style>
    <style:style style:name="P645" style:family="paragraph" style:parent-style-name="Text_20_body">
      <style:paragraph-properties fo:text-align="start" style:justify-single-word="false"/>
      <style:text-properties officeooo:rsid="078af283" officeooo:paragraph-rsid="0791fb08"/>
    </style:style>
    <style:style style:name="P646" style:family="paragraph" style:parent-style-name="Text_20_body">
      <style:paragraph-properties fo:text-align="start" style:justify-single-word="false"/>
      <style:text-properties officeooo:rsid="07921a9f" officeooo:paragraph-rsid="079c21de"/>
    </style:style>
    <style:style style:name="P647" style:family="paragraph" style:parent-style-name="Text_20_body">
      <style:paragraph-properties fo:text-align="start" style:justify-single-word="false"/>
      <style:text-properties officeooo:rsid="0500202b" officeooo:paragraph-rsid="07a281e3"/>
    </style:style>
    <style:style style:name="P648" style:family="paragraph" style:parent-style-name="Text_20_body">
      <style:paragraph-properties fo:text-align="start" style:justify-single-word="false"/>
      <style:text-properties officeooo:rsid="05519ab2" officeooo:paragraph-rsid="05519ab2"/>
    </style:style>
    <style:style style:name="P649" style:family="paragraph" style:parent-style-name="Text_20_body">
      <style:paragraph-properties fo:text-align="start" style:justify-single-word="false"/>
      <style:text-properties officeooo:rsid="05a79af4" officeooo:paragraph-rsid="07a7d7d6"/>
    </style:style>
    <style:style style:name="P650" style:family="paragraph" style:parent-style-name="Footnote">
      <style:text-properties officeooo:rsid="009bd989" officeooo:paragraph-rsid="009bd989"/>
    </style:style>
    <style:style style:name="P651" style:family="paragraph" style:parent-style-name="Footnote">
      <style:text-properties officeooo:rsid="07846c1b" officeooo:paragraph-rsid="07846c1b"/>
    </style:style>
    <style:style style:name="P652" style:family="paragraph" style:parent-style-name="Footnote">
      <style:text-properties officeooo:rsid="0791fb08" officeooo:paragraph-rsid="0791fb08"/>
    </style:style>
    <style:style style:name="P653" style:family="paragraph" style:parent-style-name="Subtitle">
      <style:text-properties officeooo:rsid="0005a506" officeooo:paragraph-rsid="0005a506"/>
    </style:style>
    <style:style style:name="P654" style:family="paragraph" style:parent-style-name="Title">
      <style:paragraph-properties fo:text-align="center" style:justify-single-word="false"/>
      <style:text-properties officeooo:rsid="05ed2e37"/>
    </style:style>
    <style:style style:name="P655" style:family="paragraph" style:parent-style-name="Contents_20_1">
      <style:paragraph-properties>
        <style:tab-stops>
          <style:tab-stop style:position="6.6929in" style:type="right" style:leader-style="dotted" style:leader-text="."/>
        </style:tab-stops>
      </style:paragraph-properties>
    </style:style>
    <style:style style:name="P656" style:family="paragraph" style:parent-style-name="Text_20_body">
      <style:paragraph-properties fo:text-align="start" style:justify-single-word="false"/>
      <style:text-properties fo:font-style="normal" officeooo:rsid="0500202b" officeooo:paragraph-rsid="07a281e3" style:font-style-asian="normal" style:font-style-complex="normal"/>
    </style:style>
    <style:style style:name="P657" style:family="paragraph" style:parent-style-name="Text_20_body" style:list-style-name="">
      <style:paragraph-properties fo:text-align="start" style:justify-single-word="false"/>
      <style:text-properties officeooo:rsid="007d2cb4" officeooo:paragraph-rsid="0596ed1f"/>
    </style:style>
    <style:style style:name="P658" style:family="paragraph" style:parent-style-name="Text_20_body" style:list-style-name="">
      <style:paragraph-properties fo:text-align="start" style:justify-single-word="false"/>
      <style:text-properties officeooo:paragraph-rsid="0596ed1f"/>
    </style:style>
    <style:style style:name="P659" style:family="paragraph" style:parent-style-name="Text_20_body">
      <style:paragraph-properties fo:text-align="center" style:justify-single-word="false"/>
    </style:style>
    <style:style style:name="P660" style:family="paragraph" style:parent-style-name="Text_20_body">
      <style:paragraph-properties fo:text-align="start" style:justify-single-word="false"/>
      <style:text-properties officeooo:rsid="06d53408" officeooo:paragraph-rsid="06e294a4"/>
    </style:style>
    <style:style style:name="P661" style:family="paragraph" style:parent-style-name="Heading_20_1">
      <style:paragraph-properties fo:text-align="center" style:justify-single-word="false"/>
      <style:text-properties officeooo:rsid="059569aa" officeooo:paragraph-rsid="059569aa"/>
    </style:style>
    <style:style style:name="P662" style:family="paragraph" style:parent-style-name="Heading_20_1">
      <style:paragraph-properties fo:text-align="center" style:justify-single-word="false"/>
      <style:text-properties officeooo:rsid="05450827" officeooo:paragraph-rsid="05450827"/>
    </style:style>
    <style:style style:name="P663" style:family="paragraph" style:parent-style-name="Heading_20_1">
      <style:paragraph-properties fo:text-align="center" style:justify-single-word="false" fo:break-before="page"/>
      <style:text-properties officeooo:rsid="0005a506" officeooo:paragraph-rsid="0005a506"/>
    </style:style>
    <style:style style:name="P664" style:family="paragraph" style:parent-style-name="Heading_20_1">
      <style:paragraph-properties fo:text-align="center" style:justify-single-word="false" fo:break-before="page"/>
      <style:text-properties officeooo:rsid="0005a506" officeooo:paragraph-rsid="0016067e"/>
    </style:style>
    <style:style style:name="P665" style:family="paragraph" style:parent-style-name="Heading_20_1">
      <style:paragraph-properties fo:text-align="center" style:justify-single-word="false" fo:break-before="page"/>
      <style:text-properties officeooo:rsid="0008703f" officeooo:paragraph-rsid="0008703f"/>
    </style:style>
    <style:style style:name="P666" style:family="paragraph" style:parent-style-name="Heading_20_1">
      <style:paragraph-properties fo:text-align="center" style:justify-single-word="false" fo:break-before="page"/>
      <style:text-properties officeooo:rsid="0008703f" officeooo:paragraph-rsid="001a5088"/>
    </style:style>
    <style:style style:name="P667" style:family="paragraph" style:parent-style-name="Heading_20_1">
      <style:paragraph-properties fo:text-align="center" style:justify-single-word="false" fo:break-before="page"/>
      <style:text-properties officeooo:rsid="0008703f" officeooo:paragraph-rsid="001f131c"/>
    </style:style>
    <style:style style:name="P668" style:family="paragraph" style:parent-style-name="Heading_20_1">
      <style:paragraph-properties fo:text-align="center" style:justify-single-word="false" fo:break-before="page"/>
      <style:text-properties officeooo:rsid="00092fee" officeooo:paragraph-rsid="00092fee"/>
    </style:style>
    <style:style style:name="P669" style:family="paragraph" style:parent-style-name="Heading_20_1">
      <style:paragraph-properties fo:text-align="center" style:justify-single-word="false" fo:break-before="page"/>
      <style:text-properties officeooo:rsid="00092fee" officeooo:paragraph-rsid="0011a664"/>
    </style:style>
    <style:style style:name="P670" style:family="paragraph" style:parent-style-name="Heading_20_1">
      <style:paragraph-properties fo:text-align="center" style:justify-single-word="false" fo:break-before="page"/>
      <style:text-properties officeooo:rsid="00213b23" officeooo:paragraph-rsid="00213b23"/>
    </style:style>
    <style:style style:name="P671" style:family="paragraph" style:parent-style-name="Heading_20_1">
      <style:paragraph-properties fo:text-align="center" style:justify-single-word="false" fo:break-before="page"/>
      <style:text-properties officeooo:rsid="00250b0b" officeooo:paragraph-rsid="00250b0b"/>
    </style:style>
    <style:style style:name="P672" style:family="paragraph" style:parent-style-name="Heading_20_1">
      <style:paragraph-properties fo:text-align="center" style:justify-single-word="false" fo:break-before="page"/>
      <style:text-properties officeooo:rsid="00250b0b" officeooo:paragraph-rsid="00371b07"/>
    </style:style>
    <style:style style:name="P673" style:family="paragraph" style:parent-style-name="Heading_20_1">
      <style:paragraph-properties fo:text-align="center" style:justify-single-word="false" fo:break-before="page"/>
      <style:text-properties officeooo:rsid="00296616" officeooo:paragraph-rsid="00296616"/>
    </style:style>
    <style:style style:name="P674" style:family="paragraph" style:parent-style-name="Heading_20_1">
      <style:paragraph-properties fo:text-align="center" style:justify-single-word="false" fo:break-before="page"/>
      <style:text-properties officeooo:rsid="003845b8" officeooo:paragraph-rsid="003845b8"/>
    </style:style>
    <style:style style:name="P675" style:family="paragraph" style:parent-style-name="Heading_20_1">
      <style:paragraph-properties fo:text-align="center" style:justify-single-word="false" fo:break-before="page"/>
      <style:text-properties officeooo:rsid="003845b8" officeooo:paragraph-rsid="003dcbdb"/>
    </style:style>
    <style:style style:name="P676" style:family="paragraph" style:parent-style-name="Heading_20_1">
      <style:paragraph-properties fo:text-align="center" style:justify-single-word="false" fo:break-before="page"/>
      <style:text-properties officeooo:rsid="00430fec" officeooo:paragraph-rsid="00430fec"/>
    </style:style>
    <style:style style:name="P677" style:family="paragraph" style:parent-style-name="Heading_20_1">
      <style:paragraph-properties fo:text-align="center" style:justify-single-word="false" fo:break-before="page"/>
      <style:text-properties officeooo:rsid="004e3a5a" officeooo:paragraph-rsid="004e3a5a"/>
    </style:style>
    <style:style style:name="P678" style:family="paragraph" style:parent-style-name="Heading_20_1">
      <style:paragraph-properties fo:text-align="center" style:justify-single-word="false" fo:break-before="page"/>
      <style:text-properties officeooo:rsid="0065766e" officeooo:paragraph-rsid="0065766e"/>
    </style:style>
    <style:style style:name="P679" style:family="paragraph" style:parent-style-name="Heading_20_1">
      <style:paragraph-properties fo:text-align="center" style:justify-single-word="false" fo:break-before="page"/>
    </style:style>
    <style:style style:name="P680" style:family="paragraph" style:parent-style-name="Heading_20_1">
      <style:paragraph-properties fo:text-align="center" style:justify-single-word="false" fo:break-before="page"/>
      <style:text-properties officeooo:paragraph-rsid="06bc96b4"/>
    </style:style>
    <style:style style:name="P681" style:family="paragraph" style:parent-style-name="Heading_20_1">
      <style:paragraph-properties fo:text-align="center" style:justify-single-word="false" fo:break-before="page"/>
      <style:text-properties officeooo:paragraph-rsid="078af283"/>
    </style:style>
    <style:style style:name="P682" style:family="paragraph" style:parent-style-name="Heading_20_1">
      <style:paragraph-properties fo:text-align="center" style:justify-single-word="false" fo:break-before="page"/>
      <style:text-properties officeooo:rsid="008a66a4" officeooo:paragraph-rsid="008a66a4"/>
    </style:style>
    <style:style style:name="P683" style:family="paragraph" style:parent-style-name="Heading_20_1">
      <style:paragraph-properties fo:text-align="center" style:justify-single-word="false" fo:break-before="page"/>
      <style:text-properties officeooo:rsid="008f24b6" officeooo:paragraph-rsid="008f24b6"/>
    </style:style>
    <style:style style:name="P684" style:family="paragraph" style:parent-style-name="Heading_20_1">
      <style:paragraph-properties fo:text-align="center" style:justify-single-word="false" fo:break-before="page"/>
      <style:text-properties officeooo:rsid="00960fca" officeooo:paragraph-rsid="00960fca"/>
    </style:style>
    <style:style style:name="P685" style:family="paragraph" style:parent-style-name="Heading_20_1">
      <style:paragraph-properties fo:text-align="center" style:justify-single-word="false" fo:break-before="page"/>
      <style:text-properties officeooo:rsid="009bd888" officeooo:paragraph-rsid="009bd888"/>
    </style:style>
    <style:style style:name="P686" style:family="paragraph" style:parent-style-name="Heading_20_1">
      <style:paragraph-properties fo:text-align="center" style:justify-single-word="false" fo:break-before="page"/>
      <style:text-properties officeooo:rsid="00b57920" officeooo:paragraph-rsid="00b57920"/>
    </style:style>
    <style:style style:name="P687" style:family="paragraph" style:parent-style-name="Heading_20_1">
      <style:paragraph-properties fo:text-align="center" style:justify-single-word="false" fo:break-before="page"/>
      <style:text-properties officeooo:rsid="00adf6cb" officeooo:paragraph-rsid="00adf6cb"/>
    </style:style>
    <style:style style:name="P688" style:family="paragraph" style:parent-style-name="Heading_20_1">
      <style:paragraph-properties fo:text-align="center" style:justify-single-word="false" fo:break-before="page"/>
      <style:text-properties officeooo:rsid="00c68387" officeooo:paragraph-rsid="00c68387"/>
    </style:style>
    <style:style style:name="P689" style:family="paragraph" style:parent-style-name="Heading_20_1">
      <style:paragraph-properties fo:text-align="center" style:justify-single-word="false" fo:break-before="page"/>
      <style:text-properties officeooo:rsid="00ff345f" officeooo:paragraph-rsid="00ff345f"/>
    </style:style>
    <style:style style:name="P690" style:family="paragraph" style:parent-style-name="Heading_20_1">
      <style:paragraph-properties fo:text-align="center" style:justify-single-word="false" fo:break-before="page"/>
      <style:text-properties officeooo:rsid="012a448d" officeooo:paragraph-rsid="012a448d"/>
    </style:style>
    <style:style style:name="P691" style:family="paragraph" style:parent-style-name="Heading_20_1">
      <style:paragraph-properties fo:text-align="center" style:justify-single-word="false" fo:break-before="page"/>
      <style:text-properties officeooo:rsid="0178156e" officeooo:paragraph-rsid="0178156e"/>
    </style:style>
    <style:style style:name="P692" style:family="paragraph" style:parent-style-name="Heading_20_1">
      <style:paragraph-properties fo:text-align="center" style:justify-single-word="false" fo:break-before="page"/>
      <style:text-properties officeooo:rsid="01afdf91" officeooo:paragraph-rsid="01afdf91"/>
    </style:style>
    <style:style style:name="P693" style:family="paragraph" style:parent-style-name="Heading_20_1">
      <style:paragraph-properties fo:text-align="center" style:justify-single-word="false" fo:break-before="page"/>
      <style:text-properties officeooo:rsid="01dcb277" officeooo:paragraph-rsid="01dcb277"/>
    </style:style>
    <style:style style:name="P694" style:family="paragraph" style:parent-style-name="Heading_20_1">
      <style:paragraph-properties fo:text-align="center" style:justify-single-word="false" fo:break-before="page"/>
      <style:text-properties officeooo:rsid="0228bc4c" officeooo:paragraph-rsid="0228bc4c"/>
    </style:style>
    <style:style style:name="P695" style:family="paragraph" style:parent-style-name="Heading_20_1">
      <style:paragraph-properties fo:text-align="center" style:justify-single-word="false" fo:break-before="page"/>
      <style:text-properties officeooo:rsid="02908c7b" officeooo:paragraph-rsid="02908c7b"/>
    </style:style>
    <style:style style:name="P696" style:family="paragraph" style:parent-style-name="Heading_20_1">
      <style:paragraph-properties fo:text-align="center" style:justify-single-word="false" fo:break-before="page"/>
      <style:text-properties officeooo:rsid="02e95f17" officeooo:paragraph-rsid="02e95f17"/>
    </style:style>
    <style:style style:name="P697" style:family="paragraph" style:parent-style-name="Heading_20_1">
      <style:paragraph-properties fo:text-align="center" style:justify-single-word="false" fo:break-before="page"/>
      <style:text-properties officeooo:rsid="02f527f8" officeooo:paragraph-rsid="02f527f8"/>
    </style:style>
    <style:style style:name="P698" style:family="paragraph" style:parent-style-name="Heading_20_1">
      <style:paragraph-properties fo:text-align="center" style:justify-single-word="false" fo:break-before="page"/>
      <style:text-properties officeooo:rsid="039d3991" officeooo:paragraph-rsid="039d3991"/>
    </style:style>
    <style:style style:name="P699" style:family="paragraph" style:parent-style-name="Heading_20_1">
      <style:paragraph-properties fo:text-align="center" style:justify-single-word="false" fo:break-before="page"/>
      <style:text-properties officeooo:rsid="045209b2" officeooo:paragraph-rsid="045209b2"/>
    </style:style>
    <style:style style:name="P700" style:family="paragraph" style:parent-style-name="Heading_20_1">
      <style:paragraph-properties fo:text-align="center" style:justify-single-word="false" fo:break-before="page"/>
      <style:text-properties officeooo:rsid="049743a3" officeooo:paragraph-rsid="0497537e"/>
    </style:style>
    <style:style style:name="P701" style:family="paragraph" style:parent-style-name="Heading_20_1">
      <style:paragraph-properties fo:text-align="center" style:justify-single-word="false" fo:break-before="page"/>
      <style:text-properties officeooo:rsid="04df6d2f" officeooo:paragraph-rsid="04df6d2f"/>
    </style:style>
    <style:style style:name="P702" style:family="paragraph" style:parent-style-name="Heading_20_1">
      <style:paragraph-properties fo:text-align="center" style:justify-single-word="false" fo:break-before="page"/>
      <style:text-properties officeooo:rsid="051e0926" officeooo:paragraph-rsid="051e0926"/>
    </style:style>
    <style:style style:name="P703" style:family="paragraph" style:parent-style-name="Heading_20_1">
      <style:paragraph-properties fo:text-align="center" style:justify-single-word="false" fo:break-before="page"/>
      <style:text-properties officeooo:rsid="05417fc0" officeooo:paragraph-rsid="05417fc0"/>
    </style:style>
    <style:style style:name="P704" style:family="paragraph" style:parent-style-name="Heading_20_1">
      <style:paragraph-properties fo:text-align="center" style:justify-single-word="false" fo:break-before="page"/>
      <style:text-properties officeooo:rsid="0554b116" officeooo:paragraph-rsid="0554b116"/>
    </style:style>
    <style:style style:name="P705" style:family="paragraph" style:parent-style-name="Heading_20_1">
      <style:paragraph-properties fo:text-align="center" style:justify-single-word="false" fo:break-before="page"/>
      <style:text-properties officeooo:rsid="055ab5f8" officeooo:paragraph-rsid="055ab5f8"/>
    </style:style>
    <style:style style:name="P706" style:family="paragraph" style:parent-style-name="Heading_20_1">
      <style:paragraph-properties fo:text-align="center" style:justify-single-word="false" fo:break-before="page"/>
      <style:text-properties officeooo:rsid="0572148c" officeooo:paragraph-rsid="0572148c"/>
    </style:style>
    <style:style style:name="P707" style:family="paragraph" style:parent-style-name="Heading_20_1">
      <style:paragraph-properties fo:text-align="center" style:justify-single-word="false" fo:break-before="page"/>
      <style:text-properties officeooo:rsid="0584e10d" officeooo:paragraph-rsid="0584e10d"/>
    </style:style>
    <style:style style:name="P708" style:family="paragraph" style:parent-style-name="Heading_20_1">
      <style:paragraph-properties fo:text-align="center" style:justify-single-word="false" fo:break-before="page"/>
      <style:text-properties officeooo:rsid="05a79af4" officeooo:paragraph-rsid="05a79af4"/>
    </style:style>
    <style:style style:name="P709" style:family="paragraph" style:parent-style-name="Heading_20_1">
      <style:paragraph-properties fo:text-align="center" style:justify-single-word="false" fo:break-before="page"/>
      <style:text-properties officeooo:rsid="05c3aaf0" officeooo:paragraph-rsid="05c3aaf0"/>
    </style:style>
    <style:style style:name="P710" style:family="paragraph" style:parent-style-name="Heading_20_1">
      <style:paragraph-properties fo:text-align="center" style:justify-single-word="false" fo:break-before="page"/>
      <style:text-properties officeooo:rsid="05edbac9" officeooo:paragraph-rsid="05edbac9"/>
    </style:style>
    <style:style style:name="P711" style:family="paragraph" style:parent-style-name="Heading_20_1">
      <style:paragraph-properties fo:text-align="center" style:justify-single-word="false" fo:break-before="page"/>
      <style:text-properties officeooo:rsid="060bd820" officeooo:paragraph-rsid="060bd820"/>
    </style:style>
    <style:style style:name="P712" style:family="paragraph" style:parent-style-name="Heading_20_1">
      <style:paragraph-properties fo:text-align="center" style:justify-single-word="false" fo:break-before="page"/>
      <style:text-properties officeooo:rsid="0645c87b" officeooo:paragraph-rsid="0645c87b"/>
    </style:style>
    <style:style style:name="P713" style:family="paragraph" style:parent-style-name="Heading_20_1">
      <style:paragraph-properties fo:text-align="center" style:justify-single-word="false" fo:break-before="page"/>
      <style:text-properties officeooo:rsid="067eb073" officeooo:paragraph-rsid="067eb073"/>
    </style:style>
    <style:style style:name="P714" style:family="paragraph" style:parent-style-name="Heading_20_1">
      <style:paragraph-properties fo:text-align="center" style:justify-single-word="false" fo:break-before="page"/>
      <style:text-properties officeooo:rsid="069e434b" officeooo:paragraph-rsid="069e434b"/>
    </style:style>
    <style:style style:name="P715" style:family="paragraph" style:parent-style-name="Heading_20_1">
      <style:paragraph-properties fo:text-align="center" style:justify-single-word="false" fo:break-before="page"/>
      <style:text-properties officeooo:rsid="06adf27b" officeooo:paragraph-rsid="06adf27b"/>
    </style:style>
    <style:style style:name="P716" style:family="paragraph" style:parent-style-name="Heading_20_1">
      <style:paragraph-properties fo:text-align="center" style:justify-single-word="false" fo:break-before="page"/>
      <style:text-properties officeooo:rsid="06d31e85" officeooo:paragraph-rsid="06d31e85"/>
    </style:style>
    <style:style style:name="P717" style:family="paragraph" style:parent-style-name="Heading_20_1">
      <style:paragraph-properties fo:text-align="center" style:justify-single-word="false" fo:break-before="page"/>
      <style:text-properties officeooo:rsid="0752c5ac" officeooo:paragraph-rsid="0752c5ac"/>
    </style:style>
    <style:style style:name="P718" style:family="paragraph" style:parent-style-name="Heading_20_1">
      <style:paragraph-properties fo:text-align="center" style:justify-single-word="false" fo:break-before="page"/>
      <style:text-properties officeooo:rsid="073d5357" officeooo:paragraph-rsid="073d5357"/>
    </style:style>
    <style:style style:name="P719" style:family="paragraph" style:parent-style-name="Heading_20_1">
      <style:paragraph-properties fo:text-align="center" style:justify-single-word="false" fo:break-before="page"/>
      <style:text-properties officeooo:rsid="0773d83f" officeooo:paragraph-rsid="0773d83f"/>
    </style:style>
    <style:style style:name="T1" style:family="text">
      <style:text-properties fo:font-style="normal" officeooo:rsid="06de96f0" style:font-style-asian="normal" style:font-style-complex="normal"/>
    </style:style>
    <style:style style:name="T2" style:family="text">
      <style:text-properties officeooo:rsid="0005a506"/>
    </style:style>
    <style:style style:name="T3" style:family="text">
      <style:text-properties fo:font-style="italic" style:font-style-asian="italic" style:font-style-complex="italic"/>
    </style:style>
    <style:style style:name="T4" style:family="text">
      <style:text-properties fo:font-style="italic" officeooo:rsid="013fb78c" style:font-style-asian="italic" style:font-style-complex="italic"/>
    </style:style>
    <style:style style:name="T5" style:family="text">
      <style:text-properties fo:font-style="italic" officeooo:rsid="01e0d8b8" style:font-style-asian="italic" style:font-style-complex="italic"/>
    </style:style>
    <style:style style:name="T6" style:family="text">
      <style:text-properties fo:font-style="italic" officeooo:rsid="022b9ff0" style:font-style-asian="italic" style:font-style-complex="italic"/>
    </style:style>
    <style:style style:name="T7" style:family="text">
      <style:text-properties fo:font-style="italic" officeooo:rsid="02f9eb4c" style:font-style-asian="italic" style:font-style-complex="italic"/>
    </style:style>
    <style:style style:name="T8" style:family="text">
      <style:text-properties fo:font-style="italic" officeooo:rsid="03721b9a" style:font-style-asian="italic" style:font-style-complex="italic"/>
    </style:style>
    <style:style style:name="T9" style:family="text">
      <style:text-properties fo:font-style="italic" officeooo:rsid="03e1b1dd" style:font-style-asian="italic" style:font-style-complex="italic"/>
    </style:style>
    <style:style style:name="T10" style:family="text">
      <style:text-properties fo:font-style="italic" officeooo:rsid="04582fdc" style:font-style-asian="italic" style:font-style-complex="italic"/>
    </style:style>
    <style:style style:name="T11" style:family="text">
      <style:text-properties fo:font-style="italic" officeooo:rsid="04e82a89" style:font-style-asian="italic" style:font-style-complex="italic"/>
    </style:style>
    <style:style style:name="T12" style:family="text">
      <style:text-properties fo:font-style="italic" officeooo:rsid="0524524e" style:font-style-asian="italic" style:font-style-complex="italic"/>
    </style:style>
    <style:style style:name="T13" style:family="text">
      <style:text-properties fo:font-style="italic" officeooo:rsid="056235b4" style:font-style-asian="italic" style:font-style-complex="italic"/>
    </style:style>
    <style:style style:name="T14" style:family="text">
      <style:text-properties fo:font-style="italic" officeooo:rsid="0567d12a" style:font-style-asian="italic" style:font-style-complex="italic"/>
    </style:style>
    <style:style style:name="T15" style:family="text">
      <style:text-properties fo:font-style="italic" officeooo:rsid="058961ef" style:font-style-asian="italic" style:font-style-complex="italic"/>
    </style:style>
    <style:style style:name="T16" style:family="text">
      <style:text-properties fo:font-style="italic" officeooo:rsid="062d52b8" style:font-style-asian="italic" style:font-style-complex="italic"/>
    </style:style>
    <style:style style:name="T17" style:family="text">
      <style:text-properties fo:font-style="italic" officeooo:rsid="06340347" style:font-style-asian="italic" style:font-style-complex="italic"/>
    </style:style>
    <style:style style:name="T18" style:family="text">
      <style:text-properties fo:font-style="italic" officeooo:rsid="0672a197" style:font-style-asian="italic" style:font-style-complex="italic"/>
    </style:style>
    <style:style style:name="T19" style:family="text">
      <style:text-properties fo:font-style="italic" officeooo:rsid="06af53c8" style:font-style-asian="italic" style:font-style-complex="italic"/>
    </style:style>
    <style:style style:name="T20" style:family="text">
      <style:text-properties fo:font-style="italic" officeooo:rsid="06b4d48c" style:font-style-asian="italic" style:font-style-complex="italic"/>
    </style:style>
    <style:style style:name="T21" style:family="text">
      <style:text-properties fo:font-style="italic" officeooo:rsid="06b6f7d1" style:font-style-asian="italic" style:font-style-complex="italic"/>
    </style:style>
    <style:style style:name="T22" style:family="text">
      <style:text-properties fo:font-style="italic" officeooo:rsid="06bf2978" style:font-style-asian="italic" style:font-style-complex="italic"/>
    </style:style>
    <style:style style:name="T23" style:family="text">
      <style:text-properties fo:font-style="italic" officeooo:rsid="06eac148" style:font-style-asian="italic" style:font-style-complex="italic"/>
    </style:style>
    <style:style style:name="T24" style:family="text">
      <style:text-properties fo:font-style="italic" officeooo:rsid="06ed66a5" style:font-style-asian="italic" style:font-style-complex="italic"/>
    </style:style>
    <style:style style:name="T25" style:family="text">
      <style:text-properties fo:font-style="italic" officeooo:rsid="06ec6b04" style:font-style-asian="italic" style:font-style-complex="italic"/>
    </style:style>
    <style:style style:name="T26" style:family="text">
      <style:text-properties fo:font-style="italic" officeooo:rsid="06f06336" style:font-style-asian="italic" style:font-style-complex="italic"/>
    </style:style>
    <style:style style:name="T27" style:family="text">
      <style:text-properties fo:font-style="italic" officeooo:rsid="07334edb" style:font-style-asian="italic" style:font-style-complex="italic"/>
    </style:style>
    <style:style style:name="T28" style:family="text">
      <style:text-properties fo:font-style="italic" officeooo:rsid="0735363d" style:font-style-asian="italic" style:font-style-complex="italic"/>
    </style:style>
    <style:style style:name="T29" style:family="text">
      <style:text-properties fo:font-style="italic" officeooo:rsid="0751c7c7" style:font-style-asian="italic" style:font-style-complex="italic"/>
    </style:style>
    <style:style style:name="T30" style:family="text">
      <style:text-properties fo:font-style="italic" officeooo:rsid="0767c397" style:font-style-asian="italic" style:font-style-complex="italic"/>
    </style:style>
    <style:style style:name="T31" style:family="text">
      <style:text-properties fo:font-style="italic" officeooo:rsid="078cd4b6" style:font-style-asian="italic" style:font-style-complex="italic"/>
    </style:style>
    <style:style style:name="T32" style:family="text">
      <style:text-properties fo:font-style="italic" officeooo:rsid="078e4239" style:font-style-asian="italic" style:font-style-complex="italic"/>
    </style:style>
    <style:style style:name="T33" style:family="text">
      <style:text-properties fo:font-style="italic" officeooo:rsid="079c21de" style:font-style-asian="italic" style:font-style-complex="italic"/>
    </style:style>
    <style:style style:name="T34" style:family="text">
      <style:text-properties fo:font-style="italic" officeooo:rsid="079e474b" style:font-style-asian="italic" style:font-style-complex="italic"/>
    </style:style>
    <style:style style:name="T35" style:family="text">
      <style:text-properties fo:font-style="italic" style:text-underline-style="none" officeooo:rsid="053b9387" style:font-style-asian="italic" style:font-style-complex="italic"/>
    </style:style>
    <style:style style:name="T36" style:family="text">
      <style:text-properties fo:font-style="italic" fo:font-weight="normal" officeooo:rsid="06b877e7" style:font-style-asian="italic" style:font-weight-asian="normal" style:font-style-complex="italic" style:font-weight-complex="normal"/>
    </style:style>
    <style:style style:name="T37" style:family="text">
      <style:text-properties fo:font-style="italic" fo:font-weight="normal" officeooo:rsid="06c215b9" style:font-style-asian="italic" style:font-weight-asian="normal" style:font-style-complex="italic" style:font-weight-complex="normal"/>
    </style:style>
    <style:style style:name="T38" style:family="text">
      <style:text-properties fo:font-style="italic" fo:font-weight="normal" officeooo:rsid="06c78c28" style:font-style-asian="italic" style:font-weight-asian="normal" style:font-style-complex="italic" style:font-weight-complex="normal"/>
    </style:style>
    <style:style style:name="T39" style:family="text">
      <style:text-properties fo:font-style="italic" fo:font-weight="normal" officeooo:rsid="06ce5bfc" style:font-style-asian="italic" style:font-weight-asian="normal" style:font-style-complex="italic" style:font-weight-complex="normal"/>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normal" style:font-style-asian="normal" style:font-style-complex="normal"/>
    </style:style>
    <style:style style:name="T42" style:family="text">
      <style:text-properties fo:font-style="normal" officeooo:rsid="00069be8" style:font-style-asian="normal" style:font-style-complex="normal"/>
    </style:style>
    <style:style style:name="T43" style:family="text">
      <style:text-properties fo:font-style="normal" officeooo:rsid="0008703f" style:font-style-asian="normal" style:font-style-complex="normal"/>
    </style:style>
    <style:style style:name="T44" style:family="text">
      <style:text-properties fo:font-style="normal" officeooo:rsid="000d9e72" style:font-style-asian="normal" style:font-style-complex="normal"/>
    </style:style>
    <style:style style:name="T45" style:family="text">
      <style:text-properties fo:font-style="normal" officeooo:rsid="000fdadf" style:font-style-asian="normal" style:font-style-complex="normal"/>
    </style:style>
    <style:style style:name="T46" style:family="text">
      <style:text-properties fo:font-style="normal" officeooo:rsid="001026bc" style:font-style-asian="normal" style:font-style-complex="normal"/>
    </style:style>
    <style:style style:name="T47" style:family="text">
      <style:text-properties fo:font-style="normal" officeooo:rsid="0010c21f" style:font-style-asian="normal" style:font-style-complex="normal"/>
    </style:style>
    <style:style style:name="T48" style:family="text">
      <style:text-properties fo:font-style="normal" officeooo:rsid="0011a664" style:font-style-asian="normal" style:font-style-complex="normal"/>
    </style:style>
    <style:style style:name="T49" style:family="text">
      <style:text-properties fo:font-style="normal" officeooo:rsid="003e0c77" style:font-style-asian="normal" style:font-style-complex="normal"/>
    </style:style>
    <style:style style:name="T50" style:family="text">
      <style:text-properties fo:font-style="normal" officeooo:rsid="00403789" style:font-style-asian="normal" style:font-style-complex="normal"/>
    </style:style>
    <style:style style:name="T51" style:family="text">
      <style:text-properties fo:font-style="normal" officeooo:rsid="004229f3" style:font-style-asian="normal" style:font-style-complex="normal"/>
    </style:style>
    <style:style style:name="T52" style:family="text">
      <style:text-properties fo:font-style="normal" officeooo:rsid="008d3c0b" style:font-style-asian="normal" style:font-style-complex="normal"/>
    </style:style>
    <style:style style:name="T53" style:family="text">
      <style:text-properties fo:font-style="normal" officeooo:rsid="008dd035" style:font-style-asian="normal" style:font-style-complex="normal"/>
    </style:style>
    <style:style style:name="T54" style:family="text">
      <style:text-properties fo:font-style="normal" officeooo:rsid="008e2d70" style:font-style-asian="normal" style:font-style-complex="normal"/>
    </style:style>
    <style:style style:name="T55" style:family="text">
      <style:text-properties fo:font-style="normal" officeooo:rsid="013fb78c" style:font-style-asian="normal" style:font-style-complex="normal"/>
    </style:style>
    <style:style style:name="T56" style:family="text">
      <style:text-properties fo:font-style="normal" officeooo:rsid="013ff096" style:font-style-asian="normal" style:font-style-complex="normal"/>
    </style:style>
    <style:style style:name="T57" style:family="text">
      <style:text-properties fo:font-style="normal" officeooo:rsid="0140aa40" style:font-style-asian="normal" style:font-style-complex="normal"/>
    </style:style>
    <style:style style:name="T58" style:family="text">
      <style:text-properties fo:font-style="normal" officeooo:rsid="0143198e" style:font-style-asian="normal" style:font-style-complex="normal"/>
    </style:style>
    <style:style style:name="T59" style:family="text">
      <style:text-properties fo:font-style="normal" officeooo:rsid="01e0d8b8" style:font-style-asian="normal" style:font-style-complex="normal"/>
    </style:style>
    <style:style style:name="T60" style:family="text">
      <style:text-properties fo:font-style="normal" officeooo:rsid="01e7c351" style:font-style-asian="normal" style:font-style-complex="normal"/>
    </style:style>
    <style:style style:name="T61" style:family="text">
      <style:text-properties fo:font-style="normal" officeooo:rsid="01e935aa" style:font-style-asian="normal" style:font-style-complex="normal"/>
    </style:style>
    <style:style style:name="T62" style:family="text">
      <style:text-properties fo:font-style="normal" officeooo:rsid="01eb4b63" style:font-style-asian="normal" style:font-style-complex="normal"/>
    </style:style>
    <style:style style:name="T63" style:family="text">
      <style:text-properties fo:font-style="normal" officeooo:rsid="01f579c4" style:font-style-asian="normal" style:font-style-complex="normal"/>
    </style:style>
    <style:style style:name="T64" style:family="text">
      <style:text-properties fo:font-style="normal" officeooo:rsid="01f8b6d2" style:font-style-asian="normal" style:font-style-complex="normal"/>
    </style:style>
    <style:style style:name="T65" style:family="text">
      <style:text-properties fo:font-style="normal" officeooo:rsid="01f99b40" style:font-style-asian="normal" style:font-style-complex="normal"/>
    </style:style>
    <style:style style:name="T66" style:family="text">
      <style:text-properties fo:font-style="normal" officeooo:rsid="01fac953" style:font-style-asian="normal" style:font-style-complex="normal"/>
    </style:style>
    <style:style style:name="T67" style:family="text">
      <style:text-properties fo:font-style="normal" officeooo:rsid="01fdebf5" style:font-style-asian="normal" style:font-style-complex="normal"/>
    </style:style>
    <style:style style:name="T68" style:family="text">
      <style:text-properties fo:font-style="normal" officeooo:rsid="01ff344a" style:font-style-asian="normal" style:font-style-complex="normal"/>
    </style:style>
    <style:style style:name="T69" style:family="text">
      <style:text-properties fo:font-style="normal" officeooo:rsid="020301f3" style:font-style-asian="normal" style:font-style-complex="normal"/>
    </style:style>
    <style:style style:name="T70" style:family="text">
      <style:text-properties fo:font-style="normal" officeooo:rsid="02042eb7" style:font-style-asian="normal" style:font-style-complex="normal"/>
    </style:style>
    <style:style style:name="T71" style:family="text">
      <style:text-properties fo:font-style="normal" officeooo:rsid="02062c31" style:font-style-asian="normal" style:font-style-complex="normal"/>
    </style:style>
    <style:style style:name="T72" style:family="text">
      <style:text-properties fo:font-style="normal" officeooo:rsid="02085abd" style:font-style-asian="normal" style:font-style-complex="normal"/>
    </style:style>
    <style:style style:name="T73" style:family="text">
      <style:text-properties fo:font-style="normal" officeooo:rsid="02086c8d" style:font-style-asian="normal" style:font-style-complex="normal"/>
    </style:style>
    <style:style style:name="T74" style:family="text">
      <style:text-properties fo:font-style="normal" officeooo:rsid="020b9f0c" style:font-style-asian="normal" style:font-style-complex="normal"/>
    </style:style>
    <style:style style:name="T75" style:family="text">
      <style:text-properties fo:font-style="normal" officeooo:rsid="020d31d0" style:font-style-asian="normal" style:font-style-complex="normal"/>
    </style:style>
    <style:style style:name="T76" style:family="text">
      <style:text-properties fo:font-style="normal" officeooo:rsid="020e45aa" style:font-style-asian="normal" style:font-style-complex="normal"/>
    </style:style>
    <style:style style:name="T77" style:family="text">
      <style:text-properties fo:font-style="normal" officeooo:rsid="021052eb" style:font-style-asian="normal" style:font-style-complex="normal"/>
    </style:style>
    <style:style style:name="T78" style:family="text">
      <style:text-properties fo:font-style="normal" officeooo:rsid="0210aff7" style:font-style-asian="normal" style:font-style-complex="normal"/>
    </style:style>
    <style:style style:name="T79" style:family="text">
      <style:text-properties fo:font-style="normal" officeooo:rsid="0212fa81" style:font-style-asian="normal" style:font-style-complex="normal"/>
    </style:style>
    <style:style style:name="T80" style:family="text">
      <style:text-properties fo:font-style="normal" officeooo:rsid="0214aa9d" style:font-style-asian="normal" style:font-style-complex="normal"/>
    </style:style>
    <style:style style:name="T81" style:family="text">
      <style:text-properties fo:font-style="normal" officeooo:rsid="0217013f" style:font-style-asian="normal" style:font-style-complex="normal"/>
    </style:style>
    <style:style style:name="T82" style:family="text">
      <style:text-properties fo:font-style="normal" officeooo:rsid="0218a917" style:font-style-asian="normal" style:font-style-complex="normal"/>
    </style:style>
    <style:style style:name="T83" style:family="text">
      <style:text-properties fo:font-style="normal" officeooo:rsid="021bf0ab" style:font-style-asian="normal" style:font-style-complex="normal"/>
    </style:style>
    <style:style style:name="T84" style:family="text">
      <style:text-properties fo:font-style="normal" officeooo:rsid="02219b0b" style:font-style-asian="normal" style:font-style-complex="normal"/>
    </style:style>
    <style:style style:name="T85" style:family="text">
      <style:text-properties fo:font-style="normal" officeooo:rsid="022487c4" style:font-style-asian="normal" style:font-style-complex="normal"/>
    </style:style>
    <style:style style:name="T86" style:family="text">
      <style:text-properties fo:font-style="normal" officeooo:rsid="022b9ff0" style:font-style-asian="normal" style:font-style-complex="normal"/>
    </style:style>
    <style:style style:name="T87" style:family="text">
      <style:text-properties fo:font-style="normal" officeooo:rsid="0249e050" style:font-style-asian="normal" style:font-style-complex="normal"/>
    </style:style>
    <style:style style:name="T88" style:family="text">
      <style:text-properties fo:font-style="normal" officeooo:rsid="02f37319" style:font-style-asian="normal" style:font-style-complex="normal"/>
    </style:style>
    <style:style style:name="T89" style:family="text">
      <style:text-properties fo:font-style="normal" officeooo:rsid="02fd39d1" style:font-style-asian="normal" style:font-style-complex="normal"/>
    </style:style>
    <style:style style:name="T90" style:family="text">
      <style:text-properties fo:font-style="normal" officeooo:rsid="02fd3fc3" style:font-style-asian="normal" style:font-style-complex="normal"/>
    </style:style>
    <style:style style:name="T91" style:family="text">
      <style:text-properties fo:font-style="normal" officeooo:rsid="0300fcca" style:font-style-asian="normal" style:font-style-complex="normal"/>
    </style:style>
    <style:style style:name="T92" style:family="text">
      <style:text-properties fo:font-style="normal" officeooo:rsid="0302c8d2" style:font-style-asian="normal" style:font-style-complex="normal"/>
    </style:style>
    <style:style style:name="T93" style:family="text">
      <style:text-properties fo:font-style="normal" officeooo:rsid="03032813" style:font-style-asian="normal" style:font-style-complex="normal"/>
    </style:style>
    <style:style style:name="T94" style:family="text">
      <style:text-properties fo:font-style="normal" officeooo:rsid="0304bc64" style:font-style-asian="normal" style:font-style-complex="normal"/>
    </style:style>
    <style:style style:name="T95" style:family="text">
      <style:text-properties fo:font-style="normal" officeooo:rsid="03068b7e" style:font-style-asian="normal" style:font-style-complex="normal"/>
    </style:style>
    <style:style style:name="T96" style:family="text">
      <style:text-properties fo:font-style="normal" officeooo:rsid="0306e07d" style:font-style-asian="normal" style:font-style-complex="normal"/>
    </style:style>
    <style:style style:name="T97" style:family="text">
      <style:text-properties fo:font-style="normal" officeooo:rsid="0307f9cf" style:font-style-asian="normal" style:font-style-complex="normal"/>
    </style:style>
    <style:style style:name="T98" style:family="text">
      <style:text-properties fo:font-style="normal" officeooo:rsid="030911bf" style:font-style-asian="normal" style:font-style-complex="normal"/>
    </style:style>
    <style:style style:name="T99" style:family="text">
      <style:text-properties fo:font-style="normal" officeooo:rsid="03097fea" style:font-style-asian="normal" style:font-style-complex="normal"/>
    </style:style>
    <style:style style:name="T100" style:family="text">
      <style:text-properties fo:font-style="normal" officeooo:rsid="030aaa2b" style:font-style-asian="normal" style:font-style-complex="normal"/>
    </style:style>
    <style:style style:name="T101" style:family="text">
      <style:text-properties fo:font-style="normal" officeooo:rsid="030b2a57" style:font-style-asian="normal" style:font-style-complex="normal"/>
    </style:style>
    <style:style style:name="T102" style:family="text">
      <style:text-properties fo:font-style="normal" officeooo:rsid="030d4bbc" style:font-style-asian="normal" style:font-style-complex="normal"/>
    </style:style>
    <style:style style:name="T103" style:family="text">
      <style:text-properties fo:font-style="normal" officeooo:rsid="0310c99c" style:font-style-asian="normal" style:font-style-complex="normal"/>
    </style:style>
    <style:style style:name="T104" style:family="text">
      <style:text-properties fo:font-style="normal" officeooo:rsid="03149168" style:font-style-asian="normal" style:font-style-complex="normal"/>
    </style:style>
    <style:style style:name="T105" style:family="text">
      <style:text-properties fo:font-style="normal" officeooo:rsid="03180407" style:font-style-asian="normal" style:font-style-complex="normal"/>
    </style:style>
    <style:style style:name="T106" style:family="text">
      <style:text-properties fo:font-style="normal" officeooo:rsid="0319880b" style:font-style-asian="normal" style:font-style-complex="normal"/>
    </style:style>
    <style:style style:name="T107" style:family="text">
      <style:text-properties fo:font-style="normal" officeooo:rsid="0319933b" style:font-style-asian="normal" style:font-style-complex="normal"/>
    </style:style>
    <style:style style:name="T108" style:family="text">
      <style:text-properties fo:font-style="normal" officeooo:rsid="031b6719" style:font-style-asian="normal" style:font-style-complex="normal"/>
    </style:style>
    <style:style style:name="T109" style:family="text">
      <style:text-properties fo:font-style="normal" officeooo:rsid="031d6082" style:font-style-asian="normal" style:font-style-complex="normal"/>
    </style:style>
    <style:style style:name="T110" style:family="text">
      <style:text-properties fo:font-style="normal" officeooo:rsid="031d83b3" style:font-style-asian="normal" style:font-style-complex="normal"/>
    </style:style>
    <style:style style:name="T111" style:family="text">
      <style:text-properties fo:font-style="normal" officeooo:rsid="031e6e8f" style:font-style-asian="normal" style:font-style-complex="normal"/>
    </style:style>
    <style:style style:name="T112" style:family="text">
      <style:text-properties fo:font-style="normal" officeooo:rsid="031eb93f" style:font-style-asian="normal" style:font-style-complex="normal"/>
    </style:style>
    <style:style style:name="T113" style:family="text">
      <style:text-properties fo:font-style="normal" officeooo:rsid="0320742d" style:font-style-asian="normal" style:font-style-complex="normal"/>
    </style:style>
    <style:style style:name="T114" style:family="text">
      <style:text-properties fo:font-style="normal" officeooo:rsid="0323d5d8" style:font-style-asian="normal" style:font-style-complex="normal"/>
    </style:style>
    <style:style style:name="T115" style:family="text">
      <style:text-properties fo:font-style="normal" officeooo:rsid="032cd220" style:font-style-asian="normal" style:font-style-complex="normal"/>
    </style:style>
    <style:style style:name="T116" style:family="text">
      <style:text-properties fo:font-style="normal" officeooo:rsid="032e8431" style:font-style-asian="normal" style:font-style-complex="normal"/>
    </style:style>
    <style:style style:name="T117" style:family="text">
      <style:text-properties fo:font-style="normal" officeooo:rsid="03318b0d" style:font-style-asian="normal" style:font-style-complex="normal"/>
    </style:style>
    <style:style style:name="T118" style:family="text">
      <style:text-properties fo:font-style="normal" officeooo:rsid="03721b9a" style:font-style-asian="normal" style:font-style-complex="normal"/>
    </style:style>
    <style:style style:name="T119" style:family="text">
      <style:text-properties fo:font-style="normal" officeooo:rsid="0373dbef" style:font-style-asian="normal" style:font-style-complex="normal"/>
    </style:style>
    <style:style style:name="T120" style:family="text">
      <style:text-properties fo:font-style="normal" officeooo:rsid="03742cd9" style:font-style-asian="normal" style:font-style-complex="normal"/>
    </style:style>
    <style:style style:name="T121" style:family="text">
      <style:text-properties fo:font-style="normal" officeooo:rsid="03759018" style:font-style-asian="normal" style:font-style-complex="normal"/>
    </style:style>
    <style:style style:name="T122" style:family="text">
      <style:text-properties fo:font-style="normal" officeooo:rsid="0377094c" style:font-style-asian="normal" style:font-style-complex="normal"/>
    </style:style>
    <style:style style:name="T123" style:family="text">
      <style:text-properties fo:font-style="normal" officeooo:rsid="0377cff7" style:font-style-asian="normal" style:font-style-complex="normal"/>
    </style:style>
    <style:style style:name="T124" style:family="text">
      <style:text-properties fo:font-style="normal" officeooo:rsid="0379ac9c" style:font-style-asian="normal" style:font-style-complex="normal"/>
    </style:style>
    <style:style style:name="T125" style:family="text">
      <style:text-properties fo:font-style="normal" officeooo:rsid="037b2260" style:font-style-asian="normal" style:font-style-complex="normal"/>
    </style:style>
    <style:style style:name="T126" style:family="text">
      <style:text-properties fo:font-style="normal" officeooo:rsid="037bdae6" style:font-style-asian="normal" style:font-style-complex="normal"/>
    </style:style>
    <style:style style:name="T127" style:family="text">
      <style:text-properties fo:font-style="normal" officeooo:rsid="037ced99" style:font-style-asian="normal" style:font-style-complex="normal"/>
    </style:style>
    <style:style style:name="T128" style:family="text">
      <style:text-properties fo:font-style="normal" officeooo:rsid="037ec69b" style:font-style-asian="normal" style:font-style-complex="normal"/>
    </style:style>
    <style:style style:name="T129" style:family="text">
      <style:text-properties fo:font-style="normal" officeooo:rsid="03819081" style:font-style-asian="normal" style:font-style-complex="normal"/>
    </style:style>
    <style:style style:name="T130" style:family="text">
      <style:text-properties fo:font-style="normal" officeooo:rsid="0381b3c2" style:font-style-asian="normal" style:font-style-complex="normal"/>
    </style:style>
    <style:style style:name="T131" style:family="text">
      <style:text-properties fo:font-style="normal" officeooo:rsid="037f69bf" style:font-style-asian="normal" style:font-style-complex="normal"/>
    </style:style>
    <style:style style:name="T132" style:family="text">
      <style:text-properties fo:font-style="normal" officeooo:rsid="0384258f" style:font-style-asian="normal" style:font-style-complex="normal"/>
    </style:style>
    <style:style style:name="T133" style:family="text">
      <style:text-properties fo:font-style="normal" officeooo:rsid="03845abf" style:font-style-asian="normal" style:font-style-complex="normal"/>
    </style:style>
    <style:style style:name="T134" style:family="text">
      <style:text-properties fo:font-style="normal" officeooo:rsid="0384a2ab" style:font-style-asian="normal" style:font-style-complex="normal"/>
    </style:style>
    <style:style style:name="T135" style:family="text">
      <style:text-properties fo:font-style="normal" officeooo:rsid="03857f89" style:font-style-asian="normal" style:font-style-complex="normal"/>
    </style:style>
    <style:style style:name="T136" style:family="text">
      <style:text-properties fo:font-style="normal" officeooo:rsid="038d4847" style:font-style-asian="normal" style:font-style-complex="normal"/>
    </style:style>
    <style:style style:name="T137" style:family="text">
      <style:text-properties fo:font-style="normal" officeooo:rsid="0390ed7f" style:font-style-asian="normal" style:font-style-complex="normal"/>
    </style:style>
    <style:style style:name="T138" style:family="text">
      <style:text-properties fo:font-style="normal" officeooo:rsid="03953fac" style:font-style-asian="normal" style:font-style-complex="normal"/>
    </style:style>
    <style:style style:name="T139" style:family="text">
      <style:text-properties fo:font-style="normal" officeooo:rsid="039639f7" style:font-style-asian="normal" style:font-style-complex="normal"/>
    </style:style>
    <style:style style:name="T140" style:family="text">
      <style:text-properties fo:font-style="normal" officeooo:rsid="03972734" style:font-style-asian="normal" style:font-style-complex="normal"/>
    </style:style>
    <style:style style:name="T141" style:family="text">
      <style:text-properties fo:font-style="normal" officeooo:rsid="0399b81b" style:font-style-asian="normal" style:font-style-complex="normal"/>
    </style:style>
    <style:style style:name="T142" style:family="text">
      <style:text-properties fo:font-style="normal" officeooo:rsid="039bf718" style:font-style-asian="normal" style:font-style-complex="normal"/>
    </style:style>
    <style:style style:name="T143" style:family="text">
      <style:text-properties fo:font-style="normal" officeooo:rsid="03db2c53" style:font-style-asian="normal" style:font-style-complex="normal"/>
    </style:style>
    <style:style style:name="T144" style:family="text">
      <style:text-properties fo:font-style="normal" officeooo:rsid="03db8ac8" style:font-style-asian="normal" style:font-style-complex="normal"/>
    </style:style>
    <style:style style:name="T145" style:family="text">
      <style:text-properties fo:font-style="normal" officeooo:rsid="03dd3f96" style:font-style-asian="normal" style:font-style-complex="normal"/>
    </style:style>
    <style:style style:name="T146" style:family="text">
      <style:text-properties fo:font-style="normal" officeooo:rsid="03e0318a" style:font-style-asian="normal" style:font-style-complex="normal"/>
    </style:style>
    <style:style style:name="T147" style:family="text">
      <style:text-properties fo:font-style="normal" officeooo:rsid="03e04004" style:font-style-asian="normal" style:font-style-complex="normal"/>
    </style:style>
    <style:style style:name="T148" style:family="text">
      <style:text-properties fo:font-style="normal" officeooo:rsid="03e18748" style:font-style-asian="normal" style:font-style-complex="normal"/>
    </style:style>
    <style:style style:name="T149" style:family="text">
      <style:text-properties fo:font-style="normal" officeooo:rsid="03e1b1dd" style:font-style-asian="normal" style:font-style-complex="normal"/>
    </style:style>
    <style:style style:name="T150" style:family="text">
      <style:text-properties fo:font-style="normal" officeooo:rsid="03e3f842" style:font-style-asian="normal" style:font-style-complex="normal"/>
    </style:style>
    <style:style style:name="T151" style:family="text">
      <style:text-properties fo:font-style="normal" officeooo:rsid="03e761bb" style:font-style-asian="normal" style:font-style-complex="normal"/>
    </style:style>
    <style:style style:name="T152" style:family="text">
      <style:text-properties fo:font-style="normal" officeooo:rsid="03e8b3cb" style:font-style-asian="normal" style:font-style-complex="normal"/>
    </style:style>
    <style:style style:name="T153" style:family="text">
      <style:text-properties fo:font-style="normal" officeooo:rsid="03eac117" style:font-style-asian="normal" style:font-style-complex="normal"/>
    </style:style>
    <style:style style:name="T154" style:family="text">
      <style:text-properties fo:font-style="normal" officeooo:rsid="03ee1e09" style:font-style-asian="normal" style:font-style-complex="normal"/>
    </style:style>
    <style:style style:name="T155" style:family="text">
      <style:text-properties fo:font-style="normal" officeooo:rsid="03f0a7ec" style:font-style-asian="normal" style:font-style-complex="normal"/>
    </style:style>
    <style:style style:name="T156" style:family="text">
      <style:text-properties fo:font-style="normal" officeooo:rsid="03f2576d" style:font-style-asian="normal" style:font-style-complex="normal"/>
    </style:style>
    <style:style style:name="T157" style:family="text">
      <style:text-properties fo:font-style="normal" officeooo:rsid="03f4750b" style:font-style-asian="normal" style:font-style-complex="normal"/>
    </style:style>
    <style:style style:name="T158" style:family="text">
      <style:text-properties fo:font-style="normal" officeooo:rsid="03f679f2" style:font-style-asian="normal" style:font-style-complex="normal"/>
    </style:style>
    <style:style style:name="T159" style:family="text">
      <style:text-properties fo:font-style="normal" officeooo:rsid="03f75c37" style:font-style-asian="normal" style:font-style-complex="normal"/>
    </style:style>
    <style:style style:name="T160" style:family="text">
      <style:text-properties fo:font-style="normal" officeooo:rsid="03f8875b" style:font-style-asian="normal" style:font-style-complex="normal"/>
    </style:style>
    <style:style style:name="T161" style:family="text">
      <style:text-properties fo:font-style="normal" officeooo:rsid="03fa40a1" style:font-style-asian="normal" style:font-style-complex="normal"/>
    </style:style>
    <style:style style:name="T162" style:family="text">
      <style:text-properties fo:font-style="normal" officeooo:rsid="03fab48c" style:font-style-asian="normal" style:font-style-complex="normal"/>
    </style:style>
    <style:style style:name="T163" style:family="text">
      <style:text-properties fo:font-style="normal" officeooo:rsid="03fc7791" style:font-style-asian="normal" style:font-style-complex="normal"/>
    </style:style>
    <style:style style:name="T164" style:family="text">
      <style:text-properties fo:font-style="normal" officeooo:rsid="04582fdc" style:font-style-asian="normal" style:font-style-complex="normal"/>
    </style:style>
    <style:style style:name="T165" style:family="text">
      <style:text-properties fo:font-style="normal" officeooo:rsid="045b38de" style:font-style-asian="normal" style:font-style-complex="normal"/>
    </style:style>
    <style:style style:name="T166" style:family="text">
      <style:text-properties fo:font-style="normal" officeooo:rsid="045c43a7" style:font-style-asian="normal" style:font-style-complex="normal"/>
    </style:style>
    <style:style style:name="T167" style:family="text">
      <style:text-properties fo:font-style="normal" officeooo:rsid="045f55b1" style:font-style-asian="normal" style:font-style-complex="normal"/>
    </style:style>
    <style:style style:name="T168" style:family="text">
      <style:text-properties fo:font-style="normal" officeooo:rsid="04614ce1" style:font-style-asian="normal" style:font-style-complex="normal"/>
    </style:style>
    <style:style style:name="T169" style:family="text">
      <style:text-properties fo:font-style="normal" officeooo:rsid="04654e23" style:font-style-asian="normal" style:font-style-complex="normal"/>
    </style:style>
    <style:style style:name="T170" style:family="text">
      <style:text-properties fo:font-style="normal" officeooo:rsid="0467e7b9" style:font-style-asian="normal" style:font-style-complex="normal"/>
    </style:style>
    <style:style style:name="T171" style:family="text">
      <style:text-properties fo:font-style="normal" officeooo:rsid="046c180a" style:font-style-asian="normal" style:font-style-complex="normal"/>
    </style:style>
    <style:style style:name="T172" style:family="text">
      <style:text-properties fo:font-style="normal" officeooo:rsid="046e03b7" style:font-style-asian="normal" style:font-style-complex="normal"/>
    </style:style>
    <style:style style:name="T173" style:family="text">
      <style:text-properties fo:font-style="normal" officeooo:rsid="0470b42d" style:font-style-asian="normal" style:font-style-complex="normal"/>
    </style:style>
    <style:style style:name="T174" style:family="text">
      <style:text-properties fo:font-style="normal" officeooo:rsid="0472a343" style:font-style-asian="normal" style:font-style-complex="normal"/>
    </style:style>
    <style:style style:name="T175" style:family="text">
      <style:text-properties fo:font-style="normal" officeooo:rsid="04731d0c" style:font-style-asian="normal" style:font-style-complex="normal"/>
    </style:style>
    <style:style style:name="T176" style:family="text">
      <style:text-properties fo:font-style="normal" officeooo:rsid="047388aa" style:font-style-asian="normal" style:font-style-complex="normal"/>
    </style:style>
    <style:style style:name="T177" style:family="text">
      <style:text-properties fo:font-style="normal" officeooo:rsid="0474e7ab" style:font-style-asian="normal" style:font-style-complex="normal"/>
    </style:style>
    <style:style style:name="T178" style:family="text">
      <style:text-properties fo:font-style="normal" officeooo:rsid="0477fbfe" style:font-style-asian="normal" style:font-style-complex="normal"/>
    </style:style>
    <style:style style:name="T179" style:family="text">
      <style:text-properties fo:font-style="normal" officeooo:rsid="0477ff87" style:font-style-asian="normal" style:font-style-complex="normal"/>
    </style:style>
    <style:style style:name="T180" style:family="text">
      <style:text-properties fo:font-style="normal" officeooo:rsid="04789d42" style:font-style-asian="normal" style:font-style-complex="normal"/>
    </style:style>
    <style:style style:name="T181" style:family="text">
      <style:text-properties fo:font-style="normal" officeooo:rsid="0478d3cb" style:font-style-asian="normal" style:font-style-complex="normal"/>
    </style:style>
    <style:style style:name="T182" style:family="text">
      <style:text-properties fo:font-style="normal" officeooo:rsid="047b892f" style:font-style-asian="normal" style:font-style-complex="normal"/>
    </style:style>
    <style:style style:name="T183" style:family="text">
      <style:text-properties fo:font-style="normal" officeooo:rsid="047d6480" style:font-style-asian="normal" style:font-style-complex="normal"/>
    </style:style>
    <style:style style:name="T184" style:family="text">
      <style:text-properties fo:font-style="normal" officeooo:rsid="047dd9f8" style:font-style-asian="normal" style:font-style-complex="normal"/>
    </style:style>
    <style:style style:name="T185" style:family="text">
      <style:text-properties fo:font-style="normal" officeooo:rsid="047f98dd" style:font-style-asian="normal" style:font-style-complex="normal"/>
    </style:style>
    <style:style style:name="T186" style:family="text">
      <style:text-properties fo:font-style="normal" officeooo:rsid="0482756a" style:font-style-asian="normal" style:font-style-complex="normal"/>
    </style:style>
    <style:style style:name="T187" style:family="text">
      <style:text-properties fo:font-style="normal" officeooo:rsid="048375a0" style:font-style-asian="normal" style:font-style-complex="normal"/>
    </style:style>
    <style:style style:name="T188" style:family="text">
      <style:text-properties fo:font-style="normal" officeooo:rsid="04893f41" style:font-style-asian="normal" style:font-style-complex="normal"/>
    </style:style>
    <style:style style:name="T189" style:family="text">
      <style:text-properties fo:font-style="normal" officeooo:rsid="048a40dc" style:font-style-asian="normal" style:font-style-complex="normal"/>
    </style:style>
    <style:style style:name="T190" style:family="text">
      <style:text-properties fo:font-style="normal" officeooo:rsid="048b1d72" style:font-style-asian="normal" style:font-style-complex="normal"/>
    </style:style>
    <style:style style:name="T191" style:family="text">
      <style:text-properties fo:font-style="normal" officeooo:rsid="0490a326" style:font-style-asian="normal" style:font-style-complex="normal"/>
    </style:style>
    <style:style style:name="T192" style:family="text">
      <style:text-properties fo:font-style="normal" officeooo:rsid="0492d395" style:font-style-asian="normal" style:font-style-complex="normal"/>
    </style:style>
    <style:style style:name="T193" style:family="text">
      <style:text-properties fo:font-style="normal" officeooo:rsid="0494ce26" style:font-style-asian="normal" style:font-style-complex="normal"/>
    </style:style>
    <style:style style:name="T194" style:family="text">
      <style:text-properties fo:font-style="normal" officeooo:rsid="04e82a89" style:font-style-asian="normal" style:font-style-complex="normal"/>
    </style:style>
    <style:style style:name="T195" style:family="text">
      <style:text-properties fo:font-style="normal" officeooo:rsid="04e9ff8b" style:font-style-asian="normal" style:font-style-complex="normal"/>
    </style:style>
    <style:style style:name="T196" style:family="text">
      <style:text-properties fo:font-style="normal" officeooo:rsid="04ebaa43" style:font-style-asian="normal" style:font-style-complex="normal"/>
    </style:style>
    <style:style style:name="T197" style:family="text">
      <style:text-properties fo:font-style="normal" officeooo:rsid="04ecb9f0" style:font-style-asian="normal" style:font-style-complex="normal"/>
    </style:style>
    <style:style style:name="T198" style:family="text">
      <style:text-properties fo:font-style="normal" officeooo:rsid="04ee0d38" style:font-style-asian="normal" style:font-style-complex="normal"/>
    </style:style>
    <style:style style:name="T199" style:family="text">
      <style:text-properties fo:font-style="normal" officeooo:rsid="04f2daa5" style:font-style-asian="normal" style:font-style-complex="normal"/>
    </style:style>
    <style:style style:name="T200" style:family="text">
      <style:text-properties fo:font-style="normal" officeooo:rsid="04f4ad74" style:font-style-asian="normal" style:font-style-complex="normal"/>
    </style:style>
    <style:style style:name="T201" style:family="text">
      <style:text-properties fo:font-style="normal" officeooo:rsid="04f7ebc9" style:font-style-asian="normal" style:font-style-complex="normal"/>
    </style:style>
    <style:style style:name="T202" style:family="text">
      <style:text-properties fo:font-style="normal" officeooo:rsid="04f9dc8e" style:font-style-asian="normal" style:font-style-complex="normal"/>
    </style:style>
    <style:style style:name="T203" style:family="text">
      <style:text-properties fo:font-style="normal" officeooo:rsid="04fa9af3" style:font-style-asian="normal" style:font-style-complex="normal"/>
    </style:style>
    <style:style style:name="T204" style:family="text">
      <style:text-properties fo:font-style="normal" officeooo:rsid="04fe269b" style:font-style-asian="normal" style:font-style-complex="normal"/>
    </style:style>
    <style:style style:name="T205" style:family="text">
      <style:text-properties fo:font-style="normal" officeooo:rsid="0500202b" style:font-style-asian="normal" style:font-style-complex="normal"/>
    </style:style>
    <style:style style:name="T206" style:family="text">
      <style:text-properties fo:font-style="normal" officeooo:rsid="050028e2" style:font-style-asian="normal" style:font-style-complex="normal"/>
    </style:style>
    <style:style style:name="T207" style:family="text">
      <style:text-properties fo:font-style="normal" officeooo:rsid="05017e05" style:font-style-asian="normal" style:font-style-complex="normal"/>
    </style:style>
    <style:style style:name="T208" style:family="text">
      <style:text-properties fo:font-style="normal" officeooo:rsid="05029d10" style:font-style-asian="normal" style:font-style-complex="normal"/>
    </style:style>
    <style:style style:name="T209" style:family="text">
      <style:text-properties fo:font-style="normal" officeooo:rsid="0503d76e" style:font-style-asian="normal" style:font-style-complex="normal"/>
    </style:style>
    <style:style style:name="T210" style:family="text">
      <style:text-properties fo:font-style="normal" officeooo:rsid="0507a985" style:font-style-asian="normal" style:font-style-complex="normal"/>
    </style:style>
    <style:style style:name="T211" style:family="text">
      <style:text-properties fo:font-style="normal" officeooo:rsid="050b0055" style:font-style-asian="normal" style:font-style-complex="normal"/>
    </style:style>
    <style:style style:name="T212" style:family="text">
      <style:text-properties fo:font-style="normal" officeooo:rsid="050b35f5" style:font-style-asian="normal" style:font-style-complex="normal"/>
    </style:style>
    <style:style style:name="T213" style:family="text">
      <style:text-properties fo:font-style="normal" officeooo:rsid="050d2fd2" style:font-style-asian="normal" style:font-style-complex="normal"/>
    </style:style>
    <style:style style:name="T214" style:family="text">
      <style:text-properties fo:font-style="normal" officeooo:rsid="0505b717" style:font-style-asian="normal" style:font-style-complex="normal"/>
    </style:style>
    <style:style style:name="T215" style:family="text">
      <style:text-properties fo:font-style="normal" officeooo:rsid="050f7c4e" style:font-style-asian="normal" style:font-style-complex="normal"/>
    </style:style>
    <style:style style:name="T216" style:family="text">
      <style:text-properties fo:font-style="normal" officeooo:rsid="0512380f" style:font-style-asian="normal" style:font-style-complex="normal"/>
    </style:style>
    <style:style style:name="T217" style:family="text">
      <style:text-properties fo:font-style="normal" officeooo:rsid="0513f5fe" style:font-style-asian="normal" style:font-style-complex="normal"/>
    </style:style>
    <style:style style:name="T218" style:family="text">
      <style:text-properties fo:font-style="normal" officeooo:rsid="051471ae" style:font-style-asian="normal" style:font-style-complex="normal"/>
    </style:style>
    <style:style style:name="T219" style:family="text">
      <style:text-properties fo:font-style="normal" officeooo:rsid="0514e07f" style:font-style-asian="normal" style:font-style-complex="normal"/>
    </style:style>
    <style:style style:name="T220" style:family="text">
      <style:text-properties fo:font-style="normal" officeooo:rsid="05151ee8" style:font-style-asian="normal" style:font-style-complex="normal"/>
    </style:style>
    <style:style style:name="T221" style:family="text">
      <style:text-properties fo:font-style="normal" officeooo:rsid="05170673" style:font-style-asian="normal" style:font-style-complex="normal"/>
    </style:style>
    <style:style style:name="T222" style:family="text">
      <style:text-properties fo:font-style="normal" officeooo:rsid="05173a70" style:font-style-asian="normal" style:font-style-complex="normal"/>
    </style:style>
    <style:style style:name="T223" style:family="text">
      <style:text-properties fo:font-style="normal" officeooo:rsid="05175c62" style:font-style-asian="normal" style:font-style-complex="normal"/>
    </style:style>
    <style:style style:name="T224" style:family="text">
      <style:text-properties fo:font-style="normal" officeooo:rsid="051a048b" style:font-style-asian="normal" style:font-style-complex="normal"/>
    </style:style>
    <style:style style:name="T225" style:family="text">
      <style:text-properties fo:font-style="normal" officeooo:rsid="051bc25e" style:font-style-asian="normal" style:font-style-complex="normal"/>
    </style:style>
    <style:style style:name="T226" style:family="text">
      <style:text-properties fo:font-style="normal" officeooo:rsid="051ca83b" style:font-style-asian="normal" style:font-style-complex="normal"/>
    </style:style>
    <style:style style:name="T227" style:family="text">
      <style:text-properties fo:font-style="normal" officeooo:rsid="050a1f20" style:font-style-asian="normal" style:font-style-complex="normal"/>
    </style:style>
    <style:style style:name="T228" style:family="text">
      <style:text-properties fo:font-style="normal" officeooo:rsid="056235b4" style:font-style-asian="normal" style:font-style-complex="normal"/>
    </style:style>
    <style:style style:name="T229" style:family="text">
      <style:text-properties fo:font-style="normal" officeooo:rsid="05641d79" style:font-style-asian="normal" style:font-style-complex="normal"/>
    </style:style>
    <style:style style:name="T230" style:family="text">
      <style:text-properties fo:font-style="normal" officeooo:rsid="0564ceb3" style:font-style-asian="normal" style:font-style-complex="normal"/>
    </style:style>
    <style:style style:name="T231" style:family="text">
      <style:text-properties fo:font-style="normal" officeooo:rsid="05665a64" style:font-style-asian="normal" style:font-style-complex="normal"/>
    </style:style>
    <style:style style:name="T232" style:family="text">
      <style:text-properties fo:font-style="normal" officeooo:rsid="0567d12a" style:font-style-asian="normal" style:font-style-complex="normal"/>
    </style:style>
    <style:style style:name="T233" style:family="text">
      <style:text-properties fo:font-style="normal" officeooo:rsid="0569ad9f" style:font-style-asian="normal" style:font-style-complex="normal"/>
    </style:style>
    <style:style style:name="T234" style:family="text">
      <style:text-properties fo:font-style="normal" officeooo:rsid="056a174b" style:font-style-asian="normal" style:font-style-complex="normal"/>
    </style:style>
    <style:style style:name="T235" style:family="text">
      <style:text-properties fo:font-style="normal" officeooo:rsid="056b119f" style:font-style-asian="normal" style:font-style-complex="normal"/>
    </style:style>
    <style:style style:name="T236" style:family="text">
      <style:text-properties fo:font-style="normal" officeooo:rsid="056c8ae1" style:font-style-asian="normal" style:font-style-complex="normal"/>
    </style:style>
    <style:style style:name="T237" style:family="text">
      <style:text-properties fo:font-style="normal" officeooo:rsid="056dcc33" style:font-style-asian="normal" style:font-style-complex="normal"/>
    </style:style>
    <style:style style:name="T238" style:family="text">
      <style:text-properties fo:font-style="normal" officeooo:rsid="056e2257" style:font-style-asian="normal" style:font-style-complex="normal"/>
    </style:style>
    <style:style style:name="T239" style:family="text">
      <style:text-properties fo:font-style="normal" officeooo:rsid="056f524b" style:font-style-asian="normal" style:font-style-complex="normal"/>
    </style:style>
    <style:style style:name="T240" style:family="text">
      <style:text-properties fo:font-style="normal" officeooo:rsid="05708e46" style:font-style-asian="normal" style:font-style-complex="normal"/>
    </style:style>
    <style:style style:name="T241" style:family="text">
      <style:text-properties fo:font-style="normal" officeooo:rsid="003dcbdb" style:font-style-asian="normal" style:font-style-complex="normal"/>
    </style:style>
    <style:style style:name="T242" style:family="text">
      <style:text-properties fo:font-style="normal" officeooo:rsid="003e414f" style:font-style-asian="normal" style:font-style-complex="normal"/>
    </style:style>
    <style:style style:name="T243" style:family="text">
      <style:text-properties fo:font-style="normal" officeooo:rsid="058961ef" style:font-style-asian="normal" style:font-style-complex="normal"/>
    </style:style>
    <style:style style:name="T244" style:family="text">
      <style:text-properties fo:font-style="normal" officeooo:rsid="058daf15" style:font-style-asian="normal" style:font-style-complex="normal"/>
    </style:style>
    <style:style style:name="T245" style:family="text">
      <style:text-properties fo:font-style="normal" officeooo:rsid="058f7181" style:font-style-asian="normal" style:font-style-complex="normal"/>
    </style:style>
    <style:style style:name="T246" style:family="text">
      <style:text-properties fo:font-style="normal" officeooo:rsid="0590d383" style:font-style-asian="normal" style:font-style-complex="normal"/>
    </style:style>
    <style:style style:name="T247" style:family="text">
      <style:text-properties fo:font-style="normal" officeooo:rsid="0593097a" style:font-style-asian="normal" style:font-style-complex="normal"/>
    </style:style>
    <style:style style:name="T248" style:family="text">
      <style:text-properties fo:font-style="normal" officeooo:rsid="05995013" style:font-style-asian="normal" style:font-style-complex="normal"/>
    </style:style>
    <style:style style:name="T249" style:family="text">
      <style:text-properties fo:font-style="normal" officeooo:rsid="05999314" style:font-style-asian="normal" style:font-style-complex="normal"/>
    </style:style>
    <style:style style:name="T250" style:family="text">
      <style:text-properties fo:font-style="normal" officeooo:rsid="059b64f3" style:font-style-asian="normal" style:font-style-complex="normal"/>
    </style:style>
    <style:style style:name="T251" style:family="text">
      <style:text-properties fo:font-style="normal" officeooo:rsid="059ce8d4" style:font-style-asian="normal" style:font-style-complex="normal"/>
    </style:style>
    <style:style style:name="T252" style:family="text">
      <style:text-properties fo:font-style="normal" officeooo:rsid="059dec5c" style:font-style-asian="normal" style:font-style-complex="normal"/>
    </style:style>
    <style:style style:name="T253" style:family="text">
      <style:text-properties fo:font-style="normal" officeooo:rsid="059f29e5" style:font-style-asian="normal" style:font-style-complex="normal"/>
    </style:style>
    <style:style style:name="T254" style:family="text">
      <style:text-properties fo:font-style="normal" officeooo:rsid="05a085fd" style:font-style-asian="normal" style:font-style-complex="normal"/>
    </style:style>
    <style:style style:name="T255" style:family="text">
      <style:text-properties fo:font-style="normal" officeooo:rsid="05a1f687" style:font-style-asian="normal" style:font-style-complex="normal"/>
    </style:style>
    <style:style style:name="T256" style:family="text">
      <style:text-properties fo:font-style="normal" officeooo:rsid="05a2e0fe" style:font-style-asian="normal" style:font-style-complex="normal"/>
    </style:style>
    <style:style style:name="T257" style:family="text">
      <style:text-properties fo:font-style="normal" officeooo:rsid="05a2ed76" style:font-style-asian="normal" style:font-style-complex="normal"/>
    </style:style>
    <style:style style:name="T258" style:family="text">
      <style:text-properties fo:font-style="normal" officeooo:rsid="062d52b8" style:font-style-asian="normal" style:font-style-complex="normal"/>
    </style:style>
    <style:style style:name="T259" style:family="text">
      <style:text-properties fo:font-style="normal" officeooo:rsid="062e89be" style:font-style-asian="normal" style:font-style-complex="normal"/>
    </style:style>
    <style:style style:name="T260" style:family="text">
      <style:text-properties fo:font-style="normal" officeooo:rsid="062f2076" style:font-style-asian="normal" style:font-style-complex="normal"/>
    </style:style>
    <style:style style:name="T261" style:family="text">
      <style:text-properties fo:font-style="normal" officeooo:rsid="06309fad" style:font-style-asian="normal" style:font-style-complex="normal"/>
    </style:style>
    <style:style style:name="T262" style:family="text">
      <style:text-properties fo:font-style="normal" officeooo:rsid="0631430c" style:font-style-asian="normal" style:font-style-complex="normal"/>
    </style:style>
    <style:style style:name="T263" style:family="text">
      <style:text-properties fo:font-style="normal" officeooo:rsid="0632ebba" style:font-style-asian="normal" style:font-style-complex="normal"/>
    </style:style>
    <style:style style:name="T264" style:family="text">
      <style:text-properties fo:font-style="normal" officeooo:rsid="0633f3f8" style:font-style-asian="normal" style:font-style-complex="normal"/>
    </style:style>
    <style:style style:name="T265" style:family="text">
      <style:text-properties fo:font-style="normal" officeooo:rsid="06340347" style:font-style-asian="normal" style:font-style-complex="normal"/>
    </style:style>
    <style:style style:name="T266" style:family="text">
      <style:text-properties fo:font-style="normal" officeooo:rsid="06359f9a" style:font-style-asian="normal" style:font-style-complex="normal"/>
    </style:style>
    <style:style style:name="T267" style:family="text">
      <style:text-properties fo:font-style="normal" officeooo:rsid="0635d73a" style:font-style-asian="normal" style:font-style-complex="normal"/>
    </style:style>
    <style:style style:name="T268" style:family="text">
      <style:text-properties fo:font-style="normal" officeooo:rsid="0636c7bc" style:font-style-asian="normal" style:font-style-complex="normal"/>
    </style:style>
    <style:style style:name="T269" style:family="text">
      <style:text-properties fo:font-style="normal" officeooo:rsid="063700d9" style:font-style-asian="normal" style:font-style-complex="normal"/>
    </style:style>
    <style:style style:name="T270" style:family="text">
      <style:text-properties fo:font-style="normal" officeooo:rsid="0637eb31" style:font-style-asian="normal" style:font-style-complex="normal"/>
    </style:style>
    <style:style style:name="T271" style:family="text">
      <style:text-properties fo:font-style="normal" officeooo:rsid="06398f6e" style:font-style-asian="normal" style:font-style-complex="normal"/>
    </style:style>
    <style:style style:name="T272" style:family="text">
      <style:text-properties fo:font-style="normal" officeooo:rsid="0639fd0a" style:font-style-asian="normal" style:font-style-complex="normal"/>
    </style:style>
    <style:style style:name="T273" style:family="text">
      <style:text-properties fo:font-style="normal" officeooo:rsid="063af106" style:font-style-asian="normal" style:font-style-complex="normal"/>
    </style:style>
    <style:style style:name="T274" style:family="text">
      <style:text-properties fo:font-style="normal" officeooo:rsid="0672a197" style:font-style-asian="normal" style:font-style-complex="normal"/>
    </style:style>
    <style:style style:name="T275" style:family="text">
      <style:text-properties fo:font-style="normal" officeooo:rsid="0673dc2b" style:font-style-asian="normal" style:font-style-complex="normal"/>
    </style:style>
    <style:style style:name="T276" style:family="text">
      <style:text-properties fo:font-style="normal" officeooo:rsid="0675846b" style:font-style-asian="normal" style:font-style-complex="normal"/>
    </style:style>
    <style:style style:name="T277" style:family="text">
      <style:text-properties fo:font-style="normal" officeooo:rsid="0666897d" style:font-style-asian="normal" style:font-style-complex="normal"/>
    </style:style>
    <style:style style:name="T278" style:family="text">
      <style:text-properties fo:font-style="normal" officeooo:rsid="066731f0" style:font-style-asian="normal" style:font-style-complex="normal"/>
    </style:style>
    <style:style style:name="T279" style:family="text">
      <style:text-properties fo:font-style="normal" officeooo:rsid="066ccfb4" style:font-style-asian="normal" style:font-style-complex="normal"/>
    </style:style>
    <style:style style:name="T280" style:family="text">
      <style:text-properties fo:font-style="normal" officeooo:rsid="066e91df" style:font-style-asian="normal" style:font-style-complex="normal"/>
    </style:style>
    <style:style style:name="T281" style:family="text">
      <style:text-properties fo:font-style="normal" officeooo:rsid="0677a590" style:font-style-asian="normal" style:font-style-complex="normal"/>
    </style:style>
    <style:style style:name="T282" style:family="text">
      <style:text-properties fo:font-style="normal" officeooo:rsid="067889c2" style:font-style-asian="normal" style:font-style-complex="normal"/>
    </style:style>
    <style:style style:name="T283" style:family="text">
      <style:text-properties fo:font-style="normal" officeooo:rsid="067a5f99" style:font-style-asian="normal" style:font-style-complex="normal"/>
    </style:style>
    <style:style style:name="T284" style:family="text">
      <style:text-properties fo:font-style="normal" officeooo:rsid="067c68f6" style:font-style-asian="normal" style:font-style-complex="normal"/>
    </style:style>
    <style:style style:name="T285" style:family="text">
      <style:text-properties fo:font-style="normal" officeooo:rsid="06af53c8" style:font-style-asian="normal" style:font-style-complex="normal"/>
    </style:style>
    <style:style style:name="T286" style:family="text">
      <style:text-properties fo:font-style="normal" officeooo:rsid="06b4d48c" style:font-style-asian="normal" style:font-style-complex="normal"/>
    </style:style>
    <style:style style:name="T287" style:family="text">
      <style:text-properties fo:font-style="normal" officeooo:rsid="06b562bd" style:font-style-asian="normal" style:font-style-complex="normal"/>
    </style:style>
    <style:style style:name="T288" style:family="text">
      <style:text-properties fo:font-style="normal" officeooo:rsid="06b6f7d1" style:font-style-asian="normal" style:font-style-complex="normal"/>
    </style:style>
    <style:style style:name="T289" style:family="text">
      <style:text-properties fo:font-style="normal" officeooo:rsid="06b820cf" style:font-style-asian="normal" style:font-style-complex="normal"/>
    </style:style>
    <style:style style:name="T290" style:family="text">
      <style:text-properties fo:font-style="normal" officeooo:rsid="06b877e7" style:font-style-asian="normal" style:font-style-complex="normal"/>
    </style:style>
    <style:style style:name="T291" style:family="text">
      <style:text-properties fo:font-style="normal" officeooo:rsid="06bf2978" style:font-style-asian="normal" style:font-style-complex="normal"/>
    </style:style>
    <style:style style:name="T292" style:family="text">
      <style:text-properties fo:font-style="normal" officeooo:rsid="06d53408" style:font-style-asian="normal" style:font-style-complex="normal"/>
    </style:style>
    <style:style style:name="T293" style:family="text">
      <style:text-properties fo:font-style="normal" officeooo:rsid="06d656dc" style:font-style-asian="normal" style:font-style-complex="normal"/>
    </style:style>
    <style:style style:name="T294" style:family="text">
      <style:text-properties fo:font-style="normal" officeooo:rsid="06d81f04" style:font-style-asian="normal" style:font-style-complex="normal"/>
    </style:style>
    <style:style style:name="T295" style:family="text">
      <style:text-properties fo:font-style="normal" officeooo:rsid="06d9bf24" style:font-style-asian="normal" style:font-style-complex="normal"/>
    </style:style>
    <style:style style:name="T296" style:family="text">
      <style:text-properties fo:font-style="normal" officeooo:rsid="06da2722" style:font-style-asian="normal" style:font-style-complex="normal"/>
    </style:style>
    <style:style style:name="T297" style:family="text">
      <style:text-properties fo:font-style="normal" officeooo:rsid="06daec4e" style:font-style-asian="normal" style:font-style-complex="normal"/>
    </style:style>
    <style:style style:name="T298" style:family="text">
      <style:text-properties fo:font-style="normal" officeooo:rsid="06dbdbc6" style:font-style-asian="normal" style:font-style-complex="normal"/>
    </style:style>
    <style:style style:name="T299" style:family="text">
      <style:text-properties fo:font-style="normal" officeooo:rsid="06dc6495" style:font-style-asian="normal" style:font-style-complex="normal"/>
    </style:style>
    <style:style style:name="T300" style:family="text">
      <style:text-properties fo:font-style="normal" officeooo:rsid="06dd63b4" style:font-style-asian="normal" style:font-style-complex="normal"/>
    </style:style>
    <style:style style:name="T301" style:family="text">
      <style:text-properties fo:font-style="normal" officeooo:rsid="06de96f0" style:font-style-asian="normal" style:font-style-complex="normal"/>
    </style:style>
    <style:style style:name="T302" style:family="text">
      <style:text-properties fo:font-style="normal" officeooo:rsid="06e0969d" style:font-style-asian="normal" style:font-style-complex="normal"/>
    </style:style>
    <style:style style:name="T303" style:family="text">
      <style:text-properties fo:font-style="normal" officeooo:rsid="06eac148" style:font-style-asian="normal" style:font-style-complex="normal"/>
    </style:style>
    <style:style style:name="T304" style:family="text">
      <style:text-properties fo:font-style="normal" officeooo:rsid="06ebb8c4" style:font-style-asian="normal" style:font-style-complex="normal"/>
    </style:style>
    <style:style style:name="T305" style:family="text">
      <style:text-properties fo:font-style="normal" officeooo:rsid="06ec6b04" style:font-style-asian="normal" style:font-style-complex="normal"/>
    </style:style>
    <style:style style:name="T306" style:family="text">
      <style:text-properties fo:font-style="normal" officeooo:rsid="06ed66a5" style:font-style-asian="normal" style:font-style-complex="normal"/>
    </style:style>
    <style:style style:name="T307" style:family="text">
      <style:text-properties fo:font-style="normal" officeooo:rsid="06f06336" style:font-style-asian="normal" style:font-style-complex="normal"/>
    </style:style>
    <style:style style:name="T308" style:family="text">
      <style:text-properties fo:font-style="normal" officeooo:rsid="06f1e338" style:font-style-asian="normal" style:font-style-complex="normal"/>
    </style:style>
    <style:style style:name="T309" style:family="text">
      <style:text-properties fo:font-style="normal" officeooo:rsid="06f3ecee" style:font-style-asian="normal" style:font-style-complex="normal"/>
    </style:style>
    <style:style style:name="T310" style:family="text">
      <style:text-properties fo:font-style="normal" officeooo:rsid="06f4fa9b" style:font-style-asian="normal" style:font-style-complex="normal"/>
    </style:style>
    <style:style style:name="T311" style:family="text">
      <style:text-properties fo:font-style="normal" officeooo:rsid="06f5fb13" style:font-style-asian="normal" style:font-style-complex="normal"/>
    </style:style>
    <style:style style:name="T312" style:family="text">
      <style:text-properties fo:font-style="normal" officeooo:rsid="06f7c1a9" style:font-style-asian="normal" style:font-style-complex="normal"/>
    </style:style>
    <style:style style:name="T313" style:family="text">
      <style:text-properties fo:font-style="normal" officeooo:rsid="06f9754a" style:font-style-asian="normal" style:font-style-complex="normal"/>
    </style:style>
    <style:style style:name="T314" style:family="text">
      <style:text-properties fo:font-style="normal" officeooo:rsid="06fa2f9b" style:font-style-asian="normal" style:font-style-complex="normal"/>
    </style:style>
    <style:style style:name="T315" style:family="text">
      <style:text-properties fo:font-style="normal" officeooo:rsid="06fb76d6" style:font-style-asian="normal" style:font-style-complex="normal"/>
    </style:style>
    <style:style style:name="T316" style:family="text">
      <style:text-properties fo:font-style="normal" officeooo:rsid="06fd5436" style:font-style-asian="normal" style:font-style-complex="normal"/>
    </style:style>
    <style:style style:name="T317" style:family="text">
      <style:text-properties fo:font-style="normal" officeooo:rsid="06fec6c4" style:font-style-asian="normal" style:font-style-complex="normal"/>
    </style:style>
    <style:style style:name="T318" style:family="text">
      <style:text-properties fo:font-style="normal" officeooo:rsid="0700b2a2" style:font-style-asian="normal" style:font-style-complex="normal"/>
    </style:style>
    <style:style style:name="T319" style:family="text">
      <style:text-properties fo:font-style="normal" officeooo:rsid="0702f447" style:font-style-asian="normal" style:font-style-complex="normal"/>
    </style:style>
    <style:style style:name="T320" style:family="text">
      <style:text-properties fo:font-style="normal" officeooo:rsid="0703bf4d" style:font-style-asian="normal" style:font-style-complex="normal"/>
    </style:style>
    <style:style style:name="T321" style:family="text">
      <style:text-properties fo:font-style="normal" officeooo:rsid="07048499" style:font-style-asian="normal" style:font-style-complex="normal"/>
    </style:style>
    <style:style style:name="T322" style:family="text">
      <style:text-properties fo:font-style="normal" officeooo:rsid="07064c09" style:font-style-asian="normal" style:font-style-complex="normal"/>
    </style:style>
    <style:style style:name="T323" style:family="text">
      <style:text-properties fo:font-style="normal" officeooo:rsid="0707b711" style:font-style-asian="normal" style:font-style-complex="normal"/>
    </style:style>
    <style:style style:name="T324" style:family="text">
      <style:text-properties fo:font-style="normal" officeooo:rsid="070952b9" style:font-style-asian="normal" style:font-style-complex="normal"/>
    </style:style>
    <style:style style:name="T325" style:family="text">
      <style:text-properties fo:font-style="normal" officeooo:rsid="070ae824" style:font-style-asian="normal" style:font-style-complex="normal"/>
    </style:style>
    <style:style style:name="T326" style:family="text">
      <style:text-properties fo:font-style="normal" officeooo:rsid="070cf65e" style:font-style-asian="normal" style:font-style-complex="normal"/>
    </style:style>
    <style:style style:name="T327" style:family="text">
      <style:text-properties fo:font-style="normal" officeooo:rsid="070cff86" style:font-style-asian="normal" style:font-style-complex="normal"/>
    </style:style>
    <style:style style:name="T328" style:family="text">
      <style:text-properties fo:font-style="normal" officeooo:rsid="070e9bbf" style:font-style-asian="normal" style:font-style-complex="normal"/>
    </style:style>
    <style:style style:name="T329" style:family="text">
      <style:text-properties fo:font-style="normal" officeooo:rsid="07136858" style:font-style-asian="normal" style:font-style-complex="normal"/>
    </style:style>
    <style:style style:name="T330" style:family="text">
      <style:text-properties fo:font-style="normal" officeooo:rsid="0714f708" style:font-style-asian="normal" style:font-style-complex="normal"/>
    </style:style>
    <style:style style:name="T331" style:family="text">
      <style:text-properties fo:font-style="normal" officeooo:rsid="0715edbe" style:font-style-asian="normal" style:font-style-complex="normal"/>
    </style:style>
    <style:style style:name="T332" style:family="text">
      <style:text-properties fo:font-style="normal" officeooo:rsid="0717f395" style:font-style-asian="normal" style:font-style-complex="normal"/>
    </style:style>
    <style:style style:name="T333" style:family="text">
      <style:text-properties fo:font-style="normal" officeooo:rsid="0719082f" style:font-style-asian="normal" style:font-style-complex="normal"/>
    </style:style>
    <style:style style:name="T334" style:family="text">
      <style:text-properties fo:font-style="normal" officeooo:rsid="071abf36" style:font-style-asian="normal" style:font-style-complex="normal"/>
    </style:style>
    <style:style style:name="T335" style:family="text">
      <style:text-properties fo:font-style="normal" officeooo:rsid="071be01f" style:font-style-asian="normal" style:font-style-complex="normal"/>
    </style:style>
    <style:style style:name="T336" style:family="text">
      <style:text-properties fo:font-style="normal" officeooo:rsid="071c04de" style:font-style-asian="normal" style:font-style-complex="normal"/>
    </style:style>
    <style:style style:name="T337" style:family="text">
      <style:text-properties fo:font-style="normal" officeooo:rsid="071d26e3" style:font-style-asian="normal" style:font-style-complex="normal"/>
    </style:style>
    <style:style style:name="T338" style:family="text">
      <style:text-properties fo:font-style="normal" officeooo:rsid="071e4d7b" style:font-style-asian="normal" style:font-style-complex="normal"/>
    </style:style>
    <style:style style:name="T339" style:family="text">
      <style:text-properties fo:font-style="normal" officeooo:rsid="071f9b3f" style:font-style-asian="normal" style:font-style-complex="normal"/>
    </style:style>
    <style:style style:name="T340" style:family="text">
      <style:text-properties fo:font-style="normal" officeooo:rsid="0720cd3e" style:font-style-asian="normal" style:font-style-complex="normal"/>
    </style:style>
    <style:style style:name="T341" style:family="text">
      <style:text-properties fo:font-style="normal" officeooo:rsid="072114d9" style:font-style-asian="normal" style:font-style-complex="normal"/>
    </style:style>
    <style:style style:name="T342" style:family="text">
      <style:text-properties fo:font-style="normal" officeooo:rsid="07222ceb" style:font-style-asian="normal" style:font-style-complex="normal"/>
    </style:style>
    <style:style style:name="T343" style:family="text">
      <style:text-properties fo:font-style="normal" officeooo:rsid="0722ad76" style:font-style-asian="normal" style:font-style-complex="normal"/>
    </style:style>
    <style:style style:name="T344" style:family="text">
      <style:text-properties fo:font-style="normal" officeooo:rsid="0724588b" style:font-style-asian="normal" style:font-style-complex="normal"/>
    </style:style>
    <style:style style:name="T345" style:family="text">
      <style:text-properties fo:font-style="normal" officeooo:rsid="07264ff8" style:font-style-asian="normal" style:font-style-complex="normal"/>
    </style:style>
    <style:style style:name="T346" style:family="text">
      <style:text-properties fo:font-style="normal" officeooo:rsid="07272f13" style:font-style-asian="normal" style:font-style-complex="normal"/>
    </style:style>
    <style:style style:name="T347" style:family="text">
      <style:text-properties fo:font-style="normal" officeooo:rsid="0728e3e4" style:font-style-asian="normal" style:font-style-complex="normal"/>
    </style:style>
    <style:style style:name="T348" style:family="text">
      <style:text-properties fo:font-style="normal" officeooo:rsid="0729ee3c" style:font-style-asian="normal" style:font-style-complex="normal"/>
    </style:style>
    <style:style style:name="T349" style:family="text">
      <style:text-properties fo:font-style="normal" officeooo:rsid="072b6f24" style:font-style-asian="normal" style:font-style-complex="normal"/>
    </style:style>
    <style:style style:name="T350" style:family="text">
      <style:text-properties fo:font-style="normal" officeooo:rsid="072d41b3" style:font-style-asian="normal" style:font-style-complex="normal"/>
    </style:style>
    <style:style style:name="T351" style:family="text">
      <style:text-properties fo:font-style="normal" officeooo:rsid="072f2ec6" style:font-style-asian="normal" style:font-style-complex="normal"/>
    </style:style>
    <style:style style:name="T352" style:family="text">
      <style:text-properties fo:font-style="normal" officeooo:rsid="0730db9a" style:font-style-asian="normal" style:font-style-complex="normal"/>
    </style:style>
    <style:style style:name="T353" style:family="text">
      <style:text-properties fo:font-style="normal" officeooo:rsid="0731eda8" style:font-style-asian="normal" style:font-style-complex="normal"/>
    </style:style>
    <style:style style:name="T354" style:family="text">
      <style:text-properties fo:font-style="normal" officeooo:rsid="07334edb" style:font-style-asian="normal" style:font-style-complex="normal"/>
    </style:style>
    <style:style style:name="T355" style:family="text">
      <style:text-properties fo:font-style="normal" officeooo:rsid="0735363d" style:font-style-asian="normal" style:font-style-complex="normal"/>
    </style:style>
    <style:style style:name="T356" style:family="text">
      <style:text-properties fo:font-style="normal" officeooo:rsid="07354a55" style:font-style-asian="normal" style:font-style-complex="normal"/>
    </style:style>
    <style:style style:name="T357" style:family="text">
      <style:text-properties fo:font-style="normal" officeooo:rsid="07371b87" style:font-style-asian="normal" style:font-style-complex="normal"/>
    </style:style>
    <style:style style:name="T358" style:family="text">
      <style:text-properties fo:font-style="normal" officeooo:rsid="07384e79" style:font-style-asian="normal" style:font-style-complex="normal"/>
    </style:style>
    <style:style style:name="T359" style:family="text">
      <style:text-properties fo:font-style="normal" officeooo:rsid="073a68d4" style:font-style-asian="normal" style:font-style-complex="normal"/>
    </style:style>
    <style:style style:name="T360" style:family="text">
      <style:text-properties fo:font-style="normal" officeooo:rsid="073b9ef4" style:font-style-asian="normal" style:font-style-complex="normal"/>
    </style:style>
    <style:style style:name="T361" style:family="text">
      <style:text-properties fo:font-style="normal" officeooo:rsid="0751c7c7" style:font-style-asian="normal" style:font-style-complex="normal"/>
    </style:style>
    <style:style style:name="T362" style:family="text">
      <style:text-properties fo:font-style="normal" officeooo:rsid="0751ef06" style:font-style-asian="normal" style:font-style-complex="normal"/>
    </style:style>
    <style:style style:name="T363" style:family="text">
      <style:text-properties fo:font-style="normal" officeooo:rsid="0767c397" style:font-style-asian="normal" style:font-style-complex="normal"/>
    </style:style>
    <style:style style:name="T364" style:family="text">
      <style:text-properties fo:font-style="normal" officeooo:rsid="07697deb" style:font-style-asian="normal" style:font-style-complex="normal"/>
    </style:style>
    <style:style style:name="T365" style:family="text">
      <style:text-properties fo:font-style="normal" officeooo:rsid="0769acbb" style:font-style-asian="normal" style:font-style-complex="normal"/>
    </style:style>
    <style:style style:name="T366" style:family="text">
      <style:text-properties fo:font-style="normal" officeooo:rsid="076b84b1" style:font-style-asian="normal" style:font-style-complex="normal"/>
    </style:style>
    <style:style style:name="T367" style:family="text">
      <style:text-properties fo:font-style="normal" officeooo:rsid="076d46c8" style:font-style-asian="normal" style:font-style-complex="normal"/>
    </style:style>
    <style:style style:name="T368" style:family="text">
      <style:text-properties fo:font-style="normal" officeooo:rsid="076eb3de" style:font-style-asian="normal" style:font-style-complex="normal"/>
    </style:style>
    <style:style style:name="T369" style:family="text">
      <style:text-properties fo:font-style="normal" officeooo:rsid="076fb57b" style:font-style-asian="normal" style:font-style-complex="normal"/>
    </style:style>
    <style:style style:name="T370" style:family="text">
      <style:text-properties fo:font-style="normal" officeooo:rsid="07710881" style:font-style-asian="normal" style:font-style-complex="normal"/>
    </style:style>
    <style:style style:name="T371" style:family="text">
      <style:text-properties fo:font-style="normal" officeooo:rsid="0775b889" style:font-style-asian="normal" style:font-style-complex="normal"/>
    </style:style>
    <style:style style:name="T372" style:family="text">
      <style:text-properties fo:font-style="normal" officeooo:rsid="07765060" style:font-style-asian="normal" style:font-style-complex="normal"/>
    </style:style>
    <style:style style:name="T373" style:family="text">
      <style:text-properties fo:font-style="normal" officeooo:rsid="07771301" style:font-style-asian="normal" style:font-style-complex="normal"/>
    </style:style>
    <style:style style:name="T374" style:family="text">
      <style:text-properties fo:font-style="normal" officeooo:rsid="077822dc" style:font-style-asian="normal" style:font-style-complex="normal"/>
    </style:style>
    <style:style style:name="T375" style:family="text">
      <style:text-properties fo:font-style="normal" officeooo:rsid="0779470c" style:font-style-asian="normal" style:font-style-complex="normal"/>
    </style:style>
    <style:style style:name="T376" style:family="text">
      <style:text-properties fo:font-style="normal" officeooo:rsid="077b443c" style:font-style-asian="normal" style:font-style-complex="normal"/>
    </style:style>
    <style:style style:name="T377" style:family="text">
      <style:text-properties fo:font-style="normal" officeooo:rsid="077cf338" style:font-style-asian="normal" style:font-style-complex="normal"/>
    </style:style>
    <style:style style:name="T378" style:family="text">
      <style:text-properties fo:font-style="normal" officeooo:rsid="077edaf2" style:font-style-asian="normal" style:font-style-complex="normal"/>
    </style:style>
    <style:style style:name="T379" style:family="text">
      <style:text-properties fo:font-style="normal" officeooo:rsid="0780b6ec" style:font-style-asian="normal" style:font-style-complex="normal"/>
    </style:style>
    <style:style style:name="T380" style:family="text">
      <style:text-properties fo:font-style="normal" officeooo:rsid="07811b45" style:font-style-asian="normal" style:font-style-complex="normal"/>
    </style:style>
    <style:style style:name="T381" style:family="text">
      <style:text-properties fo:font-style="normal" officeooo:rsid="0781976f" style:font-style-asian="normal" style:font-style-complex="normal"/>
    </style:style>
    <style:style style:name="T382" style:family="text">
      <style:text-properties fo:font-style="normal" officeooo:rsid="0781b582" style:font-style-asian="normal" style:font-style-complex="normal"/>
    </style:style>
    <style:style style:name="T383" style:family="text">
      <style:text-properties fo:font-style="normal" officeooo:rsid="0781ce2b" style:font-style-asian="normal" style:font-style-complex="normal"/>
    </style:style>
    <style:style style:name="T384" style:family="text">
      <style:text-properties fo:font-style="normal" officeooo:rsid="078364ff" style:font-style-asian="normal" style:font-style-complex="normal"/>
    </style:style>
    <style:style style:name="T385" style:family="text">
      <style:text-properties fo:font-style="normal" officeooo:rsid="07846c1b" style:font-style-asian="normal" style:font-style-complex="normal"/>
    </style:style>
    <style:style style:name="T386" style:family="text">
      <style:text-properties fo:font-style="normal" officeooo:rsid="07856eab" style:font-style-asian="normal" style:font-style-complex="normal"/>
    </style:style>
    <style:style style:name="T387" style:family="text">
      <style:text-properties fo:font-style="normal" officeooo:rsid="0785b210" style:font-style-asian="normal" style:font-style-complex="normal"/>
    </style:style>
    <style:style style:name="T388" style:family="text">
      <style:text-properties fo:font-style="normal" officeooo:rsid="078724cc" style:font-style-asian="normal" style:font-style-complex="normal"/>
    </style:style>
    <style:style style:name="T389" style:family="text">
      <style:text-properties fo:font-style="normal" officeooo:rsid="07891195" style:font-style-asian="normal" style:font-style-complex="normal"/>
    </style:style>
    <style:style style:name="T390" style:family="text">
      <style:text-properties fo:font-style="normal" officeooo:rsid="078b935b" style:font-style-asian="normal" style:font-style-complex="normal"/>
    </style:style>
    <style:style style:name="T391" style:family="text">
      <style:text-properties fo:font-style="normal" officeooo:rsid="078cd4b6" style:font-style-asian="normal" style:font-style-complex="normal"/>
    </style:style>
    <style:style style:name="T392" style:family="text">
      <style:text-properties fo:font-style="normal" officeooo:rsid="078e4239" style:font-style-asian="normal" style:font-style-complex="normal"/>
    </style:style>
    <style:style style:name="T393" style:family="text">
      <style:text-properties fo:font-style="normal" officeooo:rsid="078eb779" style:font-style-asian="normal" style:font-style-complex="normal"/>
    </style:style>
    <style:style style:name="T394" style:family="text">
      <style:text-properties fo:font-style="normal" officeooo:rsid="07900c8b" style:font-style-asian="normal" style:font-style-complex="normal"/>
    </style:style>
    <style:style style:name="T395" style:family="text">
      <style:text-properties fo:font-style="normal" officeooo:rsid="079394bf" style:font-style-asian="normal" style:font-style-complex="normal"/>
    </style:style>
    <style:style style:name="T396" style:family="text">
      <style:text-properties fo:font-style="normal" officeooo:rsid="079446dd" style:font-style-asian="normal" style:font-style-complex="normal"/>
    </style:style>
    <style:style style:name="T397" style:family="text">
      <style:text-properties fo:font-style="normal" officeooo:rsid="0795dbe8" style:font-style-asian="normal" style:font-style-complex="normal"/>
    </style:style>
    <style:style style:name="T398" style:family="text">
      <style:text-properties fo:font-style="normal" officeooo:rsid="0797c38b" style:font-style-asian="normal" style:font-style-complex="normal"/>
    </style:style>
    <style:style style:name="T399" style:family="text">
      <style:text-properties fo:font-style="normal" officeooo:rsid="0798888a" style:font-style-asian="normal" style:font-style-complex="normal"/>
    </style:style>
    <style:style style:name="T400" style:family="text">
      <style:text-properties fo:font-style="normal" officeooo:rsid="0799146e" style:font-style-asian="normal" style:font-style-complex="normal"/>
    </style:style>
    <style:style style:name="T401" style:family="text">
      <style:text-properties fo:font-style="normal" officeooo:rsid="079abdf0" style:font-style-asian="normal" style:font-style-complex="normal"/>
    </style:style>
    <style:style style:name="T402" style:family="text">
      <style:text-properties fo:font-style="normal" officeooo:rsid="079c21de" style:font-style-asian="normal" style:font-style-complex="normal"/>
    </style:style>
    <style:style style:name="T403" style:family="text">
      <style:text-properties fo:font-style="normal" officeooo:rsid="079d75f2" style:font-style-asian="normal" style:font-style-complex="normal"/>
    </style:style>
    <style:style style:name="T404" style:family="text">
      <style:text-properties fo:font-style="normal" officeooo:rsid="079e474b" style:font-style-asian="normal" style:font-style-complex="normal"/>
    </style:style>
    <style:style style:name="T405" style:family="text">
      <style:text-properties fo:font-style="normal" officeooo:rsid="079f6242" style:font-style-asian="normal" style:font-style-complex="normal"/>
    </style:style>
    <style:style style:name="T406" style:family="text">
      <style:text-properties fo:font-style="normal" officeooo:rsid="07a089ef" style:font-style-asian="normal" style:font-style-complex="normal"/>
    </style:style>
    <style:style style:name="T407" style:family="text">
      <style:text-properties fo:font-style="normal" officeooo:rsid="07a3e283" style:font-style-asian="normal" style:font-style-complex="normal"/>
    </style:style>
    <style:style style:name="T408" style:family="text">
      <style:text-properties fo:font-style="normal" officeooo:rsid="07a5bfaf" style:font-style-asian="normal" style:font-style-complex="normal"/>
    </style:style>
    <style:style style:name="T409" style:family="text">
      <style:text-properties fo:font-style="normal" officeooo:rsid="05099f8c" style:font-style-asian="normal" style:font-style-complex="normal"/>
    </style:style>
    <style:style style:name="T410" style:family="text">
      <style:text-properties fo:font-style="normal" officeooo:rsid="07a6b4c8" style:font-style-asian="normal" style:font-style-complex="normal"/>
    </style:style>
    <style:style style:name="T411" style:family="text">
      <style:text-properties fo:font-style="normal" fo:font-weight="normal" officeooo:rsid="03f75c37" style:font-style-asian="normal" style:font-weight-asian="normal" style:font-style-complex="normal" style:font-weight-complex="normal"/>
    </style:style>
    <style:style style:name="T412" style:family="text">
      <style:text-properties fo:font-style="normal" fo:font-weight="normal" officeooo:rsid="06b877e7" style:font-style-asian="normal" style:font-weight-asian="normal" style:font-style-complex="normal" style:font-weight-complex="normal"/>
    </style:style>
    <style:style style:name="T413" style:family="text">
      <style:text-properties fo:font-style="normal" fo:font-weight="normal" officeooo:rsid="06b9a4fd" style:font-style-asian="normal" style:font-weight-asian="normal" style:font-style-complex="normal" style:font-weight-complex="normal"/>
    </style:style>
    <style:style style:name="T414" style:family="text">
      <style:text-properties fo:font-style="normal" fo:font-weight="normal" officeooo:rsid="06b9a91f" style:font-style-asian="normal" style:font-weight-asian="normal" style:font-style-complex="normal" style:font-weight-complex="normal"/>
    </style:style>
    <style:style style:name="T415" style:family="text">
      <style:text-properties fo:font-style="normal" fo:font-weight="normal" officeooo:rsid="06bf2978" style:font-style-asian="normal" style:font-weight-asian="normal" style:font-style-complex="normal" style:font-weight-complex="normal"/>
    </style:style>
    <style:style style:name="T416" style:family="text">
      <style:text-properties fo:font-style="normal" fo:font-weight="normal" officeooo:rsid="063c9573" style:font-style-asian="normal" style:font-weight-asian="normal" style:font-style-complex="normal" style:font-weight-complex="normal"/>
    </style:style>
    <style:style style:name="T417" style:family="text">
      <style:text-properties fo:font-style="normal" fo:font-weight="normal" officeooo:rsid="06c02a66" style:font-style-asian="normal" style:font-weight-asian="normal" style:font-style-complex="normal" style:font-weight-complex="normal"/>
    </style:style>
    <style:style style:name="T418" style:family="text">
      <style:text-properties fo:font-style="normal" fo:font-weight="normal" officeooo:rsid="06c09c20" style:font-style-asian="normal" style:font-weight-asian="normal" style:font-style-complex="normal" style:font-weight-complex="normal"/>
    </style:style>
    <style:style style:name="T419" style:family="text">
      <style:text-properties fo:font-style="normal" fo:font-weight="normal" officeooo:rsid="06c215b9" style:font-style-asian="normal" style:font-weight-asian="normal" style:font-style-complex="normal" style:font-weight-complex="normal"/>
    </style:style>
    <style:style style:name="T420" style:family="text">
      <style:text-properties fo:font-style="normal" fo:font-weight="normal" officeooo:rsid="06c26edd" style:font-style-asian="normal" style:font-weight-asian="normal" style:font-style-complex="normal" style:font-weight-complex="normal"/>
    </style:style>
    <style:style style:name="T421" style:family="text">
      <style:text-properties fo:font-style="normal" fo:font-weight="normal" officeooo:rsid="06c48d1b" style:font-style-asian="normal" style:font-weight-asian="normal" style:font-style-complex="normal" style:font-weight-complex="normal"/>
    </style:style>
    <style:style style:name="T422" style:family="text">
      <style:text-properties fo:font-style="normal" fo:font-weight="normal" officeooo:rsid="06c5a5e3" style:font-style-asian="normal" style:font-weight-asian="normal" style:font-style-complex="normal" style:font-weight-complex="normal"/>
    </style:style>
    <style:style style:name="T423" style:family="text">
      <style:text-properties fo:font-style="normal" fo:font-weight="normal" officeooo:rsid="06c78c28" style:font-style-asian="normal" style:font-weight-asian="normal" style:font-style-complex="normal" style:font-weight-complex="normal"/>
    </style:style>
    <style:style style:name="T424" style:family="text">
      <style:text-properties fo:font-style="normal" fo:font-weight="normal" officeooo:rsid="06c98879" style:font-style-asian="normal" style:font-weight-asian="normal" style:font-style-complex="normal" style:font-weight-complex="normal"/>
    </style:style>
    <style:style style:name="T425" style:family="text">
      <style:text-properties fo:font-style="normal" fo:font-weight="normal" officeooo:rsid="06c9e14e" style:font-style-asian="normal" style:font-weight-asian="normal" style:font-style-complex="normal" style:font-weight-complex="normal"/>
    </style:style>
    <style:style style:name="T426" style:family="text">
      <style:text-properties fo:font-style="normal" fo:font-weight="normal" officeooo:rsid="06cc9f27" style:font-style-asian="normal" style:font-weight-asian="normal" style:font-style-complex="normal" style:font-weight-complex="normal"/>
    </style:style>
    <style:style style:name="T427" style:family="text">
      <style:text-properties fo:font-style="normal" fo:font-weight="normal" officeooo:rsid="06cca40e" style:font-style-asian="normal" style:font-weight-asian="normal" style:font-style-complex="normal" style:font-weight-complex="normal"/>
    </style:style>
    <style:style style:name="T428" style:family="text">
      <style:text-properties fo:font-style="normal" fo:font-weight="normal" officeooo:rsid="06ce5bfc" style:font-style-asian="normal" style:font-weight-asian="normal" style:font-style-complex="normal" style:font-weight-complex="normal"/>
    </style:style>
    <style:style style:name="T429" style:family="text">
      <style:text-properties fo:font-style="normal" fo:font-weight="normal" officeooo:rsid="06cf9823" style:font-style-asian="normal" style:font-weight-asian="normal" style:font-style-complex="normal" style:font-weight-complex="normal"/>
    </style:style>
    <style:style style:name="T430" style:family="text">
      <style:text-properties fo:font-style="normal" fo:font-weight="normal" officeooo:rsid="06d087b5" style:font-style-asian="normal" style:font-weight-asian="normal" style:font-style-complex="normal" style:font-weight-complex="normal"/>
    </style:style>
    <style:style style:name="T431" style:family="text">
      <style:text-properties fo:font-style="normal" fo:font-weight="normal" officeooo:rsid="06d104a8" style:font-style-asian="normal" style:font-weight-asian="normal" style:font-style-complex="normal" style:font-weight-complex="normal"/>
    </style:style>
    <style:style style:name="T432" style:family="text">
      <style:text-properties fo:font-style="normal" fo:font-weight="normal" officeooo:rsid="06d1e39c" style:font-style-asian="normal" style:font-weight-asian="normal" style:font-style-complex="normal" style:font-weight-complex="normal"/>
    </style:style>
    <style:style style:name="T433" style:family="text">
      <style:text-properties fo:font-style="normal" fo:font-weight="normal" officeooo:rsid="06d255f8" style:font-style-asian="normal" style:font-weight-asian="normal" style:font-style-complex="normal" style:font-weight-complex="normal"/>
    </style:style>
    <style:style style:name="T434" style:family="text">
      <style:text-properties fo:font-style="normal" fo:font-weight="bold" officeooo:rsid="06b877e7" style:font-style-asian="normal" style:font-weight-asian="bold" style:font-style-complex="normal" style:font-weight-complex="bold"/>
    </style:style>
    <style:style style:name="T435" style:family="text">
      <style:text-properties officeooo:rsid="00091a68"/>
    </style:style>
    <style:style style:name="T436" style:family="text">
      <style:text-properties officeooo:rsid="0011a664"/>
    </style:style>
    <style:style style:name="T437" style:family="text">
      <style:text-properties officeooo:rsid="00130fc2"/>
    </style:style>
    <style:style style:name="T438" style:family="text">
      <style:text-properties officeooo:rsid="00147fbc"/>
    </style:style>
    <style:style style:name="T439" style:family="text">
      <style:text-properties officeooo:rsid="0016067e"/>
    </style:style>
    <style:style style:name="T440" style:family="text">
      <style:text-properties officeooo:rsid="0017723e"/>
    </style:style>
    <style:style style:name="T441" style:family="text">
      <style:text-properties officeooo:rsid="0018ca8a"/>
    </style:style>
    <style:style style:name="T442" style:family="text">
      <style:text-properties officeooo:rsid="001a5088"/>
    </style:style>
    <style:style style:name="T443" style:family="text">
      <style:text-properties style:text-underline-style="none"/>
    </style:style>
    <style:style style:name="T444" style:family="text">
      <style:text-properties style:text-underline-style="none" officeooo:rsid="001b6436"/>
    </style:style>
    <style:style style:name="T445" style:family="text">
      <style:text-properties style:text-underline-style="none" officeooo:rsid="001b99ae"/>
    </style:style>
    <style:style style:name="T446" style:family="text">
      <style:text-properties style:text-underline-style="none" officeooo:rsid="001d8c0f"/>
    </style:style>
    <style:style style:name="T447" style:family="text">
      <style:text-properties style:text-underline-style="none" officeooo:rsid="0005a506"/>
    </style:style>
    <style:style style:name="T448" style:family="text">
      <style:text-properties style:text-underline-style="none" officeooo:rsid="0008703f"/>
    </style:style>
    <style:style style:name="T449" style:family="text">
      <style:text-properties style:text-underline-style="none" officeooo:rsid="0020d94e"/>
    </style:style>
    <style:style style:name="T450" style:family="text">
      <style:text-properties style:text-underline-style="none" officeooo:rsid="0020e32e"/>
    </style:style>
    <style:style style:name="T451" style:family="text">
      <style:text-properties style:text-underline-style="none" officeooo:rsid="005946a7"/>
    </style:style>
    <style:style style:name="T452" style:family="text">
      <style:text-properties style:text-underline-style="none" officeooo:rsid="005a0865"/>
    </style:style>
    <style:style style:name="T453" style:family="text">
      <style:text-properties style:text-underline-style="none" officeooo:rsid="05387205"/>
    </style:style>
    <style:style style:name="T454" style:family="text">
      <style:text-properties style:text-underline-style="none" officeooo:rsid="05389998"/>
    </style:style>
    <style:style style:name="T455" style:family="text">
      <style:text-properties style:text-underline-style="none" officeooo:rsid="05394f15"/>
    </style:style>
    <style:style style:name="T456" style:family="text">
      <style:text-properties style:text-underline-style="none" officeooo:rsid="053a75e4"/>
    </style:style>
    <style:style style:name="T457" style:family="text">
      <style:text-properties style:text-underline-style="none" officeooo:rsid="053b9387"/>
    </style:style>
    <style:style style:name="T458" style:family="text">
      <style:text-properties style:text-underline-style="none" officeooo:rsid="053d51f6"/>
    </style:style>
    <style:style style:name="T459" style:family="text">
      <style:text-properties style:text-underline-style="none" officeooo:rsid="057792ec"/>
    </style:style>
    <style:style style:name="T460" style:family="text">
      <style:text-properties style:text-underline-style="none" officeooo:rsid="057eef00"/>
    </style:style>
    <style:style style:name="T461" style:family="text">
      <style:text-properties officeooo:rsid="001f131c"/>
    </style:style>
    <style:style style:name="T462" style:family="text">
      <style:text-properties officeooo:rsid="00213b23"/>
    </style:style>
    <style:style style:name="T463" style:family="text">
      <style:text-properties officeooo:rsid="0026e76d"/>
    </style:style>
    <style:style style:name="T464" style:family="text">
      <style:text-properties officeooo:rsid="00285cb9"/>
    </style:style>
    <style:style style:name="T465" style:family="text">
      <style:text-properties officeooo:rsid="002f0895"/>
    </style:style>
    <style:style style:name="T466" style:family="text">
      <style:text-properties officeooo:rsid="0031f8f9"/>
    </style:style>
    <style:style style:name="T467" style:family="text">
      <style:text-properties officeooo:rsid="00346eaf"/>
    </style:style>
    <style:style style:name="T468" style:family="text">
      <style:text-properties officeooo:rsid="00348f0b"/>
    </style:style>
    <style:style style:name="T469" style:family="text">
      <style:text-properties officeooo:rsid="003845b8"/>
    </style:style>
    <style:style style:name="T470" style:family="text">
      <style:text-properties officeooo:rsid="0039afc3"/>
    </style:style>
    <style:style style:name="T471" style:family="text">
      <style:text-properties officeooo:rsid="003caa5d"/>
    </style:style>
    <style:style style:name="T472" style:family="text">
      <style:text-properties officeooo:rsid="003dcbdb"/>
    </style:style>
    <style:style style:name="T473" style:family="text">
      <style:text-properties officeooo:rsid="00439a7a"/>
    </style:style>
    <style:style style:name="T474" style:family="text">
      <style:text-properties officeooo:rsid="00443be1"/>
    </style:style>
    <style:style style:name="T475" style:family="text">
      <style:text-properties officeooo:rsid="0047dd8c"/>
    </style:style>
    <style:style style:name="T476" style:family="text">
      <style:text-properties officeooo:rsid="0051ef6d"/>
    </style:style>
    <style:style style:name="T477" style:family="text">
      <style:text-properties officeooo:rsid="005d674b"/>
    </style:style>
    <style:style style:name="T478" style:family="text">
      <style:text-properties officeooo:rsid="005eb35e"/>
    </style:style>
    <style:style style:name="T479" style:family="text">
      <style:text-properties officeooo:rsid="0060beb7"/>
    </style:style>
    <style:style style:name="T480" style:family="text">
      <style:text-properties officeooo:rsid="00694c54"/>
    </style:style>
    <style:style style:name="T481" style:family="text">
      <style:text-properties officeooo:rsid="00721167"/>
    </style:style>
    <style:style style:name="T482" style:family="text">
      <style:text-properties officeooo:rsid="0072d0cf"/>
    </style:style>
    <style:style style:name="T483" style:family="text">
      <style:text-properties officeooo:rsid="00759575"/>
    </style:style>
    <style:style style:name="T484" style:family="text">
      <style:text-properties officeooo:rsid="007e65aa"/>
    </style:style>
    <style:style style:name="T485" style:family="text">
      <style:text-properties officeooo:rsid="00881b5a"/>
    </style:style>
    <style:style style:name="T486" style:family="text">
      <style:text-properties officeooo:rsid="0089ea4e"/>
    </style:style>
    <style:style style:name="T487" style:family="text">
      <style:text-properties officeooo:rsid="008a66a4"/>
    </style:style>
    <style:style style:name="T488" style:family="text">
      <style:text-properties officeooo:rsid="008b36b0"/>
    </style:style>
    <style:style style:name="T489" style:family="text">
      <style:text-properties officeooo:rsid="008d3c0b"/>
    </style:style>
    <style:style style:name="T490" style:family="text">
      <style:text-properties officeooo:rsid="00929526"/>
    </style:style>
    <style:style style:name="T491" style:family="text">
      <style:text-properties officeooo:rsid="0093b730"/>
    </style:style>
    <style:style style:name="T492" style:family="text">
      <style:text-properties officeooo:rsid="00970391"/>
    </style:style>
    <style:style style:name="T493" style:family="text">
      <style:text-properties officeooo:rsid="00986eb9"/>
    </style:style>
    <style:style style:name="T494" style:family="text">
      <style:text-properties officeooo:rsid="009874fe"/>
    </style:style>
    <style:style style:name="T495" style:family="text">
      <style:text-properties officeooo:rsid="009967ed"/>
    </style:style>
    <style:style style:name="T496" style:family="text">
      <style:text-properties officeooo:rsid="009d80d3"/>
    </style:style>
    <style:style style:name="T497" style:family="text">
      <style:text-properties officeooo:rsid="009fd7f1"/>
    </style:style>
    <style:style style:name="T498" style:family="text">
      <style:text-properties officeooo:rsid="00a18d50"/>
    </style:style>
    <style:style style:name="T499" style:family="text">
      <style:text-properties officeooo:rsid="00a2e702"/>
    </style:style>
    <style:style style:name="T500" style:family="text">
      <style:text-properties officeooo:rsid="00ac49ee"/>
    </style:style>
    <style:style style:name="T501" style:family="text">
      <style:text-properties officeooo:rsid="00af3c2f"/>
    </style:style>
    <style:style style:name="T502" style:family="text">
      <style:text-properties officeooo:rsid="00b64d13"/>
    </style:style>
    <style:style style:name="T503" style:family="text">
      <style:text-properties officeooo:rsid="00b6f256"/>
    </style:style>
    <style:style style:name="T504" style:family="text">
      <style:text-properties officeooo:rsid="00b9369e"/>
    </style:style>
    <style:style style:name="T505" style:family="text">
      <style:text-properties officeooo:rsid="00bb791f"/>
    </style:style>
    <style:style style:name="T506" style:family="text">
      <style:text-properties officeooo:rsid="00c0e7d3"/>
    </style:style>
    <style:style style:name="T507" style:family="text">
      <style:text-properties officeooo:rsid="00c48e2d"/>
    </style:style>
    <style:style style:name="T508" style:family="text">
      <style:text-properties fo:font-weight="normal" officeooo:rsid="00c48e2d" style:font-weight-asian="normal" style:font-weight-complex="normal"/>
    </style:style>
    <style:style style:name="T509" style:family="text">
      <style:text-properties officeooo:rsid="00c6c518"/>
    </style:style>
    <style:style style:name="T510" style:family="text">
      <style:text-properties officeooo:rsid="00cde0f3"/>
    </style:style>
    <style:style style:name="T511" style:family="text">
      <style:text-properties officeooo:rsid="00d8d966"/>
    </style:style>
    <style:style style:name="T512" style:family="text">
      <style:text-properties officeooo:rsid="00e0f421"/>
    </style:style>
    <style:style style:name="T513" style:family="text">
      <style:text-properties officeooo:rsid="00f92288"/>
    </style:style>
    <style:style style:name="T514" style:family="text">
      <style:text-properties officeooo:rsid="00fa6045"/>
    </style:style>
    <style:style style:name="T515" style:family="text">
      <style:text-properties officeooo:rsid="01013950"/>
    </style:style>
    <style:style style:name="T516" style:family="text">
      <style:text-properties officeooo:rsid="0103e1b5"/>
    </style:style>
    <style:style style:name="T517" style:family="text">
      <style:text-properties officeooo:rsid="0105ab3d"/>
    </style:style>
    <style:style style:name="T518" style:family="text">
      <style:text-properties officeooo:rsid="0106a6f2"/>
    </style:style>
    <style:style style:name="T519" style:family="text">
      <style:text-properties officeooo:rsid="01071eb7"/>
    </style:style>
    <style:style style:name="T520" style:family="text">
      <style:text-properties officeooo:rsid="0108f757"/>
    </style:style>
    <style:style style:name="T521" style:family="text">
      <style:text-properties officeooo:rsid="010a3968"/>
    </style:style>
    <style:style style:name="T522" style:family="text">
      <style:text-properties officeooo:rsid="010b2e23"/>
    </style:style>
    <style:style style:name="T523" style:family="text">
      <style:text-properties officeooo:rsid="010c0201"/>
    </style:style>
    <style:style style:name="T524" style:family="text">
      <style:text-properties officeooo:rsid="0110b64a"/>
    </style:style>
    <style:style style:name="T525" style:family="text">
      <style:text-properties officeooo:rsid="01112d1f"/>
    </style:style>
    <style:style style:name="T526" style:family="text">
      <style:text-properties officeooo:rsid="0120099c"/>
    </style:style>
    <style:style style:name="T527" style:family="text">
      <style:text-properties officeooo:rsid="0124c7b3"/>
    </style:style>
    <style:style style:name="T528" style:family="text">
      <style:text-properties officeooo:rsid="01287e16"/>
    </style:style>
    <style:style style:name="T529" style:family="text">
      <style:text-properties officeooo:rsid="0128bc83"/>
    </style:style>
    <style:style style:name="T530" style:family="text">
      <style:text-properties officeooo:rsid="012e8f71"/>
    </style:style>
    <style:style style:name="T531" style:family="text">
      <style:text-properties officeooo:rsid="01355e99"/>
    </style:style>
    <style:style style:name="T532" style:family="text">
      <style:text-properties officeooo:rsid="0135ebf8"/>
    </style:style>
    <style:style style:name="T533" style:family="text">
      <style:text-properties officeooo:rsid="013abe62"/>
    </style:style>
    <style:style style:name="T534" style:family="text">
      <style:text-properties officeooo:rsid="0144906d"/>
    </style:style>
    <style:style style:name="T535" style:family="text">
      <style:text-properties officeooo:rsid="014b35e9"/>
    </style:style>
    <style:style style:name="T536" style:family="text">
      <style:text-properties officeooo:rsid="014cb8b0"/>
    </style:style>
    <style:style style:name="T537" style:family="text">
      <style:text-properties officeooo:rsid="014d49d3"/>
    </style:style>
    <style:style style:name="T538" style:family="text">
      <style:text-properties officeooo:rsid="014fa7a4"/>
    </style:style>
    <style:style style:name="T539" style:family="text">
      <style:text-properties officeooo:rsid="01540e6d"/>
    </style:style>
    <style:style style:name="T540" style:family="text">
      <style:text-properties officeooo:rsid="0155e82d"/>
    </style:style>
    <style:style style:name="T541" style:family="text">
      <style:text-properties officeooo:rsid="01634eae"/>
    </style:style>
    <style:style style:name="T542" style:family="text">
      <style:text-properties officeooo:rsid="0163e425"/>
    </style:style>
    <style:style style:name="T543" style:family="text">
      <style:text-properties officeooo:rsid="0168f180"/>
    </style:style>
    <style:style style:name="T544" style:family="text">
      <style:text-properties officeooo:rsid="016d96ba"/>
    </style:style>
    <style:style style:name="T545" style:family="text">
      <style:text-properties officeooo:rsid="016dd0b7"/>
    </style:style>
    <style:style style:name="T546" style:family="text">
      <style:text-properties officeooo:rsid="01712e06"/>
    </style:style>
    <style:style style:name="T547" style:family="text">
      <style:text-properties officeooo:rsid="017392f1"/>
    </style:style>
    <style:style style:name="T548" style:family="text">
      <style:text-properties officeooo:rsid="01798d4c"/>
    </style:style>
    <style:style style:name="T549" style:family="text">
      <style:text-properties officeooo:rsid="016f3a1b"/>
    </style:style>
    <style:style style:name="T550" style:family="text">
      <style:text-properties officeooo:rsid="017c1cad"/>
    </style:style>
    <style:style style:name="T551" style:family="text">
      <style:text-properties officeooo:rsid="01826e03"/>
    </style:style>
    <style:style style:name="T552" style:family="text">
      <style:text-properties officeooo:rsid="01845bcd"/>
    </style:style>
    <style:style style:name="T553" style:family="text">
      <style:text-properties officeooo:rsid="018a39b1"/>
    </style:style>
    <style:style style:name="T554" style:family="text">
      <style:text-properties officeooo:rsid="018cd6d6"/>
    </style:style>
    <style:style style:name="T555" style:family="text">
      <style:text-properties officeooo:rsid="01904a65"/>
    </style:style>
    <style:style style:name="T556" style:family="text">
      <style:text-properties officeooo:rsid="01942511"/>
    </style:style>
    <style:style style:name="T557" style:family="text">
      <style:text-properties officeooo:rsid="0195106a"/>
    </style:style>
    <style:style style:name="T558" style:family="text">
      <style:text-properties officeooo:rsid="01982fa5"/>
    </style:style>
    <style:style style:name="T559" style:family="text">
      <style:text-properties officeooo:rsid="01983517"/>
    </style:style>
    <style:style style:name="T560" style:family="text">
      <style:text-properties officeooo:rsid="019a2946"/>
    </style:style>
    <style:style style:name="T561" style:family="text">
      <style:text-properties officeooo:rsid="019c1263"/>
    </style:style>
    <style:style style:name="T562" style:family="text">
      <style:text-properties officeooo:rsid="019c6fc0"/>
    </style:style>
    <style:style style:name="T563" style:family="text">
      <style:text-properties officeooo:rsid="01a0bd5c"/>
    </style:style>
    <style:style style:name="T564" style:family="text">
      <style:text-properties officeooo:rsid="01a26ea9"/>
    </style:style>
    <style:style style:name="T565" style:family="text">
      <style:text-properties officeooo:rsid="01a52773"/>
    </style:style>
    <style:style style:name="T566" style:family="text">
      <style:text-properties officeooo:rsid="01a7660d"/>
    </style:style>
    <style:style style:name="T567" style:family="text">
      <style:text-properties officeooo:rsid="01a76bc7"/>
    </style:style>
    <style:style style:name="T568" style:family="text">
      <style:text-properties officeooo:rsid="01aa0c7d"/>
    </style:style>
    <style:style style:name="T569" style:family="text">
      <style:text-properties officeooo:rsid="01af2e3e"/>
    </style:style>
    <style:style style:name="T570" style:family="text">
      <style:text-properties officeooo:rsid="01b26cde"/>
    </style:style>
    <style:style style:name="T571" style:family="text">
      <style:text-properties officeooo:rsid="01b53a5d"/>
    </style:style>
    <style:style style:name="T572" style:family="text">
      <style:text-properties officeooo:rsid="01b5e071"/>
    </style:style>
    <style:style style:name="T573" style:family="text">
      <style:text-properties officeooo:rsid="01ba42b3"/>
    </style:style>
    <style:style style:name="T574" style:family="text">
      <style:text-properties officeooo:rsid="01bd26ad"/>
    </style:style>
    <style:style style:name="T575" style:family="text">
      <style:text-properties officeooo:rsid="01bf743f"/>
    </style:style>
    <style:style style:name="T576" style:family="text">
      <style:text-properties officeooo:rsid="01c075fb"/>
    </style:style>
    <style:style style:name="T577" style:family="text">
      <style:text-properties officeooo:rsid="01c26e56"/>
    </style:style>
    <style:style style:name="T578" style:family="text">
      <style:text-properties officeooo:rsid="01c46a68"/>
    </style:style>
    <style:style style:name="T579" style:family="text">
      <style:text-properties officeooo:rsid="01c69ab4"/>
    </style:style>
    <style:style style:name="T580" style:family="text">
      <style:text-properties officeooo:rsid="01cb3899"/>
    </style:style>
    <style:style style:name="T581" style:family="text">
      <style:text-properties officeooo:rsid="01cc88f6"/>
    </style:style>
    <style:style style:name="T582" style:family="text">
      <style:text-properties officeooo:rsid="01d31e65"/>
    </style:style>
    <style:style style:name="T583" style:family="text">
      <style:text-properties officeooo:rsid="01d48a7d"/>
    </style:style>
    <style:style style:name="T584" style:family="text">
      <style:text-properties officeooo:rsid="01d92102"/>
    </style:style>
    <style:style style:name="T585" style:family="text">
      <style:text-properties officeooo:rsid="01e0d8b8"/>
    </style:style>
    <style:style style:name="T586" style:family="text">
      <style:text-properties officeooo:rsid="022b9ff0"/>
    </style:style>
    <style:style style:name="T587" style:family="text">
      <style:text-properties officeooo:rsid="022ca392"/>
    </style:style>
    <style:style style:name="T588" style:family="text">
      <style:text-properties officeooo:rsid="022dbef9"/>
    </style:style>
    <style:style style:name="T589" style:family="text">
      <style:text-properties officeooo:rsid="02359d2a"/>
    </style:style>
    <style:style style:name="T590" style:family="text">
      <style:text-properties officeooo:rsid="024f09da"/>
    </style:style>
    <style:style style:name="T591" style:family="text">
      <style:text-properties officeooo:rsid="0256b4ed"/>
    </style:style>
    <style:style style:name="T592" style:family="text">
      <style:text-properties officeooo:rsid="02586bc4"/>
    </style:style>
    <style:style style:name="T593" style:family="text">
      <style:text-properties officeooo:rsid="0259f705"/>
    </style:style>
    <style:style style:name="T594" style:family="text">
      <style:text-properties officeooo:rsid="02628fb7"/>
    </style:style>
    <style:style style:name="T595" style:family="text">
      <style:text-properties officeooo:rsid="026426bb"/>
    </style:style>
    <style:style style:name="T596" style:family="text">
      <style:text-properties officeooo:rsid="02677d1f"/>
    </style:style>
    <style:style style:name="T597" style:family="text">
      <style:text-properties officeooo:rsid="0269104e"/>
    </style:style>
    <style:style style:name="T598" style:family="text">
      <style:text-properties officeooo:rsid="026b8e7e"/>
    </style:style>
    <style:style style:name="T599" style:family="text">
      <style:text-properties officeooo:rsid="0271dd9e"/>
    </style:style>
    <style:style style:name="T600" style:family="text">
      <style:text-properties officeooo:rsid="027abebe"/>
    </style:style>
    <style:style style:name="T601" style:family="text">
      <style:text-properties officeooo:rsid="027fcb1b"/>
    </style:style>
    <style:style style:name="T602" style:family="text">
      <style:text-properties officeooo:rsid="02854ae5"/>
    </style:style>
    <style:style style:name="T603" style:family="text">
      <style:text-properties officeooo:rsid="028e54fe"/>
    </style:style>
    <style:style style:name="T604" style:family="text">
      <style:text-properties officeooo:rsid="0291320b"/>
    </style:style>
    <style:style style:name="T605" style:family="text">
      <style:text-properties officeooo:rsid="02994bcd"/>
    </style:style>
    <style:style style:name="T606" style:family="text">
      <style:text-properties officeooo:rsid="029b7aeb"/>
    </style:style>
    <style:style style:name="T607" style:family="text">
      <style:text-properties officeooo:rsid="029d4357"/>
    </style:style>
    <style:style style:name="T608" style:family="text">
      <style:text-properties officeooo:rsid="02a06d8e"/>
    </style:style>
    <style:style style:name="T609" style:family="text">
      <style:text-properties officeooo:rsid="02a64857"/>
    </style:style>
    <style:style style:name="T610" style:family="text">
      <style:text-properties officeooo:rsid="02af3c48"/>
    </style:style>
    <style:style style:name="T611" style:family="text">
      <style:text-properties officeooo:rsid="02b2548c"/>
    </style:style>
    <style:style style:name="T612" style:family="text">
      <style:text-properties officeooo:rsid="02be0d10"/>
    </style:style>
    <style:style style:name="T613" style:family="text">
      <style:text-properties officeooo:rsid="02c068e1"/>
    </style:style>
    <style:style style:name="T614" style:family="text">
      <style:text-properties officeooo:rsid="02c7d171"/>
    </style:style>
    <style:style style:name="T615" style:family="text">
      <style:text-properties officeooo:rsid="02ca0db2"/>
    </style:style>
    <style:style style:name="T616" style:family="text">
      <style:text-properties officeooo:rsid="02cc1857"/>
    </style:style>
    <style:style style:name="T617" style:family="text">
      <style:text-properties officeooo:rsid="02d778aa"/>
    </style:style>
    <style:style style:name="T618" style:family="text">
      <style:text-properties officeooo:rsid="02ddf399"/>
    </style:style>
    <style:style style:name="T619" style:family="text">
      <style:text-properties officeooo:rsid="02e2bd49"/>
    </style:style>
    <style:style style:name="T620" style:family="text">
      <style:text-properties officeooo:rsid="02e369bc"/>
    </style:style>
    <style:style style:name="T621" style:family="text">
      <style:text-properties officeooo:rsid="02ef091f"/>
    </style:style>
    <style:style style:name="T622" style:family="text">
      <style:text-properties officeooo:rsid="0335ea20"/>
    </style:style>
    <style:style style:name="T623" style:family="text">
      <style:text-properties officeooo:rsid="0337b839"/>
    </style:style>
    <style:style style:name="T624" style:family="text">
      <style:text-properties officeooo:rsid="0339a82c"/>
    </style:style>
    <style:style style:name="T625" style:family="text">
      <style:text-properties officeooo:rsid="033a9ccf"/>
    </style:style>
    <style:style style:name="T626" style:family="text">
      <style:text-properties officeooo:rsid="033bc7bb"/>
    </style:style>
    <style:style style:name="T627" style:family="text">
      <style:text-properties officeooo:rsid="0340cd80"/>
    </style:style>
    <style:style style:name="T628" style:family="text">
      <style:text-properties officeooo:rsid="03432372"/>
    </style:style>
    <style:style style:name="T629" style:family="text">
      <style:text-properties officeooo:rsid="03465ef5"/>
    </style:style>
    <style:style style:name="T630" style:family="text">
      <style:text-properties officeooo:rsid="0349f86d"/>
    </style:style>
    <style:style style:name="T631" style:family="text">
      <style:text-properties officeooo:rsid="034d7be0"/>
    </style:style>
    <style:style style:name="T632" style:family="text">
      <style:text-properties officeooo:rsid="03512b24"/>
    </style:style>
    <style:style style:name="T633" style:family="text">
      <style:text-properties officeooo:rsid="03528578"/>
    </style:style>
    <style:style style:name="T634" style:family="text">
      <style:text-properties officeooo:rsid="0354ef03"/>
    </style:style>
    <style:style style:name="T635" style:family="text">
      <style:text-properties officeooo:rsid="0357cc04"/>
    </style:style>
    <style:style style:name="T636" style:family="text">
      <style:text-properties officeooo:rsid="035f13db"/>
    </style:style>
    <style:style style:name="T637" style:family="text">
      <style:text-properties officeooo:rsid="0362a754"/>
    </style:style>
    <style:style style:name="T638" style:family="text">
      <style:text-properties officeooo:rsid="036ae06a"/>
    </style:style>
    <style:style style:name="T639" style:family="text">
      <style:text-properties officeooo:rsid="036b21ba"/>
    </style:style>
    <style:style style:name="T640" style:family="text">
      <style:text-properties officeooo:rsid="036c7c31"/>
    </style:style>
    <style:style style:name="T641" style:family="text">
      <style:text-properties officeooo:rsid="039f8370"/>
    </style:style>
    <style:style style:name="T642" style:family="text">
      <style:text-properties officeooo:rsid="03a5307a"/>
    </style:style>
    <style:style style:name="T643" style:family="text">
      <style:text-properties officeooo:rsid="03a8ef7f"/>
    </style:style>
    <style:style style:name="T644" style:family="text">
      <style:text-properties officeooo:rsid="03af7f53"/>
    </style:style>
    <style:style style:name="T645" style:family="text">
      <style:text-properties officeooo:rsid="03b1f502"/>
    </style:style>
    <style:style style:name="T646" style:family="text">
      <style:text-properties officeooo:rsid="03b80ead"/>
    </style:style>
    <style:style style:name="T647" style:family="text">
      <style:text-properties officeooo:rsid="03bb33dd"/>
    </style:style>
    <style:style style:name="T648" style:family="text">
      <style:text-properties officeooo:rsid="03c05c1d"/>
    </style:style>
    <style:style style:name="T649" style:family="text">
      <style:text-properties officeooo:rsid="03c0ebde"/>
    </style:style>
    <style:style style:name="T650" style:family="text">
      <style:text-properties officeooo:rsid="03c2e97b"/>
    </style:style>
    <style:style style:name="T651" style:family="text">
      <style:text-properties officeooo:rsid="03c92a2f"/>
    </style:style>
    <style:style style:name="T652" style:family="text">
      <style:text-properties officeooo:rsid="03d11011"/>
    </style:style>
    <style:style style:name="T653" style:family="text">
      <style:text-properties officeooo:rsid="03d4d58d"/>
    </style:style>
    <style:style style:name="T654" style:family="text">
      <style:text-properties officeooo:rsid="03d58564"/>
    </style:style>
    <style:style style:name="T655" style:family="text">
      <style:text-properties officeooo:rsid="03d6bf40"/>
    </style:style>
    <style:style style:name="T656" style:family="text">
      <style:text-properties officeooo:rsid="04004a15"/>
    </style:style>
    <style:style style:name="T657" style:family="text">
      <style:text-properties officeooo:rsid="040608bd"/>
    </style:style>
    <style:style style:name="T658" style:family="text">
      <style:text-properties officeooo:rsid="04069f41"/>
    </style:style>
    <style:style style:name="T659" style:family="text">
      <style:text-properties officeooo:rsid="040f0d19"/>
    </style:style>
    <style:style style:name="T660" style:family="text">
      <style:text-properties officeooo:rsid="0429b3b0"/>
    </style:style>
    <style:style style:name="T661" style:family="text">
      <style:text-properties officeooo:rsid="0439c3b7"/>
    </style:style>
    <style:style style:name="T662" style:family="text">
      <style:text-properties officeooo:rsid="044a19f2"/>
    </style:style>
    <style:style style:name="T663" style:family="text">
      <style:text-properties officeooo:rsid="0454a816"/>
    </style:style>
    <style:style style:name="T664" style:family="text">
      <style:text-properties officeooo:rsid="045b38de"/>
    </style:style>
    <style:style style:name="T665" style:family="text">
      <style:text-properties officeooo:rsid="0497537e"/>
    </style:style>
    <style:style style:name="T666" style:family="text">
      <style:text-properties officeooo:rsid="0497c76b"/>
    </style:style>
    <style:style style:name="T667" style:family="text">
      <style:text-properties officeooo:rsid="04989dfb"/>
    </style:style>
    <style:style style:name="T668" style:family="text">
      <style:text-properties officeooo:rsid="049dc377"/>
    </style:style>
    <style:style style:name="T669" style:family="text">
      <style:text-properties officeooo:rsid="04a4a39a"/>
    </style:style>
    <style:style style:name="T670" style:family="text">
      <style:text-properties officeooo:rsid="04a90785"/>
    </style:style>
    <style:style style:name="T671" style:family="text">
      <style:text-properties officeooo:rsid="04b1699c"/>
    </style:style>
    <style:style style:name="T672" style:family="text">
      <style:text-properties officeooo:rsid="04b76e2c"/>
    </style:style>
    <style:style style:name="T673" style:family="text">
      <style:text-properties officeooo:rsid="04c0d94c"/>
    </style:style>
    <style:style style:name="T674" style:family="text">
      <style:text-properties officeooo:rsid="04c570b6"/>
    </style:style>
    <style:style style:name="T675" style:family="text">
      <style:text-properties officeooo:rsid="04cbe790"/>
    </style:style>
    <style:style style:name="T676" style:family="text">
      <style:text-properties officeooo:rsid="04cdab9d"/>
    </style:style>
    <style:style style:name="T677" style:family="text">
      <style:text-properties officeooo:rsid="04cf67d9"/>
    </style:style>
    <style:style style:name="T678" style:family="text">
      <style:text-properties officeooo:rsid="04d3bae1"/>
    </style:style>
    <style:style style:name="T679" style:family="text">
      <style:text-properties officeooo:rsid="04d49ee8"/>
    </style:style>
    <style:style style:name="T680" style:family="text">
      <style:text-properties officeooo:rsid="04d74d83"/>
    </style:style>
    <style:style style:name="T681" style:family="text">
      <style:text-properties officeooo:rsid="04e2a191"/>
    </style:style>
    <style:style style:name="T682" style:family="text">
      <style:text-properties officeooo:rsid="05210db2"/>
    </style:style>
    <style:style style:name="T683" style:family="text">
      <style:text-properties officeooo:rsid="05220e59"/>
    </style:style>
    <style:style style:name="T684" style:family="text">
      <style:text-properties officeooo:rsid="0524524e"/>
    </style:style>
    <style:style style:name="T685" style:family="text">
      <style:text-properties officeooo:rsid="05253061"/>
    </style:style>
    <style:style style:name="T686" style:family="text">
      <style:text-properties officeooo:rsid="052f9e9e"/>
    </style:style>
    <style:style style:name="T687" style:family="text">
      <style:text-properties officeooo:rsid="053deb1a"/>
    </style:style>
    <style:style style:name="T688" style:family="text">
      <style:text-properties officeooo:rsid="0541d4a8"/>
    </style:style>
    <style:style style:name="T689" style:family="text">
      <style:text-properties officeooo:rsid="0543b4b9"/>
    </style:style>
    <style:style style:name="T690" style:family="text">
      <style:text-properties officeooo:rsid="0546688b"/>
    </style:style>
    <style:style style:name="T691" style:family="text">
      <style:text-properties officeooo:rsid="0549316f"/>
    </style:style>
    <style:style style:name="T692" style:family="text">
      <style:text-properties officeooo:rsid="054b15ef"/>
    </style:style>
    <style:style style:name="T693" style:family="text">
      <style:text-properties officeooo:rsid="054fd39c"/>
    </style:style>
    <style:style style:name="T694" style:family="text">
      <style:text-properties officeooo:rsid="0550fc19"/>
    </style:style>
    <style:style style:name="T695" style:family="text">
      <style:text-properties officeooo:rsid="0552a51a"/>
    </style:style>
    <style:style style:name="T696" style:family="text">
      <style:text-properties officeooo:rsid="055531c0"/>
    </style:style>
    <style:style style:name="T697" style:family="text">
      <style:text-properties officeooo:rsid="0556f2c8"/>
    </style:style>
    <style:style style:name="T698" style:family="text">
      <style:text-properties officeooo:rsid="05589326"/>
    </style:style>
    <style:style style:name="T699" style:family="text">
      <style:text-properties officeooo:rsid="0558ffcc"/>
    </style:style>
    <style:style style:name="T700" style:family="text">
      <style:text-properties officeooo:rsid="055983c5"/>
    </style:style>
    <style:style style:name="T701" style:family="text">
      <style:text-properties officeooo:rsid="055de938"/>
    </style:style>
    <style:style style:name="T702" style:family="text">
      <style:text-properties officeooo:rsid="05618dda"/>
    </style:style>
    <style:style style:name="T703" style:family="text">
      <style:text-properties officeooo:rsid="05721c1f"/>
    </style:style>
    <style:style style:name="T704" style:family="text">
      <style:text-properties officeooo:rsid="0572a13c"/>
    </style:style>
    <style:style style:name="T705" style:family="text">
      <style:text-properties officeooo:rsid="00349fae"/>
    </style:style>
    <style:style style:name="T706" style:family="text">
      <style:text-properties officeooo:rsid="0036cdeb"/>
    </style:style>
    <style:style style:name="T707" style:family="text">
      <style:text-properties officeooo:rsid="057cfd68"/>
    </style:style>
    <style:style style:name="T708" style:family="text">
      <style:text-properties officeooo:rsid="0095c37f"/>
    </style:style>
    <style:style style:name="T709" style:family="text">
      <style:text-properties officeooo:rsid="0580f502"/>
    </style:style>
    <style:style style:name="T710" style:family="text">
      <style:text-properties officeooo:rsid="0582e646"/>
    </style:style>
    <style:style style:name="T711" style:family="text">
      <style:text-properties officeooo:rsid="0084a7ef"/>
    </style:style>
    <style:style style:name="T712" style:family="text">
      <style:text-properties officeooo:rsid="0584e10d"/>
    </style:style>
    <style:style style:name="T713" style:family="text">
      <style:text-properties officeooo:rsid="05988d0f"/>
    </style:style>
    <style:style style:name="T714" style:family="text">
      <style:text-properties officeooo:rsid="05a960aa"/>
    </style:style>
    <style:style style:name="T715" style:family="text">
      <style:text-properties officeooo:rsid="05c1b871"/>
    </style:style>
    <style:style style:name="T716" style:family="text">
      <style:text-properties officeooo:rsid="05c5f54a"/>
    </style:style>
    <style:style style:name="T717" style:family="text">
      <style:text-properties officeooo:rsid="05c97760"/>
    </style:style>
    <style:style style:name="T718" style:family="text">
      <style:text-properties officeooo:rsid="05cea622"/>
    </style:style>
    <style:style style:name="T719" style:family="text">
      <style:text-properties officeooo:rsid="05d12891"/>
    </style:style>
    <style:style style:name="T720" style:family="text">
      <style:text-properties officeooo:rsid="05d13176"/>
    </style:style>
    <style:style style:name="T721" style:family="text">
      <style:text-properties officeooo:rsid="05d4517f"/>
    </style:style>
    <style:style style:name="T722" style:family="text">
      <style:text-properties officeooo:rsid="05de0f73"/>
    </style:style>
    <style:style style:name="T723" style:family="text">
      <style:text-properties officeooo:rsid="05df703d"/>
    </style:style>
    <style:style style:name="T724" style:family="text">
      <style:text-properties officeooo:rsid="05e12544"/>
    </style:style>
    <style:style style:name="T725" style:family="text">
      <style:text-properties officeooo:rsid="05e22d47"/>
    </style:style>
    <style:style style:name="T726" style:family="text">
      <style:text-properties officeooo:rsid="05f0352f"/>
    </style:style>
    <style:style style:name="T727" style:family="text">
      <style:text-properties officeooo:rsid="05f2eed9"/>
    </style:style>
    <style:style style:name="T728" style:family="text">
      <style:text-properties officeooo:rsid="05f56ec2"/>
    </style:style>
    <style:style style:name="T729" style:family="text">
      <style:text-properties officeooo:rsid="05f75726"/>
    </style:style>
    <style:style style:name="T730" style:family="text">
      <style:text-properties officeooo:rsid="05ffd043"/>
    </style:style>
    <style:style style:name="T731" style:family="text">
      <style:text-properties officeooo:rsid="06023c02"/>
    </style:style>
    <style:style style:name="T732" style:family="text">
      <style:text-properties officeooo:rsid="0605020b"/>
    </style:style>
    <style:style style:name="T733" style:family="text">
      <style:text-properties officeooo:rsid="060ea935"/>
    </style:style>
    <style:style style:name="T734" style:family="text">
      <style:text-properties officeooo:rsid="06420878"/>
    </style:style>
    <style:style style:name="T735" style:family="text">
      <style:text-properties officeooo:rsid="064666a7"/>
    </style:style>
    <style:style style:name="T736" style:family="text">
      <style:text-properties officeooo:rsid="065f89b7"/>
    </style:style>
    <style:style style:name="T737" style:family="text">
      <style:text-properties officeooo:rsid="0670f9bf"/>
    </style:style>
    <style:style style:name="T738" style:family="text">
      <style:text-properties officeooo:rsid="067406a8"/>
    </style:style>
    <style:style style:name="T739" style:family="text">
      <style:text-properties officeooo:rsid="06801b46"/>
    </style:style>
    <style:style style:name="T740" style:family="text">
      <style:text-properties officeooo:rsid="069effa8"/>
    </style:style>
    <style:style style:name="T741" style:family="text">
      <style:text-properties officeooo:rsid="06af53c8"/>
    </style:style>
    <style:style style:name="T742" style:family="text">
      <style:text-properties officeooo:rsid="06bc96b4"/>
    </style:style>
    <style:style style:name="T743" style:family="text">
      <style:text-properties officeooo:rsid="06bdbcb2"/>
    </style:style>
    <style:style style:name="T744" style:family="text">
      <style:text-properties officeooo:rsid="06d48528"/>
    </style:style>
    <style:style style:name="T745" style:family="text">
      <style:text-properties officeooo:rsid="06eac148"/>
    </style:style>
    <style:style style:name="T746" style:family="text">
      <style:text-properties officeooo:rsid="073d7dd1"/>
    </style:style>
    <style:style style:name="T747" style:family="text">
      <style:text-properties officeooo:rsid="0752ebcf"/>
    </style:style>
    <style:style style:name="T748" style:family="text">
      <style:text-properties style:text-position="super 58%" fo:font-style="normal" officeooo:rsid="0780b6ec" style:font-style-asian="normal" style:font-style-complex="normal"/>
    </style:style>
    <style:style style:name="T749" style:family="text">
      <style:text-properties fo:font-size="10pt" fo:font-style="normal" style:font-size-asian="10pt" style:font-style-asian="normal" style:font-size-complex="10pt" style:font-style-complex="normal"/>
    </style:style>
    <style:style style:name="T750" style:family="text">
      <style:text-properties fo:font-size="10pt" fo:font-style="normal" fo:font-weight="bold" style:font-size-asian="10pt" style:font-style-asian="normal" style:font-weight-asian="bold" style:font-size-complex="10pt" style:font-style-complex="normal" style:font-weight-complex="bold"/>
    </style:style>
    <style:style style:name="T751" style:family="text">
      <style:text-properties officeooo:rsid="078af283"/>
    </style:style>
    <style:style style:name="T752" style:family="text">
      <style:text-properties officeooo:rsid="078bc766"/>
    </style:style>
    <style:style style:name="T753" style:family="text">
      <style:text-properties officeooo:rsid="078cd4b6"/>
    </style:style>
    <style:style style:name="T754" style:family="text">
      <style:text-properties officeooo:rsid="0791fb08"/>
    </style:style>
    <style:style style:name="T755" style:family="text">
      <style:text-properties officeooo:rsid="07a5bfaf"/>
    </style:style>
    <style:style style:name="T756" style:family="text">
      <style:text-properties officeooo:rsid="07a7d7d6"/>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false">
        <text:changed-region xml:id="ct53979248" text:id="ct53979248">
          <text:insertion>
            <office:change-info>
              <dc:creator>Unknown Author</dc:creator>
              <dc:date>2021-08-08T16:57:42</dc:date>
            </office:change-info>
          </text:insertion>
        </text:changed-region>
        <text:changed-region xml:id="ct52384736" text:id="ct52384736">
          <text:insertion>
            <office:change-info>
              <dc:creator>Unknown Author</dc:creator>
              <dc:date>2021-08-08T16:58:01</dc:date>
            </office:change-info>
          </text:insertion>
        </text:changed-region>
        <text:changed-region xml:id="ct52366656" text:id="ct52366656">
          <text:insertion>
            <office:change-info>
              <dc:creator>Unknown Author</dc:creator>
              <dc:date>2021-08-08T16:59:02</dc:date>
            </office:change-info>
          </text:insertion>
        </text:changed-region>
        <text:changed-region xml:id="ct52371472" text:id="ct52371472">
          <text:insertion>
            <office:change-info>
              <dc:creator>Unknown Author</dc:creator>
              <dc:date>2021-08-08T17:00:00</dc:date>
            </office:change-info>
          </text:insertion>
        </text:changed-region>
        <text:changed-region xml:id="ct52217088" text:id="ct52217088">
          <text:insertion>
            <office:change-info>
              <dc:creator>Unknown Author</dc:creator>
              <dc:date>2021-08-08T17:31:25</dc:date>
            </office:change-info>
          </text:insertion>
        </text:changed-region>
        <text:changed-region xml:id="ct52940448" text:id="ct52940448">
          <text:insertion>
            <office:change-info>
              <dc:creator>Unknown Author</dc:creator>
              <dc:date>2021-06-16T20:01:04</dc:date>
            </office:change-info>
          </text:insertion>
        </text:changed-region>
        <text:changed-region xml:id="ct53077440" text:id="ct53077440">
          <text:insertion>
            <office:change-info>
              <dc:creator>Unknown Author</dc:creator>
              <dc:date>2021-06-25T16:29:19</dc:date>
            </office:change-info>
          </text:insertion>
        </text:changed-region>
        <text:changed-region xml:id="ct53027408" text:id="ct53027408">
          <text:deletion>
            <office:change-info>
              <dc:creator>Unknown Author</dc:creator>
              <dc:date>2021-08-08T17:24:18</dc:date>
            </office:change-info>
            <text:p text:style-name="P1"><text:span text:style-name="T1"><text:line-break/></text:span></text:p>
          </text:deletion>
        </text:changed-region>
        <text:changed-region xml:id="ct53531536" text:id="ct53531536">
          <text:insertion>
            <office:change-info>
              <dc:creator>Unknown Author</dc:creator>
              <dc:date>2021-08-08T17:24:18</dc:date>
            </office:change-info>
          </text:insertion>
        </text:changed-region>
        <text:changed-region xml:id="ct53236144" text:id="ct53236144">
          <text:deletion>
            <office:change-info>
              <dc:creator>Unknown Author</dc:creator>
              <dc:date>2021-08-08T17:24:24</dc:date>
            </office:change-info>
            <text:p text:style-name="P1"><text:span text:style-name="T1"><text:line-break/></text:span></text:p>
          </text:deletion>
        </text:changed-region>
        <text:changed-region xml:id="ct52974368" text:id="ct52974368">
          <text:insertion>
            <office:change-info>
              <dc:creator>Unknown Author</dc:creator>
              <dc:date>2021-08-08T17:24:25</dc:date>
            </office:change-info>
          </text:insertion>
        </text:changed-region>
        <text:changed-region xml:id="ct52180784" text:id="ct52180784">
          <text:insertion>
            <office:change-info>
              <dc:creator>Unknown Author</dc:creator>
              <dc:date>2021-08-05T18:50:46</dc:date>
            </office:change-info>
          </text:insertion>
        </text:changed-region>
        <text:changed-region xml:id="ct47623392" text:id="ct47623392">
          <text:insertion>
            <office:change-info>
              <dc:creator>Unknown Author</dc:creator>
              <dc:date>2021-08-05T18:52:22</dc:date>
            </office:change-info>
          </text:insertion>
        </text:changed-region>
        <text:changed-region xml:id="ct52310176" text:id="ct52310176">
          <text:insertion>
            <office:change-info>
              <dc:creator>Unknown Author</dc:creator>
              <dc:date>2021-08-05T18:53:00</dc:date>
            </office:change-info>
          </text:insertion>
        </text:changed-region>
        <text:changed-region xml:id="ct53813504" text:id="ct53813504">
          <text:insertion>
            <office:change-info>
              <dc:creator>Unknown Author</dc:creator>
              <dc:date>2021-08-05T18:54:00</dc:date>
            </office:change-info>
          </text:insertion>
        </text:changed-region>
        <text:changed-region xml:id="ct53806880" text:id="ct53806880">
          <text:insertion>
            <office:change-info>
              <dc:creator>Unknown Author</dc:creator>
              <dc:date>2021-08-05T18:59:28</dc:date>
            </office:change-info>
          </text:insertion>
        </text:changed-region>
        <text:changed-region xml:id="ct53843952" text:id="ct53843952">
          <text:insertion>
            <office:change-info>
              <dc:creator>Unknown Author</dc:creator>
              <dc:date>2021-08-05T19:00:00</dc:date>
            </office:change-info>
          </text:insertion>
        </text:changed-region>
        <text:changed-region xml:id="ct53831104" text:id="ct53831104">
          <text:insertion>
            <office:change-info>
              <dc:creator>Unknown Author</dc:creator>
              <dc:date>2021-08-05T19:02:31</dc:date>
            </office:change-info>
          </text:insertion>
        </text:changed-region>
        <text:changed-region xml:id="ct53772160" text:id="ct53772160">
          <text:insertion>
            <office:change-info>
              <dc:creator>Unknown Author</dc:creator>
              <dc:date>2021-08-05T19:03:00</dc:date>
            </office:change-info>
          </text:insertion>
        </text:changed-region>
        <text:changed-region xml:id="ct53905968" text:id="ct53905968">
          <text:insertion>
            <office:change-info>
              <dc:creator>Unknown Author</dc:creator>
              <dc:date>2021-08-05T19:05:21</dc:date>
            </office:change-info>
          </text:insertion>
        </text:changed-region>
        <text:changed-region xml:id="ct53748752" text:id="ct53748752">
          <text:insertion>
            <office:change-info>
              <dc:creator>Unknown Author</dc:creator>
              <dc:date>2021-08-05T19:06:00</dc:date>
            </office:change-info>
          </text:insertion>
        </text:changed-region>
        <text:changed-region xml:id="ct53864000" text:id="ct53864000">
          <text:insertion>
            <office:change-info>
              <dc:creator>Unknown Author</dc:creator>
              <dc:date>2021-08-05T19:09:10</dc:date>
            </office:change-info>
          </text:insertion>
        </text:changed-region>
        <text:changed-region xml:id="ct53397344" text:id="ct53397344">
          <text:insertion>
            <office:change-info>
              <dc:creator>Unknown Author</dc:creator>
              <dc:date>2021-08-05T19:10:51</dc:date>
            </office:change-info>
          </text:insertion>
        </text:changed-region>
        <text:changed-region xml:id="ct53914560" text:id="ct53914560">
          <text:insertion>
            <office:change-info>
              <dc:creator>Unknown Author</dc:creator>
              <dc:date>2021-08-05T19:11:00</dc:date>
            </office:change-info>
          </text:insertion>
        </text:changed-region>
        <text:changed-region xml:id="ct53916272" text:id="ct53916272">
          <text:insertion>
            <office:change-info>
              <dc:creator>Unknown Author</dc:creator>
              <dc:date>2021-08-05T19:12:02</dc:date>
            </office:change-info>
          </text:insertion>
        </text:changed-region>
        <text:changed-region xml:id="ct53392368" text:id="ct53392368">
          <text:insertion>
            <office:change-info>
              <dc:creator>Unknown Author</dc:creator>
              <dc:date>2021-08-05T19:19:22</dc:date>
            </office:change-info>
          </text:insertion>
        </text:changed-region>
        <text:changed-region xml:id="ct53949648" text:id="ct53949648">
          <text:insertion>
            <office:change-info>
              <dc:creator>Unknown Author</dc:creator>
              <dc:date>2021-08-05T19:20:24</dc:date>
            </office:change-info>
          </text:insertion>
        </text:changed-region>
        <text:changed-region xml:id="ct53958816" text:id="ct53958816">
          <text:insertion>
            <office:change-info>
              <dc:creator>Unknown Author</dc:creator>
              <dc:date>2021-08-05T19:21:27</dc:date>
            </office:change-info>
          </text:insertion>
        </text:changed-region>
        <text:changed-region xml:id="ct53955920" text:id="ct53955920">
          <text:insertion>
            <office:change-info>
              <dc:creator>Unknown Author</dc:creator>
              <dc:date>2021-08-05T19:22:13</dc:date>
            </office:change-info>
          </text:insertion>
        </text:changed-region>
        <text:changed-region xml:id="ct53960064" text:id="ct53960064">
          <text:insertion>
            <office:change-info>
              <dc:creator>Unknown Author</dc:creator>
              <dc:date>2021-08-05T19:23:00</dc:date>
            </office:change-info>
          </text:insertion>
        </text:changed-region>
        <text:changed-region xml:id="ct53963664" text:id="ct53963664">
          <text:insertion>
            <office:change-info>
              <dc:creator>Unknown Author</dc:creator>
              <dc:date>2021-08-05T19:24:04</dc:date>
            </office:change-info>
          </text:insertion>
        </text:changed-region>
        <text:changed-region xml:id="ct53965664" text:id="ct53965664">
          <text:insertion>
            <office:change-info>
              <dc:creator>Unknown Author</dc:creator>
              <dc:date>2021-08-05T19:25:10</dc:date>
            </office:change-info>
          </text:insertion>
        </text:changed-region>
        <text:changed-region xml:id="ct53975040" text:id="ct53975040">
          <text:insertion>
            <office:change-info>
              <dc:creator>Unknown Author</dc:creator>
              <dc:date>2021-08-05T19:26:38</dc:date>
            </office:change-info>
          </text:insertion>
        </text:changed-region>
        <text:changed-region xml:id="ct53973600" text:id="ct53973600">
          <text:insertion>
            <office:change-info>
              <dc:creator>Unknown Author</dc:creator>
              <dc:date>2021-08-05T19:27:00</dc:date>
            </office:change-info>
          </text:insertion>
        </text:changed-region>
        <text:changed-region xml:id="ct53981552" text:id="ct53981552">
          <text:insertion>
            <office:change-info>
              <dc:creator>Unknown Author</dc:creator>
              <dc:date>2021-08-05T19:29:03</dc:date>
            </office:change-info>
          </text:insertion>
        </text:changed-region>
        <text:changed-region xml:id="ct53984944" text:id="ct53984944">
          <text:deletion>
            <office:change-info>
              <dc:creator>Unknown Author</dc:creator>
              <dc:date>2021-08-03T11:41:37</dc:date>
            </office:change-info>
            <text:h text:style-name="Heading_20_1" text:outline-level="1"/>
            <text:p text:style-name="P2"/>
          </text:deletion>
        </text:changed-region>
        <text:changed-region xml:id="ct53948272" text:id="ct53948272">
          <text:insertion>
            <office:change-info>
              <dc:creator>Unknown Author</dc:creator>
              <dc:date>2021-08-03T11:41:36</dc:date>
            </office:change-info>
          </text:insertion>
        </text:changed-region>
        <text:changed-region xml:id="ct53855728" text:id="ct53855728">
          <text:insertion>
            <office:change-info>
              <dc:creator>Unknown Author</dc:creator>
              <dc:date>2021-08-03T11:41:29</dc:date>
            </office:change-info>
          </text:insertion>
        </text:changed-region>
        <text:changed-region xml:id="ct53879328" text:id="ct53879328">
          <text:insertion>
            <office:change-info>
              <dc:creator>Unknown Author</dc:creator>
              <dc:date>2021-08-03T11:42:17</dc:date>
            </office:change-info>
          </text:insertion>
        </text:changed-region>
        <text:changed-region xml:id="ct53879648" text:id="ct53879648">
          <text:insertion>
            <office:change-info>
              <dc:creator>Unknown Author</dc:creator>
              <dc:date>2021-08-03T11:43:01</dc:date>
            </office:change-info>
          </text:insertion>
        </text:changed-region>
        <text:changed-region xml:id="ct53915936" text:id="ct53915936">
          <text:insertion>
            <office:change-info>
              <dc:creator>Unknown Author</dc:creator>
              <dc:date>2021-08-03T11:44:55</dc:date>
            </office:change-info>
          </text:insertion>
        </text:changed-region>
        <text:changed-region xml:id="ct53969680" text:id="ct53969680">
          <text:insertion>
            <office:change-info>
              <dc:creator>Unknown Author</dc:creator>
              <dc:date>2021-08-03T11:45:00</dc:date>
            </office:change-info>
          </text:insertion>
        </text:changed-region>
        <text:changed-region xml:id="ct53884416" text:id="ct53884416">
          <text:insertion>
            <office:change-info>
              <dc:creator>Unknown Author</dc:creator>
              <dc:date>2021-08-03T11:46:01</dc:date>
            </office:change-info>
          </text:insertion>
        </text:changed-region>
        <text:changed-region xml:id="ct53880336" text:id="ct53880336">
          <text:insertion>
            <office:change-info>
              <dc:creator>Unknown Author</dc:creator>
              <dc:date>2021-08-03T11:47:00</dc:date>
            </office:change-info>
          </text:insertion>
        </text:changed-region>
        <text:changed-region xml:id="ct53973152" text:id="ct53973152">
          <text:insertion>
            <office:change-info>
              <dc:creator>Unknown Author</dc:creator>
              <dc:date>2021-08-03T11:48:00</dc:date>
            </office:change-info>
          </text:insertion>
        </text:changed-region>
        <text:changed-region xml:id="ct53974016" text:id="ct53974016">
          <text:insertion>
            <office:change-info>
              <dc:creator>Unknown Author</dc:creator>
              <dc:date>2021-08-03T13:44:52</dc:date>
            </office:change-info>
          </text:insertion>
        </text:changed-region>
        <text:changed-region xml:id="ct53979008" text:id="ct53979008">
          <text:insertion>
            <office:change-info>
              <dc:creator>Unknown Author</dc:creator>
              <dc:date>2021-08-03T13:45:00</dc:date>
            </office:change-info>
          </text:insertion>
        </text:changed-region>
        <text:changed-region xml:id="ct53959056" text:id="ct53959056">
          <text:insertion>
            <office:change-info>
              <dc:creator>Unknown Author</dc:creator>
              <dc:date>2021-08-03T13:46:34</dc:date>
            </office:change-info>
          </text:insertion>
        </text:changed-region>
        <text:changed-region xml:id="ct53864512" text:id="ct53864512">
          <text:insertion>
            <office:change-info>
              <dc:creator>Unknown Author</dc:creator>
              <dc:date>2021-08-03T13:47:00</dc:date>
            </office:change-info>
          </text:insertion>
        </text:changed-region>
        <text:changed-region xml:id="ct53878576" text:id="ct53878576">
          <text:insertion>
            <office:change-info>
              <dc:creator>Unknown Author</dc:creator>
              <dc:date>2021-08-03T13:49:14</dc:date>
            </office:change-info>
          </text:insertion>
        </text:changed-region>
        <text:changed-region xml:id="ct53916512" text:id="ct53916512">
          <text:insertion>
            <office:change-info>
              <dc:creator>Unknown Author</dc:creator>
              <dc:date>2021-08-03T13:50:02</dc:date>
            </office:change-info>
          </text:insertion>
        </text:changed-region>
        <text:changed-region xml:id="ct53957984" text:id="ct53957984">
          <text:insertion>
            <office:change-info>
              <dc:creator>Unknown Author</dc:creator>
              <dc:date>2021-08-03T13:51:49</dc:date>
            </office:change-info>
          </text:insertion>
        </text:changed-region>
        <text:changed-region xml:id="ct53967792" text:id="ct53967792">
          <text:insertion>
            <office:change-info>
              <dc:creator>Unknown Author</dc:creator>
              <dc:date>2021-08-03T13:52:00</dc:date>
            </office:change-info>
          </text:insertion>
        </text:changed-region>
        <text:changed-region xml:id="ct53391440" text:id="ct53391440">
          <text:insertion>
            <office:change-info>
              <dc:creator>Unknown Author</dc:creator>
              <dc:date>2021-08-03T13:54:31</dc:date>
            </office:change-info>
          </text:insertion>
        </text:changed-region>
        <text:changed-region xml:id="ct53943376" text:id="ct53943376">
          <text:insertion>
            <office:change-info>
              <dc:creator>Unknown Author</dc:creator>
              <dc:date>2021-08-05T10:02:51</dc:date>
            </office:change-info>
          </text:insertion>
        </text:changed-region>
        <text:changed-region xml:id="ct53953776" text:id="ct53953776">
          <text:insertion>
            <office:change-info>
              <dc:creator>Unknown Author</dc:creator>
              <dc:date>2021-08-03T13:56:15</dc:date>
            </office:change-info>
          </text:insertion>
        </text:changed-region>
        <text:changed-region xml:id="ct53911936" text:id="ct53911936">
          <text:insertion>
            <office:change-info>
              <dc:creator>Unknown Author</dc:creator>
              <dc:date>2021-08-03T13:57:00</dc:date>
            </office:change-info>
          </text:insertion>
        </text:changed-region>
        <text:changed-region xml:id="ct53986208" text:id="ct53986208">
          <text:insertion>
            <office:change-info>
              <dc:creator>Unknown Author</dc:creator>
              <dc:date>2021-08-03T13:58:10</dc:date>
            </office:change-info>
          </text:insertion>
        </text:changed-region>
        <text:changed-region xml:id="ct54000464" text:id="ct54000464">
          <text:insertion>
            <office:change-info>
              <dc:creator>Unknown Author</dc:creator>
              <dc:date>2021-08-03T13:59:01</dc:date>
            </office:change-info>
          </text:insertion>
        </text:changed-region>
        <text:changed-region xml:id="ct54007440" text:id="ct54007440">
          <text:insertion>
            <office:change-info>
              <dc:creator>Unknown Author</dc:creator>
              <dc:date>2021-08-03T14:01:29</dc:date>
            </office:change-info>
          </text:insertion>
        </text:changed-region>
        <text:changed-region xml:id="ct54016208" text:id="ct54016208">
          <text:insertion>
            <office:change-info>
              <dc:creator>Unknown Author</dc:creator>
              <dc:date>2021-08-03T14:02:00</dc:date>
            </office:change-info>
          </text:insertion>
        </text:changed-region>
        <text:changed-region xml:id="ct54011184" text:id="ct54011184">
          <text:insertion>
            <office:change-info>
              <dc:creator>Unknown Author</dc:creator>
              <dc:date>2021-08-03T13:52:00</dc:date>
            </office:change-info>
          </text:insertion>
        </text:changed-region>
        <text:changed-region xml:id="ct54012960" text:id="ct54012960">
          <text:insertion>
            <office:change-info>
              <dc:creator>Unknown Author</dc:creator>
              <dc:date>2021-08-05T09:28:51</dc:date>
            </office:change-info>
          </text:insertion>
        </text:changed-region>
        <text:changed-region xml:id="ct54014736" text:id="ct54014736">
          <text:insertion>
            <office:change-info>
              <dc:creator>Unknown Author</dc:creator>
              <dc:date>2021-08-05T09:29:00</dc:date>
            </office:change-info>
          </text:insertion>
        </text:changed-region>
        <text:changed-region xml:id="ct54018496" text:id="ct54018496">
          <text:insertion>
            <office:change-info>
              <dc:creator>Unknown Author</dc:creator>
              <dc:date>2021-08-05T09:30:00</dc:date>
            </office:change-info>
          </text:insertion>
        </text:changed-region>
        <text:changed-region xml:id="ct54039632" text:id="ct54039632">
          <text:insertion>
            <office:change-info>
              <dc:creator>Unknown Author</dc:creator>
              <dc:date>2021-08-05T09:31:00</dc:date>
            </office:change-info>
          </text:insertion>
        </text:changed-region>
        <text:changed-region xml:id="ct54036528" text:id="ct54036528">
          <text:insertion>
            <office:change-info>
              <dc:creator>Unknown Author</dc:creator>
              <dc:date>2021-08-05T09:32:41</dc:date>
            </office:change-info>
          </text:insertion>
        </text:changed-region>
        <text:changed-region xml:id="ct54042240" text:id="ct54042240">
          <text:insertion>
            <office:change-info>
              <dc:creator>Unknown Author</dc:creator>
              <dc:date>2021-08-05T10:00:53</dc:date>
            </office:change-info>
          </text:insertion>
        </text:changed-region>
        <text:changed-region xml:id="ct54052768" text:id="ct54052768">
          <text:insertion>
            <office:change-info>
              <dc:creator>Unknown Author</dc:creator>
              <dc:date>2021-08-05T09:36:28</dc:date>
            </office:change-info>
          </text:insertion>
        </text:changed-region>
        <text:changed-region xml:id="ct54043984" text:id="ct54043984">
          <text:insertion>
            <office:change-info>
              <dc:creator>Unknown Author</dc:creator>
              <dc:date>2021-08-05T09:37:00</dc:date>
            </office:change-info>
          </text:insertion>
        </text:changed-region>
        <text:changed-region xml:id="ct54053792" text:id="ct54053792">
          <text:insertion>
            <office:change-info>
              <dc:creator>Unknown Author</dc:creator>
              <dc:date>2021-08-05T09:38:00</dc:date>
            </office:change-info>
          </text:insertion>
        </text:changed-region>
        <text:changed-region xml:id="ct54064432" text:id="ct54064432">
          <text:insertion>
            <office:change-info>
              <dc:creator>Unknown Author</dc:creator>
              <dc:date>2021-08-05T09:43:14</dc:date>
            </office:change-info>
          </text:insertion>
        </text:changed-region>
        <text:changed-region xml:id="ct54055824" text:id="ct54055824">
          <text:insertion>
            <office:change-info>
              <dc:creator>Unknown Author</dc:creator>
              <dc:date>2021-08-05T09:38:00</dc:date>
            </office:change-info>
          </text:insertion>
        </text:changed-region>
        <text:changed-region xml:id="ct54056336" text:id="ct54056336">
          <text:insertion>
            <office:change-info>
              <dc:creator>Unknown Author</dc:creator>
              <dc:date>2021-08-05T09:39:00</dc:date>
            </office:change-info>
          </text:insertion>
        </text:changed-region>
        <text:changed-region xml:id="ct54068160" text:id="ct54068160">
          <text:insertion>
            <office:change-info>
              <dc:creator>Unknown Author</dc:creator>
              <dc:date>2021-08-05T09:40:29</dc:date>
            </office:change-info>
          </text:insertion>
        </text:changed-region>
        <text:changed-region xml:id="ct54069936" text:id="ct54069936">
          <text:insertion>
            <office:change-info>
              <dc:creator>Unknown Author</dc:creator>
              <dc:date>2021-08-05T09:39:00</dc:date>
            </office:change-info>
          </text:insertion>
        </text:changed-region>
        <text:changed-region xml:id="ct54075120" text:id="ct54075120">
          <text:insertion>
            <office:change-info>
              <dc:creator>Unknown Author</dc:creator>
              <dc:date>2021-08-05T09:40:31</dc:date>
            </office:change-info>
          </text:insertion>
        </text:changed-region>
        <text:changed-region xml:id="ct54084944" text:id="ct54084944">
          <text:insertion>
            <office:change-info>
              <dc:creator>Unknown Author</dc:creator>
              <dc:date>2021-08-05T09:41:08</dc:date>
            </office:change-info>
          </text:insertion>
        </text:changed-region>
        <text:changed-region xml:id="ct54085184" text:id="ct54085184">
          <text:insertion>
            <office:change-info>
              <dc:creator>Unknown Author</dc:creator>
              <dc:date>2021-08-05T09:42:00</dc:date>
            </office:change-info>
          </text:insertion>
        </text:changed-region>
        <text:changed-region xml:id="ct54090224" text:id="ct54090224">
          <text:insertion>
            <office:change-info>
              <dc:creator>Unknown Author</dc:creator>
              <dc:date>2021-08-05T10:02:28</dc:date>
            </office:change-info>
          </text:insertion>
        </text:changed-region>
        <text:changed-region xml:id="ct54100304" text:id="ct54100304">
          <text:insertion>
            <office:change-info>
              <dc:creator>Unknown Author</dc:creator>
              <dc:date>2021-08-05T09:43:57</dc:date>
            </office:change-info>
          </text:insertion>
        </text:changed-region>
        <text:changed-region xml:id="ct54104752" text:id="ct54104752">
          <text:insertion>
            <office:change-info>
              <dc:creator>Unknown Author</dc:creator>
              <dc:date>2021-08-05T09:44:00</dc:date>
            </office:change-info>
          </text:insertion>
        </text:changed-region>
        <text:changed-region xml:id="ct54110960" text:id="ct54110960">
          <text:insertion>
            <office:change-info>
              <dc:creator>Unknown Author</dc:creator>
              <dc:date>2021-08-05T09:45:00</dc:date>
            </office:change-info>
          </text:insertion>
        </text:changed-region>
        <text:changed-region xml:id="ct54112544" text:id="ct54112544">
          <text:insertion>
            <office:change-info>
              <dc:creator>Unknown Author</dc:creator>
              <dc:date>2021-08-05T09:46:00</dc:date>
            </office:change-info>
          </text:insertion>
        </text:changed-region>
        <text:changed-region xml:id="ct54116112" text:id="ct54116112">
          <text:insertion>
            <office:change-info>
              <dc:creator>Unknown Author</dc:creator>
              <dc:date>2021-08-05T09:47:07</dc:date>
            </office:change-info>
          </text:insertion>
        </text:changed-region>
        <text:changed-region xml:id="ct54122096" text:id="ct54122096">
          <text:insertion>
            <office:change-info>
              <dc:creator>Unknown Author</dc:creator>
              <dc:date>2021-08-05T09:48:10</dc:date>
            </office:change-info>
          </text:insertion>
        </text:changed-region>
        <text:changed-region xml:id="ct54123872" text:id="ct54123872">
          <text:insertion>
            <office:change-info>
              <dc:creator>Unknown Author</dc:creator>
              <dc:date>2021-08-05T09:49:00</dc:date>
            </office:change-info>
          </text:insertion>
        </text:changed-region>
        <text:changed-region xml:id="ct54133792" text:id="ct54133792">
          <text:insertion>
            <office:change-info>
              <dc:creator>Unknown Author</dc:creator>
              <dc:date>2021-08-05T09:50:10</dc:date>
            </office:change-info>
          </text:insertion>
        </text:changed-region>
        <text:changed-region xml:id="ct54137008" text:id="ct54137008">
          <text:insertion>
            <office:change-info>
              <dc:creator>Unknown Author</dc:creator>
              <dc:date>2021-08-05T09:51:10</dc:date>
            </office:change-info>
          </text:insertion>
        </text:changed-region>
        <text:changed-region xml:id="ct54145840" text:id="ct54145840">
          <text:insertion>
            <office:change-info>
              <dc:creator>Unknown Author</dc:creator>
              <dc:date>2021-08-05T09:52:14</dc:date>
            </office:change-info>
          </text:insertion>
        </text:changed-region>
        <text:changed-region xml:id="ct54153552" text:id="ct54153552">
          <text:insertion>
            <office:change-info>
              <dc:creator>Unknown Author</dc:creator>
              <dc:date>2021-08-05T09:53:03</dc:date>
            </office:change-info>
          </text:insertion>
        </text:changed-region>
        <text:changed-region xml:id="ct54157072" text:id="ct54157072">
          <text:insertion>
            <office:change-info>
              <dc:creator>Unknown Author</dc:creator>
              <dc:date>2021-08-05T09:54:00</dc:date>
            </office:change-info>
          </text:insertion>
        </text:changed-region>
        <text:changed-region xml:id="ct54171456" text:id="ct54171456">
          <text:insertion>
            <office:change-info>
              <dc:creator>Unknown Author</dc:creator>
              <dc:date>2021-08-05T09:55:12</dc:date>
            </office:change-info>
          </text:insertion>
        </text:changed-region>
        <text:changed-region xml:id="ct54173280" text:id="ct54173280">
          <text:insertion>
            <office:change-info>
              <dc:creator>Unknown Author</dc:creator>
              <dc:date>2021-08-05T09:57:53</dc:date>
            </office:change-info>
          </text:insertion>
        </text:changed-region>
        <text:changed-region xml:id="ct54175056" text:id="ct54175056">
          <text:insertion>
            <office:change-info>
              <dc:creator>Unknown Author</dc:creator>
              <dc:date>2021-08-05T09:58:00</dc:date>
            </office:change-info>
          </text:insertion>
        </text:changed-region>
        <text:changed-region xml:id="ct54195520" text:id="ct54195520">
          <text:insertion>
            <office:change-info>
              <dc:creator>Unknown Author</dc:creator>
              <dc:date>2021-08-05T09:59:01</dc:date>
            </office:change-info>
          </text:insertion>
        </text:changed-region>
        <text:changed-region xml:id="ct54197456" text:id="ct54197456">
          <text:insertion>
            <office:change-info>
              <dc:creator>Unknown Author</dc:creator>
              <dc:date>2021-08-05T10:03:22</dc:date>
            </office:change-info>
          </text:insertion>
        </text:changed-region>
        <text:changed-region xml:id="ct54082608" text:id="ct54082608">
          <text:insertion>
            <office:change-info>
              <dc:creator>Unknown Author</dc:creator>
              <dc:date>2021-08-05T10:04:00</dc:date>
            </office:change-info>
          </text:insertion>
        </text:changed-region>
        <text:changed-region xml:id="ct52195808" text:id="ct52195808">
          <text:insertion>
            <office:change-info>
              <dc:creator>Unknown Author</dc:creator>
              <dc:date>2021-08-05T10:26:49</dc:date>
            </office:change-info>
          </text:insertion>
        </text:changed-region>
        <text:changed-region xml:id="ct52196544" text:id="ct52196544">
          <text:insertion>
            <office:change-info>
              <dc:creator>Unknown Author</dc:creator>
              <dc:date>2021-08-05T10:27:00</dc:date>
            </office:change-info>
          </text:insertion>
        </text:changed-region>
        <text:changed-region xml:id="ct52198016" text:id="ct52198016">
          <text:insertion>
            <office:change-info>
              <dc:creator>Unknown Author</dc:creator>
              <dc:date>2021-08-05T10:28:10</dc:date>
            </office:change-info>
          </text:insertion>
        </text:changed-region>
        <text:changed-region xml:id="ct52198384" text:id="ct52198384">
          <text:insertion>
            <office:change-info>
              <dc:creator>Unknown Author</dc:creator>
              <dc:date>2021-08-05T10:29:00</dc:date>
            </office:change-info>
          </text:insertion>
        </text:changed-region>
        <text:changed-region xml:id="ct52198752" text:id="ct52198752">
          <text:insertion>
            <office:change-info>
              <dc:creator>Unknown Author</dc:creator>
              <dc:date>2021-08-05T10:30:02</dc:date>
            </office:change-info>
          </text:insertion>
        </text:changed-region>
        <text:changed-region xml:id="ct52199120" text:id="ct52199120">
          <text:insertion>
            <office:change-info>
              <dc:creator>Unknown Author</dc:creator>
              <dc:date>2021-08-05T10:31:05</dc:date>
            </office:change-info>
          </text:insertion>
        </text:changed-region>
        <text:changed-region xml:id="ct52199856" text:id="ct52199856">
          <text:insertion>
            <office:change-info>
              <dc:creator>Unknown Author</dc:creator>
              <dc:date>2021-08-05T10:32:00</dc:date>
            </office:change-info>
          </text:insertion>
        </text:changed-region>
        <text:changed-region xml:id="ct52195440" text:id="ct52195440">
          <text:insertion>
            <office:change-info>
              <dc:creator>Unknown Author</dc:creator>
              <dc:date>2021-08-05T10:33:07</dc:date>
            </office:change-info>
          </text:insertion>
        </text:changed-region>
        <text:changed-region xml:id="ct52191392" text:id="ct52191392">
          <text:insertion>
            <office:change-info>
              <dc:creator>Unknown Author</dc:creator>
              <dc:date>2021-08-05T10:34:09</dc:date>
            </office:change-info>
          </text:insertion>
        </text:changed-region>
        <text:changed-region xml:id="ct52191760" text:id="ct52191760">
          <text:insertion>
            <office:change-info>
              <dc:creator>Unknown Author</dc:creator>
              <dc:date>2021-08-05T10:37:46</dc:date>
            </office:change-info>
          </text:insertion>
        </text:changed-region>
        <text:changed-region xml:id="ct52192128" text:id="ct52192128">
          <text:insertion>
            <office:change-info>
              <dc:creator>Unknown Author</dc:creator>
              <dc:date>2021-08-05T10:38:28</dc:date>
            </office:change-info>
          </text:insertion>
        </text:changed-region>
        <text:changed-region xml:id="ct52192864" text:id="ct52192864">
          <text:insertion>
            <office:change-info>
              <dc:creator>Unknown Author</dc:creator>
              <dc:date>2021-08-05T10:39:00</dc:date>
            </office:change-info>
          </text:insertion>
        </text:changed-region>
        <text:changed-region xml:id="ct52193600" text:id="ct52193600">
          <text:insertion>
            <office:change-info>
              <dc:creator>Unknown Author</dc:creator>
              <dc:date>2021-08-05T10:40:00</dc:date>
            </office:change-info>
          </text:insertion>
        </text:changed-region>
        <text:changed-region xml:id="ct52193968" text:id="ct52193968">
          <text:insertion>
            <office:change-info>
              <dc:creator>Unknown Author</dc:creator>
              <dc:date>2021-08-05T10:41:00</dc:date>
            </office:change-info>
          </text:insertion>
        </text:changed-region>
        <text:changed-region xml:id="ct52195072" text:id="ct52195072">
          <text:insertion>
            <office:change-info>
              <dc:creator>Unknown Author</dc:creator>
              <dc:date>2021-08-05T10:42:00</dc:date>
            </office:change-info>
          </text:insertion>
        </text:changed-region>
        <text:changed-region xml:id="ct54053088" text:id="ct54053088">
          <text:insertion>
            <office:change-info>
              <dc:creator>Unknown Author</dc:creator>
              <dc:date>2021-08-05T10:43:18</dc:date>
            </office:change-info>
          </text:insertion>
        </text:changed-region>
        <text:changed-region xml:id="ct53966016" text:id="ct53966016">
          <text:insertion>
            <office:change-info>
              <dc:creator>Unknown Author</dc:creator>
              <dc:date>2021-08-05T10:44:00</dc:date>
            </office:change-info>
          </text:insertion>
        </text:changed-region>
        <text:changed-region xml:id="ct53916752" text:id="ct53916752">
          <text:insertion>
            <office:change-info>
              <dc:creator>Unknown Author</dc:creator>
              <dc:date>2021-08-05T10:45:00</dc:date>
            </office:change-info>
          </text:insertion>
        </text:changed-region>
        <text:changed-region xml:id="ct53970256" text:id="ct53970256">
          <text:insertion>
            <office:change-info>
              <dc:creator>Unknown Author</dc:creator>
              <dc:date>2021-08-05T10:46:03</dc:date>
            </office:change-info>
          </text:insertion>
        </text:changed-region>
        <text:changed-region xml:id="ct53863264" text:id="ct53863264">
          <text:insertion>
            <office:change-info>
              <dc:creator>Unknown Author</dc:creator>
              <dc:date>2021-08-05T10:47:51</dc:date>
            </office:change-info>
          </text:insertion>
        </text:changed-region>
        <text:changed-region xml:id="ct54176288" text:id="ct54176288">
          <text:insertion>
            <office:change-info>
              <dc:creator>Unknown Author</dc:creator>
              <dc:date>2021-08-05T10:48:00</dc:date>
            </office:change-info>
          </text:insertion>
        </text:changed-region>
        <text:changed-region xml:id="ct53968816" text:id="ct53968816">
          <text:insertion>
            <office:change-info>
              <dc:creator>Unknown Author</dc:creator>
              <dc:date>2021-08-05T10:49:14</dc:date>
            </office:change-info>
          </text:insertion>
        </text:changed-region>
        <text:changed-region xml:id="ct53960304" text:id="ct53960304">
          <text:insertion>
            <office:change-info>
              <dc:creator>Unknown Author</dc:creator>
              <dc:date>2021-08-05T10:50:00</dc:date>
            </office:change-info>
          </text:insertion>
        </text:changed-region>
        <text:changed-region xml:id="ct53878176" text:id="ct53878176">
          <text:insertion>
            <office:change-info>
              <dc:creator>Unknown Author</dc:creator>
              <dc:date>2021-08-05T10:51:11</dc:date>
            </office:change-info>
          </text:insertion>
        </text:changed-region>
        <text:changed-region xml:id="ct54145088" text:id="ct54145088">
          <text:insertion>
            <office:change-info>
              <dc:creator>Unknown Author</dc:creator>
              <dc:date>2021-08-05T10:52:00</dc:date>
            </office:change-info>
          </text:insertion>
        </text:changed-region>
        <text:changed-region xml:id="ct54124640" text:id="ct54124640">
          <text:insertion>
            <office:change-info>
              <dc:creator>Unknown Author</dc:creator>
              <dc:date>2021-08-05T10:54:14</dc:date>
            </office:change-info>
          </text:insertion>
        </text:changed-region>
        <text:changed-region xml:id="ct54181328" text:id="ct54181328">
          <text:insertion>
            <office:change-info>
              <dc:creator>Unknown Author</dc:creator>
              <dc:date>2021-08-05T10:56:05</dc:date>
            </office:change-info>
          </text:insertion>
        </text:changed-region>
        <text:changed-region xml:id="ct53914800" text:id="ct53914800">
          <text:insertion>
            <office:change-info>
              <dc:creator>Unknown Author</dc:creator>
              <dc:date>2021-08-05T10:55:32</dc:date>
            </office:change-info>
          </text:insertion>
        </text:changed-region>
        <text:changed-region xml:id="ct54111664" text:id="ct54111664">
          <text:insertion>
            <office:change-info>
              <dc:creator>Unknown Author</dc:creator>
              <dc:date>2021-08-05T10:56:07</dc:date>
            </office:change-info>
          </text:insertion>
        </text:changed-region>
        <text:changed-region xml:id="ct52412048" text:id="ct52412048">
          <text:insertion>
            <office:change-info>
              <dc:creator>Unknown Author</dc:creator>
              <dc:date>2021-08-08T16:28:01</dc:date>
            </office:change-info>
          </text:insertion>
        </text:changed-region>
        <text:changed-region xml:id="ct52185136" text:id="ct52185136">
          <text:insertion>
            <office:change-info>
              <dc:creator>Unknown Author</dc:creator>
              <dc:date>2021-08-08T16:29:37</dc:date>
            </office:change-info>
          </text:insertion>
        </text:changed-region>
        <text:changed-region xml:id="ct52185872" text:id="ct52185872">
          <text:insertion>
            <office:change-info>
              <dc:creator>Unknown Author</dc:creator>
              <dc:date>2021-08-08T16:30:25</dc:date>
            </office:change-info>
          </text:insertion>
        </text:changed-region>
        <text:changed-region xml:id="ct52187344" text:id="ct52187344">
          <text:insertion>
            <office:change-info>
              <dc:creator>Unknown Author</dc:creator>
              <dc:date>2021-08-08T16:31:10</dc:date>
            </office:change-info>
          </text:insertion>
        </text:changed-region>
        <text:changed-region xml:id="ct52182928" text:id="ct52182928">
          <text:insertion>
            <office:change-info>
              <dc:creator>Unknown Author</dc:creator>
              <dc:date>2021-08-08T16:32:31</dc:date>
            </office:change-info>
          </text:insertion>
        </text:changed-region>
        <text:changed-region xml:id="ct52173696" text:id="ct52173696">
          <text:insertion>
            <office:change-info>
              <dc:creator>Unknown Author</dc:creator>
              <dc:date>2021-08-08T16:33:00</dc:date>
            </office:change-info>
          </text:insertion>
        </text:changed-region>
        <text:changed-region xml:id="ct52189552" text:id="ct52189552">
          <text:insertion>
            <office:change-info>
              <dc:creator>Unknown Author</dc:creator>
              <dc:date>2021-08-08T16:34:27</dc:date>
            </office:change-info>
          </text:insertion>
        </text:changed-region>
        <text:changed-region xml:id="ct54105040" text:id="ct54105040">
          <text:insertion>
            <office:change-info>
              <dc:creator>Unknown Author</dc:creator>
              <dc:date>2021-08-08T16:35:00</dc:date>
            </office:change-info>
          </text:insertion>
        </text:changed-region>
        <text:changed-region xml:id="ct52197648" text:id="ct52197648">
          <text:insertion>
            <office:change-info>
              <dc:creator>Unknown Author</dc:creator>
              <dc:date>2021-08-08T16:36:00</dc:date>
            </office:change-info>
          </text:insertion>
        </text:changed-region>
        <text:changed-region xml:id="ct54053424" text:id="ct54053424">
          <text:insertion>
            <office:change-info>
              <dc:creator>Unknown Author</dc:creator>
              <dc:date>2021-08-08T16:37:42</dc:date>
            </office:change-info>
          </text:insertion>
        </text:changed-region>
        <text:changed-region xml:id="ct54181568" text:id="ct54181568">
          <text:insertion>
            <office:change-info>
              <dc:creator>Unknown Author</dc:creator>
              <dc:date>2021-08-08T16:36:00</dc:date>
            </office:change-info>
          </text:insertion>
        </text:changed-region>
        <text:changed-region xml:id="ct52189184" text:id="ct52189184">
          <text:insertion>
            <office:change-info>
              <dc:creator>Unknown Author</dc:creator>
              <dc:date>2021-08-08T16:37:47</dc:date>
            </office:change-info>
          </text:insertion>
        </text:changed-region>
        <text:changed-region xml:id="ct52186608" text:id="ct52186608">
          <text:insertion>
            <office:change-info>
              <dc:creator>Unknown Author</dc:creator>
              <dc:date>2021-08-08T16:38:17</dc:date>
            </office:change-info>
          </text:insertion>
        </text:changed-region>
        <text:changed-region xml:id="ct52182192" text:id="ct52182192">
          <text:insertion>
            <office:change-info>
              <dc:creator>Unknown Author</dc:creator>
              <dc:date>2021-08-08T16:39:55</dc:date>
            </office:change-info>
          </text:insertion>
        </text:changed-region>
        <text:changed-region xml:id="ct52191024" text:id="ct52191024">
          <text:insertion>
            <office:change-info>
              <dc:creator>Unknown Author</dc:creator>
              <dc:date>2021-08-08T16:40:01</dc:date>
            </office:change-info>
          </text:insertion>
        </text:changed-region>
        <text:changed-region xml:id="ct52189920" text:id="ct52189920">
          <text:insertion>
            <office:change-info>
              <dc:creator>Unknown Author</dc:creator>
              <dc:date>2021-08-08T16:41:00</dc:date>
            </office:change-info>
          </text:insertion>
        </text:changed-region>
        <text:changed-region xml:id="ct52188080" text:id="ct52188080">
          <text:insertion>
            <office:change-info>
              <dc:creator>Unknown Author</dc:creator>
              <dc:date>2021-08-08T16:42:43</dc:date>
            </office:change-info>
          </text:insertion>
        </text:changed-region>
        <text:changed-region xml:id="ct52190656" text:id="ct52190656">
          <text:insertion>
            <office:change-info>
              <dc:creator>Unknown Author</dc:creator>
              <dc:date>2021-08-08T16:43:00</dc:date>
            </office:change-info>
          </text:insertion>
        </text:changed-region>
        <text:changed-region xml:id="ct51940304" text:id="ct51940304">
          <text:insertion>
            <office:change-info>
              <dc:creator>Unknown Author</dc:creator>
              <dc:date>2021-08-08T16:44:01</dc:date>
            </office:change-info>
          </text:insertion>
        </text:changed-region>
        <text:changed-region xml:id="ct52186976" text:id="ct52186976">
          <text:insertion>
            <office:change-info>
              <dc:creator>Unknown Author</dc:creator>
              <dc:date>2021-08-08T16:45:01</dc:date>
            </office:change-info>
          </text:insertion>
        </text:changed-region>
        <text:changed-region xml:id="ct52173088" text:id="ct52173088">
          <text:insertion>
            <office:change-info>
              <dc:creator>Unknown Author</dc:creator>
              <dc:date>2021-08-08T16:46:01</dc:date>
            </office:change-info>
          </text:insertion>
        </text:changed-region>
        <text:changed-region xml:id="ct52174000" text:id="ct52174000">
          <text:insertion>
            <office:change-info>
              <dc:creator>Unknown Author</dc:creator>
              <dc:date>2021-08-08T16:47:28</dc:date>
            </office:change-info>
          </text:insertion>
        </text:changed-region>
        <text:changed-region xml:id="ct52188816" text:id="ct52188816">
          <text:insertion>
            <office:change-info>
              <dc:creator>Unknown Author</dc:creator>
              <dc:date>2021-08-08T16:48:00</dc:date>
            </office:change-info>
          </text:insertion>
        </text:changed-region>
        <text:changed-region xml:id="ct52197280" text:id="ct52197280">
          <text:insertion>
            <office:change-info>
              <dc:creator>Unknown Author</dc:creator>
              <dc:date>2021-08-08T16:47:28</dc:date>
            </office:change-info>
          </text:insertion>
        </text:changed-region>
        <text:changed-region xml:id="ct52499296" text:id="ct52499296">
          <text:insertion>
            <office:change-info>
              <dc:creator>Unknown Author</dc:creator>
              <dc:date>2021-08-08T16:48:01</dc:date>
            </office:change-info>
          </text:insertion>
        </text:changed-region>
        <text:changed-region xml:id="ct52448528" text:id="ct52448528">
          <text:insertion>
            <office:change-info>
              <dc:creator>Unknown Author</dc:creator>
              <dc:date>2021-08-08T16:49:52</dc:date>
            </office:change-info>
          </text:insertion>
        </text:changed-region>
        <text:changed-region xml:id="ct52449904" text:id="ct52449904">
          <text:insertion>
            <office:change-info>
              <dc:creator>Unknown Author</dc:creator>
              <dc:date>2021-08-08T16:50:00</dc:date>
            </office:change-info>
          </text:insertion>
        </text:changed-region>
        <text:changed-region xml:id="ct52597120" text:id="ct52597120">
          <text:insertion>
            <office:change-info>
              <dc:creator>Unknown Author</dc:creator>
              <dc:date>2021-08-08T16:54:18</dc:date>
            </office:change-info>
          </text:insertion>
        </text:changed-region>
        <text:changed-region xml:id="ct52616848" text:id="ct52616848">
          <text:insertion>
            <office:change-info>
              <dc:creator>Unknown Author</dc:creator>
              <dc:date>2021-08-08T16:53:47</dc:date>
            </office:change-info>
          </text:insertion>
        </text:changed-region>
        <text:changed-region xml:id="ct52642528" text:id="ct52642528">
          <text:insertion>
            <office:change-info>
              <dc:creator>Unknown Author</dc:creator>
              <dc:date>2021-08-08T16:54:00</dc:date>
            </office:change-info>
          </text:insertion>
        </text:changed-region>
        <text:changed-region xml:id="ct52652896" text:id="ct52652896">
          <text:insertion>
            <office:change-info>
              <dc:creator>Unknown Author</dc:creator>
              <dc:date>2021-08-08T16:55:00</dc:date>
            </office:change-info>
          </text:insertion>
        </text:changed-region>
        <text:changed-region xml:id="ct52700320" text:id="ct52700320">
          <text:insertion>
            <office:change-info>
              <dc:creator>Unknown Author</dc:creator>
              <dc:date>2021-08-08T16:56:06</dc:date>
            </office:change-info>
          </text:insertion>
        </text:changed-region>
        <text:changed-region xml:id="ct52714736" text:id="ct52714736">
          <text:insertion>
            <office:change-info>
              <dc:creator>Unknown Author</dc:creator>
              <dc:date>2021-08-08T16:57:00</dc:date>
            </office:change-info>
          </text:insertion>
        </text:changed-region>
        <text:changed-region xml:id="ct52729808" text:id="ct52729808">
          <text:insertion>
            <office:change-info>
              <dc:creator>Unknown Author</dc:creator>
              <dc:date>2021-08-08T17:00:20</dc:date>
            </office:change-info>
          </text:insertion>
        </text:changed-region>
        <text:changed-region xml:id="ct52855376" text:id="ct52855376">
          <text:insertion>
            <office:change-info>
              <dc:creator>Unknown Author</dc:creator>
              <dc:date>2021-08-08T17:01:18</dc:date>
            </office:change-info>
          </text:insertion>
        </text:changed-region>
        <text:changed-region xml:id="ct52883984" text:id="ct52883984">
          <text:insertion>
            <office:change-info>
              <dc:creator>Unknown Author</dc:creator>
              <dc:date>2021-08-08T17:10:00</dc:date>
            </office:change-info>
          </text:insertion>
        </text:changed-region>
        <text:changed-region xml:id="ct52923072" text:id="ct52923072">
          <text:insertion>
            <office:change-info>
              <dc:creator>Unknown Author</dc:creator>
              <dc:date>2021-08-08T17:01:18</dc:date>
            </office:change-info>
          </text:insertion>
        </text:changed-region>
        <text:changed-region xml:id="ct52938944" text:id="ct52938944">
          <text:insertion>
            <office:change-info>
              <dc:creator>Unknown Author</dc:creator>
              <dc:date>2021-08-08T17:02:00</dc:date>
            </office:change-info>
          </text:insertion>
        </text:changed-region>
        <text:changed-region xml:id="ct52945616" text:id="ct52945616">
          <text:insertion>
            <office:change-info>
              <dc:creator>Unknown Author</dc:creator>
              <dc:date>2021-08-08T17:03:06</dc:date>
            </office:change-info>
          </text:insertion>
        </text:changed-region>
        <text:changed-region xml:id="ct52958496" text:id="ct52958496">
          <text:insertion>
            <office:change-info>
              <dc:creator>Unknown Author</dc:creator>
              <dc:date>2021-08-08T17:04:00</dc:date>
            </office:change-info>
          </text:insertion>
        </text:changed-region>
        <text:changed-region xml:id="ct52961584" text:id="ct52961584">
          <text:insertion>
            <office:change-info>
              <dc:creator>Unknown Author</dc:creator>
              <dc:date>2021-08-08T17:05:02</dc:date>
            </office:change-info>
          </text:insertion>
        </text:changed-region>
        <text:changed-region xml:id="ct52962192" text:id="ct52962192">
          <text:insertion>
            <office:change-info>
              <dc:creator>Unknown Author</dc:creator>
              <dc:date>2021-08-08T17:06:02</dc:date>
            </office:change-info>
          </text:insertion>
        </text:changed-region>
        <text:changed-region xml:id="ct52975408" text:id="ct52975408">
          <text:insertion>
            <office:change-info>
              <dc:creator>Unknown Author</dc:creator>
              <dc:date>2021-08-08T17:07:00</dc:date>
            </office:change-info>
          </text:insertion>
        </text:changed-region>
        <text:changed-region xml:id="ct52981040" text:id="ct52981040">
          <text:insertion>
            <office:change-info>
              <dc:creator>Unknown Author</dc:creator>
              <dc:date>2021-08-08T17:08:01</dc:date>
            </office:change-info>
          </text:insertion>
        </text:changed-region>
        <text:changed-region xml:id="ct52986048" text:id="ct52986048">
          <text:insertion>
            <office:change-info>
              <dc:creator>Unknown Author</dc:creator>
              <dc:date>2021-08-08T17:09:00</dc:date>
            </office:change-info>
          </text:insertion>
        </text:changed-region>
        <text:changed-region xml:id="ct52996896" text:id="ct52996896">
          <text:insertion>
            <office:change-info>
              <dc:creator>Unknown Author</dc:creator>
              <dc:date>2021-08-08T17:10:34</dc:date>
            </office:change-info>
          </text:insertion>
        </text:changed-region>
        <text:changed-region xml:id="ct53011680" text:id="ct53011680">
          <text:insertion>
            <office:change-info>
              <dc:creator>Unknown Author</dc:creator>
              <dc:date>2021-08-08T17:11:00</dc:date>
            </office:change-info>
          </text:insertion>
        </text:changed-region>
        <text:changed-region xml:id="ct53006384" text:id="ct53006384">
          <text:insertion>
            <office:change-info>
              <dc:creator>Unknown Author</dc:creator>
              <dc:date>2021-08-08T17:12:00</dc:date>
            </office:change-info>
          </text:insertion>
        </text:changed-region>
        <text:changed-region xml:id="ct53008144" text:id="ct53008144">
          <text:insertion>
            <office:change-info>
              <dc:creator>Unknown Author</dc:creator>
              <dc:date>2021-08-08T17:13:01</dc:date>
            </office:change-info>
          </text:insertion>
        </text:changed-region>
        <text:changed-region xml:id="ct52860208" text:id="ct52860208">
          <text:insertion>
            <office:change-info>
              <dc:creator>Unknown Author</dc:creator>
              <dc:date>2021-08-08T17:14:00</dc:date>
            </office:change-info>
          </text:insertion>
        </text:changed-region>
        <text:changed-region xml:id="ct53042528" text:id="ct53042528">
          <text:insertion>
            <office:change-info>
              <dc:creator>Unknown Author</dc:creator>
              <dc:date>2021-08-08T17:15:06</dc:date>
            </office:change-info>
          </text:insertion>
        </text:changed-region>
        <text:changed-region xml:id="ct53050480" text:id="ct53050480">
          <text:insertion>
            <office:change-info>
              <dc:creator>Unknown Author</dc:creator>
              <dc:date>2021-08-08T17:16:01</dc:date>
            </office:change-info>
          </text:insertion>
        </text:changed-region>
        <text:changed-region xml:id="ct53055216" text:id="ct53055216">
          <text:insertion>
            <office:change-info>
              <dc:creator>Unknown Author</dc:creator>
              <dc:date>2021-08-08T17:18:13</dc:date>
            </office:change-info>
          </text:insertion>
        </text:changed-region>
        <text:changed-region xml:id="ct53059264" text:id="ct53059264">
          <text:insertion>
            <office:change-info>
              <dc:creator>Unknown Author</dc:creator>
              <dc:date>2021-08-08T17:19:00</dc:date>
            </office:change-info>
          </text:insertion>
        </text:changed-region>
        <text:changed-region xml:id="ct53064832" text:id="ct53064832">
          <text:insertion>
            <office:change-info>
              <dc:creator>Unknown Author</dc:creator>
              <dc:date>2021-08-08T17:20:00</dc:date>
            </office:change-info>
          </text:insertion>
        </text:changed-region>
        <text:changed-region xml:id="ct53072944" text:id="ct53072944">
          <text:insertion>
            <office:change-info>
              <dc:creator>Unknown Author</dc:creator>
              <dc:date>2021-08-08T17:21:00</dc:date>
            </office:change-info>
          </text:insertion>
        </text:changed-region>
        <text:changed-region xml:id="ct53075968" text:id="ct53075968">
          <text:insertion>
            <office:change-info>
              <dc:creator>Unknown Author</dc:creator>
              <dc:date>2021-08-08T17:22:48</dc:date>
            </office:change-info>
          </text:insertion>
        </text:changed-region>
        <text:changed-region xml:id="ct52970976" text:id="ct52970976">
          <text:insertion>
            <office:change-info>
              <dc:creator>Unknown Author</dc:creator>
              <dc:date>2021-08-08T17:23:00</dc:date>
            </office:change-info>
          </text:insertion>
        </text:changed-region>
        <text:changed-region xml:id="ct52632512" text:id="ct52632512">
          <text:insertion>
            <office:change-info>
              <dc:creator>Unknown Author</dc:creator>
              <dc:date>2021-08-08T17:30:45</dc:date>
            </office:change-info>
          </text:insertion>
        </text:changed-region>
        <text:changed-region xml:id="ct52760800" text:id="ct52760800">
          <text:insertion>
            <office:change-info>
              <dc:creator>Unknown Author</dc:creator>
              <dc:date>2021-08-08T17:31:01</dc:date>
            </office:change-info>
          </text:insertion>
        </text:changed-region>
        <text:changed-region xml:id="ct53024352" text:id="ct53024352">
          <text:insertion>
            <office:change-info>
              <dc:creator>Unknown Author</dc:creator>
              <dc:date>2021-08-08T17:23:00</dc:date>
            </office:change-info>
          </text:insertion>
        </text:changed-region>
        <text:changed-region xml:id="ct52979376" text:id="ct52979376">
          <text:insertion>
            <office:change-info>
              <dc:creator>Unknown Author</dc:creator>
              <dc:date>2021-08-08T17:24:52</dc:date>
            </office:change-info>
          </text:insertion>
        </text:changed-region>
        <text:changed-region xml:id="ct53071120" text:id="ct53071120">
          <text:insertion>
            <office:change-info>
              <dc:creator>Unknown Author</dc:creator>
              <dc:date>2021-08-08T17:25:00</dc:date>
            </office:change-info>
          </text:insertion>
        </text:changed-region>
        <text:changed-region xml:id="ct52962800" text:id="ct52962800">
          <text:insertion>
            <office:change-info>
              <dc:creator>Unknown Author</dc:creator>
              <dc:date>2021-08-08T17:26:00</dc:date>
            </office:change-info>
          </text:insertion>
        </text:changed-region>
        <text:changed-region xml:id="ct52235120" text:id="ct52235120">
          <text:insertion>
            <office:change-info>
              <dc:creator>Unknown Author</dc:creator>
              <dc:date>2021-08-08T17:27:00</dc:date>
            </office:change-info>
          </text:insertion>
        </text:changed-region>
        <text:changed-region xml:id="ct52235488" text:id="ct52235488">
          <text:insertion>
            <office:change-info>
              <dc:creator>Unknown Author</dc:creator>
              <dc:date>2021-08-08T17:28:15</dc:date>
            </office:change-info>
          </text:insertion>
        </text:changed-region>
        <text:changed-region xml:id="ct52234016" text:id="ct52234016">
          <text:insertion>
            <office:change-info>
              <dc:creator>Unknown Author</dc:creator>
              <dc:date>2021-08-08T17:29:00</dc:date>
            </office:change-info>
          </text:insertion>
        </text:changed-region>
        <text:changed-region xml:id="ct52235856" text:id="ct52235856">
          <text:insertion>
            <office:change-info>
              <dc:creator>Unknown Author</dc:creator>
              <dc:date>2021-08-08T17:32:04</dc:date>
            </office:change-info>
          </text:insertion>
        </text:changed-region>
        <text:changed-region xml:id="ct52944192" text:id="ct52944192">
          <text:insertion>
            <office:change-info>
              <dc:creator>Unknown Author</dc:creator>
              <dc:date>2021-08-08T17:33:00</dc:date>
            </office:change-info>
          </text:insertion>
        </text:changed-region>
        <text:changed-region xml:id="ct52930448" text:id="ct52930448">
          <text:insertion>
            <office:change-info>
              <dc:creator>Unknown Author</dc:creator>
              <dc:date>2021-08-08T17:35:05</dc:date>
            </office:change-info>
          </text:insertion>
        </text:changed-region>
        <text:changed-region xml:id="ct52723744" text:id="ct52723744">
          <text:insertion>
            <office:change-info>
              <dc:creator>Unknown Author</dc:creator>
              <dc:date>2021-08-08T17:34:16</dc:date>
            </office:change-info>
          </text:insertion>
        </text:changed-region>
        <text:changed-region xml:id="ct51940672" text:id="ct51940672">
          <text:insertion>
            <office:change-info>
              <dc:creator>Unknown Author</dc:creator>
              <dc:date>2021-08-08T17:35:16</dc:date>
            </office:change-info>
          </text:insertion>
        </text:changed-region>
        <text:changed-region xml:id="ct52200592" text:id="ct52200592">
          <text:insertion>
            <office:change-info>
              <dc:creator>Unknown Author</dc:creator>
              <dc:date>2021-08-08T17:36:04</dc:date>
            </office:change-info>
          </text:insertion>
        </text:changed-region>
        <text:changed-region xml:id="ct52629440" text:id="ct52629440">
          <text:insertion>
            <office:change-info>
              <dc:creator>Unknown Author</dc:creator>
              <dc:date>2021-08-08T17:37:00</dc:date>
            </office:change-info>
          </text:insertion>
        </text:changed-region>
        <text:changed-region xml:id="ct52238800" text:id="ct52238800">
          <text:insertion>
            <office:change-info>
              <dc:creator>Unknown Author</dc:creator>
              <dc:date>2021-08-08T17:38:00</dc:date>
            </office:change-info>
          </text:insertion>
        </text:changed-region>
        <text:changed-region xml:id="ct54001824" text:id="ct54001824">
          <text:insertion>
            <office:change-info>
              <dc:creator>Unknown Author</dc:creator>
              <dc:date>2021-08-08T17:39:00</dc:date>
            </office:change-info>
          </text:insertion>
        </text:changed-region>
        <text:changed-region xml:id="ct53023136" text:id="ct53023136">
          <text:insertion>
            <office:change-info>
              <dc:creator>Unknown Author</dc:creator>
              <dc:date>2021-08-08T17:40:03</dc:date>
            </office:change-info>
          </text:insertion>
        </text:changed-region>
        <text:changed-region xml:id="ct52978768" text:id="ct52978768">
          <text:insertion>
            <office:change-info>
              <dc:creator>Unknown Author</dc:creator>
              <dc:date>2021-08-08T17:41:01</dc:date>
            </office:change-info>
          </text:insertion>
        </text:changed-region>
        <text:changed-region xml:id="ct52965616" text:id="ct52965616">
          <text:insertion>
            <office:change-info>
              <dc:creator>Unknown Author</dc:creator>
              <dc:date>2021-08-08T17:42:45</dc:date>
            </office:change-info>
          </text:insertion>
        </text:changed-region>
        <text:changed-region xml:id="ct52947600" text:id="ct52947600">
          <text:insertion>
            <office:change-info>
              <dc:creator>Unknown Author</dc:creator>
              <dc:date>2021-08-08T17:43:01</dc:date>
            </office:change-info>
          </text:insertion>
        </text:changed-region>
        <text:changed-region xml:id="ct52943584" text:id="ct52943584">
          <text:insertion>
            <office:change-info>
              <dc:creator>Unknown Author</dc:creator>
              <dc:date>2021-08-08T17:44:04</dc:date>
            </office:change-info>
          </text:insertion>
        </text:changed-region>
        <text:changed-region xml:id="ct52205680" text:id="ct52205680">
          <text:insertion>
            <office:change-info>
              <dc:creator>Unknown Author</dc:creator>
              <dc:date>2021-08-08T17:45:00</dc:date>
            </office:change-info>
          </text:insertion>
        </text:changed-region>
        <text:changed-region xml:id="ct54019536" text:id="ct54019536">
          <text:insertion>
            <office:change-info>
              <dc:creator>Unknown Author</dc:creator>
              <dc:date>2021-08-08T17:46:00</dc:date>
            </office:change-info>
          </text:insertion>
        </text:changed-region>
        <text:changed-region xml:id="ct53949184" text:id="ct53949184">
          <text:insertion>
            <office:change-info>
              <dc:creator>Unknown Author</dc:creator>
              <dc:date>2021-08-08T17:47:00</dc:date>
            </office:change-info>
          </text:insertion>
        </text:changed-region>
        <text:changed-region xml:id="ct52925632" text:id="ct52925632">
          <text:insertion>
            <office:change-info>
              <dc:creator>Unknown Author</dc:creator>
              <dc:date>2021-08-08T17: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4">The Tongorango Show</text:p>
      <text:p text:style-name="P653">All the remembered shows that Tongorango, the great purple dinosaur, preform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Table of Contents</text:p>
          </text:index-title>
          <text:p text:style-name="P655"><text:a xlink:type="simple" xlink:href="#__RefHeading___Toc1047_4027753341" text:style-name="Index_20_Link" text:visited-style-name="Index_20_Link">1 Tongorango in WW2<text:tab/>7</text:a></text:p>
          <text:p text:style-name="P655"><text:a xlink:type="simple" xlink:href="#__RefHeading___Toc1049_4027753341" text:style-name="Index_20_Link" text:visited-style-name="Index_20_Link">2 Tongorango and Trash Santa<text:tab/>8</text:a></text:p>
          <text:p text:style-name="P655"><text:a xlink:type="simple" xlink:href="#__RefHeading___Toc5196_996040542" text:style-name="Index_20_Link" text:visited-style-name="Index_20_Link">3 Tongorango hunts for wheat-backs<text:tab/>9</text:a></text:p>
          <text:p text:style-name="P655"><text:a xlink:type="simple" xlink:href="#__RefHeading___Toc5198_996040542" text:style-name="Index_20_Link" text:visited-style-name="Index_20_Link">Tongorango: Well one day I was walking along the street humming a merry tune, when all of a sudden-- I saw a wheat-back lying on the street! So, I had to be very delicate with it, so as not to damage it. So, I very slowly put it in my mouth and was about to put it in my pocket when all of a sudden-- I heard a rumbling noise. Then I looked and I saw a huge semi-truck about to SMASH! my eyes out. Nuts. Well, the important thing was that the wheat-back wasn’t damaged. Fortunately for me, I had a wheat-back. Then I made a mental note: Never pick up a wheat-back lying on the street without looking first.<text:tab/>9</text:a></text:p>
          <text:p text:style-name="P655"><text:a xlink:type="simple" xlink:href="#__RefHeading___Toc2270_2958849956" text:style-name="Index_20_Link" text:visited-style-name="Index_20_Link">Fortunately, as I was licking along the road back to my house, I found another wheat-back! But just as I was about to pick it up, I remembered that I had forgotten something. Hmm. What did I forget? What did I forget? What did I-- AAAHH!! and another semi-truck ran over my eyes-- again. Fortunately, now I had two wheat-backs, so I stuck those in for eyes. Now I was back to normal.<text:tab/>9</text:a></text:p>
          <text:p text:style-name="P655"><text:a xlink:type="simple" xlink:href="#__RefHeading___Toc1051_4027753341" text:style-name="Index_20_Link" text:visited-style-name="Index_20_Link">4 Tongorango breaks his neck<text:tab/>10</text:a></text:p>
          <text:p text:style-name="P655"><text:a xlink:type="simple" xlink:href="#__RefHeading___Toc1053_4027753341" text:style-name="Index_20_Link" text:visited-style-name="Index_20_Link">5 Tongorango searches for cheese<text:tab/>12</text:a></text:p>
          <text:p text:style-name="P655"><text:a xlink:type="simple" xlink:href="#__RefHeading___Toc1055_4027753341" text:style-name="Index_20_Link" text:visited-style-name="Index_20_Link">6 Tongorango climbs Mt. Everest<text:tab/>13</text:a></text:p>
          <text:p text:style-name="P655"><text:a xlink:type="simple" xlink:href="#__RefHeading___Toc1057_4027753341" text:style-name="Index_20_Link" text:visited-style-name="Index_20_Link">7 Tongorango bikes in the house<text:tab/>14</text:a></text:p>
          <text:p text:style-name="P655"><text:a xlink:type="simple" xlink:href="#__RefHeading___Toc1059_4027753341" text:style-name="Index_20_Link" text:visited-style-name="Index_20_Link">8 Tongorango in OT<text:tab/>15</text:a></text:p>
          <text:p text:style-name="P655"><text:a xlink:type="simple" xlink:href="#__RefHeading___Toc1061_4027753341" text:style-name="Index_20_Link" text:visited-style-name="Index_20_Link">9 Tongorango gets a phone call from Nels (or Slen).<text:tab/>16</text:a></text:p>
          <text:p text:style-name="P655"><text:a xlink:type="simple" xlink:href="#__RefHeading___Toc1063_4027753341" text:style-name="Index_20_Link" text:visited-style-name="Index_20_Link">10 Tongorango joins the play<text:tab/>18</text:a></text:p>
          <text:p text:style-name="P655"><text:a xlink:type="simple" xlink:href="#__RefHeading___Toc1065_4027753341" text:style-name="Index_20_Link" text:visited-style-name="Index_20_Link">11 Tongorango in the Olympics<text:tab/>19</text:a></text:p>
          <text:p text:style-name="P655"><text:a xlink:type="simple" xlink:href="#__RefHeading___Toc1067_4027753341" text:style-name="Index_20_Link" text:visited-style-name="Index_20_Link">12 Tongorango when Nels goes fishing<text:tab/>21</text:a></text:p>
          <text:p text:style-name="P655"><text:a xlink:type="simple" xlink:href="#__RefHeading___Toc1069_4027753341" text:style-name="Index_20_Link" text:visited-style-name="Index_20_Link">13 Tongorango plays ball<text:tab/>22</text:a></text:p>
          <text:p text:style-name="P655"><text:a xlink:type="simple" xlink:href="#__RefHeading___Toc1071_4027753341" text:style-name="Index_20_Link" text:visited-style-name="Index_20_Link">14 Tongorango is team captain<text:tab/>23</text:a></text:p>
          <text:p text:style-name="P655"><text:a xlink:type="simple" xlink:href="#__RefHeading___Toc1073_4027753341" text:style-name="Index_20_Link" text:visited-style-name="Index_20_Link">15 Tongorango and the Witch Hamlet<text:tab/>24</text:a></text:p>
          <text:p text:style-name="P655"><text:a xlink:type="simple" xlink:href="#__RefHeading___Toc1075_4027753341" text:style-name="Index_20_Link" text:visited-style-name="Index_20_Link">16 Tongorango and Bobo<text:tab/>25</text:a></text:p>
          <text:p text:style-name="P655"><text:a xlink:type="simple" xlink:href="#__RefHeading___Toc2272_2958849956" text:style-name="Index_20_Link" text:visited-style-name="Index_20_Link">17 Tongorango looks for pancakes<text:tab/>26</text:a></text:p>
          <text:p text:style-name="P655"><text:a xlink:type="simple" xlink:href="#__RefHeading___Toc2274_2958849956" text:style-name="Index_20_Link" text:visited-style-name="Index_20_Link">18 Tongorango catches the sniffles<text:tab/>27</text:a></text:p>
          <text:p text:style-name="P655"><text:a xlink:type="simple" xlink:href="#__RefHeading___Toc2276_2958849956" text:style-name="Index_20_Link" text:visited-style-name="Index_20_Link">19 Tongorango brushes his teeth<text:tab/>28</text:a></text:p>
          <text:p text:style-name="P655"><text:a xlink:type="simple" xlink:href="#__RefHeading___Toc2278_2958849956" text:style-name="Index_20_Link" text:visited-style-name="Index_20_Link">20 Tongorango puts puzzles together<text:tab/>30</text:a></text:p>
          <text:p text:style-name="P655"><text:a xlink:type="simple" xlink:href="#__RefHeading___Toc1740_3354599691" text:style-name="Index_20_Link" text:visited-style-name="Index_20_Link">21 Tongorango fights the Blob Pirates<text:tab/>31</text:a></text:p>
          <text:p text:style-name="P655"><text:a xlink:type="simple" xlink:href="#__RefHeading___Toc1742_3354599691" text:style-name="Index_20_Link" text:visited-style-name="Index_20_Link">22 Tongorango meets Nels<text:tab/>33</text:a></text:p>
          <text:p text:style-name="P655"><text:a xlink:type="simple" xlink:href="#__RefHeading___Toc1744_3354599691" text:style-name="Index_20_Link" text:visited-style-name="Index_20_Link">23 Tongorango and the babysitter<text:tab/>35</text:a></text:p>
          <text:p text:style-name="P655"><text:a xlink:type="simple" xlink:href="#__RefHeading___Toc1746_3354599691" text:style-name="Index_20_Link" text:visited-style-name="Index_20_Link">24 Sir Tongorango and the River Dragon<text:tab/>37</text:a></text:p>
          <text:p text:style-name="P655"><text:a xlink:type="simple" xlink:href="#__RefHeading___Toc1748_3354599691" text:style-name="Index_20_Link" text:visited-style-name="Index_20_Link">25 Tongorango the quarterback<text:tab/>39</text:a></text:p>
          <text:p text:style-name="P655"><text:a xlink:type="simple" xlink:href="#__RefHeading___Toc1969_664471792" text:style-name="Index_20_Link" text:visited-style-name="Index_20_Link">26 Tongorango and Aceorango<text:tab/>41</text:a></text:p>
          <text:p text:style-name="P655"><text:a xlink:type="simple" xlink:href="#__RefHeading___Toc2701_1303525088" text:style-name="Index_20_Link" text:visited-style-name="Index_20_Link">27 Tongorango studies Cheerios<text:tab/>43</text:a></text:p>
          <text:p text:style-name="P655"><text:a xlink:type="simple" xlink:href="#__RefHeading___Toc2703_1303525088" text:style-name="Index_20_Link" text:visited-style-name="Index_20_Link">28 Tongorango takes out the trash<text:tab/>45</text:a></text:p>
          <text:p text:style-name="P655"><text:a xlink:type="simple" xlink:href="#__RefHeading___Toc2705_1303525088" text:style-name="Index_20_Link" text:visited-style-name="Index_20_Link">29 Tongorango learns to fly<text:tab/>47</text:a></text:p>
          <text:p text:style-name="P655"><text:a xlink:type="simple" xlink:href="#__RefHeading___Toc2707_1303525088" text:style-name="Index_20_Link" text:visited-style-name="Index_20_Link">30 Tongorango searches for Petunia<text:tab/>49</text:a></text:p>
          <text:p text:style-name="P655"><text:a xlink:type="simple" xlink:href="#__RefHeading___Toc2709_1303525088" text:style-name="Index_20_Link" text:visited-style-name="Index_20_Link">31 Tongorango paints the hallway<text:tab/>51</text:a></text:p>
          <text:p text:style-name="P655"><text:a xlink:type="simple" xlink:href="#__RefHeading___Toc3008_3986928169" text:style-name="Index_20_Link" text:visited-style-name="Index_20_Link">32 Tongorango sleepwalks<text:tab/>54</text:a></text:p>
          <text:p text:style-name="P655"><text:a xlink:type="simple" xlink:href="#__RefHeading___Toc3522_1535367012" text:style-name="Index_20_Link" text:visited-style-name="Index_20_Link">33 Tongorango and the hot air balloon<text:tab/>56</text:a></text:p>
          <text:p text:style-name="P655"><text:a xlink:type="simple" xlink:href="#__RefHeading___Toc3524_1535367012" text:style-name="Index_20_Link" text:visited-style-name="Index_20_Link">34 Tongorango makes popcorn<text:tab/>58</text:a></text:p>
          <text:p text:style-name="P655"><text:a xlink:type="simple" xlink:href="#__RefHeading___Toc3526_1535367012" text:style-name="Index_20_Link" text:visited-style-name="Index_20_Link">35 Tongorango and the timber wolves<text:tab/>60</text:a></text:p>
          <text:p text:style-name="P655"><text:a xlink:type="simple" xlink:href="#__RefHeading___Toc3528_1535367012" text:style-name="Index_20_Link" text:visited-style-name="Index_20_Link">36 Tongorango boxes<text:tab/>62</text:a></text:p>
          <text:p text:style-name="P655"><text:a xlink:type="simple" xlink:href="#__RefHeading___Toc4587_309866248" text:style-name="Index_20_Link" text:visited-style-name="Index_20_Link">37 Tongorango and the strange noodles<text:tab/>63</text:a></text:p>
          <text:p text:style-name="P655"><text:a xlink:type="simple" xlink:href="#__RefHeading___Toc4589_309866248" text:style-name="Index_20_Link" text:visited-style-name="Index_20_Link">38 Tongorango meets Benjamin Black<text:tab/>65</text:a></text:p>
          <text:p text:style-name="P655"><text:a xlink:type="simple" xlink:href="#__RefHeading___Toc4591_309866248" text:style-name="Index_20_Link" text:visited-style-name="Index_20_Link">39 Tongorango and Bloons TD6<text:tab/>67</text:a></text:p>
          <text:p text:style-name="P655"><text:soft-page-break/><text:a xlink:type="simple" xlink:href="#__RefHeading___Toc4593_309866248" text:style-name="Index_20_Link" text:visited-style-name="Index_20_Link">40 Tongorango the sheriff<text:tab/>69</text:a></text:p>
          <text:p text:style-name="P655"><text:a xlink:type="simple" xlink:href="#__RefHeading___Toc4595_309866248" text:style-name="Index_20_Link" text:visited-style-name="Index_20_Link">41 Tongorango shucks corn<text:tab/>71</text:a></text:p>
          <text:p text:style-name="P655"><text:a xlink:type="simple" xlink:href="#__RefHeading___Toc4597_309866248" text:style-name="Index_20_Link" text:visited-style-name="Index_20_Link">42 Tongorango goes to Forbidden Island<text:tab/>72</text:a></text:p>
          <text:p text:style-name="P655"><text:a xlink:type="simple" xlink:href="#__RefHeading___Toc4765_568334090" text:style-name="Index_20_Link" text:visited-style-name="Index_20_Link">43 Tongorango runs from the law<text:tab/>74</text:a></text:p>
          <text:p text:style-name="P655"><text:a xlink:type="simple" xlink:href="#__RefHeading___Toc4767_568334090" text:style-name="Index_20_Link" text:visited-style-name="Index_20_Link">44 Tongorango goes to the store<text:tab/>75</text:a></text:p>
          <text:p text:style-name="P655"><text:a xlink:type="simple" xlink:href="#__RefHeading___Toc4801_3714604095" text:style-name="Index_20_Link" text:visited-style-name="Index_20_Link">45 Tongorango plants a garden<text:tab/>77</text:a></text:p>
          <text:p text:style-name="P655"><text:a xlink:type="simple" xlink:href="#__RefHeading___Toc4803_3714604095" text:style-name="Index_20_Link" text:visited-style-name="Index_20_Link">46 Tongorango at Lexington<text:tab/>78</text:a></text:p>
          <text:p text:style-name="P655"><text:a xlink:type="simple" xlink:href="#__RefHeading___Toc5200_996040542" text:style-name="Index_20_Link" text:visited-style-name="Index_20_Link">47 Tongorango invents Golf<text:tab/>80</text:a></text:p>
          <text:p text:style-name="P655"><text:a xlink:type="simple" xlink:href="#__RefHeading___Toc5202_996040542" text:style-name="Index_20_Link" text:visited-style-name="Index_20_Link">48 Tongorango plays Water Balloons with Nels<text:tab/>82</text:a></text:p>
          <text:p text:style-name="P655"><text:a xlink:type="simple" xlink:href="#__RefHeading___Toc5204_996040542" text:style-name="Index_20_Link" text:visited-style-name="Index_20_Link">49 Tongorango rides his wagon<text:tab/>84</text:a></text:p>
          <text:p text:style-name="P655"><text:a xlink:type="simple" xlink:href="#__RefHeading___Toc6561_1998493736" text:style-name="Index_20_Link" text:visited-style-name="Index_20_Link">50 Tongorango plays Learn to trust<text:tab/>85</text:a></text:p>
          <text:p text:style-name="P655"><text:a xlink:type="simple" xlink:href="#__RefHeading___Toc6563_1998493736" text:style-name="Index_20_Link" text:visited-style-name="Index_20_Link">51 Tongorango and the Great White Stag<text:tab/>87</text:a></text:p>
          <text:p text:style-name="P655"><text:a xlink:type="simple" xlink:href="#__RefHeading___Toc6565_1998493736" text:style-name="Index_20_Link" text:visited-style-name="Index_20_Link">52 Tongorango in Mr. Boddy’s house<text:tab/>89</text:a></text:p>
          <text:p text:style-name="P655"><text:a xlink:type="simple" xlink:href="#__RefHeading___Toc6567_1998493736" text:style-name="Index_20_Link" text:visited-style-name="Index_20_Link">53 Tongorango builds the pyramids<text:tab/>90</text:a></text:p>
          <text:p text:style-name="P655"><text:a xlink:type="simple" xlink:href="#__RefHeading___Toc6569_1998493736" text:style-name="Index_20_Link" text:visited-style-name="Index_20_Link">54 Tongorango can’t do anything right<text:tab/>91</text:a></text:p>
          <text:p text:style-name="P655"><text:a xlink:type="simple" xlink:href="#__RefHeading___Toc6571_1998493736" text:style-name="Index_20_Link" text:visited-style-name="Index_20_Link">55 Tongorango sails in math class<text:tab/>94</text:a></text:p>
          <text:p text:style-name="P655"><text:a xlink:type="simple" xlink:href="#__RefHeading___Toc6573_1998493736" text:style-name="Index_20_Link" text:visited-style-name="Index_20_Link">56 Tongorango climbs Redwoods<text:tab/>96</text:a></text:p>
          <text:p text:style-name="P655"><text:a xlink:type="simple" xlink:href="#__RefHeading___Toc6819_268503764" text:style-name="Index_20_Link" text:visited-style-name="Index_20_Link">57 Tongorango goes bulljumping<text:tab/>97</text:a></text:p>
          <text:p text:style-name="P655"><text:a xlink:type="simple" xlink:href="#__RefHeading___Toc6821_268503764" text:style-name="Index_20_Link" text:visited-style-name="Index_20_Link">58 Tongorango tells a story<text:tab/>98</text:a></text:p>
          <text:p text:style-name="P655"><text:a xlink:type="simple" xlink:href="#__RefHeading___Toc6577_1998493736" text:style-name="Index_20_Link" text:visited-style-name="Index_20_Link">59 Tongorango gets chicken pox<text:tab/>100</text:a></text:p>
          <text:p text:style-name="P655"><text:a xlink:type="simple" xlink:href="#__RefHeading___Toc7577_382003251" text:style-name="Index_20_Link" text:visited-style-name="Index_20_Link">60 Tonger hood and Little Nels<text:tab/>102</text:a></text:p>
          <text:p text:style-name="P655"><text:a xlink:type="simple" xlink:href="#__RefHeading___Toc7579_382003251" text:style-name="Index_20_Link" text:visited-style-name="Index_20_Link">61 Tongorango takes the bus to England<text:tab/>104</text:a></text:p>
        </text:index-body>
      </text:table-of-content>
      <text:p text:style-name="P31"/>
      <text:p text:style-name="P17"/>
      <text:p text:style-name="P18">To do:</text:p>
      <text:p text:style-name="P46">Tongorango in WW2</text:p>
      <text:p text:style-name="P46">Tongorango and Trash Santa</text:p>
      <text:p text:style-name="P47">Tongorango breaks his neck</text:p>
      <text:p text:style-name="P48">Tongorango searches for cheese</text:p>
      <text:p text:style-name="P19">//Tongorango and the flying penguins</text:p>
      <text:p text:style-name="P19">//<text:span text:style-name="T440">Tongorango in the office</text:span></text:p>
      <text:p text:style-name="P19">//<text:span text:style-name="T440">Tongorango searches for Alcopoco</text:span></text:p>
      <text:p text:style-name="P19">//<text:span text:style-name="T440">Tongorango and Alcopone</text:span></text:p>
      <text:p text:style-name="P19">//Tongorango climbs Mt. Everest</text:p>
      <text:p text:style-name="P22">Tongorango discovers the mysteries of the universe</text:p>
      <text:p text:style-name="P21">Tongorango bikes in the house</text:p>
      <text:p text:style-name="P20">Tongorango hang-glides through a forest at night</text:p>
      <text:p text:style-name="P19">Tongorango eats chick peas</text:p>
      <text:p text:style-name="P18">Tongorango mines for diamonds</text:p>
      <text:p text:style-name="P18">Tongorango and the groundhogs</text:p>
      <text:p text:style-name="P19"><text:soft-page-break/>Tongorango bikes down the river</text:p>
      <text:p text:style-name="P21">Tongorango starts sneezing</text:p>
      <text:p text:style-name="P29">Tongorango gets kidnapped</text:p>
      <text:p text:style-name="P30">Tongorango crosses a bridge</text:p>
      <text:p text:style-name="P3">All the ways Tongorango lost his eyes:</text:p>
      <text:p text:style-name="P23">Blown out by a grenade</text:p>
      <text:p text:style-name="P24">He got his head stuck in a trash compactor</text:p>
      <text:p text:style-name="P32">Run over by a semi-truck</text:p>
      <text:p text:style-name="P25">A dog stole them</text:p>
      <text:p text:style-name="P25">He landed on the ground telescope first</text:p>
      <text:p text:style-name="P22">A laser pointer burned them</text:p>
      <text:p text:style-name="P33">Smashes them on the corners of the table</text:p>
      <text:p text:style-name="P27">Smashed on the horns of the altar</text:p>
      <text:p text:style-name="Text_20_body">Cut out by Nels <text:span text:style-name="T514">(x2)</text:span></text:p>
      <text:p text:style-name="P34">Javelins and shotputs</text:p>
      <text:p text:style-name="P35">Nels got them with his fishing hook</text:p>
      <text:p text:style-name="P36">Head smashed with a bat while being catcher (x2)</text:p>
      <text:p text:style-name="P37">Shot out by a lightning bolt from a witch</text:p>
      <text:p text:style-name="P38">Smashed into something <text:span text:style-name="T513">(x2)</text:span></text:p>
      <text:p text:style-name="P39">Hit in the head by a telescope</text:p>
      <text:p text:style-name="P40">TNT</text:p>
      <text:p text:style-name="P41">Powerful Waterpick</text:p>
      <text:p text:style-name="P42">Cannonball from a Blob Pirate</text:p>
      <text:p text:style-name="P43">Branch went right through</text:p>
      <text:p text:style-name="P44">Sword in the eye</text:p>
      <text:p text:style-name="P45">Ran over by a train</text:p>
      <text:p text:style-name="P22">A squirrel took them</text:p>
      <text:p text:style-name="P26">Speared by arrowhead curtain rods</text:p>
      <text:p text:style-name="P28">Sucked in and coughed out</text:p>
      <text:p text:style-name="P4">NOTE: The correct spelling of Tongorango has been debated. His owner wishes for it to be called Tongerango, but others say Tongorango. The writer of all the stories in this book says Tongorango, so it will always be called Tongorango in this book.</text:p>
      <text:h text:style-name="P663" text:outline-level="1"><text:bookmark-start text:name="__RefHeading___Toc1047_4027753341"/>Tongorango in WW2<text:bookmark-end text:name="__RefHeading___Toc1047_4027753341"/></text:h>
      <text:p text:style-name="P7">Tongorango, Tongorango, how did your eyes fall out?</text:p>
      <text:p text:style-name="P9">Tongorango: Well, one day I was fighting in World War 2 against some French guy named Nels--</text:p>
      <text:p text:style-name="P9">Peanut Gallery: Wait, you were on the side of the French!</text:p>
      <text:p text:style-name="P9">Tongorango: Oh, right. I was fighting <text:span text:style-name="T3">with </text:span><text:span text:style-name="T41">Nels.</text:span></text:p>
      <text:p text:style-name="P9"><text:span text:style-name="T41">Anyway, we were both in a foxhole, shooting bullets at </text:span><text:span text:style-name="T42">the Germans, when suddenly, something </text:span><text:span text:style-name="T43">landed next to me.</text:span></text:p>
      <text:p text:style-name="P49">Nels picked it up and said, “Um, I think this is for you.”</text:p>
      <text:p text:style-name="P49">I said “Oh, thanks!” and put it in my mouth.</text:p>
      <text:p text:style-name="P49">Peanut Gallery: Was it an artillery shell?</text:p>
      <text:p text:style-name="P49">Tongorango: Nope, not that.</text:p>
      <text:p text:style-name="P49">Peanut Gallery: A grenade?</text:p>
      <text:p text:style-name="P49">Tongorango: Yep. A grenade.</text:p>
      <text:p text:style-name="P49">Peanut Gallery: Nels, why did you give him a grenade?</text:p>
      <text:p text:style-name="P49">Nels: It was an economical decision. If I had kept the grenade, both of us would die. If I gave the grenade to Tongorango, only one of us would die.</text:p>
      <text:p text:style-name="P49">Tongorango: Fortunately, most of the fire came out my nose, but some of it came out my eyes-- and blew them up. Then I asked Nels to point me back to camp, and he pointed me in a direction, and I started going that way. It seemed like the bullets were pelting harder, instead of less, but I just kept running, and smashing buildings, and stepping on tanks, and eventually I destroyed half of the Third Rike, and when I got back home, I was awarded two medals: One for having my eyes blown out, and the other for winning World War Two. So I stuck them in, and used those for eyes.</text:p>
      <text:p text:style-name="P134">The End.</text:p>
      <text:h text:style-name="P665" text:outline-level="1"><text:bookmark-start text:name="__RefHeading___Toc1049_4027753341"/>Tongorango and Trash Santa<text:bookmark-end text:name="__RefHeading___Toc1049_4027753341"/></text:h>
      <text:p text:style-name="P10"><text:span text:style-name="T2">Tongorango, we want to know, how did your eyes fall out?</text:span></text:p>
      <text:p text:style-name="P14">Tongorango: Well, it was a cold summer’s day, and I was walking down the street, when suddenly, <text:span text:style-name="T435">I bumped into a garbage can. Well, I thought, it must be trash day. So I decided to see what someone had put in the trash. I found some old carpet-- and that tasted pretty good-- and then some milk and cookies (or floor boards in motor oil) and I was just getting to the good stuff at the bottom-- when I heard the garbage truck coming, and someone saying “Ho-ho-ho!”</text:span></text:p>
      <text:p text:style-name="P15">I thought “That’s weird. It isn’t Christmas yet.” And then I heard someone saying that since all his elves had quit on him, he had a new idea to get presents, by slumming through the garbage cans. Then I felt myself being lifted up-- and turned upside-down-- and landing in the back of the garbage truck.</text:p>
      <text:p text:style-name="P15">Then I heard someone saying “Wow, there’s a lot of garbage today. I’d better use the trash compactor!” and then I heard some gears grinding-- and the ceiling coming down--</text:p>
      <text:p text:style-name="P15">Peanut Gallery: And you remembered to take a brick to throw into the gears?</text:p>
      <text:p text:style-name="P15">Tongorango: I did! I threw a Chinese brick at the gears! Only I think it broke before it even reached the gears.</text:p>
      <text:p text:style-name="P15">I figured this was around the time the narrator says, “Thank you for playing Tongorango Quest.”</text:p>
      <text:p text:style-name="P15">Peanut Gallery: But he didn’t, did he?</text:p>
      <text:p text:style-name="P15">Tongorango: Nope. He said “Ho-ho-ho!”</text:p>
      <text:p text:style-name="P15">So then I threw an old dead fish into the gears-- but that didn’t work-- and then I found a Rotten Tomato-- actually, I’ll save that in case I get hungry. Oh! I know! Andrew’s Deco Pro! So I threw that in, and that stopped the gears pretty good-- a little too late, because I lost my eyes.</text:p>
      <text:p text:style-name="P15">So then I climbed out of the garbage truck, when I heard “On Donner! On Blitzen! On Prancer! On Vixen! Let’s get that dinosaur!” So then I started running in one direction-- through houses-- and buildings-- and eventually I came to a slime-ball factory, and Santa kind of fell into a pot of boiling slime-- so I was able to lose him. I also took two slime-balls, and used them for eyes, and they worked pretty well. Mom was wondering why we didn’t get our trash picked up for weeks, though. It turned out that Santa was in the hospital for a few months, and I told him that he should just go to the dollar store instead of slumming around the garbage dumps.</text:p>
      <text:p text:style-name="P16">Anyway, that’s how my eyes fell out.</text:p>
      <text:p text:style-name="P135">The End.</text:p>
      <text:h text:style-name="P661" text:outline-level="1"><text:bookmark-start text:name="__RefHeading___Toc5196_996040542"/><text:soft-page-break/>Tongorango hunts for wheat-backs<text:bookmark-end text:name="__RefHeading___Toc5196_996040542"/></text:h>
      <text:h text:style-name="P657" text:outline-level="1"><text:bookmark-start text:name="__RefHeading___Toc5198_996040542"/>Tongorango: Well one day I was walking <text:span text:style-name="T484">along the street humming a merry tune, when all of a sudden-- <text:s/>I saw a wheat-back lying on the street! So, I had to be very delicate with it, so as not to damage it. So, I very slowly put it in my mouth and was about to put it in my pocket when all of a sudden-- I heard a rumbling noise. Then I looked and I saw a huge semi-truck about to SMASH! my eyes out. Nuts. Well, the important thing was that the wheat-back wasn’t damaged. Fortunately for me, I had a wheat-back. Then I made a mental note: Never pick up a wheat-back lying on the street without looking first.</text:span><text:bookmark-end text:name="__RefHeading___Toc5198_996040542"/></text:h>
      <text:h text:style-name="P658" text:outline-level="1"><text:bookmark-start text:name="__RefHeading___Toc2270_2958849956"/><text:span text:style-name="T711">Fortunately, as I was licking along the road back to my house, I found another wheat-back! But just as I was about to pick it up, I remembered that I had forgotten something. Hmm. What did I forget? What did I forget? What did I-- AAAHH!! and another semi-truck ran over my eyes-- again. Fortunately, now I had two wheat-backs, so I stuck those in for eyes. Now I was back to normal.</text:span><text:bookmark-end text:name="__RefHeading___Toc2270_2958849956"/></text:h>
      <text:h text:style-name="P668" text:outline-level="1"><text:bookmark-start text:name="__RefHeading___Toc1051_4027753341"/>Tongorango breaks his neck<text:bookmark-end text:name="__RefHeading___Toc1051_4027753341"/></text:h>
      <text:p text:style-name="P11"><text:span text:style-name="T2">Tongorango, we want to know, how did your eyes fall out?</text:span></text:p>
      <text:p text:style-name="P138">Tongorango: Well, one day, I was fording the Rock River. Only this was before there was a river. Back then it was rocks. That’s why they called it the <text:span text:style-name="T3">Rock </text:span><text:span text:style-name="T41">River, you know.</text:span></text:p>
      <text:p text:style-name="P50">Nels: &lt;facepalm&gt;</text:p>
      <text:p text:style-name="P50">Tongorango: Well, anyway, I was just about to reach the top when-- I slipped down the gorge and landed neck-first. That’s an easy way to break your neck, you know. And that’s what happened. I broke my neck.</text:p>
      <text:p text:style-name="P50">Peanut Gallery: But you didn’t lose your eyes?</text:p>
      <text:p text:style-name="P50">Tongorango: Nope. I landed neck-first.</text:p>
      <text:p text:style-name="P50">Unfortunately, it started raining-- and I was stuck in the Rock River-- just as it was turning into a river-- with a broken neck.</text:p>
      <text:p text:style-name="P50">Fortunately, my neck managed to float up to the river-bank-- which was good, because it’s kinda hard to hold your head above the water with a broken neck.</text:p>
      <text:p text:style-name="P50">It was about this time that a dog came up.</text:p>
      <text:p text:style-name="P50">“Hey,” I said, “Do you know how to fix broken necks?”</text:p>
      <text:p text:style-name="P50">“Yap.” he said.</text:p>
      <text:p text:style-name="P50">“Great. Can you do it now?”</text:p>
      <text:p text:style-name="P50">“Yap.”</text:p>
      <text:p text:style-name="P50">“Are you going to do it now?”</text:p>
      <text:p text:style-name="P50">“Yap.”</text:p>
      <text:p text:style-name="P50">“Why aren’t you doing it?”</text:p>
      <text:p text:style-name="P50">“Yap.”</text:p>
      <text:p text:style-name="P138"><text:span text:style-name="T41">“</text:span><text:span text:style-name="T44">That’s weird.</text:span><text:span text:style-name="T41">”</text:span></text:p>
      <text:p text:style-name="P51">Peanut Gallery: The dog was speaking Doglish, not English.</text:p>
      <text:p text:style-name="P51">Tongorango: Doglish? Yuck!</text:p>
      <text:p text:style-name="P51">Then the dog decided my eyes looked a lot like Frizbees. So, he pulled one out and ran off. Unfortunately, he kind of dropped that one in the river. So he came back and grabbed the other one.</text:p>
      <text:p text:style-name="P51">It was about this time that the rains stopped, and the river started turning into mud.</text:p>
      <text:p text:style-name="P51">Then I smelled a monkey come up.</text:p>
      <text:p text:style-name="P51">“Hey,” I said. “Do you know how to speak English?”</text:p>
      <text:p text:style-name="P51">“Oo.” he said.</text:p>
      <text:p text:style-name="P51">Peanut Gallery: Oh no! Monkeys speak Monkglish!</text:p>
      <text:p text:style-name="P139"><text:soft-page-break/><text:span text:style-name="T41">Tongorango: Monkglish? That’s even worse than Doglish! </text:span><text:span text:style-name="T46">Anyway,</text:span></text:p>
      <text:p text:style-name="P51">“I didn’t think so.” I said.</text:p>
      <text:p text:style-name="P51">“Oo-ee.”</text:p>
      <text:p text:style-name="P139"><text:span text:style-name="T41">“</text:span><text:span text:style-name="T45">Well! Now we’re getting somewhere. Do you know how to fix broken necks?</text:span><text:span text:style-name="T41">”</text:span></text:p>
      <text:p text:style-name="P139"><text:span text:style-name="T41">“</text:span><text:span text:style-name="T45">Oo!</text:span><text:span text:style-name="T41">” </text:span><text:span text:style-name="T45">And he started jumping on my neck, and after a few bounces I heard something crack and my neck worked again!</text:span></text:p>
      <text:p text:style-name="P52">“Wow!” I said. “Thanks a lot!”</text:p>
      <text:p text:style-name="P53">So the first thing I had to do was find my eyes. I remembered that he had dropped one in the river, so my task was simple: Drink up the river.</text:p>
      <text:p text:style-name="P53">Unfortunately, it turned out that the river had turned into mud-- which was really hard to drink up.</text:p>
      <text:p text:style-name="P53">So, I started sucking. And sucking. And sucking. Ah! I got something! Ouch! No, that’s a crab. Suck! Suck! Suck! Aha! I found my eye!</text:p>
      <text:p text:style-name="P54">Now, to find my other eye-- and that rotten dog.</text:p>
      <text:p text:style-name="P54">Well, it turned out that the dog had gone to a pancake factory to find some syrup for my eye, so I went down there and asked him to give it back.</text:p>
      <text:p text:style-name="P54">“Hey,” I said, “Can I have my eye back?”</text:p>
      <text:p text:style-name="P54">“Yap.” he said.</text:p>
      <text:p text:style-name="P54">“Will you give it to me now?”</text:p>
      <text:p text:style-name="P54">“Yap.”</text:p>
      <text:p text:style-name="P54">“Why aren’t you doing it?”</text:p>
      <text:p text:style-name="P54">“Yap.”</text:p>
      <text:p text:style-name="P54">Aw, nuts! That stupid Doglish thing.</text:p>
      <text:p text:style-name="P54">“<text:span text:style-name="T436">How about me just taking your eye?</text:span>”</text:p>
      <text:p text:style-name="P140"><text:span text:style-name="T47">“</text:span><text:span text:style-name="T48">Yap.</text:span></text:p>
      <text:p text:style-name="P55">“Whatever.” So I took my eye-- which some people might say was stealing, but at least I had my flapjack-- Flapjack! Aw, nuts! So I went back and traded the flapjack for my eye.</text:p>
      <text:p text:style-name="P136">The End.</text:p>
      <text:h text:style-name="P669" text:outline-level="1"><text:bookmark-start text:name="__RefHeading___Toc1053_4027753341"/>Tongorango <text:span text:style-name="T436">searches for cheese</text:span><text:bookmark-end text:name="__RefHeading___Toc1053_4027753341"/></text:h>
      <text:p text:style-name="P12"><text:span text:style-name="T2">Tongorango, we want to know, where did both of your eyes go? It’s the Tongorango show!</text:span></text:p>
      <text:p text:style-name="P155">Tongorango: Well, one day, I was feeling hungry. You know how that feels?</text:p>
      <text:p text:style-name="P155">Peanut Gallery (Alexander): Yep!</text:p>
      <text:p text:style-name="P155">Tongorango: <text:span text:style-name="T437">And I was feeling hungry for cheese.</text:span></text:p>
      <text:p text:style-name="P156">Peanut Gallery: So you looked in the refrigerator?</text:p>
      <text:p text:style-name="P156">Tongorango: Well, I figured that it might not have enough for me. I’m pretty big, you know.</text:p>
      <text:p text:style-name="P156">Peanut Gallery: The moon is made of cheese.</text:p>
      <text:p text:style-name="P156">Tongorango: That’s what I figured. But the big question is, what kind? So, I got my telescope, but then I figured that I could look better if I was closer. So, I got a big trampoline, and put it next to a tree, and then I got all my bird friends like Windburg and Buho and Tux and Konqi who’s kind of close to a bird, and Echo--</text:p>
      <text:p text:style-name="P156">Peanut Gallery: Hey!</text:p>
      <text:p text:style-name="P156">Tongorango: And I told them that when I bounced off the trampoline, they were supposed to fly as hard as they could towards the moon <text:span text:style-name="T438">carrying me</text:span>.</text:p>
      <text:p text:style-name="P157">Well, what happened was, all my bird friends decided that they didn’t want to fly. But, when I jumped on the trampoline, I got my telescope, and pointed toward the moon-- but unfortunately I landed on the ground, telescope first. Which kind of poked out my eyes.</text:p>
      <text:p text:style-name="P157">Peanut Gallery: Maybe they landed on the moon!</text:p>
      <text:p text:style-name="P157">Tongorango: That’s what I figured. So, I went over to Nels’ house, and got one of his ladders, and put it on the roof of his garage, and climbed up, and jumped towards the moon--</text:p>
      <text:p text:style-name="P157">--and then I heard a loud crash. I figured I was on the moon, so I started feeling around for eyes. Ah! Got some! Then I looked around. Huh. The moon kinda looks like Nels’ house.</text:p>
      <text:p text:style-name="P157">Nels: You do realize that you just fell through the roof and broke all of my expensive glass marbles from India.</text:p>
      <text:p text:style-name="P157">Peanut Gallery: Here’s an expensive glass marble from India fixer, Nels.</text:p>
      <text:p text:style-name="P157">Peanut Gallery 2: And here’s a roof fixer.</text:p>
      <text:p text:style-name="P157">Nels: Thank you. You are the kindest person in the whole world-- in this room-- sitting right where you are.</text:p>
      <text:p text:style-name="P137">The End.</text:p>
      <text:h text:style-name="P664" text:outline-level="1"><text:bookmark-start text:name="__RefHeading___Toc1055_4027753341"/>Tongorango <text:span text:style-name="T439">climbs Mt. Everest</text:span><text:bookmark-end text:name="__RefHeading___Toc1055_4027753341"/></text:h>
      <text:p text:style-name="P8">Tongorango, Tongorango, how did your eyes fall out?</text:p>
      <text:p text:style-name="P158">Tongorango: Well, one day I was climbing Mt. Everest with the Sherpa on my back--</text:p>
      <text:p text:style-name="P158">Peanut Gallery: Who’s the Sherpa?</text:p>
      <text:p text:style-name="P158">Tongorango: He was supposed to be showing me all the right paths up Mt. Everest-- but all he said was “Up, Idiot! Up! I don’t know why you hired me. Up, Idiot! Up!”</text:p>
      <text:p text:style-name="P159">Well, anyway, I was going up-- like the Sherpa said-- when it turned out that someon<text:span text:style-name="T441">e had had a laser pointer in his pocket-- and he accidentally bumped it-- and it kinda blew my eyes out.</text:span></text:p>
      <text:p text:style-name="P160">Well, you know what happens when you try to climb Mt. Everest without eyes? You slip. And you know what happens when you slip on Mt. Everest? You roll down the side of the mountain.<text:tab/></text:p>
      <text:p text:style-name="P160">Well, at about 7000 feet, the Sherpa fell off. Fortunately, at around sea level, I stopped rolling. Then the first order of business was to find the Sherpa. So I climbed a few thousand feet and found the Sherpa, who said that I wasn’t paying him enough.</text:p>
      <text:p text:style-name="P160">I said, “Oh, I didn’t realize I was paying you at all!” <text:span text:style-name="T687">Well, he got pretty mad. So I stuck some snowballs in my eyes and walked home-- until they melted. Then I switched them out for some laser pointers, and then I could see really far-- but only like a few pixels. Then I got some flashlights and then I could see just fine.</text:span></text:p>
      <text:h text:style-name="P666" text:outline-level="1"><text:bookmark-start text:name="__RefHeading___Toc1057_4027753341"/>Tongorango <text:span text:style-name="T442">bikes in the house</text:span><text:bookmark-end text:name="__RefHeading___Toc1057_4027753341"/></text:h>
      <text:p text:style-name="P13"><text:span text:style-name="T2">Tongorango, we want to know, how did your eyes fall out?</text:span></text:p>
      <text:p text:style-name="P161">Tongorango: Well, one day I was taking a bike ride--</text:p>
      <text:p text:style-name="P161">Peanut Gallery: You have a bike?</text:p>
      <text:p text:style-name="P161">Tongorango: Sure I did.</text:p>
      <text:p text:style-name="P161">Peanut Gallery: Wouldn’t it break?</text:p>
      <text:p text:style-name="P161">Tongorango: I don’t think so. It was made out of tin foil. That’s pretty strong.</text:p>
      <text:p text:style-name="P161">Anyway, I was taking a bike ride, when I remembered my mom telling me, “Never bike in the house, because you might fall over and break the table in half!” Crunch!<text:span text:style-name="T443"> Uh oh. </text:span><text:span text:style-name="T444">That kind of knocked my eyes out-- and I figured that wouldn’t make my mom happy. </text:span><text:span text:style-name="T443">Maybe if I drag out </text:span><text:span text:style-name="T444">the table</text:span><text:span text:style-name="T443"> really quietly to the garbage dump </text:span><text:span text:style-name="T444">she won’t notice-- crash! Uh oh. I guess dragging it through the window wasn’t such a good idea. Better take the window out to the garbage too. Rip! Oops. Tearing the window out of the wall wasn’t such a good idea. Better get rid of that too. Smash! Oh no, I ripped the carpet off! Let’s get rid of the floor and carpet too. Bang! Hey, what are all these pipes doing here? Better get rid of them too. Blub!</text:span></text:p>
      <text:p text:style-name="P163">It was about this time that Mom started coming in.</text:p>
      <text:p text:style-name="P162"><text:span text:style-name="T443">“</text:span><text:span text:style-name="T445">Oh, hi Mom!</text:span><text:span text:style-name="T443">” </text:span><text:span text:style-name="T445">I said. “You want to know about the water seeping in and where the wall went? Well, I was taking the window out to the garbage dump-- Uh, well that I can explain. I was riding my bike in the house like you told me not to-- oh. I’ll go to my room.”</text:span></text:p>
      <text:p text:style-name="P170"><text:span text:style-name="T443">Unfortunately, </text:span><text:span text:style-name="T446">it turned out </text:span><text:span text:style-name="T451">that the water started filling the entire house-- </text:span><text:span text:style-name="T452">and </text:span><text:span text:style-name="T459">the pressure kind of built up in my room-- and over my head-- and it shot out my eyes and started filling the house. I started floating along when I bumped into something! One of Nels’ shoes! And there’s the other one! Perfect for eyes! And now to get Mom satisfied about me flooding the house. Hmm. I know! A gopher! So I dug down through the foundation and found a gopher and asked for a sign.</text:span></text:p>
      <text:p text:style-name="P170"><text:span text:style-name="T459">“Make it say ‘Really great house for sale. You want to buy it right now and you don’t have time for a tour.’” </text:span><text:span text:style-name="T460">Now to put it on Zillow.</text:span></text:p>
      <text:p text:style-name="P613"><text:span text:style-name="T460">&lt;</text:span><text:span text:style-name="T443">ring ring ring&gt; Oh! Hi! You want to buy the house? The one that has a sign saying </text:span><text:span text:style-name="T459">‘Really great house for sale. You want to buy it right now and you don’t have time for a tour?’ </text:span><text:span text:style-name="T443">Great! Only $78,000 please! Thanks! And who is this? Mr. Nels? Oh. Well, could you tell Nels that I found his shoes?</text:span></text:p>
      <text:h text:style-name="P667" text:outline-level="1"><text:bookmark-start text:name="__RefHeading___Toc1059_4027753341"/>Tongorango <text:span text:style-name="T461">in OT</text:span><text:bookmark-end text:name="__RefHeading___Toc1059_4027753341"/></text:h>
      <text:p text:style-name="P169"><text:span text:style-name="T447">Tongorango, </text:span><text:span text:style-name="T448">we want to know</text:span><text:span text:style-name="T447">, how did your eyes fall out?</text:span></text:p>
      <text:p text:style-name="P171"><text:span text:style-name="T443">Tongorango:</text:span><text:span text:style-name="T447">W</text:span><text:span text:style-name="T443">ell, I was walking down the street in Old Testament times, going to the market, when a Levite saw me. It turned out he thought that I was an unblemished lamb, so he grabbed me and took me over to the tabernacle. It turned out that it was the Passover, and they were trying to find a lamb to sacrifice.</text:span></text:p>
      <text:p text:style-name="P164">So as they were sharpening their knives, I said, “Hey, guys, there’s some mistake. I’m not a lamb!”</text:p>
      <text:p text:style-name="P171"><text:span text:style-name="T443">They just said, “Quiet, lamb!” And then they started whispering “</text:span><text:span text:style-name="T449">They always say that.</text:span><text:span text:style-name="T443">”</text:span></text:p>
      <text:p text:style-name="P165">Then I thought “Got to think quick. Got to think quick. I’ve got to catch them on a technicality.”</text:p>
      <text:p text:style-name="P165">I said, “Hey, it says in the law that you’re not allowed to offer-- what aren’t you allowed to offer?”</text:p>
      <text:p text:style-name="P172"><text:span text:style-name="T443">They said “We can’t offer anything with a blemish, and </text:span><text:span text:style-name="T450">you’re unblemished.</text:span><text:span text:style-name="T443">”</text:span></text:p>
      <text:p text:style-name="P166">I said “O! Am I!” And then I banged my head on the horns of the altar.</text:p>
      <text:p text:style-name="P166">“Rats. Now he’s blemished, so we can’t offer him.”</text:p>
      <text:p text:style-name="P166">“Yeah, and I’m losing a lot of blood. Hey guys, how about giving my eyes back?”</text:p>
      <text:p text:style-name="P166">“We can’t do that! Then we’ll be unclean!”</text:p>
      <text:p text:style-name="P166">“Rats. Well, how about just pointing me towards the eyes?”</text:p>
      <text:p text:style-name="P166">“We can’t touch you! Then we’ll be unclean!”</text:p>
      <text:p text:style-name="P166">“How about just pointing towards the eyes?”</text:p>
      <text:p text:style-name="P166">Well, they pointed in a direction-- but that didn’t help, because I still couldn’t see. So, I started running around the tabernacle wildly, trying to find my eyes, when I ran into someone with a hard chest. It felt like there were stones on it.</text:p>
      <text:p text:style-name="P166">“Hey,” I said, “I think you have my eyes in there.”</text:p>
      <text:p text:style-name="P166">“These are priest stones!” he said.</text:p>
      <text:p text:style-name="P166">“Oh. Right.”</text:p>
      <text:p text:style-name="P166">Well, the Levites didn’t like a bleeding, wild dinosaur running around wild in their tabernacle, so they decided to try to tie me up-- without touching me. It actually turned into a really funny game where I would chase them.</text:p>
      <text:p text:style-name="P146"><text:span text:style-name="T450">So then I ran into someone carrying a big pot of manna, and some of it smeared all over my face-- which was good. Later I stuck in some </text:span><text:span text:style-name="T459">rocks</text:span><text:span text:style-name="T450"> for pupils.</text:span></text:p>
      <text:p text:style-name="P167">Anyway, that’s how my eyes fell out and got back in.</text:p>
      <text:h text:style-name="P670" text:outline-level="1"><text:bookmark-start text:name="__RefHeading___Toc1061_4027753341"/>Tongorango gets a phone call from Nels (or Slen).<text:bookmark-end text:name="__RefHeading___Toc1061_4027753341"/></text:h>
      <text:p text:style-name="P173">Tongorango… and Nels… mostly Tongorango… It’s the Tongorango show!</text:p>
      <text:p text:style-name="P174">Tongorango: Well, I was walking down the street, when all of a sudden, I got a phone call. It said, “Meet me in the alley.”</text:p>
      <text:p text:style-name="P174">I said, “Nels, is this you?”</text:p>
      <text:p text:style-name="P174">“No it isn’t!”</text:p>
      <text:p text:style-name="P174">“But the phone caller ID says ‘Nels’.”</text:p>
      <text:p text:style-name="P141">“<text:span text:style-name="T462">No, you idiot! You’re reading it backwards!</text:span>”</text:p>
      <text:p text:style-name="P174">So, I went into the alley, when all of a sudden-- thump.</text:p>
      <text:p text:style-name="P174">When I woke up, I was hanging on the roof of Nels’ ceiling. But when I opened my eyes-- I still couldn’t see.</text:p>
      <text:p text:style-name="P174">I said, “Hey, Nels? Is this you? Where’d my eyes go?”</text:p>
      <text:p text:style-name="P174">He said, “Remember all those beakers and stuff you broke? And my fishing rod?”</text:p>
      <text:p text:style-name="P174">“<text:span text:style-name="T3">Maybe...</text:span> <text:span text:style-name="T707">Why?</text:span>”</text:p>
      <text:p text:style-name="P174">“I’ve cut out your eyes and I’m selling them for money.”</text:p>
      <text:p text:style-name="P174">“But-- wait! I need my eyes!”</text:p>
      <text:p text:style-name="P174">“I’ve thought of that too.”</text:p>
      <text:p text:style-name="P174">SLAP!</text:p>
      <text:p text:style-name="P174">“Ouch!”</text:p>
      <text:p text:style-name="P141">“<text:span text:style-name="T462">Oops. Sorry. I’ll try again.</text:span>”</text:p>
      <text:p text:style-name="P174">Well, it turned out that Nels had made some paper eyes, and had stuck them on with tacks.</text:p>
      <text:p text:style-name="P174">“Thanks!” I said. “Um, could you get me down?”</text:p>
      <text:p text:style-name="P174">Well, a few days later, he let me down, and I went outside, and you know what happened? It started to rain. And my eyes got kinda smeared.</text:p>
      <text:p text:style-name="P174">So, I wandered back to Nels’ house. I couldn’t see him too well, but I noticed that he had a weird smeared piano-- and some weird smeared beakers-- and then I said, “Hey, Nels! These eyes don’t work. I need my old eyes back.”</text:p>
      <text:p text:style-name="P174">He said, “No, I can’t give them to you, you idiot!”</text:p>
      <text:p text:style-name="P174">“Well, these eyes don’t work!”</text:p>
      <text:p text:style-name="P174">“Well, go find new ones!”</text:p>
      <text:p text:style-name="P174">Hmm. Oh! I know! I can find some eyes in the ground.</text:p>
      <text:p text:style-name="P174">So, I started digging, when Nels said, “No! Stop, you idiot!”</text:p>
      <text:p text:style-name="P174">I said, “What?”</text:p>
      <text:p text:style-name="P174"><text:soft-page-break/>“You’re digging up the floor, you idiot!”</text:p>
      <text:p text:style-name="P174">“Oh.” So, I went outside, and I started digging, when all of a sudden Nels said “No! No, stop, you idiot!”</text:p>
      <text:p text:style-name="P174">And I said “What?”</text:p>
      <text:p text:style-name="P174">“You’re digging up the stairs!”</text:p>
      <text:p text:style-name="P174">“Oh.” So, I went outside, and started digging, when all of a sudden I heard “No! Stop, you idiot!”</text:p>
      <text:p text:style-name="P141">“<text:span text:style-name="T462">What?</text:span>”</text:p>
      <text:p text:style-name="P141">“<text:span text:style-name="T462">You’re back in the room again!</text:span>”</text:p>
      <text:p text:style-name="P141">“<text:span text:style-name="T462">Oh.</text:span>” <text:span text:style-name="T462">So, I went outside, and started digging, when all of a sudden, “No! Not again, you idiot!”</text:span></text:p>
      <text:p text:style-name="P175">“What?”</text:p>
      <text:p text:style-name="P175">“You’re digging on the ceiling! Don’t you even know where the ground is, you moron?!?”</text:p>
      <text:p text:style-name="P175">“It’s hard to see with these smeared eyes.”</text:p>
      <text:p text:style-name="P175">So, eventually he gave them back to me. He couldn’t find any buyers for giant dinosaur eyes. Apparently he cut some kidneys out, though, and sold them for his piano and beakers.</text:p>
      <text:p text:style-name="P176">And that’s how my eyes fell out.</text:p>
      <text:h text:style-name="P671" text:outline-level="1"><text:bookmark-start text:name="__RefHeading___Toc1063_4027753341"/>Tongorango joins the play<text:bookmark-end text:name="__RefHeading___Toc1063_4027753341"/></text:h>
      <text:p text:style-name="P177">Tongorango, Tongorango, everyone wants to know, where did your eyes all go? It’s the Tongorango show!</text:p>
      <text:p text:style-name="P179">Tongorango: Well, one day, I heard that there was going to be a play at school. And since I was the best dinosaur actor (behind Barney) I decided that I should go for the best part. It turned out that the play was Roverandom, and since I was the best actor, I should be Roverandom. So, I needed to be a dog. Fortunately I could make a pretty good bark. Woof! Woof!</text:p>
      <text:p text:style-name="P179">Sam: Arf arf arf arf arf! Bark! Bark! Arf arf arf arf arf <text:span text:style-name="T3">arf</text:span>!</text:p>
      <text:p text:style-name="P179">Tongorango: Well, that’s pretty good Sam, but I think I’m better. &lt;ahem&gt; Ba-ark! Ba-ark!</text:p>
      <text:p text:style-name="P180">So, I searched up in the <text:span text:style-name="T463">encyclopedia on how to be a dog. Nope, nothing there. Fortunately, I found Sam’s coat. Now I have a genuine dog coat.</text:span></text:p>
      <text:p text:style-name="P181">Then I looked up online. Hmm. It says the most distinctive feature of dogs are their puppy dog eyes.</text:p>
      <text:p text:style-name="P181">So, I went over to Nels, and said, “Hey, Nels! I need help! I need puppy dog eyes for the school play!”</text:p>
      <text:p text:style-name="P181">Well, Nels just kept on writing, so I banged on his desk and snapped it in half accidentally, but he still kept pretending to write on air, so I picked him up by the scruff of the neck and shouted, “Hey, Nels! I need help! I need puppy dog eyes!”</text:p>
      <text:p text:style-name="P181">So, he took me over to the encyclopedia, opened it to “Dogs” and then he said, “Now come closer-- closer-- closer--” and then he slammed the book on my eyes, got an iron, ran it over the book, and then he peeled my old eyes off, and I had puppy dog eyes!</text:p>
      <text:p text:style-name="P181">So, then when I was auditioning for the school play, I said, “Hey, judges, look! See, I’ve got puppy dog eyes!”</text:p>
      <text:p text:style-name="P181">Sam: &lt;shows cute puppy dog eyes&gt;</text:p>
      <text:p text:style-name="P181">Tongorango: Yuck! See how disgustingly cute that is? It makes me want to barf! &lt;barfs all over Sam&gt;. And listen to my bark! &lt;ahem&gt; Ba-ark! Ba-ark!</text:p>
      <text:p text:style-name="P182">Sam: Arf arf arf arf arf arf!</text:p>
      <text:p text:style-name="P182">Tongorango: Blech! &lt;barf&gt;</text:p>
      <text:p text:style-name="P182">Well, I think the judges felt sorry for Sam, because I barfed on him a few times, that they gave him the part of Roverandom instead of me. I got the part of janitor.<text:line-break/>Peanut Gallery: Why didn’t you get the part of Sea Serpent?<text:line-break/>Tongorango: They said they would have given that to me if it hadn’t been for my weird puppy dog eyes. Then I pulled them off-- but I had forgotten that I had lost my old eyes. Nels had thrown them away. So then I went back over to Nels, and said, “Hey, Nels! I lost my eyes again. I need new ones.” So he went back to the encyclopedia and ironed on new eyes. I think they were octopus, though. I asked him for dinosaur eyes, but he just said, “Dinosaurs are extinct, you moron!” I think he meant he wished I was extinct. <text:span text:style-name="T464">But it did help with the part of Sea Serpent, though.</text:span></text:p>
      <text:p text:style-name="P183">And that’s how my eyes fell out and got back in and fell out and got back in again.</text:p>
      <text:h text:style-name="P673" text:outline-level="1"><text:bookmark-start text:name="__RefHeading___Toc1065_4027753341"/>Tongorango in the Olympics<text:bookmark-end text:name="__RefHeading___Toc1065_4027753341"/></text:h>
      <text:p text:style-name="P184">Bum bum, bum bum bum, bum bum bum bum bum Tongorango and me. I mean is me.</text:p>
      <text:p text:style-name="P185">Tongorango: Well, one day I was participating in the Olympics. And I was trying out for chess.</text:p>
      <text:p text:style-name="P185">Well, it <text:span text:style-name="T465">turned out that chess wasn’t in the Olympics, so I went out for the next closest thing: Gymnastics.</text:span></text:p>
      <text:p text:style-name="P185">“<text:span text:style-name="T465">Okay,</text:span>” <text:span text:style-name="T465">they said, “You have to hang on this bar for a minute, then land on the pad and do some flips and cartwheels, and all this other fancy stuff.” So, I jumped for the bar and pulled it right off.</text:span></text:p>
      <text:p text:style-name="P185">“<text:span text:style-name="T465">Wow! How’d you like that? 10?</text:span>” <text:span text:style-name="T465">I said.</text:span></text:p>
      <text:p text:style-name="P186">So, I decided to go out for the next closest thing: Archery.</text:p>
      <text:p text:style-name="P186">“Alright,” they said, “You have to hit that thing right over there right in the bull’s eye.”</text:p>
      <text:p text:style-name="P186">What? What thing? I can’t even see that thing. Hmm. This bow seems awfully small. I’ll just uproot this tree, and tie this giant rope around it. Huh. I’d better shoot something big at it to have a better chance. &lt;Sigh&gt; Where’s Nels’ ego when you need it?</text:p>
      <text:p text:style-name="P186">So, I decided to use a whole bunch of shot puts and javelins. I stuffed them in and-- fired!</text:p>
      <text:p text:style-name="P186">Huh. Where’d the javelins go? Where’d they go? Where’d they go? AAHH! They went up.</text:p>
      <text:p text:style-name="P186">Helpful Peanut Gallery Member: Where’d the shot puts go?</text:p>
      <text:p text:style-name="P186">Tongorango: Huh? Where’d they go? Where’d they go? Where’d they go? AAHH! They went up. Thanks, Andrew. Thanks a lot.</text:p>
      <text:p text:style-name="P186">Peanut Gallery: What happened next?</text:p>
      <text:p text:style-name="P187">Tongorango: Well, the javelins and shot puts kinda smashed my eyes together, and-- oop! I swallowed them.</text:p>
      <text:p text:style-name="P187">So, I had to think of the grossest thing I could think of <text:span text:style-name="T469">so that I could barf them out</text:span>. Hmm.</text:p>
      <text:p text:style-name="P187">Peanut Gallery: What about the time Andrew licked the bathroom walls?</text:p>
      <text:p text:style-name="P187">Tongorango: Huh? No, not gross enough.</text:p>
      <text:p text:style-name="P187">Peanut Gallery: The time Andrew ate the contents of his diaper?</text:p>
      <text:p text:style-name="P187">Tongorango: No, not gross enough. Maybe I’d better ask Nels. Nels? I need help. I need to think of something really gross because I got javelins and shot puts stuck in my eyes and I swallowed them.</text:p>
      <text:p text:style-name="P187">Nels: &lt;Sigh&gt; Let’s just do surgery. It’ll be faster.</text:p>
      <text:p text:style-name="P187">Tongorango: What?</text:p>
      <text:p text:style-name="P187">Nels: It’s easy. Just flip over on your back. I think I’ve got a can opener somewhere. There. &lt;click&gt;&lt;twist&gt;&lt;twist&gt;&lt;twist&gt;&lt;twist&gt;&lt;twist&gt;&lt;twist&gt; there.</text:p>
      <text:p text:style-name="P187">Peanut Gallery: How do you feel, Tongorango?</text:p>
      <text:p text:style-name="P187">Tongorango: Like someone just used a can opener on my stomach.</text:p>
      <text:p text:style-name="P188"><text:soft-page-break/>Nels: Hmm. I think it’s in here somewhere. Hmm. Oops. I think that was bladder. <text:span text:style-name="T466">Oops! I dropped the can opener. Never mind. It was old and rusty anyway. Ah, here they are. Yuck! These are full of javelins and shot puts! &lt;tosses them away&gt; Ah. Rock! And bottle cap. There. &lt;sticks rock and bottle cap in Tongorango’s eyes&gt;</text:span></text:p>
      <text:p text:style-name="P189">Tongorango: Aren’t you going to sow me back up?</text:p>
      <text:p text:style-name="P189">Nels: No.</text:p>
      <text:p text:style-name="P189">Tongorango: I think it’s better if you do.</text:p>
      <text:p text:style-name="P189">Nels: Okay. Does anyone have a stapler? Thank you. &lt;click&gt;&lt;click&gt;&lt;click&gt;&lt;click&gt;&lt;click&gt;&lt;click&gt; Oops! &lt;click&gt;&lt;click&gt;&lt;click&gt;&lt;click&gt;&lt;click&gt;&lt;click&gt;&lt;click&gt;&lt;click&gt;&lt;click&gt;&lt;click&gt;&lt;click&gt;</text:p>
      <text:p text:style-name="P189">Tongorango: Why’d you do that?</text:p>
      <text:p text:style-name="P189">Nels: I just wanted to make them match.</text:p>
      <text:p text:style-name="P189">Tongorango: Good night!</text:p>
      <text:h text:style-name="P672" text:outline-level="1"><text:bookmark-start text:name="__RefHeading___Toc1067_4027753341"/>Tongorango <text:span text:style-name="T467">when Nels goes fishing</text:span><text:bookmark-end text:name="__RefHeading___Toc1067_4027753341"/></text:h>
      <text:p text:style-name="P178">Tongorango, Tongorango, everyone wants to know, where did your eyes all go? It’s the Tongorango show!</text:p>
      <text:p text:style-name="P190">Tongorango: <text:span text:style-name="T467">Well, one day I was walking down the street, when all of a sudden I looked over and-- I saw Nels fishing. So, I decided to tiptoe very quietly because I know Nels doesn’t like to have the fish disturbed. Whenever I go fishing with him, he always yells, “Stop it! You’ll disturb the fish!” And just because I like to swirl the water around when I’m fishing, and whistle the Andy Griffith song--</text:span></text:p>
      <text:p text:style-name="P191">Well, anyway I was tiptoeing very quietly, “Bom, bom, bom, bom” when all of a sudden Nels swung his fish hook back like he was trying to catch something, but he must not have known I was there, probably because I was tiptoeing, “Bom, bom, bom, bom” and it caught me in the eyes. Actually it went through both of them and got both of them at once, and it turned out that they made <text:s/>pretty good bait, because he caught something. I could <text:span text:style-name="T468">have sworn that I heard him giggling, but--</text:span></text:p>
      <text:p text:style-name="P192">Peanut Gallery: Nels, did you know he was there?</text:p>
      <text:p text:style-name="P192">Nels: He was tiptoeing. Very quietly.</text:p>
      <text:p text:style-name="P192">Tongorango: Well, back to my story, I needed to find new eyes.</text:p>
      <text:p text:style-name="P192">Peanut Gallery: Couldn’t you have used the fish eyes?</text:p>
      <text:p text:style-name="P192">Tongorango: Well, Nels said he needed every bit of it, so--<text:line-break/>Peanut Gallery: Nels! Were you going to throw them away?<text:line-break/>Nels: Not right that minute.<text:line-break/>Peanut Gallery: Oh.<text:line-break/>Nels: Just as soon as Tongorango left.<text:line-break/>Tongorango: Well, I asked Nels to point me towards new eyes, and he pointed me in a direction, so I started licking the ground. Grass, grass, dirt, dirt, mailman covered in grass and dirt, grass, dirt, Nels! Aw, I must have gotten turned around. So, Nels pointed me again, so I started licking the ground again. Grass, dirt, dirt, dirt, sidewalk, sidewalk, roadkill! Ugh! Dirt, dirt, dirt, dirt, Nels again! Only this time it tastes like Nels covered in grass and dirt.<text:line-break/><text:span text:style-name="T705">Well, this time Nels decided to ride on my back and direct me. The strange thing was, at one point he jumped off and told me to keep going in the same direction. The funny thing was, there was nothing there but a cliff! Fortunately I noticed because I was licking the ground.<text:line-break/>“Nels!” I said. “Where are the eyes? I can’t see any eyes.”<text:line-break/>So, then Nels started kicking me in the shins. And it was about that time that I felt a good belch coming up. So, I got up on my hind legs to get a good sounding belch, and Nels missed a kick-- “Aahh!” I think he fell off the-- THUMP! Yep.<text:line-break/>“Hey, Nels! Are there any eyes down there? Throw them up! No, not that kind of throwing up!” Then he started throwing rocks at me.</text:span></text:p>
      <text:p text:style-name="P193">“Nope!” I said. “Too small. Nope, too small still. No, still too small! Here, I’ll come down-- waahhh!” THUMP! “Oh, thanks for breaking my fall, Nels! You’re a real pal. Ahh, here are some good-sized rocks. Oh, these are much better. Hey, Nels! Let’s go fishing? What? I broke the fishing rod? Oh. How about let’s go swimming. It’s like fishing-- but more fun.”<text:span text:style-name="T706">Anyway, that’s how my eyes fell out.</text:span></text:p>
      <text:h text:style-name="P674" text:outline-level="1"><text:bookmark-start text:name="__RefHeading___Toc1069_4027753341"/>Tongorango plays ball<text:bookmark-end text:name="__RefHeading___Toc1069_4027753341"/></text:h>
      <text:p text:style-name="P194">Tongorango, everyone wants to know, where did your eyes go? It’s the Tongorango show!</text:p>
      <text:p text:style-name="P195">Tongorango: Well, I was playing baseball with my friends, and Nels was up to bat. So, Sam threw the ball to me, the catcher, <text:span text:style-name="T470">and Nels swung-- and missed. I threw it back, and Sam threw it again, and Nels swung again, and missed again.</text:span></text:p>
      <text:p text:style-name="P196">Then Nels said “Stop crunching those peanuts! You’re distracting me!”</text:p>
      <text:p text:style-name="P196">Then I said “No, I’m not! See, I’ll come closer.” And then Sam threw the ball, and Nels swung, and then-- who turned the lights out? Then Nels said, “I got a home run!” But the funny thing was, I caught the ball. And Konqi caught the ball. <text:span text:style-name="T471">So that was weird.</text:span></text:p>
      <text:p text:style-name="P197">Well, anyway, I stuck in the baseball into my eye sockets, and later another baseball landed in-- so that was good. Then I had eyes again.</text:p>
      <text:p text:style-name="P197">So the moral of the story is, never boast about how quietly you can eat peanuts to the batter-- when you’re the catcher.</text:p>
      <text:h text:style-name="P675" text:outline-level="1"><text:bookmark-start text:name="__RefHeading___Toc1071_4027753341"/>Tongorango <text:span text:style-name="T472">is team captain</text:span><text:bookmark-end text:name="__RefHeading___Toc1071_4027753341"/></text:h>
      <text:p text:style-name="P198">Tongorango, everyone wants to know where did your eyes go? Tongorango go go go!</text:p>
      <text:p text:style-name="P199">Tongorango: Well, one day I was playing baseball with my friends. I was one team captain, and Nels was the other one. And I said, “I choose Nels.”</text:p>
      <text:p text:style-name="P199">And Nels said, “You can’t choose me! I’m the other team captain!”</text:p>
      <text:p text:style-name="P199">“But things will go so much easier if we’re both on the same team!”</text:p>
      <text:p text:style-name="P199">“No!”</text:p>
      <text:p text:style-name="P199">Well, then I said, <text:s/>“I choose Sam. And Dinosaur. And Green Robot. And Konqi. And all the rest of them!”</text:p>
      <text:p text:style-name="P199">Peanut Gallery: No, no! You can’t choose <text:span text:style-name="T3">all </text:span><text:span text:style-name="T41">of them!</text:span></text:p>
      <text:p text:style-name="P56">Tongorango: Yeah, that’s what Nels said. So, then when we were playing, Nels got up to bat first, and Sam was the pitcher, and I said, “Okay, Sam! Don’t throw the ball. He’s trying to hit it. If you don’t throw it, he can’t hit it!”</text:p>
      <text:p text:style-name="P56">Peanut Gallery: No, no, no! You have to throw it! Otherwise he can’t strike him out!</text:p>
      <text:p text:style-name="P56">Tongorango: “Oh. Alright, Sam! Throw the ball!” And he threw the ball, and I charged forward past Nels and caught it!</text:p>
      <text:p text:style-name="P56">Peanut Gallery: No, you have to stay in your place and you can’t move!</text:p>
      <text:p text:style-name="P56">Tongorango: Oh. We’ll just say that was a strike. Alright Sam! Quick, throw it up here! Up here! And I jumped and caught the ball!</text:p>
      <text:p text:style-name="P56">“Man, great job Sam! I don’t think he even saw that ball!”</text:p>
      <text:p text:style-name="P200"><text:span text:style-name="T41">Peanut Gallery: </text:span><text:span text:style-name="T49">No, it has to be above his knees--</text:span></text:p>
      <text:p text:style-name="P57">Tongorango: Yeah. Check.</text:p>
      <text:p text:style-name="P200"><text:span text:style-name="T41">Peanut Gallery: </text:span><text:span text:style-name="T49">And below his shoulders.</text:span></text:p>
      <text:p text:style-name="P612"><text:span text:style-name="T41">Tongorango: Below his shoulders! I don’t think Nels even has shoulders! Well, I guess I’ll just have to stick my head in the dirt for this one.<text:line-break/></text:span><text:span text:style-name="T242">Well, Sam was just about getting ready to throw, when I felt a sneeze coming-- </text:span><text:span text:style-name="T50">and I kinda blew Nels off the mound--<text:line-break/>Peanut Gallery: And into the cafeteria, where the teacher was so mad that she spanked Nels.<text:line-break/>Tongorango: Well, when he came back, Nels told me that I should move up closer because he was really anxious for me to hit it this time, when Sam threw it, and Nels swung, and-- everything went black. Then I heard Nels shout, “I got 2 home runs!” And I didn’t even know you could do that.<text:line-break/>Well, after that I was still the catcher, and the balls mostly kept pelting me-- and pelting me-- until 2 of them eventually landed in my eye sockets-- which was good.<text:line-break/></text:span><text:span text:style-name="T241">Peanut Gallery: </text:span><text:span text:style-name="T50">Who won?<text:line-break/>Tongorango: Well, Nels’ team was winning by a few dozen points-- </text:span><text:span text:style-name="T51">when it started to rain-- when I broke the sprinklers-- so I think it’s fair to say that it was a draw.</text:span></text:p>
      <text:p text:style-name="P58">And then Derrick Cryder won. Somehow. I didn’t even know that he was even playing.</text:p>
      <text:h text:style-name="P676" text:outline-level="1"><text:bookmark-start text:name="__RefHeading___Toc1073_4027753341"/>Tongorango and the Witch Hamlet<text:bookmark-end text:name="__RefHeading___Toc1073_4027753341"/></text:h>
      <text:p text:style-name="P201">Tongorango, Tongorango, Tongorango show show show! Tongorango, Tongorango, Tongorango, where’d your eyes go go go?</text:p>
      <text:p text:style-name="P202">Tongorango: Well, I was walking through the hamlet of trees with my best buddy Nels riding on my back, when all of a sudden I looked into a forest and-- there were some witches and a big cauldron. So I said, “Hey, witches! You boiling some wizard soup or something?”</text:p>
      <text:p text:style-name="P202">Well, apparently the witches didn’t like me yelling at them, and they shot my eyes out with a lightning bolt.</text:p>
      <text:p text:style-name="P202">Peanut Gallery: And then you probably had to grab their glass eye or something?</text:p>
      <text:p text:style-name="P202">Tongorango: So I said to Nels, “Hey, Nels! Why don’t you go grab that glass eye from those witches?”</text:p>
      <text:p text:style-name="P202">Nels: “Me? Risk my life for <text:span text:style-name="T473">you? That’s backwards.</text:span>”</text:p>
      <text:p text:style-name="P203">Tongorango: Oh. I guess you don’t want to be the hero of the show.</text:p>
      <text:p text:style-name="P203">Nels: What?</text:p>
      <text:p text:style-name="P203">Tongorango: Well, if you got my eyes back, you’d be the hero, and I’d just be a <text:span text:style-name="T474">old</text:span> loaf.</text:p>
      <text:p text:style-name="P204">Nels: Hmm. Make me a hero, and you an old loaf-- Alright. I’ll do it this once. Don’t expect me to do it again.</text:p>
      <text:p text:style-name="P205">Tongorango: So, Nels snuck over very quietly <text:span text:style-name="T475">to the witches-- but I was getting kind of bored, and I yelled, “Hey, Nels! Did you get the eyes yet?” And then there was a “You idiot!”, the sound of witches cackling, the smell of burnt fur-- and then I realized that that was my best pal out there! Nels! So I charged toward the witches-- when I suddenly realized that I didn’t know where I was going and I was hopelessly lost. So, I started using my senses. Sight was out, so I started tasting everything near me. Lick. Lick. Lick.</text:span></text:p>
      <text:p text:style-name="P206">Peanut Gallery: Did you lick a witch?</text:p>
      <text:p text:style-name="P206">Tongorango: A witch! I hope I didn’t lick its toes.</text:p>
      <text:p text:style-name="P206">Then I started smelling. Hmm! The smell of burnt fur! Sniff. Sniff. Sniff. Sniff. Oh, hey Nels! Did you get my eyes?</text:p>
      <text:p text:style-name="P206">Nels: Well, I’ll have you know that pine-cones work just as well for eyes as eyes. So here you go.</text:p>
      <text:p text:style-name="P206">Tongorango: How’d you beat the witches after you made too much noise?</text:p>
      <text:p text:style-name="P206">Nels: Well, it turns out that they didn’t expect a raging, giant Ursus. <text:s/>I was able to trick them into being smashed. <text:span text:style-name="T477">B</text:span>y you. <text:span text:style-name="T477">W</text:span>hen you started running in a random direction.</text:p>
      <text:p text:style-name="P207">Tongorango: Wow. You sure are a great pal, Nels.</text:p>
      <text:h text:style-name="P677" text:outline-level="1"><text:bookmark-start text:name="__RefHeading___Toc1075_4027753341"/>Tongorango and Bobo<text:bookmark-end text:name="__RefHeading___Toc1075_4027753341"/></text:h>
      <text:p text:style-name="P208">Tongorango: Well, one day I was taking my pet monkey Bobo out for a walk.</text:p>
      <text:p text:style-name="P208">Peanut Gallery: You have a pet monkey?</text:p>
      <text:p text:style-name="P208">Tongorango: I had a pet monkey. So, it turns out that with monkeys you have to be careful to make sure they don’t get away. So I had a leash on him-- but he likes swinging from tree to tree-- and pretty soon the leash was tangled up in the branches. Then Bobo escaped.</text:p>
      <text:p text:style-name="P208">I yelled, “Come back, Bobo!” <text:span text:style-name="T476">and started chasing him through the forest.</text:span></text:p>
      <text:p text:style-name="Text_20_body"><text:span text:style-name="T478">Well, the problem with having a monkey is that he might leave banana peals lying around-- and I slipped on one. It turned out that it was right at the foot of a hill, and once I slipped I started spinning-- and spinning-- and rolling down the hill-- until I crashed into a tree at the bottom and it kinda popped my eyes out. So that was a drag. Then I heard some laughing that sounded like Nels-- but he told me that it wasn’t him.</text:span></text:p>
      <text:p text:style-name="P209">Anyway, I called Bobo and asked him to find me new eyes-- or at least new eye-like things. Well, he came <text:span text:style-name="T479">back with bananas-- which I didn’t think were very much like eyes-- but he seemed to. The problem was that he kept trying to eat them, but it still worked. Then I decided to go over and help Nels with his chores. “Um, Bobo? I don’t think you’re supposed to clean Nels’ pillows with your own feces-- but I guess you might as well try.” </text:span></text:p>
      <text:h text:style-name="P678" text:outline-level="1"><text:bookmark-start text:name="__RefHeading___Toc2272_2958849956"/>Tongorango looks for pancakes<text:bookmark-end text:name="__RefHeading___Toc2272_2958849956"/></text:h>
      <text:p text:style-name="P210">Tongorango: Well, I was hungry. For Pancakes! The only thing was, there was no pancakes to be found!</text:p>
      <text:p text:style-name="P210">Peanut Gallery: Why didn’t you look in the fridge?</text:p>
      <text:p text:style-name="P210">Tongorango: Because that’s a lot of work! I mean think about it! You have to stop whatever you are doing, and open the magnetic door, and put the pancakes in your mouth, and make your mouth chew them, and make something happen so that you swallow them. <text:span text:style-name="T483">I</text:span>t’s a lot of work! So I decided to go find my best buddy Nels!</text:p>
      <text:p text:style-name="P210">So I walked over to his house, and his Mom said he was doing an experiment, so I climbed up a few mountains, and I found Nels looking in a telescope. <text:span text:style-name="T480">So I asked him, “Nels? Got any pancakes?” and he ignored me and then I hit him on the head with my nose and said, “Nels, I had to jump over 3 canyons and swim through a few rivers to get here. Could you help a guy out?”</text:span></text:p>
      <text:p text:style-name="P212">Well, Nels kind of just ignored me until I hit him with my nose a few times-- cause he really likes getting hit by a nose. Well, then he said that he couldn’t be bothered, and that I could have eaten thousands of pancakes if I had just gone over to the fridge you idiot, or something to that extent.</text:p>
      <text:p text:style-name="P211">Well, after I annoyed him for a little bit longer I discovered that Nels was experimenting with something that could be used as a weapon-- and he swung the telescope and it hit me right in the face, and sent me rolling down the mountain and I landed eye-first in the canyon-- and that kind of knocked my eyes out. <text:span text:style-name="T481">But that was good because then I was able to prove my hypothesis that anything that has the same shape as a pancake must taste like a pancake, so I gobbled my eyes down-- and that only disproved my hypothesis and made me hungrier than ever.</text:span></text:p>
      <text:p text:style-name="P213">Well, then I remembered that Nels was the batter, and that you use batter to make pancakes, so I started nibbling on him, and tasting his hair, and then he hit me with the telescope again.</text:p>
      <text:p text:style-name="P213">Well, then I went back to Nels’ room, and rummaged through his toys, and took all his money, and went down to the grocery store, where I bought 2 pancakes. I said, “You can keep the change, however much that is.”</text:p>
      <text:p text:style-name="P211"><text:span text:style-name="T482">They said something like, “It was enough to buy all the pancakes in the country” but I said, “That’s okay. I only need these two.” So then I went home and cooked them up and stuck those in my eyes. Then I wrote a thank-you note to Nels thanking him for giving me all of his money-- and he didn’t talk to me for a while after that-- until I bugged him enough.</text:span></text:p>
      <text:p text:style-name="P214">The end.</text:p>
      <text:h text:style-name="P679" text:outline-level="1"><text:bookmark-start text:name="__RefHeading___Toc2274_2958849956"/>Tongorango catches the sniffles<text:bookmark-end text:name="__RefHeading___Toc2274_2958849956"/></text:h>
      <text:p text:style-name="P215">Tongorango: Well, you want to hear the story?</text:p>
      <text:p text:style-name="P215">Peanut Gallery: Yes!</text:p>
      <text:p text:style-name="P215">Tongorango: Well, have you ever had the sniffles?</text:p>
      <text:p text:style-name="P215">Peanut Gallery: Yes.</text:p>
      <text:p text:style-name="P215">Tongorango: Wow. You’re still alive. Well, one day I caught the sniffles. A very deadly disease, you know. Not many survive. Fortunately, I knew just what to do. I went over to my best friend Nels’ house, and I said, “NELS! &lt;wheeze wheeze&gt; I got a terrible case &lt;cough cough cough cough&gt; of &lt;breaths hard&gt; the sniffles! Got any remedies?” Then I sneezed all over his room, getting snot everywhere. Achoo!</text:p>
      <text:p text:style-name="P215">Well, Nels didn’t seem too happy about the snot everywhere, so he just told me to go blow my nose and be done with it.</text:p>
      <text:p text:style-name="P215">“Oh! Okay!” I said, and then blew it all over Nels’ bedspread.</text:p>
      <text:p text:style-name="P215">Well, Nels didn’t seem too happy about that, so he said that he had the solution.</text:p>
      <text:p text:style-name="P215">“It’s a little something I like to call ‘T n T’!” I figured that since he went to Oxford, he must have found some special herbal remedy. “<text:span text:style-name="T485">It’ll really blow your nose!</text:span>” <text:span text:style-name="T485">So, all I had to do was stick two sticks in my nose-- nope, nope, the other way, and then he had to light something, and then he told me to get as far away from him as possible-- preferably South America. Well, I was about to head for the stairs, when I felt a sneeze coming. Achoo! I sneezed whatever was in my nose out into Nels’ bedroom. Then I headed for the stairs.</text:span></text:p>
      <text:p text:style-name="P216">Then Nels screamed “You maniac! You forgot something!” and I said “I’m sorry Nels, I’m heading for South America!” and then he yelled “Come back, you pusillanimous blob!” <text:span text:style-name="T486">Then I said “What?” and then he threw the TNT at me-- and it didn’t quite make it there, which may explain how Nels lost one of his eyes once.</text:span></text:p>
      <text:p text:style-name="P217">Well, then I needed new eyes, so I looked on Amazon with my Mom and we ordered new eyes. Unfortunately, they got back ordered, so I got some Frizbees, and drew pictures of Nels on them to remind me of my best friend. I drew him just as I saw him last-- like a screaming, blackened bear.</text:p>
      <text:p text:style-name="P217">Later my ordered eyes came, but they were Chinese made-- so they eventually broke.</text:p>
      <text:h text:style-name="P682" text:outline-level="1"><text:bookmark-start text:name="__RefHeading___Toc2276_2958849956"/>Tongorango brushes his teeth<text:bookmark-end text:name="__RefHeading___Toc2276_2958849956"/></text:h>
      <text:p text:style-name="P218">Tongorango: Well, you want to hear the story, do you?</text:p>
      <text:p text:style-name="P218">Peanut Gallery: Yep!</text:p>
      <text:p text:style-name="P218">Tongorango: Well. You ever have to brush your teeth?</text:p>
      <text:p text:style-name="P218">Peanut Gallery: Yes.</text:p>
      <text:p text:style-name="P218">Tongorango: Terrible thing, isn’t it?</text:p>
      <text:p text:style-name="P218">Peanut Gallery: No. The toothpaste tastes like mint, and all you have to do is squirt it on and brush it.</text:p>
      <text:p text:style-name="P221">Tongorango: You mean you don’t use the kind that tastes like shoe polish?</text:p>
      <text:p text:style-name="P221">Peanut Gallery: Nope.</text:p>
      <text:p text:style-name="P221">Tongorango: But it’s still pretty terrible. Well, one day I had to brush my teeth with my red toothbrush that I borrowed--</text:p>
      <text:p text:style-name="P221"><text:span text:style-name="T487">Peanut Gallery </text:span>Member: Hey!</text:p>
      <text:p text:style-name="P221">Tongorango: Oh, don’t worry. I put it right back. <text:span text:style-name="T488">Well, I stuck it in between my toes, and was brushing my teeth with it, when I accidentally dropped in the toilet! I usually just pull it out, but this time I accidentally flushed. Rats.</text:span></text:p>
      <text:p text:style-name="P222">Well, since it was so terrible anyway, I decided to use the water pick. So, I went over there, but-- there was no water in the water pick. <text:span text:style-name="T489">There’s never any water in the water pick, is there? Almost as if someone was stealing it. I mean, I dump it out after I use it, but I thought I was the only one.</text:span></text:p>
      <text:p text:style-name="P219">Peanut Gallery: <text:span text:style-name="T489">Why don’t you refill it?</text:span></text:p>
      <text:p text:style-name="P223">Tongorango: That’s too much work! I mean, you have to walk <text:span text:style-name="T3">upstairs, </text:span><text:span text:style-name="T41">and then you have to find a cup, wherever it is, and then you have to unstack it, likely, and then walk over to the sink--</text:span></text:p>
      <text:p text:style-name="P219"><text:span text:style-name="T41">Peanut Gallery: </text:span><text:span text:style-name="T52">We use the Berkey.</text:span></text:p>
      <text:p text:style-name="P59">Tongorango: What?</text:p>
      <text:p text:style-name="P219"><text:span text:style-name="T41">Peanut Gallery </text:span><text:span text:style-name="T52">Member</text:span><text:span text:style-name="T41">: </text:span><text:span text:style-name="T52">The Berkey is a turkey and he spits out the water into your cup.</text:span></text:p>
      <text:p text:style-name="P59">Tongorango: Yeah, I don’t want turkey spit in my water, so I went to my best friend Nels’ house. Unfortunately, he didn’t have a head. Fortunately, I found a really small one that seemed to fit. Since it was so small, I decided to turn it all the way up to high, but since it was so small, I decided it needed to be higher, and I got a hammer and screwdriver and turned it higher.</text:p>
      <text:p text:style-name="P223"><text:span text:style-name="T41">It turned out that this water pick head was designed to cut rocks, so when I put it in and turned it on, it didn’t cut any rocks-- but it did cut out my eyes. I didn’t know how to turn it off, so I just threw it against the wall-- and that stopped </text:span><text:span text:style-name="T53">it </text:span><text:span text:style-name="T41">pretty </text:span><text:span text:style-name="T53">effectively.</text:span></text:p>
      <text:p text:style-name="P60">Then I heard someone yelling outside the bathroom door, “I’ll get a bat!” I figured he was talking about a bat that had gotten into the house somehow.</text:p>
      <text:p text:style-name="P60"><text:soft-page-break/>Well, then I accidentally knocked the doorknobs off the door, and I thought “Hey, those would be good for eyes!” Unfortunately, I accidentally dropped them into the toilet. Then Nels burst in the door and started hitting me with a bat.</text:p>
      <text:p text:style-name="P220"><text:span text:style-name="T41">Peanut Gallery: </text:span><text:span text:style-name="T53">How’d you know?</text:span></text:p>
      <text:p text:style-name="P60">Tongorango: Because I heard a bang-- and then felt a bam.</text:p>
      <text:p text:style-name="P224"><text:span text:style-name="T41">Well, then </text:span><text:span text:style-name="T54">I went over to the closets and pulled those doorknobs off for eyes-- but then Nels whacked me and sent them rolling down the stairs. Fortunately his room still had doorknobs, and that fit perfectly! Nels was pretty glad to see me leave, but not so happy to see the bathroom. I tried to convince him that it was just bad luck-- but I don’t think he believed me.</text:span></text:p>
      <text:h text:style-name="P683" text:outline-level="1"><text:bookmark-start text:name="__RefHeading___Toc2278_2958849956"/>Tongorango puts puzzles together<text:bookmark-end text:name="__RefHeading___Toc2278_2958849956"/></text:h>
      <text:p text:style-name="P225">Tongorango: <text:span text:style-name="T490">You want to know how my eyes fell out?</text:span></text:p>
      <text:p text:style-name="P226">Peanut Gallery: Uh-huh!</text:p>
      <text:p text:style-name="P226">Tongorango: That was such a long time ago I’ve forgotten it. There was the one time I beat Nels in puzzles.</text:p>
      <text:p text:style-name="P226">Peanut Gallery: What happened?</text:p>
      <text:p text:style-name="P226">Tongorango: Well, to play puzzles you have to finish the puzzle as fast as you can, and then beat someone else with it! That’s how you beat puzzles. <text:span text:style-name="T491">It was really funny. Nels was just sitting around trying to figure out how the pieces fit together, like a doofus, while I was correctly using it as a weapon like an undoofus!</text:span></text:p>
      <text:p text:style-name="P227">Well, Nels didn’t seem too happy that some pieces stayed in his hair, so he went to the bathroom to go comb them out.</text:p>
      <text:p text:style-name="P227">Well, the best puzzles for whacking things are ones that have really big pieces and that are really heavy. Those work really well. So, I went over to Nels’ room and discovered that he had a really big puzzle running from his floor to his ceiling. It was a really funny puzzle. All these rectangles that are supposed to fit together some way. It looked kind of like a brick wall. But I couldn’t rip it up, so I went down to the junk drawer to get a chisel.</text:p>
      <text:p text:style-name="P227">Well, I was scraping the puzzle up, when all of a sudden it all landed all on my head! Then I heard Nels yelling.</text:p>
      <text:p text:style-name="P227">I said, “Don’t worry, Nels! I’ll put it together before I beat you with it. After all, it’s only fair.”</text:p>
      <text:p text:style-name="P228">Well, then Nels started pouring glue all over the puzzle, and the pieces started sticking to me!<text:line-break/>Well, I tried to head down the stairs, but all of a sudden, the stairs turned into a ramp, and I slid all the way down the stairs into Nels’ basement and into a cage. I guess he had one for his dog or something.<text:line-break/><text:span text:style-name="T708">Fortunately, I’m pretty strong, so I could just beat the cage open. Unfortunately, the only thing I had on hand was my face--</text:span></text:p>
      <text:p text:style-name="P229">Peanut Gallery: What about your tail? Or your feet?<text:line-break/>Tongorango: I didn’t think about those. Unfortunately, beating something with bricks stuck all over your face kind of pops your eyes out. Ouch.<text:line-break/>Peanut Gallery: By the way, puzzles are to look at, not to beat people with.<text:line-break/>Tongorango: But that would take some eyes.</text:p>
      <text:p text:style-name="P229">Peanut Gallery: Puzzles take eyes?<text:line-break/>Tongorango: Oh no! I bet Nels is making a puzzle to take my eyes!<text:line-break/>Peanut Gallery: But you don’t have eyes.<text:line-break/>Tongorango: Oh. That makes me feel really bold.</text:p>
      <text:p text:style-name="P229">Well, then I dashed upstairs where Nels was putting together a puzzle of cute little kittens, and I quickly snuck up and grabbed two of the pieces and used them for eyes. Then he could never finish the puzzle to beat me with. Then I ran home. The end.</text:p>
      <text:h text:style-name="P684" text:outline-level="1"><text:bookmark-start text:name="__RefHeading___Toc1740_3354599691"/>Tongorango fights the Blob Pirates<text:bookmark-end text:name="__RefHeading___Toc1740_3354599691"/></text:h>
      <text:p text:style-name="P230">Tongorango go go go, Time for me to go go go-- HEY! It’s the Tongorango show!</text:p>
      <text:p text:style-name="P231">Tongorango: Well, one day I was sailing the high seas with my loyal crew. And you know what they say-- a captain is only as good as his first mate.</text:p>
      <text:p text:style-name="P231">Peanut Gallery: No!</text:p>
      <text:p text:style-name="P231">Tongorango: What?</text:p>
      <text:p text:style-name="P231">Peanut Gallery: A captain is only as good as himself.</text:p>
      <text:p text:style-name="P231">Tongorango: Oh. Well, one day I was sailing the seas with my first mate Bobo, and my second mate Sam, and Cuddle Robot fit in there somewhere--</text:p>
      <text:p text:style-name="P231">Peanut Gallery Member: Cuddle Robot was the canno<text:span text:style-name="T492">n</text:span>neer. </text:p>
      <text:p text:style-name="P231">Tongorango: Right.</text:p>
      <text:p text:style-name="P231">Peanut Gallery: Where did Nels fit in?</text:p>
      <text:p text:style-name="P231">Tongorango: I think he was the swabbie.</text:p>
      <text:p text:style-name="P231">Well, we were sailing the high seas looking for treasure, but all we found was water. Water, water, everywhere, but not a drop <text:span text:style-name="T494">of treasure</text:span>.</text:p>
      <text:p text:style-name="P232">Well, you know the other thing that you see when you don’t see water? Blob pirates. So, w<text:span text:style-name="T493">hen we saw the blob pirates coming, we had to fight them. We were dodging cannonballs left and right! It seemed like they had an endless supply of cannonballs. Really weird. Well, then I told Nels to stand on the poop deck--</text:span></text:p>
      <text:p text:style-name="P233">Peanut Gallery: Is that what you pooped on?</text:p>
      <text:p text:style-name="P233">Tongorango: Well, we didn’t bring any bathrooms, so--</text:p>
      <text:p text:style-name="P233">Peanut Gallery: And Nels had to clean it?</text:p>
      <text:p text:style-name="P233">Tongorango: Well, he was supposed too, but he kept making excuses saying that he couldn’t get callouses on his dainty hands or that he couldn’t get sunburned. Things like that. Well, I told him to stand on the poop deck and hit the cannonballs back at the blobs. Unfortunately, he didn’t seem to be such a good batter, because the best thing he could do is break the mop. Well, I was the catcher. I caught a few of them-- but it wasn’t too long before one of them hit my eyes and blew them to smithereens.</text:p>
      <text:p text:style-name="P233">Peanut Gallery: <text:span text:style-name="T495">Didn’t you catch a few cannonballs?</text:span></text:p>
      <text:p text:style-name="P234">Tongorango: I did, and they were pretty tasty--</text:p>
      <text:p text:style-name="P234">Peanut Gallery: You should have used them for eyes!</text:p>
      <text:p text:style-name="P234">Tongorango: Aw, nuts. I should have thought of that.</text:p>
      <text:p text:style-name="P234">Then Nels said that since the captain was wounded, he was the captain. I thought it was the first mate that went next, but Nels said no, that it was the swabbie. Besides, Bobo was too busy eating bananas.</text:p>
      <text:p text:style-name="P234"><text:soft-page-break/>Peanut Gallery Member: Then Sam went up and punched Nels in the face?</text:p>
      <text:p text:style-name="P234">Tongorango: You could call it that. <text:span text:style-name="T713">With a tongue. </text:span>Nels decided that Sam could pilot.</text:p>
      <text:p text:style-name="P234">Well, we decided that the only thing to do was to ram into one of those other ships-- which was pretty easy given that there was no collision.</text:p>
      <text:p text:style-name="P234">So, Sam started sailing the ship directly towards the blob pirates. Unfortunately, I think that then he got a tick or something, and started scratching to get it off, and the ship started going Wibbly wobbly, Wibbly wobbly, until Sam finally got the tick off. Unfortunately, then he noticed some flies, and wanted to chase them too, so it started shaking again. By the time we got to the ship, I was feeling like I had to barf-- just as Nels, holding on to Bobo’s tail, was climbing over the edge. I heard a “You imbecil-l-l-l!!” <text:span text:style-name="T709">as I barfed.</text:span></text:p>
      <text:p text:style-name="P235">Then I noticed that some blobs were on my ship, so I stomped them into my ship. The good news was that now I had a slimy, splintery, sharp pair of eyes. The bad news was that my ship was sinking.</text:p>
      <text:p text:style-name="P235">Peanut Gallery: What happened to Nels?</text:p>
      <text:p text:style-name="P235">Tongorango: Nels? He was hanging on to Bobo’s tail. That was the good news. The bad news was that Bobo’s tail was under water.</text:p>
      <text:p text:style-name="P235">Fortunately, <text:span text:style-name="T710">d</text:span>inosaurs are very buoyant. So, I floated perfectly, and all the other members of my crew hopped aboard, and we sailed back to wherever we came from.</text:p>
      <text:p text:style-name="P235">Peanut Gallery: Land?</text:p>
      <text:p text:style-name="P235">Tongorango: Land! That’s it! I haven’t seen it in so long, I forgot what it is.</text:p>
      <text:h text:style-name="P685" text:outline-level="1"><text:bookmark-start text:name="__RefHeading___Toc1742_3354599691"/>Tongorango meets Nels<text:bookmark-end text:name="__RefHeading___Toc1742_3354599691"/></text:h>
      <text:p text:style-name="P236">Tongorango: Huh? What?</text:p>
      <text:p text:style-name="P236">Peanut Gallery: We want to know--</text:p>
      <text:p text:style-name="P236">Peanut Gallery Member: How you met Nels!</text:p>
      <text:p text:style-name="P236">Peanut Gallery: No, how your eyes fell out.</text:p>
      <text:p text:style-name="P236">Peanut Gallery Member: Which hopefully ties in to how you met Nels.</text:p>
      <text:p text:style-name="P237">Tongorango: How my eyes fell out?</text:p>
      <text:p text:style-name="P237">Peanut Gallery: Yep!</text:p>
      <text:p text:style-name="P237">Tongorango: Well, one day it was the first day of kindergarden. It was a garden with a whole bunch of spikes in it to make it kinder<text:note text:id="ftn1" text:note-class="footnote"><text:note-citation text:label="*">*</text:note-citation><text:note-body><text:p text:style-name="P650">Pronounced as in kindergarten.</text:p></text:note-body></text:note>.</text:p>
      <text:p text:style-name="P238">Nels: It didn’t have anything to do with spikes or a garden! It isn’t even spelled garden!</text:p>
      <text:p text:style-name="P238">Tongorango: Well, anyway, I was sitting at the crayon table when I saw Nels. He was just a small little bear holding his lunchbox, and he didn’t know which table to go to, or where to sit, or anything!</text:p>
      <text:p text:style-name="P238">Then he came over to my table. I said, “What’s your name? My name’s Tongorango!” and when I said that, I kind of lifted my feet in the air and landed on the table, <text:span text:style-name="T496">which shot Nels’ lunchbox into the air, and hit Nels in the chin, uppercut style. Nels shot backward and hit the wall, but his lunchbox landed in my mouth. When I said “Goal!” I accidentally swallowed it. It isn’t every day that you meet a new best friend who gives you a free lunch.</text:span></text:p>
      <text:p text:style-name="P239">Then I saw Nels sitting on the swings all alone.</text:p>
      <text:p text:style-name="P242">I walked over to him and gave him a big push and he flew screaming into the air.</text:p>
      <text:p text:style-name="P240">Well, then I guess that Nels wanted to play hide and seek-- because he had suddenly disappeared.</text:p>
      <text:p text:style-name="P240">I said, “Alright, Nels, I’ll count to-- actually, I don’t know how to count yet. Alright! Ready or not, here I come!”</text:p>
      <text:p text:style-name="P240">Well, Nels <text:span text:style-name="T497">had found a pretty good hiding place. He crawled under a bush and dug a hole and buried himself in it.</text:span></text:p>
      <text:p text:style-name="P241">Peanut Gallery: How did you find him?</text:p>
      <text:p text:style-name="P241">Tongorango: I stepped on him and heard a “Mmmph!” <text:span text:style-name="T498">Then I said “Oh, hi bear-face! Nice hiding place.”</text:span></text:p>
      <text:p text:style-name="P243">Well, then it was time for school again, and we were learning about colors. The first color we learned was purple, and then I said “I’m purple! I’m purple!” and I danced around the room showing off how purple I was. <text:span text:style-name="T499">When I got to Nels, he started screaming and running away like I was about to step on him. I’m not sure why. My feet were only over his head. Then I decided that he couldn’t see me well enough, so I started chasing him around the room. Then it was time to cut stuff, so I stuck the scissors in my mouth-- but I accidentally got them stuck in my throat. Then I </text:span><text:soft-page-break/><text:span text:style-name="T499">said “Hey, bear-face! Get these scissors out of my mouth quick!” He started running away, so I stuck him in my mouth so that he could see better, but it turned out that he cut out my eyes from the inside and climbed out.</text:span></text:p>
      <text:p text:style-name="P244">Then I needed new eyes, <text:span text:style-name="T500">but fortunately I found a solar system model, and I took two of the best ones and used those for eyes. They said Nels on them. And that’s how I got new eyes and learned Nels’ name. Goodnight!</text:span></text:p>
      <text:p text:style-name="P245">Peanut Gallery: How did Tongorango know that Nels had made them?</text:p>
      <text:p text:style-name="P245">Dad: Probably when an angry bear confronted him at school next morning.</text:p>
      <text:h text:style-name="P686" text:outline-level="1"><text:bookmark-start text:name="__RefHeading___Toc1744_3354599691"/>Tongorango and the babysitter<text:bookmark-end text:name="__RefHeading___Toc1744_3354599691"/></text:h>
      <text:p text:style-name="P252">Tongorango: <text:span text:style-name="T502">Well. Thanks, everyone! Well, time to go in now. Goodnight!</text:span></text:p>
      <text:p text:style-name="P253">Peanut Gallery: How’d your eyes fall out?</text:p>
      <text:p text:style-name="P253">Tongorango: What?</text:p>
      <text:p text:style-name="P253">Peanut Gallery: How’d your eyes fall out!</text:p>
      <text:p text:style-name="P253">Tongorango: Well, one night my parents were at a shindig.</text:p>
      <text:p text:style-name="P253">Peanut Gallery: A what?</text:p>
      <text:p text:style-name="P253">Tongorango: A shindig. <text:span text:style-name="T503">It’s where you go somewhere and do stuff.</text:span></text:p>
      <text:p text:style-name="P254">Well, when my parents were gone, a babysitter came over.</text:p>
      <text:p text:style-name="P254">Peanut Gallery: Was her name Ros-a-lyn?</text:p>
      <text:p text:style-name="P254">Tongorango: You mean Rosalyn? Yeah, she was there. And a black kid named Louis. <text:span text:style-name="T504">And my friend McGee.</text:span></text:p>
      <text:p text:style-name="P255">Peanut Gallery: Was Nels there too?</text:p>
      <text:p text:style-name="P255">Tongorango: Nels? Right, him. He’s the imaginary one, right?</text:p>
      <text:p text:style-name="P255">Peanut Gallery: No, he’s the real one.</text:p>
      <text:p text:style-name="P255">Tongorango: Right. The real one.</text:p>
      <text:p text:style-name="P256">Anyway, we all knew that we were supposed to play tricks on the babysitter. <text:span text:style-name="T505">McGee said to use water buckets-- and Nels said to use poison darts.</text:span></text:p>
      <text:p text:style-name="P257">Peanut Gallery Member: What you should do is get a bucket of water--</text:p>
      <text:p text:style-name="P257">Tongorango: Right. What’s that, Nels? Right. Then fill it with bowling balls.</text:p>
      <text:p text:style-name="P257">Peanut Gallery Member: No, fill it with water and then--</text:p>
      <text:p text:style-name="P257">Tongorango: Right. What’s that again, Nels? And then fill it with bowling balls?</text:p>
      <text:p text:style-name="P257">Peanut Gallery Member: No!</text:p>
      <text:p text:style-name="P257">Tongorango: So, we filled a bucket of water with bowling balls, and then jumped on the bed and hid under the covers and waited.</text:p>
      <text:p text:style-name="P257">And waited.</text:p>
      <text:p text:style-name="P257">And then Nels said “Boy, I’m thirsty.”</text:p>
      <text:p text:style-name="P257">And then I said “Yeah, me too.”</text:p>
      <text:p text:style-name="P258">And then Nels said “I’m really thirsty.”</text:p>
      <text:p text:style-name="P258">And then I said “Yeah, me too. I’ll go get some water-- aaahh! Ouch.”</text:p>
      <text:p text:style-name="P259">Peanut Gallery: You should put it in a room that she really likes to go.</text:p>
      <text:p text:style-name="P260"><text:soft-page-break/>Tongorango: What about the bathroom. Yeah. <text:span text:style-name="T506">She really likes to go there. So then we put the bucket of bowling balls in there, and jumped back and hid under the covers.</text:span></text:p>
      <text:p text:style-name="P261">Then Nels said, “We sure drank a lot of water, didn’t we.”</text:p>
      <text:p text:style-name="P261">Then I said, “Yeah, me too.”</text:p>
      <text:p text:style-name="P262">Then Nels said, “I have to go to the bathroom.”</text:p>
      <text:p text:style-name="P262">Then I said, “Yeah, me too. You stay there Nels, I’m going to the bathroom-- aaahhh! Ouch.”</text:p>
      <text:p text:style-name="P263"><text:span text:style-name="T508"><text:s/>Well, then I was walking a little too close to the window, and a stick went right through both of my eyes-- knocked them out flat. <text:s/>But I couldn’t use the bowling balls, because those were necessary for the mission. </text:span>So then we put up the bucket in another room, but-- wait, was that my bedroom? Better go check-- aaaaaahhhhh! <text:span text:style-name="T507">Ouch. Then we canceled the mission, and I could use the bowling balls for eyes. The end.</text:span></text:p>
      <text:h text:style-name="P687" text:outline-level="1"><text:bookmark-start text:name="__RefHeading___Toc1746_3354599691"/>Sir Tongorango and the River Dragon<text:bookmark-end text:name="__RefHeading___Toc1746_3354599691"/></text:h>
      <text:p text:style-name="P246">Tongorango, Ton<text:span text:style-name="T501">g</text:span>-Tongorango, Tongorango Ton<text:span text:style-name="T501">g</text:span>-Tongorango, how did your eyes fall out?</text:p>
      <text:p text:style-name="P247">Tongorango: My eyes?</text:p>
      <text:p text:style-name="P247">Peanut Gallery: <text:span text:style-name="T501">Yep!</text:span></text:p>
      <text:p text:style-name="P248">Tongorango: Well, one day I was a Knight-in-training, and Nels was my trusty squire.</text:p>
      <text:p text:style-name="P248">Peanut Gallery: Isn’t a Knight-in-training a squire?</text:p>
      <text:p text:style-name="P248">Tongorango: Well, there are multiple meanings of the word squire.</text:p>
      <text:p text:style-name="P248">Peanut Gallery: How come you were the knight and not Nels?</text:p>
      <text:p text:style-name="P248">Tongorango: Because I won the coin toss. The coin toss of valor! And I had to complete one task in order to become a full fledged knight.</text:p>
      <text:p text:style-name="P249">Peanut Gallery: What was the task?</text:p>
      <text:p text:style-name="P249">Tongorango: To slay a dragon. Man. They always save that one for last. I sure hope I don’t have to kill one of my relatives-- because that would be awkward.</text:p>
      <text:p text:style-name="P249">Peanut Gallery Member: Perhaps you could just ask him or her to lie down and hold their breaths and maybe the king wouldn’t notice.</text:p>
      <text:p text:style-name="P250">Tongorango: You ever tried asking your aunt to lie down and hold her breath?</text:p>
      <text:p text:style-name="P250">Peanut Gallery Member: Maybe if you looked really cute in front of her…</text:p>
      <text:p text:style-name="P250">Tongorango: Yeah. I think I was going for cute. Or intimidating. One of the two. Anyway, I set out with my trusty squire on my back, and we set out through a field.</text:p>
      <text:p text:style-name="P250">Well, in a few hours I said to Sancho Panza-- I mean Nels, “Hey, squire, I’m going to go get a drink. You stay there and watch camp.” Well, I was walking towards the river when all of a sudden I saw another river dragon walking out of the water directly towards me. He must have seen me because he was walking toward me now. He looked kind of cute, kind of intimidating-- but the worst part is that his skin was as strong as mail! So, I drew my sword-- ouch. Grabbed the wrong end. They really should make the part you’re supposed to grab the biggest part. And I dropped it in the water. Well, then it seemed like he dived under the water or weirdly multiplied or something, but I knew I had to get my sword back, so I stuck my head under the water and dove for it-- and I kind of missed it but I kind of hit it because I got it with my face-- so then I pulled it out and started slashing randomly.</text:p>
      <text:p text:style-name="P250">Well, after a while I decided I must have slain him so I went back to Nels. Then I said, </text:p>
      <text:p text:style-name="P250">“Hey, Nels! Did I kill the river dragon over there?”</text:p>
      <text:p text:style-name="P250">Then Nels said, “What?”</text:p>
      <text:p text:style-name="P250">“You know,” and then I described it to him. Then I started slashing around with my sword again, and Nels was directing me. “Go left!” “Go right!” “Go towards yourself!”</text:p>
      <text:p text:style-name="P250">Peanut Gallery: What?</text:p>
      <text:p text:style-name="P250"><text:soft-page-break/>Tongorango: Yeah, that was a strange one. But Nels was the one with the eyes, so I decided that he probably knew what he was doing.</text:p>
      <text:p text:style-name="P250">Well, after about a day and a half, I got bored, so we went back to the king, and we told him that we slew the ferocious river dragon. Nels was giggling hysterically the whole time. Well, then I became a full-fledged knight and the king gave me two gold coins-- and I used them as eyes.</text:p>
      <text:p text:style-name="P250">Peanut Gallery: Hey Nels, what was the dragon really?</text:p>
      <text:p text:style-name="P250">Nels: It was a huge, ferocious-- It was his own stupid reflection.</text:p>
      <text:p text:style-name="P251">Tongorango: What?</text:p>
      <text:p text:style-name="P251">Nels: Yes. But don’t worry. I won’t tell anyone.</text:p>
      <text:h text:style-name="P688" text:outline-level="1"><text:bookmark-start text:name="__RefHeading___Toc1748_3354599691"/>Tongorango the quarterback<text:bookmark-end text:name="__RefHeading___Toc1748_3354599691"/></text:h>
      <text:p text:style-name="P264">Tongorango: Well, <text:span text:style-name="T509">one day I was playing football with my best buddy Nels. See, the way we would do it is, Nels would step in front to try to block all the other guys, and I was the quarterback and would throw the ball so that other people could catch it.</text:span></text:p>
      <text:p text:style-name="P265">Well, one one play I said “Alright, Nels, you stop them from getting over here, and I’ll throw the ball.”</text:p>
      <text:p text:style-name="P265">Peanut Gallery: Wouldn’t it be better if you blocked?</text:p>
      <text:p text:style-name="P265">Tongorango: Blocking? I don’t know if I would be good at blocking.</text:p>
      <text:p text:style-name="P266">Well, Nels hiked the ball, and I started looking around for someone to throw the ball to, and I was going to choose Cuddle Robot, because he has really big hands that are good for catching, when all of a sudden-- Look! A butterfly! All pretty with it’s wings flapping and-- That’s when Nels let Percy run him over and smash into me. Ouch. That kind of loosened my eyes up.</text:p>
      <text:p text:style-name="P267">Peanut Gallery: Who was on the other guys’ team?</text:p>
      <text:p text:style-name="P267">Tongorango: Let’s see. There was Percy, Thomas, Gordon, James, Edward, Elmer-- maybe others--</text:p>
      <text:p text:style-name="P267">Peanut Gallery: Who was on your team?</text:p>
      <text:p text:style-name="P267">Tongorango: Well, there was me, Nels, Cuddle Robot--</text:p>
      <text:p text:style-name="P267">Peanut Gallery: And Dinosaur!</text:p>
      <text:p text:style-name="P267">Tongorango: Dinosaur? Oh, yeah. You can be on our team.</text:p>
      <text:p text:style-name="P267">Well, then Nels’ bones were kind of all smashed, and I said “Nels? Nels? You need to get up and start blocking again. What? You can’t even <text:span text:style-name="T510">move</text:span>? Well, you don’t need to <text:span text:style-name="T510">move</text:span>.” So then I found a stick and propped him up with it, and then said “Hut! Hut! Hike!” And you know what that Nels did?</text:p>
      <text:p text:style-name="P267">Peanut Gallery: What?</text:p>
      <text:p text:style-name="P267">Tongorango: He fell over with a gust of wind! Of all the nerve! And he let Percy and Gordon and James all run towards me!</text:p>
      <text:p text:style-name="P267">Well, then I started running the other way, hoping that they would forget about me-- but they didn’t-- and they tackled me in the end zone for a safety.</text:p>
      <text:p text:style-name="P268">Well, a few more plays like that and my eyes fell out.</text:p>
      <text:p text:style-name="P268">Well, then Nels was team captain since I couldn’t see anything, so he just told me to just stand in front of the end zone so that no one could get in.</text:p>
      <text:p text:style-name="P269">Well, it was down to the last two minutes. We were behind by two points. And then all of a sudden I got an itch-- and I started lifting up my front legs and scratching it-- and-- Touchdown? What? For who? I didn’t even know we had started yet.</text:p>
      <text:p text:style-name="P269">Well, now we were down by-- how much is a touchdown?</text:p>
      <text:p text:style-name="P270">Peanut Gallery Member: 7!</text:p>
      <text:p text:style-name="P271"><text:soft-page-break/>Other Peanut Gallery Member: No, 6 and 7 if you get the free point.</text:p>
      <text:p text:style-name="P272">Tongorango: Right. 7 if you get the-- oops. They got the free point.</text:p>
      <text:p text:style-name="P273">Peanut Gallery: You can’t do anything to stop the free point, can you?</text:p>
      <text:p text:style-name="P274">Tongorango: Well, since I’m so tall, if I move my head really fast I can sometimes prevent it.</text:p>
      <text:p text:style-name="P275">So now we were down by 9 points. How many more seconds are there left in the game, Nels? 12 seconds? One play. Oh. So we need to get-- let’s see-- touchdowns are 6-- We needed to get a touchdown and a couple of field goals <text:span text:style-name="T511">to win. In one play.</text:span></text:p>
      <text:p text:style-name="P276">Well, we decided that it was time for a Hail Mary-- although since we didn’t know anyone named Mary, we called it a Hail Jeff. So Nels said, “Alright. You kick the ball.”</text:p>
      <text:p text:style-name="P277">And then I said “Nels, I don’t think that’s going to work.”</text:p>
      <text:p text:style-name="P278">And Nels said “Trust me.”</text:p>
      <text:p text:style-name="P279">So I asked Nels to point me in the right direction-- because I couldn’t really see, and Nels hiked the ball or something back to me, and I kicked it!</text:p>
      <text:p text:style-name="P279">Well, it turned out that Nels hiked my eyes to me, and was holding the ball, and my eyes <text:span text:style-name="T512">flew through the goal for 2 field goals!</text:span></text:p>
      <text:p text:style-name="P280">Then since I kicked Nels too, Nels landed in front of the field goal, and ran in for a touchdown! Woohoo! 12 points in one game! Uh oh. I kicked my eyes up towards the field goal-- and they’re still going--</text:p>
      <text:p text:style-name="P281">Well, then we got some footballs for winning the game, and a trophy. I stuck the footballs in my eye sockets and used them for eyes. I’m not sure where the trophy went. Nels, do you know where it went?</text:p>
      <text:p text:style-name="P281">Nels: How dare you accuse me of stealing it and melting it down for money!</text:p>
      <text:p text:style-name="P281">Tongorango: I didn’t say anything like that.</text:p>
      <text:p text:style-name="P281">Nels: You implied it.</text:p>
      <text:p text:style-name="P281">Tongorango: Oh.</text:p>
      <text:h text:style-name="P689" text:outline-level="1"><text:bookmark-start text:name="__RefHeading___Toc1969_664471792"/>Tongorango and Aceorango<text:bookmark-end text:name="__RefHeading___Toc1969_664471792"/></text:h>
      <text:p text:style-name="P282">Tongorango: Well, as you know, all stories start with a dark alley. A smoking gun. And little furry paws. <text:span text:style-name="T515">Someone blasted my eyes out with a gun.</text:span></text:p>
      <text:p text:style-name="P283">Well, then I needed to find new eyes. <text:span text:style-name="T516">So, I went over to a private eye named Aceorango.</text:span></text:p>
      <text:p text:style-name="P283">“<text:span text:style-name="T517">What happened to you?</text:span>” <text:span text:style-name="T518">he said.</text:span></text:p>
      <text:p text:style-name="P284">“<text:span text:style-name="T519">Someone shot my eyes out. I need new eyes.</text:span>”</text:p>
      <text:p text:style-name="P285">He said “Log: The client lost his eyes.”</text:p>
      <text:p text:style-name="P286">I said “I can hear you thinking!”</text:p>
      <text:p text:style-name="P286"><text:span text:style-name="T521">He said </text:span>“<text:span text:style-name="T521">I’m not thinking you big oaf, I’m talking!</text:span>”</text:p>
      <text:p text:style-name="P286">“<text:span text:style-name="T521">Oh.</text:span>”</text:p>
      <text:p text:style-name="P286">“<text:span text:style-name="T529">So, do we have any clues? Like some gibberish or a note saying ‘It’s all in my plans?’</text:span>”</text:p>
      <text:p text:style-name="P142"><text:span text:style-name="T520">“I can’t remember.”</text:span></text:p>
      <text:p text:style-name="P286">“<text:span text:style-name="T522">Alright. Describe the assailant.</text:span>”</text:p>
      <text:p text:style-name="P287">“WHAT?”</text:p>
      <text:p text:style-name="P287">“You know, the guy who assaulted you.”</text:p>
      <text:p text:style-name="P287">“<text:span text:style-name="T523">WHAT?</text:span>”</text:p>
      <text:p text:style-name="P288">Peanut Gallery: A-salt-ed? Poured salt on?</text:p>
      <text:p text:style-name="P289">Tongorango: “I didn’t pour salt on myself. I don’t think anyone else did either.”</text:p>
      <text:p text:style-name="P290">Then Aceorango said “You know, <text:s/>you aren’t very helpful for a client.”</text:p>
      <text:p text:style-name="P290">I said “Well, you aren’t very eye-y for a private eye.”</text:p>
      <text:p text:style-name="P290">“<text:span text:style-name="T524">What? No! Okay, what did the guy who shot your eyes out look like?</text:span>”</text:p>
      <text:p text:style-name="P290">“<text:span text:style-name="T525">I can’t remember! It’s too hard! I don’t remember anything!</text:span>”</text:p>
      <text:p text:style-name="P291">Peanut Gallery: What about those little furry paws?</text:p>
      <text:p text:style-name="P292">Tongorango: Who had them?</text:p>
      <text:p text:style-name="P292">Peanut Gallery: The assailant.</text:p>
      <text:p text:style-name="P293">Tongorango: Oh. Hey Aceorango, the assailor was sailing along the sea when-- um--</text:p>
      <text:p text:style-name="P293">Peanut Gallery: The guy who shot your eyes out had little furry paws!</text:p>
      <text:p text:style-name="P293">Tongorango: Oh. Right. Hey Aceorango, he had little furry paws. Did that matter?</text:p>
      <text:p text:style-name="P293">Well, Aceorango said that the guy with little furry paws must just be an innocent bystander-- and that there was no bow tie on the guy who shot me either.</text:p>
      <text:p text:style-name="P293">I said “I didn’t say anything about a bow tie.”</text:p>
      <text:p text:style-name="P294">He said “You didn’t?”</text:p>
      <text:p text:style-name="P294"><text:soft-page-break/>“Nope.”</text:p>
      <text:p text:style-name="P295">Well, then Aceorango said that we should go back to the scene of the crime.</text:p>
      <text:p text:style-name="P295">I said “WHAT?”</text:p>
      <text:p text:style-name="P306">He said “Go back to the place where your eyes got shot out you big oaf!”</text:p>
      <text:p text:style-name="P296">I said “Oh.”</text:p>
      <text:p text:style-name="P297">Well, Aceorango stuck some pieces of paper in my eyes and told me to walk up and down the dark alley saying “Oh me, oh my, I don’t know what I’m going to do with all these eyes on my face. I sure hope nobody comes and steals them.”</text:p>
      <text:p text:style-name="P298">Well, I was walking up and down saying that until suddenly I heard someone behind me. And then I got scared and forgot my lines.</text:p>
      <text:p text:style-name="P298">I said “Aceorango! I forgot my lines! What should I do?” And then I heard a scuffle and the police driving up.</text:p>
      <text:p text:style-name="P299">Aceorango said “Well, what do you know. It was Cuddle Robot all along.”</text:p>
      <text:p text:style-name="P300">He said that there was some random code in Cuddle Robot that made him shoot out eyes on s<text:span text:style-name="T526">ight-- get it? and that it had been commented out, but somehow it got commented back in.</text:span></text:p>
      <text:p text:style-name="P301">I said “Great Job, Aceorango.” and patted him on his furry back.</text:p>
      <text:p text:style-name="P302">Peanut Gallery: Aceorango has a furry back-- and the assailant has furry paws.</text:p>
      <text:p text:style-name="P303">Tongorango: A plot twist?</text:p>
      <text:p text:style-name="P303">Peanut Gallery: Yep.</text:p>
      <text:p text:style-name="P303">Tongorango: Oh no, a plot twist!</text:p>
      <text:p text:style-name="P303">Well, then I said “Hey Aceorango, did you shoot my eyes out?” and then he shot through the paper in my eyes and started running. Then I went over to Cuddle Robot and started pressing a whole bunch of keys randomly, and he said “<text:span text:style-name="T527">Syntax error</text:span>” <text:span text:style-name="T527">and started spinning around wildly and knocked him down.</text:span></text:p>
      <text:p text:style-name="P304">Then I walked over and pinned him down.</text:p>
      <text:p text:style-name="P304">“<text:span text:style-name="T528">Let’s just get this hat off you,</text:span>” <text:span text:style-name="T528">I said, and pulled off his hat. Then he started running, but he crashed into some garbage cans and the lids rolled towards me and-- what do you know! They were just the right size!</text:span></text:p>
      <text:p text:style-name="P305">Well, then I walked over to Aceorango and said “You’re not getting away this time-- Nels! Where’d Aceorango go?”</text:p>
      <text:p text:style-name="P307">Then Nels said “I caught him,” and ran off as fast as he could.</text:p>
      <text:h text:style-name="P690" text:outline-level="1"><text:bookmark-start text:name="__RefHeading___Toc2701_1303525088"/>Tongorango studies Cheerios<text:bookmark-end text:name="__RefHeading___Toc2701_1303525088"/></text:h>
      <text:p text:style-name="P308">Tongorango: Well, you ever been curious?</text:p>
      <text:p text:style-name="P308">Peanut Gallery: Yep!</text:p>
      <text:p text:style-name="P308">&lt;long off topic discussion on what people have been curious about&gt;</text:p>
      <text:p text:style-name="P308">Tongorango: Well, one day I asked God to tell me all the secrets of the universe.</text:p>
      <text:p text:style-name="P308">He said “That’s way too big for you.”</text:p>
      <text:p text:style-name="P308">Then I said “Well, how about just telling me the mysteries of the peanut?”</text:p>
      <text:p text:style-name="P308">And He said “That’s still way too big for you.”</text:p>
      <text:p text:style-name="P309">Rats.</text:p>
      <text:p text:style-name="P309">Well, the only other thing that I could think of that was smaller than a peanut was belly-button lint-- but God said that I really didn’t want to know that.</text:p>
      <text:p text:style-name="P310">Well, one day I woke up <text:span text:style-name="T530">wondering why Cheerios float. They’re not lighter than air! They aren’t supposed to float! How come they float and not me?</text:span></text:p>
      <text:p text:style-name="P322">Peanut Gallery: Cheerios float in <text:span text:style-name="T3">milk</text:span><text:span text:style-name="T41">.</text:span></text:p>
      <text:p text:style-name="P323"><text:span text:style-name="T41">Tongorango: </text:span><text:span text:style-name="T55">What’s </text:span><text:span text:style-name="T4">milk</text:span><text:span text:style-name="T55">? I just use water.</text:span></text:p>
      <text:p text:style-name="P313"><text:span text:style-name="T55">Peanut Gallery: </text:span><text:span text:style-name="T56">Milk is white...</text:span></text:p>
      <text:p text:style-name="P61">Tongorango: Like paint.</text:p>
      <text:p text:style-name="P314"><text:span text:style-name="T41">Peanut Gallery: </text:span><text:span text:style-name="T57">And tastes really good...</text:span></text:p>
      <text:p text:style-name="P62">Tongorango: Like paint.</text:p>
      <text:p text:style-name="P315"><text:span text:style-name="T41">Peanut Gallery: </text:span><text:span text:style-name="T58">And is really healthy and good for you not like paint...</text:span></text:p>
      <text:p text:style-name="P324">Tongorango: Right. Again, like paint.</text:p>
      <text:p text:style-name="P311">Peanut Gallery <text:span text:style-name="T534">Other</text:span>: <text:span text:style-name="T531">I thought that you were very buoyant.</text:span></text:p>
      <text:p text:style-name="P320">Tongorango: That sounds like an insult.</text:p>
      <text:p text:style-name="P312">Peanut Gallery: <text:span text:style-name="T531">I thought you could float in water?</text:span></text:p>
      <text:p text:style-name="P320">Tongorango: I can float. It’s easy to float. Just go to Nels’ birthday<text:change-start text:change-id="ct52940448"/> <text:span text:style-name="T532">party the day before, inhale all the balloons...</text:span></text:p>
      <text:p text:style-name="P321">Well, anyway, I needed to do my first test.<text:change-end text:change-id="ct52940448"/> <text:span text:style-name="T533">So, I poured a whole bunch of Cheerios on the floor, jumped off the table, and landed on them!</text:span></text:p>
      <text:p text:style-name="P325">So I determined that Cheerios were definitely not lighter than me-- but I still needed to do more tests.</text:p>
      <text:p text:style-name="P340">So, I poured out more Cheerios, turned on the electric fan, and threw them into the fan-- which just made them fly everywhere.</text:p>
      <text:p text:style-name="P341">So I wrote in my log: Inconclusive.</text:p>
      <text:p text:style-name="P342"><text:soft-page-break/>So I figured I needed to do more tests.</text:p>
      <text:p text:style-name="P326"><text:span text:style-name="T535">Unfortunately, I was all out of Cheerios.</text:span> <text:span text:style-name="T536">My experiments!</text:span></text:p>
      <text:p text:style-name="P316">Peanut Gallery: <text:span text:style-name="T537">So you went down to Nels’ house?</text:span></text:p>
      <text:p text:style-name="P327">Tongorango: I wonder if my old buddy old pal Nels has any Cheerios lying about. <text:span text:style-name="T538">Maybe I should go get some. First I need something else that floats. Hmm. Ducks are too hard to catch. Bath toys? Hey, do fish float?</text:span></text:p>
      <text:p text:style-name="P317">Peanut Gallery: <text:span text:style-name="T539">Dead ones do.</text:span></text:p>
      <text:p text:style-name="P328">Tongorango: Great! So, I went down to Nels’ house, but first I swung by the ol’ pond and grabbed all the dead fish I could find.</text:p>
      <text:p text:style-name="P328">Well, it was still really early, so I let my self in without knocking-- because I figured that that would be the polite thing to do. <text:span text:style-name="T540">I poured out a bowl of cheerios, stuck the dead fish on top, and-- really had to go to the bathroom and dashed off to the coat closet.</text:span></text:p>
      <text:p text:style-name="P329">Well, I was so relieved to get to the bathroom/coat closet that I closed my eyes and didn’t open them for a while.</text:p>
      <text:p text:style-name="P330">Meanwhile, Nels stumbled out of bed and downstairs to make himself some breakfast. Seeing that his mom had already made him some, he started eating-- and he didn’t notice the difference until he had finished and--</text:p>
      <text:p text:style-name="P331">BARF!</text:p>
      <text:p text:style-name="P332">Started throwing up all over the floor.</text:p>
      <text:p text:style-name="P343">Then I heard a lot of “THAT LUNATIC!” and “WHEN I GET MY HANDS ON” and “THAT PURPLE MONSTROSITY”</text:p>
      <text:p text:style-name="P333">Then I dashed out and said “Nels, Nels! Did they sink? Or did they swim?”</text:p>
      <text:p text:style-name="P334">Well, he just barfed all over me. <text:span text:style-name="T541">Yuck!</text:span></text:p>
      <text:p text:style-name="P335">So, I went down to the washing machine, stuck my head in, turned it on-- and I accidentally got my head stuck in the spin cycle-- <text:span text:style-name="T542">and yeah, that kinda ripped my eyes out.</text:span></text:p>
      <text:p text:style-name="P336">Well, <text:span text:style-name="T543">when I got back up, Nels just started throwing the silverware at me. That didn’t help. Later he got to the bigger stuff like plates and chairs and knifes.</text:span></text:p>
      <text:p text:style-name="P337">Well, a few of the plates landed in my eyes. Most of them broke on my face or on Nels’ face or <text:span text:style-name="T544">the floor.</text:span></text:p>
      <text:p text:style-name="P318">Peanut Gallery: <text:span text:style-name="T545">And the chairs...</text:span></text:p>
      <text:p text:style-name="P338">Tongorango: Yeah, those were really not helpful .<text:span text:style-name="T549">Well, then Nels’ mom and dad came down-- and then I said “All Nels’ fault--”</text:span></text:p>
      <text:p text:style-name="P319">Peanut Gallery: <text:span text:style-name="T546">And a little bit of Tongorango’s--</text:span></text:p>
      <text:p text:style-name="P339">Tongorango: Yeah, I didn’t <text:span text:style-name="T547">add that part.</text:span></text:p>
      <text:p text:style-name="P344">And I ran straight home without looking back.</text:p>
      <text:h text:style-name="P691" text:outline-level="1"><text:bookmark-start text:name="__RefHeading___Toc2703_1303525088"/>Tongorango takes out the trash<text:bookmark-end text:name="__RefHeading___Toc2703_1303525088"/></text:h>
      <text:p text:style-name="P345">Tongorango: You ever have to take out the trash?</text:p>
      <text:p text:style-name="P345">Peanut Gallery: Yep.</text:p>
      <text:p text:style-name="P355">Tongorango: Really hard work, isn’t it?</text:p>
      <text:p text:style-name="P346">Peanut Gallery: <text:span text:style-name="T548">Well, sometimes it is, but other times it isn’t.</text:span></text:p>
      <text:p text:style-name="P356">Tongorango: Well, the first thing you have to do is round up all the trash. Only thing is, it’s sometimes hard to tell what’s trash and what’s not trash.</text:p>
      <text:p text:style-name="P347">Peanut Gallery: <text:span text:style-name="T550">The trash is usually in the trash can.</text:span></text:p>
      <text:p text:style-name="P357">Tongorango: Sometimes it’s hard to tell what’s a trash can <text:span text:style-name="T551">too.</text:span></text:p>
      <text:p text:style-name="P357"><text:span text:style-name="T552">Well, one day my mom said to take out all the trash. Which meant I needed to find out what was a trash can and what wasn’t. So I started in my sister’s room, and I would pick something up, check to see if it was a trash can, and if it wasn’t, throw it behind me. Then I would turn around, pick something up, check to see if it was a trash can, and if it wasn’t, throw it behind me.</text:span></text:p>
      <text:p text:style-name="P358">Well, <text:span text:style-name="T553">after about 2 hours I remembered that bedrooms don’t usually have trash cans. And by that time I was really tired so I leaned against my sister’s wall and took a nap...</text:span></text:p>
      <text:p text:style-name="P359">Well, I started on a Tuesday-- and I woke up on a Saturday-- <text:span text:style-name="T554">and my mother and sister were pretty mad. They had spent a lot of time trying to find me. Fortunately I blended into the wall pretty well-- especially when I leaned against it and made a Tongorango sized hole in it.</text:span></text:p>
      <text:p text:style-name="P360">Well, then Mom sent me over to Nels’ house to learn the proper way to take out trash, <text:span text:style-name="T555">because he’s so educated and all.</text:span></text:p>
      <text:p text:style-name="P361">Well, Nels was really glad to see me, and he started teaching me right away.</text:p>
      <text:p text:style-name="P361">“<text:span text:style-name="T556">Rule Number 1, you idiot,” he said, “is to round up all the trash, you idiot.”</text:span></text:p>
      <text:p text:style-name="P362">And I was jotting this all down on Nels’ pant leg so that I could report to mom.</text:p>
      <text:p text:style-name="P348">Peanut Gallery: <text:span text:style-name="T557">Nels doesn’t have pant legs!</text:span></text:p>
      <text:p text:style-name="P363">Tongorango: Oh. I guess I’ll use one of mine then.</text:p>
      <text:p text:style-name="P349">Peanut Gallery: <text:span text:style-name="T558">You don’t have any either!</text:span></text:p>
      <text:p text:style-name="P364">Tongorango: I don’t? I guess I’ll just borrow one of Nels’ pant legs.</text:p>
      <text:p text:style-name="P350">Peanut Gallery: <text:span text:style-name="T559">He doesn’t have any either!</text:span></text:p>
      <text:p text:style-name="P365">Tongorango: Really! Man, this is getting complicated. Maybe it’s time for a little nap-- what’s that, Nels? “Rule Number 2, you idiot? No taking naps, you idiot?”</text:p>
      <text:p text:style-name="P351">Peanut Gallery: <text:span text:style-name="T560">What about a break?</text:span></text:p>
      <text:p text:style-name="P366">Tongorango: What about a-- “Rule 3? No breaks either, you sloth.” <text:span text:style-name="T561">Rats.</text:span></text:p>
      <text:p text:style-name="P367">Then he said “<text:span text:style-name="T562">Rule 4: Then put all the garbage in it’s correct receptacle-- reciprocal? Replicate?</text:span>”</text:p>
      <text:p text:style-name="P352"><text:soft-page-break/>Peanut Gallery: <text:span text:style-name="T562">Yeah! Replicate! It means to make another one. I think if you just rip it in half it’ll be like duplicating.</text:span></text:p>
      <text:p text:style-name="P368">Tongorango: Oh.</text:p>
      <text:p text:style-name="P369">So, I walked into the kitchen and tried to find some garbage. <text:span text:style-name="T563">Hmm. The cupboards? The sink?</text:span></text:p>
      <text:p text:style-name="P370">Well, Nels was pointing at the trash can, so I said “The trash can is garbage?” Oh, what’s that Nels? “Rule 1B? Trash goes in the trash can, you idiot, the trash can is not trash, dummy?”</text:p>
      <text:p text:style-name="P371">So, I opened the trash can, <text:span text:style-name="T564">took out the bag, and ripped it half!</text:span></text:p>
      <text:p text:style-name="P372">Nels gasped.</text:p>
      <text:p text:style-name="P373">Then I saw something that would solve all my problems. It turned out that Nels’ sink had a garbage disposal, so I stuck the garbage in there with my head, turned it on and-- OUCH! <text:span text:style-name="T565">Yep, kind of ripped my eyes out-- again.</text:span></text:p>
      <text:p text:style-name="P374">What’s that, Nels? “Rule Number 5? Garbage goes out front not in the garbage disposal you cretin, and never stick your head in the garba<text:span text:style-name="T566">ge disposal?</text:span>” <text:span text:style-name="T567">Yeah, that would have been a useful rule a few minutes ago.</text:span></text:p>
      <text:p text:style-name="P375">So, then since I couldn’t see, I started ripping out random things and throwing them out front. The cupboards, Nels’ kitchen sink-- What’s that, Nels? I passed the test with flying colors and I can go home now? <text:span text:style-name="T568">Great. But don’t you want me to help you finish? It’s already finished? Great.</text:span></text:p>
      <text:p text:style-name="P376">Well, I still didn’t have eyes, but it was trash day, so I could bump into other people’s garbage and see what they had thrown out-- which was mostly old fish vomit. Blaugh! <text:span text:style-name="T569">But at least I had something for eyes.</text:span></text:p>
      <text:h text:style-name="P692" text:outline-level="1"><text:bookmark-start text:name="__RefHeading___Toc2705_1303525088"/>Tongorango learns to fly<text:bookmark-end text:name="__RefHeading___Toc2705_1303525088"/></text:h>
      <text:p text:style-name="P377">Tongorango: <text:span text:style-name="T570">You know that you can get a pilot’s license really young? I was learning to fly with Nels.</text:span></text:p>
      <text:p text:style-name="P377">“<text:span text:style-name="T571">The most important thing to do when flying,</text:span>” <text:span text:style-name="T571">Nels said, “is going up, up, up!”</text:span></text:p>
      <text:p text:style-name="P378">So you just hit the space bar as hard as you can.</text:p>
      <text:p text:style-name="P353">Peanut Gallery: <text:span text:style-name="T572">The space bar?</text:span></text:p>
      <text:p text:style-name="P379">Tongorango: Everyone knows that space is up. So if you hit the space bar, you start going up, up, up!</text:p>
      <text:p text:style-name="P380">Well, one day I was flying with Nels, <text:span text:style-name="T573">going up, up, up, when all of a sudden the engine said “I’m tired now. I think I’ll take a little nap.” and we started going down, down, down.</text:span></text:p>
      <text:p text:style-name="P381">Then I said “Nels? Nels? Nels, I need some help here. What should I do?”</text:p>
      <text:p text:style-name="P382">Then I looked and saw that Nels was parachuting out of the sky.</text:p>
      <text:p text:style-name="P382">“<text:span text:style-name="T575">Nels! Nels, can you hear me?</text:span>”</text:p>
      <text:p text:style-name="P382">“<text:span text:style-name="T576">Nope. Can’t hear you.</text:span>”</text:p>
      <text:p text:style-name="P382">“<text:span text:style-name="T577">You sure?</text:span>”</text:p>
      <text:p text:style-name="P143"><text:span text:style-name="T574">“Yep. Definitely sure.”</text:span></text:p>
      <text:p text:style-name="P383">“Rats.”</text:p>
      <text:p text:style-name="P383">“<text:span text:style-name="T578">Yep. Rats. Bye!</text:span>”</text:p>
      <text:p text:style-name="P384">Well, fortunately the plane was falling much faster than Nels was, so it was pretty easy to steer into him and rip his parachute to shreds so that he could get in and hear me.</text:p>
      <text:p text:style-name="P385">Then he decided that it was a lot better idea to climb back in again.</text:p>
      <text:p text:style-name="P385">“<text:span text:style-name="T579">Nels? Nels, what do we do now?</text:span>”</text:p>
      <text:p text:style-name="P386">Nels: Let’s just turn the key again.</text:p>
      <text:p text:style-name="P387">Tongorango: What key?</text:p>
      <text:p text:style-name="P387">Nels: The ignition key! The only key there is!</text:p>
      <text:p text:style-name="P388">Tongorango: Okay. <text:span text:style-name="T580">Oops. Nels, you know how if you’re falling at 100 mph and if you say “Okay” with a key in your mouth...</text:span></text:p>
      <text:p text:style-name="P389">Nels: I know, I know. You dropped the key, didn’t you.</text:p>
      <text:p text:style-name="P354">Peanut Gallery: <text:span text:style-name="T581">If you pull up hard, your wings will start to generate some lift.</text:span></text:p>
      <text:p text:style-name="P390">Tongorango: So then I started pulling up, and we started to gain some lift, when all of a sudden...<text:span text:style-name="T581"> </text:span>I got an itch, and started scratching it... and we started going down, down, down again.</text:p>
      <text:p text:style-name="P391">Nels: Stop that, you idiot! You’re gonna kill us all!</text:p>
      <text:p text:style-name="P392">Tongorango: Just a second, Nels. This really bugs me. &lt;scratch scratch&gt;</text:p>
      <text:p text:style-name="P393"><text:soft-page-break/>Well, then we hit the ground at 100 mph.</text:p>
      <text:p text:style-name="P394">I landed in the ground and made a hole, and softened Nels’ fall as he landed on top of me and bounced off.</text:p>
      <text:p text:style-name="P394">“Wow, look at that! I didn’t lose any eyes this time! Nels? Nels? <text:span text:style-name="T582">Uh oh.</text:span>” <text:span text:style-name="T583">Then Nels landed on me feet first through one eye and out the other. Ouch.</text:span></text:p>
      <text:p text:style-name="P395">Well, then I got a medal of bravery for saving Nels’ life and all, and I traded it in for some gumballs, and I had eaten some of them when I realized that they were just about the right size!</text:p>
      <text:p text:style-name="P395">Peanut Gallery: Gumballs? The right size?</text:p>
      <text:p text:style-name="P395">Tongorango: Well, later I found out that they were hubcaps, but that’s a different story.</text:p>
      <text:p text:style-name="P395">Peanut Gallery: Nels, were you jealous of Tongorango getting a medal?</text:p>
      <text:p text:style-name="P395">Nels: Me? Get jealous? <text:span text:style-name="T584">Of a cretin such as him? Certainly not.</text:span></text:p>
      <text:h text:style-name="P693" text:outline-level="1"><text:bookmark-start text:name="__RefHeading___Toc2707_1303525088"/>Tongorango searches for Petunia<text:bookmark-end text:name="__RefHeading___Toc2707_1303525088"/></text:h>
      <text:p text:style-name="P396">Tongorango: Well, one day my mom said to me “Tongorango, go find your sister Petunia.”</text:p>
      <text:p text:style-name="P397">And I said “Aw, man! Do I have to--” I mean, I said “Yes, Mom!” <text:span text:style-name="T585">and I went upstairs </text:span><text:span text:style-name="T5">very obediently</text:span><text:span text:style-name="T59"> and opened the door to her room.</text:span></text:p>
      <text:p text:style-name="P398"><text:span text:style-name="T59">T</text:span><text:span text:style-name="T41">hen I said “Petunia?</text:span><text:change-start text:change-id="ct53077440"/><text:span text:style-name="T41"> </text:span><text:change-end text:change-id="ct53077440"/><text:span text:style-name="T41">Petunia? Petunia? Petunia?”</text:span></text:p>
      <text:p text:style-name="P63">Well, after about 20 “Petunia?”s, I started getting worried. I bet she’s been captured by Muslims!</text:p>
      <text:p text:style-name="P64">Peanut Gallery: Now you need to find Bryce and go to Turkey!</text:p>
      <text:p text:style-name="P64">Tongorango: Let’s see-- I need to find some rice to go with turkey-- I wonder if my old buddy old pal Nels has some!</text:p>
      <text:p text:style-name="P402"><text:span text:style-name="T41">So, I decided to put on a disguise because it worked for that journalist guy. </text:span><text:span text:style-name="T60">I got a black marker and drew on some sideburns </text:span><text:span text:style-name="T61">and a big ugly mustache, and walked over to Nels’ house and said “Allo, young man. I am a journalist and I need to interview you, young man.”</text:span></text:p>
      <text:p text:style-name="P403"><text:span text:style-name="T61">T</text:span><text:span text:style-name="T41">hen Nels said “What are you doing here, you monstrosity?”</text:span></text:p>
      <text:p text:style-name="P65">I said “Ya, ya. I come to take you to the Isle of Wonder, ya.”</text:p>
      <text:p text:style-name="P66">“Did your accent just change?”</text:p>
      <text:p text:style-name="P404"><text:span text:style-name="T41">“</text:span><text:span text:style-name="T62">Oh of course not-- I mean Ya, ya. No, no-- alright Nels, it’s me! Petunia’s been captured by Muslims! We need to go to Turkey immediately!</text:span><text:span text:style-name="T41">”</text:span></text:p>
      <text:p text:style-name="P67">Then Nels said something about getting rid of that imbecile for good and said that he would come with me and help me.</text:p>
      <text:p text:style-name="P68">So we set off with some peanut butter and jelly sandwiches and a chicken.</text:p>
      <text:p text:style-name="P405"><text:span text:style-name="T41">Well, we walked all the way to Turkey-- only Nels rode on my back the whole way--</text:span><text:span text:style-name="T63"> and after a certain point Nels walked off with the chicken that had been pooping on my back the whole time-- aw, Nels! Why didn’t you tell me? </text:span><text:span text:style-name="T64">and </text:span><text:span text:style-name="T65">ran away.</text:span><text:span text:style-name="T66"> Then I saw a guy with a gun.</text:span></text:p>
      <text:p text:style-name="P406"><text:span text:style-name="T66">“</text:span><text:span text:style-name="T41">Hey, look Nels! There’s a guy with a gun! </text:span><text:span text:style-name="T67">Aahh! Bullets!</text:span><text:span text:style-name="T66">”</text:span></text:p>
      <text:p text:style-name="P407"><text:span text:style-name="T66">W</text:span><text:span text:style-name="T41">ell, then Nels decided to climb back on. He decided that you could be a target, you just had to be the smallest target, and as long as he was the smallest target he would be f-f-fine-- how big is that chicken?</text:span></text:p>
      <text:p text:style-name="P407"><text:span text:style-name="T41">“</text:span><text:span text:style-name="T68">Alright, Nels. Start blowing air into that chicken. We need to make it bigger.</text:span><text:span text:style-name="T41">”</text:span></text:p>
      <text:p text:style-name="P69">Then the guy started shooting at us again.</text:p>
      <text:p text:style-name="P408"><text:span text:style-name="T41">I started running. </text:span><text:span text:style-name="T69">Then I saw a car.</text:span></text:p>
      <text:p text:style-name="P409"><text:span text:style-name="T69">“</text:span><text:span text:style-name="T41">Hey, Nels!</text:span><text:span text:style-name="T69">” </text:span><text:span text:style-name="T41">I said. “Bring the gas tank over here. I saw this in a movie. </text:span><text:span text:style-name="T70">If we pour gasoline all over ourselves, </text:span><text:span text:style-name="T71">and light a match-- AAHHH!!!!!</text:span><text:span text:style-name="T41">” </text:span><text:span text:style-name="T72">Stupid movies. Always failing me.</text:span></text:p>
      <text:p text:style-name="P399"><text:span text:style-name="T72">Peanut Gallery: </text:span><text:span text:style-name="T73">You need to find a cactus, because those have water you can use to put the fire out!</text:span></text:p>
      <text:p text:style-name="P410"><text:span text:style-name="T73">T</text:span><text:span text:style-name="T41">ongorango: That’s a great idea! So, we started looking for a cactus, </text:span><text:span text:style-name="T74">but then Nels found this little house-thing and went into it.</text:span></text:p>
      <text:p text:style-name="P411"><text:soft-page-break/><text:span text:style-name="T74">T</text:span><text:span text:style-name="T41">hen the guy with the gun started shooting at us again. </text:span><text:span text:style-name="T75">Aahh! Bullets!</text:span></text:p>
      <text:p text:style-name="P412"><text:span text:style-name="T75">W</text:span><text:span text:style-name="T41">ell, then he threw something into Nels’ house. </text:span><text:span text:style-name="T76">He must be throwing down his gun so that we can have a turn. “Hey, Nels! He gave us his gun so that now we can have a turn shooting at him!”</text:span></text:p>
      <text:p text:style-name="P413"><text:span text:style-name="T76">W</text:span><text:span text:style-name="T41">ell, Nels said “You first” </text:span><text:span text:style-name="T77">and threw the gun or whatever it was </text:span><text:span text:style-name="T78">to me.</text:span></text:p>
      <text:p text:style-name="P414"><text:span text:style-name="T78">S</text:span><text:span text:style-name="T41">o I put it in my mouth, and pulled the trigger or </text:span><text:span text:style-name="T79">something, and then-- I think I pulled the wrong trigger, because there was a big explosion and my eyes got popped out.</text:span></text:p>
      <text:p text:style-name="P416"><text:span text:style-name="T79">W</text:span><text:span text:style-name="T41">ell, then I decided that it was time to go home.</text:span></text:p>
      <text:p text:style-name="P400"><text:span text:style-name="T41">Peanut Gallery: </text:span><text:span text:style-name="T81">But what about Petunia?</text:span></text:p>
      <text:p text:style-name="P417"><text:span text:style-name="T81">T</text:span><text:span text:style-name="T41">ongorango: Oh, yeah! That was the reason we came out here, wasn’t it. Not just for the free chickens.</text:span></text:p>
      <text:p text:style-name="P415"><text:span text:style-name="T79">W</text:span><text:span text:style-name="T41">ell, then I thought of a brilliant idea. “</text:span><text:span text:style-name="T80">Hey, Nels! Why don’t you go up there and sacrifice yourself </text:span><text:span text:style-name="T82">so that me and Petunia can get away?</text:span><text:span text:style-name="T41">”</text:span></text:p>
      <text:p text:style-name="P70">Well, Nels said that I should sacrifice myself so that him and the chicken could get away.</text:p>
      <text:p text:style-name="P71">Hmm. How about we just give up the chicken instead?</text:p>
      <text:p text:style-name="P71">What? You’re in love with the chicken? You’d rather give up me than it? Wow. What’s a guy to do?</text:p>
      <text:p text:style-name="P71">So then I pushed the guy over, and ran off with Nels on my back--</text:p>
      <text:p text:style-name="P401"><text:span text:style-name="T41">Peanut Gallery: </text:span><text:span text:style-name="T83">What happened to that guy?</text:span></text:p>
      <text:p text:style-name="P71">Tongorango: Well, radical Muslims don’t like being pushed over. He probably went back to his mom crying.</text:p>
      <text:p text:style-name="P72">Well, anyway we found a helicopter and escaped with all these guys carrying green lasers, and flew back to my house-- and then we found out that Petunia was in the bathroom all along.</text:p>
      <text:p text:style-name="P73">Well, then the chicken started laying some eggs, and we were able to use those for eyes. A little on the small side, but hey.</text:p>
      <text:p text:style-name="P418"><text:span text:style-name="T41">Well, then it fell out, and Nels turned them into sunny-side-up eggs, which were a lot more the right si</text:span><text:span text:style-name="T84">ze. </text:span><text:span text:style-name="T85">And they were a lot tastier too-- oops.</text:span></text:p>
      <text:p text:style-name="P74">Peanut Gallery: Why don’t you just use the chicken for eyes?</text:p>
      <text:p text:style-name="P419"><text:span text:style-name="T85">T</text:span><text:span text:style-name="T41">ongorango: Yeah! How about it, Nels? Why don’t we cut the chicken in half? What? You’d rather cut me in half? I don’t see how that would solve anything. Oh, you do? Oh.</text:span></text:p>
      <text:h text:style-name="P694" text:outline-level="1"><text:bookmark-start text:name="__RefHeading___Toc2709_1303525088"/>Tongorango paints the hallway<text:bookmark-end text:name="__RefHeading___Toc2709_1303525088"/></text:h>
      <text:p text:style-name="P420">Tongorango: You ever paint the hallway?</text:p>
      <text:p text:style-name="P420">Peanut Gallery: Yep.</text:p>
      <text:p text:style-name="P420">Tongorango: Pretty fun, isn’t it?</text:p>
      <text:p text:style-name="P420">Peanut Gallery: No.</text:p>
      <text:p text:style-name="P421">Tongorango: Well, one day Nels was painting the hallway and I was just about to leave and go play outside when Nels said “I want you to go because I want to paint the hallway all by myself because it’s so much fun.”</text:p>
      <text:p text:style-name="P422">And I said “Fun? Oh. Hey, Nels, can I paint?”</text:p>
      <text:p text:style-name="P422">“No! I want to keep all the fun to myself.”</text:p>
      <text:p text:style-name="P422">“<text:span text:style-name="T6">Please</text:span><text:span text:style-name="T86">, Nels? </text:span><text:span text:style-name="T87">I’ve got a hundred dollars.</text:span>”</text:p>
      <text:p text:style-name="P422">“<text:span text:style-name="T586">No! You can’t have any!</text:span>”</text:p>
      <text:p text:style-name="P422">“<text:span text:style-name="T587">Nels! I gotta have fun! I’ll give you anything you want!</text:span>”</text:p>
      <text:p text:style-name="P422">“<text:span text:style-name="T588">Anything?</text:span>”</text:p>
      <text:p text:style-name="P423">“<text:span text:style-name="T3">Anything.</text:span><text:span text:style-name="T41">”</text:span></text:p>
      <text:p text:style-name="P75">“Alright. I’ll remember.”</text:p>
      <text:p text:style-name="P76">I’ve never had any fun like it! All those ups and downs, and side to sides, and all the free milk that you get-- &lt;glug glug glug&gt; whoa. This doesn’t taste so good.</text:p>
      <text:p text:style-name="P77">Peanut Gallery: It’s paint.</text:p>
      <text:p text:style-name="P77">Tongorango: Whoa. Yuck. <text:span text:style-name="T589">So then I started throwing up the paint on the clean white wall-- and I realized that it was just making the job faster! So &lt;glug glug glug glug&gt; &lt;barf-f-f-f-f&gt; &lt;glug glug glug glug&gt; &lt;barf-f-f-f-f&gt; &lt;glug glug glug glug&gt; &lt;inhale&gt; Blaugh! &lt;cough cough cough&gt; I think that went up the wrong tube. Then it started coming out my nose. Wow. This sure is fun. I’ve never had paint come up my nose before.</text:span></text:p>
      <text:p text:style-name="P78">Well, I was about to leave when all of a sudden-- Hey, Nels! How’s it going?</text:p>
      <text:p text:style-name="P79">Nels: I’ve come for payment.</text:p>
      <text:p text:style-name="P80">Tongorango: Oh, right. A hundred dollars?</text:p>
      <text:p text:style-name="P80">Nels: No. You said <text:span text:style-name="T3">anything.</text:span></text:p>
      <text:p text:style-name="P80">Tongorango: Well, you know what I meant by <text:span text:style-name="T3">anything</text:span>--</text:p>
      <text:p text:style-name="P81">Nels: I know what you meant. <text:span text:style-name="T590">I want something from you.</text:span></text:p>
      <text:p text:style-name="P82">Tongorango: What?</text:p>
      <text:p text:style-name="P82">Nels: Your firstborn child.</text:p>
      <text:p text:style-name="P83">Tongorango: WHAT!??!</text:p>
      <text:p text:style-name="P84"><text:soft-page-break/>Nels: Or your eyes. One of the two.</text:p>
      <text:p text:style-name="P85">Tongorango: Whoa. That’s a pretty tough choice. <text:span text:style-name="T591">Well, I guess my firstborn child. See ya later Nels.</text:span></text:p>
      <text:p text:style-name="P86">Well, many years later-- or the next day, one of the two. They’re pretty much the same-- <text:span text:style-name="T592">Nels showed up while I was washing the dishes.</text:span></text:p>
      <text:p text:style-name="P86">“<text:span text:style-name="T593">Oh, hi Nels. What’s that weird look on your face for?</text:span>”</text:p>
      <text:p text:style-name="P87">Nels: I’ve come for payment.</text:p>
      <text:p text:style-name="P87">Tongorango: Oh. Firstborn child? Oh. Well, you see, I don’t actually have a firstborn child. Oh well. I’ve got a hundred dollars around here somewhere.</text:p>
      <text:p text:style-name="P88">Then Nels took his penknife and--</text:p>
      <text:p text:style-name="P88">Nels: &lt;jabs Tongorango’s eyes out&gt;</text:p>
      <text:p text:style-name="P89">Tongorango: Hey! What’cha do that for? I was using those to look for a hundred dollars!</text:p>
      <text:p text:style-name="P90">Nels: Ha ha! I’ll sell these for more than that! &lt;scuttles off&gt;</text:p>
      <text:p text:style-name="P91">Tongorango: Sell? Maybe I’ll buy them. <text:span text:style-name="T594">I’d better get on a disguise.</text:span></text:p>
      <text:p text:style-name="P92">Peanut Gallery: <text:span text:style-name="T595">Put on some sideburns and toenails.</text:span></text:p>
      <text:p text:style-name="P93">Tongorango: Good idea. <text:span text:style-name="T596">&lt;scribbles on face&gt; &lt;puts stuff on toes&gt;</text:span></text:p>
      <text:p text:style-name="P94">Then I went to Nels’ house <text:span text:style-name="T597">and knocked down the door. Nels came to it.</text:span></text:p>
      <text:p text:style-name="P94">“<text:span text:style-name="T598">Ah, hello! I am Mister Wang. From the Chinese restaurant. I need eyeballs for eye soup. You have eyes?</text:span>”</text:p>
      <text:p text:style-name="P95">Nels: Tongorango, what are you doing with green marker all over your face?</text:p>
      <text:p text:style-name="P96">Tongorango: What? I mean “Oh, you must be mistaking that for a beard. You have eye<text:span text:style-name="T599">balls</text:span>?”</text:p>
      <text:p text:style-name="P97">Nels: And celery on your toenails?</text:p>
      <text:p text:style-name="P97">Tongorango: So that’s what it was!</text:p>
      <text:p text:style-name="P98">Nels: I sold them already.</text:p>
      <text:p text:style-name="P99">Tongorango: WHAT?!?! I mean “What? You sold them?”</text:p>
      <text:p text:style-name="P100">Nels: To a museum.</text:p>
      <text:p text:style-name="P101">Tongorango: Rats. <text:span text:style-name="T600">So then I went down to the dinosaur museum where they were displaying their million year old prehistoric eyeballs. I said “Hey, you know, those eyes you got? They’re really mine, and they’re only a few days old. Could I have them back?”</text:span></text:p>
      <text:p text:style-name="P102">Well, he said that <text:span text:style-name="T601">he didn’t believe that I was a talking dinosaur, and he said that they paid for them fair and square. I mean, what do you do when someone doesn’t believe that you’re a talking dinosaur?</text:span></text:p>
      <text:p text:style-name="P103">Peanut Gallery: Growl at them?</text:p>
      <text:p text:style-name="P103">Tongorango: Growl? I was just going to recite a poem or something.</text:p>
      <text:p text:style-name="P104"><text:soft-page-break/>Well, then I decided to sneak in there at night. <text:span text:style-name="T602">So late that night I tried sneaking in through the windows. I think-- I think-- nope, can’t even get my nose in there. So then I climbed up the museum wall and tried to find that big glass window at the top-- crash! Whew. What did I land on? Bones? Oh, sorry. WHAT? THE WRONG MUSEUM? And why are all these people yelling at me? It’s the middle of the night! My watch says 12:00 and it’s dark! Fortunately they didn’t mind me crashing through their wall and stealing their gumball machine and using it for an eye.</text:span></text:p>
      <text:p text:style-name="P105">Then Nels told me to go to the art museum and look at his amazing work of art, “Eyeballs”. <text:span text:style-name="T603">So I went there and saw-- Nels had cut up my eyes and put them together in weird shapes. Rats. Then I glued the eye pieces together with some bubble gum and stuck that in for my other eye.</text:span></text:p>
      <text:h text:style-name="P695" text:outline-level="1"><text:bookmark-start text:name="__RefHeading___Toc3008_3986928169"/>Tongorango sleepwalks<text:bookmark-end text:name="__RefHeading___Toc3008_3986928169"/></text:h>
      <text:p text:style-name="P424">Tongorango: <text:span text:style-name="T604">My eyes? Fell out? I was asleep when that happened. I was sleepwalking.</text:span></text:p>
      <text:p text:style-name="P425">Peanut Gallery: Sleepwalking?</text:p>
      <text:p text:style-name="P427">Tongorango: Yeah. Sleepwalking. <text:span text:style-name="T605">I woke up in the morning and it was still night. Then I heard an owl tapping on my window. He told me that I was sleepwalking.</text:span></text:p>
      <text:p text:style-name="P428">Apparently I got hungry at night and my body was trying to find some food. <text:span text:style-name="T606">Unfortunately I took a wrong turn at the refrigerator and hit the front door.</text:span></text:p>
      <text:p text:style-name="P429">Then I started walking through a forest. Apparently my sleepwalking self wasn’t smart enough to go around trees <text:span text:style-name="T607">and I just went &lt;BAM! BAM! BAM! BAM!&gt; until it crashed down and I could walk forward.</text:span></text:p>
      <text:p text:style-name="P430">Then I got to a river, which is a problem for some people <text:span text:style-name="T608">but not for dinosaurs because they’re so tall. Unless the river is so deep that at one point only your eyes are above the water. Which happened.</text:span></text:p>
      <text:p text:style-name="P431">Then some alligators saw <text:span text:style-name="T609">my eyes sticking out and thought that they were waterfowl or something and started chasing them. Then a hippo wanted them too and started attacking the alligators. Then an elephant jumped in and started attacking the hippo. Then a pack of lions saw us all and wanted everything and started attacking everything!</text:span></text:p>
      <text:p text:style-name="P432">I just kept <text:span text:style-name="T610">walking to the other side where I opened the river-bank and started eating. When I brushed my teeth in the morning it was all brown so I must have been eating chocolate.</text:span></text:p>
      <text:p text:style-name="P433">Well, then I was full <text:span text:style-name="T611">so I went back to my house with the alligators and the hippo and elephant and lions following. After I rested, I wanted someone to play with so I went to Nels’ house with my new friends following. But when I opened the door I really had to go to the bathroom so I went to Nels’ dresser and opened a drawer and climbed inside-- and by that I mean sat on it and crushed it.</text:span></text:p>
      <text:p text:style-name="P434">Well, then I heard Nels screaming and running around being chased by lions. <text:span text:style-name="T612">He was trying to figure out which end of the dart gun goes where.</text:span></text:p>
      <text:p text:style-name="P435">Well, <text:span text:style-name="T613">Nels was going around and around and around, and then he seemed to be confused and started shooting darts through my eyes, thinking that I was the cause of the problem. Then he went to the refrigerator and started throwing out all the food at the lions, which worked until I smelled it and started eating it and the lions smelled Nels more. I think most of him got away. They got his bow-tie-- and one of his eyes.</text:span></text:p>
      <text:p text:style-name="P436">Well, <text:span text:style-name="T614">then I started going back home.</text:span></text:p>
      <text:p text:style-name="P426">Peanut Gallery: <text:span text:style-name="T615">What about Nels and all the lions and alligators and elephants?</text:span></text:p>
      <text:p text:style-name="P437">Tongorango: What? You think <text:span text:style-name="T616">he doesn’t want them there? Oh.</text:span></text:p>
      <text:p text:style-name="P438">Well, then I started going back. <text:span text:style-name="T617">There were a lot of “NO TRESPASSING” signs that I had to go past, and a lot of boarded up windows and doors I had to tear off. Apparently the alligators had taken up residence in the pool, while the hippo took the bathtub. The elephant was tearing down trees to make a tree house, and the lions were getting ready to pounce on me-- OUCH!!</text:span></text:p>
      <text:p text:style-name="P439"><text:soft-page-break/>Well, to start I flung off the lions into someone’s dump truck. <text:span text:style-name="T618">Then I picked up Nels’ bathtub and put it out front to get rid of the hippo. I got rid of the elephant by beating him at soccer, and then he went away ashamed. Elephants don’t like losing.</text:span></text:p>
      <text:p text:style-name="P440">And the alligators I just left in there because I thought they were cute. <text:span text:style-name="T619">And you hardly notice them at all.</text:span></text:p>
      <text:p text:style-name="P441">Then Nels’ parents wanted to reward me, so they <text:span text:style-name="T620">bought me new eyes that were a few sizes too small, and I used them for buttons on my side pockets.</text:span></text:p>
      <text:p text:style-name="P442">Fortunately, there were a lot of NO TRESPASSING signs lying around, so I stuck some of those in. Worked pretty well.</text:p>
      <text:p text:style-name="P443">Peanut Gallery: Nels, how did you get the alligators out of the pool?</text:p>
      <text:p text:style-name="P444">Nels: That ferocious beast! &lt;points towards Tongorango&gt; We had to use the pool skimmer to get them out.</text:p>
      <text:h text:style-name="P696" text:outline-level="1"><text:bookmark-start text:name="__RefHeading___Toc3522_1535367012"/>Tongorango and the hot air balloon<text:bookmark-end text:name="__RefHeading___Toc3522_1535367012"/></text:h>
      <text:p text:style-name="P445">Tongorango loves to dance, Tongorango loves to prance, he loves to eat Nels’ under<text:span text:style-name="T3">pa-</text:span><text:span text:style-name="T7">a-a-a-</text:span><text:span text:style-name="T3">nts</text:span><text:span text:style-name="T41">! </text:span><text:span text:style-name="T88">For the love of Blanche!</text:span></text:p>
      <text:p text:style-name="P446"><text:span text:style-name="T88">N</text:span><text:span text:style-name="T41">els: That doesn’t even make any sense! And stay out of my dresser!</text:span></text:p>
      <text:p text:style-name="P447"><text:span text:style-name="T41">Tongorango: Well, one day I was walking down the street when I saw the first squirrel I had ever seen in my life! Or at least that day. </text:span><text:span text:style-name="T89">I wanted to make friends with it, and I thought that squirrels might like shiny things, so I went into Nels’ room and grabbed a jar with fireflies in it-- only I kinda smashed the jar and they all got out. </text:span><text:span text:style-name="T90">Then I grabbed Nels’ house keys.</text:span></text:p>
      <text:p text:style-name="P448"><text:span text:style-name="T90">W</text:span><text:span text:style-name="T41">ell, I gave him the house keys, and he really liked them! He was up in a tree in a flash! Then Nels came running up.</text:span></text:p>
      <text:p text:style-name="P448"><text:span text:style-name="T41">“</text:span><text:span text:style-name="T91">Oh, hi Nels. </text:span><text:span text:style-name="T92">That squirrel really liked those house keys of yours. You don’t need them anytime soon, do you?</text:span><text:span text:style-name="T41">”</text:span></text:p>
      <text:p text:style-name="P448"><text:span text:style-name="T41">“</text:span><text:span text:style-name="T93">Of course I do! </text:span><text:span text:style-name="T94">Get them back!</text:span><text:span text:style-name="T41">”</text:span></text:p>
      <text:p text:style-name="P106">Then the squirrel started running.</text:p>
      <text:p text:style-name="P449"><text:span text:style-name="T41">“</text:span><text:span text:style-name="T95">Wow, look at him go! Jumping from tree to tree </text:span><text:span text:style-name="T96">like lightning! </text:span><text:span text:style-name="T97">You’d better run fast, Nels!</text:span><text:span text:style-name="T41">”</text:span></text:p>
      <text:p text:style-name="P449"><text:span text:style-name="T41">“</text:span><text:span text:style-name="T98">ME? Who lost my house keys? Run, you oblong elephant!</text:span><text:span text:style-name="T41">”</text:span></text:p>
      <text:p text:style-name="P107">Well, we started chasing after it, and I was just about to pounce on it when-- I pounced-- and missed.</text:p>
      <text:p text:style-name="P450"><text:span text:style-name="T41">“</text:span><text:span text:style-name="T99">Get up! He’s getting away!</text:span><text:span text:style-name="T41">” </text:span><text:span text:style-name="T99">Nels shouted.</text:span></text:p>
      <text:p text:style-name="P451"><text:span text:style-name="T41">Well, we started chasing it again, and we were just about to get it when an eagle swooped down and grabbed it in his claws </text:span><text:span text:style-name="T100">and flew away.</text:span></text:p>
      <text:p text:style-name="P451"><text:span text:style-name="T100">“</text:span><text:span text:style-name="T101">Well, it was a good try Nels.</text:span><text:span text:style-name="T100">” </text:span><text:span text:style-name="T102">I said. </text:span><text:span text:style-name="T103">Just then Sam came flying down in his hot air balloon.</text:span></text:p>
      <text:p text:style-name="P452"><text:span text:style-name="T103">S</text:span><text:span text:style-name="T41">am: Bark-bark-bark!</text:span></text:p>
      <text:p text:style-name="P453"><text:span text:style-name="T41">Tongorango: Oh, hi Sam. </text:span><text:span text:style-name="T104">You don’t mind if I just throw you out and-- &lt;grunt grunt&gt; </text:span><text:span text:style-name="T105">grab on to the bottom of this--</text:span></text:p>
      <text:p text:style-name="P454"><text:span text:style-name="T105">T</text:span><text:span text:style-name="T41">hen Nels climbed </text:span><text:span text:style-name="T106">in and Sam rushed up my neck, but we didn’t seem to be getting very high. </text:span><text:span text:style-name="T107">I wonder wh</text:span><text:span text:style-name="T108">at could be holding us down?</text:span></text:p>
      <text:p text:style-name="P455"><text:span text:style-name="T108">N</text:span><text:span text:style-name="T41">els: Maybe it’s that colossal </text:span><text:span text:style-name="T111">brachi</text:span><text:span text:style-name="T110">saurus </text:span><text:span text:style-name="T109">holding </text:span><text:span text:style-name="T111">on to the bottom of the basket?</text:span></text:p>
      <text:p text:style-name="P456"><text:span text:style-name="T41">Tongorango: Well, Sam was able to burn the fire hotter, and we were almost to the eagle-- just a few more inches! </text:span><text:span text:style-name="T112">I heard Sam saying that we needed </text:span><text:span text:style-name="T113">more ballast.</text:span></text:p>
      <text:p text:style-name="P457"><text:span text:style-name="T113">S</text:span><text:span text:style-name="T41">am: We need more ballast, Nels! What can we throw overboard?</text:span></text:p>
      <text:p text:style-name="P458"><text:span text:style-name="T41">Nels: I know just the thing. </text:span><text:span text:style-name="T114">&lt;STAB&gt;</text:span></text:p>
      <text:p text:style-name="P108">Tongorango: OUCH!</text:p>
      <text:p text:style-name="P109">Well, we got a little bit lighter somehow-- and a little bit darker-- and Nels was able to grab the squirrel by the tail and pull him in.</text:p>
      <text:p text:style-name="P110"><text:soft-page-break/>Well, you know how squirrels love to jump around? Well, he jumped over the edge and--</text:p>
      <text:p text:style-name="P110">Peanut Gallery: You jumped too to save him?</text:p>
      <text:p text:style-name="P111">Tongorango: You could say that. Or you could say I yawned. One of the two. Anyway, I landed first and the squirrel landed in my eye sockets.</text:p>
      <text:p text:style-name="P459"><text:span text:style-name="T41">Well, what happened was that the squirrel got out, but he thought that my eyes were a great place to store nuts, </text:span><text:span text:style-name="T115">so I got some eyes that way. Unfortunately sometimes he would come back and eat them, </text:span><text:span text:style-name="T116">so one day I went into Nels’ house and found some records that said “Mint condition, an-ti-queue.”</text:span></text:p>
      <text:p text:style-name="P460"><text:span text:style-name="T116">A</text:span><text:span text:style-name="T41">ntique? </text:span><text:span text:style-name="T117">What’s that mean? Probably means great for eyeballs! So I stuck them in and-- yep, they worked great! Oh, hi squirrel. Another nut? Thanks. No, don’t eat it-- rats.</text:span></text:p>
      <text:h text:style-name="P697" text:outline-level="1"><text:bookmark-start text:name="__RefHeading___Toc3524_1535367012"/>Tongorango makes popcorn<text:bookmark-end text:name="__RefHeading___Toc3524_1535367012"/></text:h>
      <text:p text:style-name="P461">Tongorango, Tong-Tongorango, show show show! <text:span text:style-name="T621">Tongorango, Tong-Tongorango-go-show-go-go!</text:span></text:p>
      <text:p text:style-name="P462">Tongorango: Well, one day I was walking down the street. On a bicycle.</text:p>
      <text:p text:style-name="P463">Peanut Gallery: Walking on a BICYCLE?</text:p>
      <text:p text:style-name="P469">Tongorango: Yeah. What’s wrong with that?</text:p>
      <text:p text:style-name="P464">Peanut Gallery: <text:span text:style-name="T622">Could your feet touch the pedals?</text:span></text:p>
      <text:p text:style-name="P470">Tongorango: I think so. <text:span text:style-name="T623">My tail was on the ground, but my feet were on the bike, when I saw a black cloud in the horizon. You ever seen that?</text:span></text:p>
      <text:p text:style-name="P465">Peanut Gallery: <text:span text:style-name="T624">Yes.</text:span></text:p>
      <text:p text:style-name="P471">Tongorango: It was big, and black, and really low, and really fast, and dropping pieces of burning ash on my-- AAHH! <text:span text:style-name="T625">f</text:span>ace.</text:p>
      <text:p text:style-name="P472">Then I realized that the smoke was coming from the direction of Nels’ house, <text:span text:style-name="T626">which reminded me of last night. We were up in Nels’ room, and Nels said that he was trying to figure out how lightning bugs worked, and he said that he was pretty close, but he had some chemicals that he couldn’t mix up. Well, it was getting boring, so I went down to make some popcorn. And everyone knows, you can’t make popcorn without something to put on it.</text:span></text:p>
      <text:p text:style-name="P466">Peanut Gallery: <text:span text:style-name="T627">Nutritional Yeast?</text:span></text:p>
      <text:p text:style-name="P473">Tongorango: Yeah! Something like that. <text:span text:style-name="T628">So I went to the cupboard and got Nels’ bottle of nutritional yeast, but it was only half full, so I decided that I’d better count it to see if there was enough.</text:span></text:p>
      <text:p text:style-name="P474">Well, by the time I finished counting, it was all gone. Rats. So then I went over and got the salt and started counting that, but by the time I finished counting that, it was all gone too! <text:span text:style-name="T629">It ran off someplace. I do only have a few things to count with, like my tongue, so it took a while.</text:span></text:p>
      <text:p text:style-name="P475">Well, then I went back up to Nels’ room, and he was in the bathroom <text:span text:style-name="T630">or something. But he had some white stuff on his desk in a beaker, so I grabbed it, poured it on the popcorn, threw it in the microwave, turned it on and-- remembered that I needed to wash the dishes.</text:span></text:p>
      <text:p text:style-name="P476">Well, back in the present, I walked on my bike over to Nels’ house, or the crater where Nels’ house used to be. <text:span text:style-name="T631">I started rummaging through the rubbish and I found a bow-tie. And it was attached to something. Aha! A blackened bear!</text:span></text:p>
      <text:p text:style-name="P477">Nels: How did I know you were going to be here? It was you! I know it! It had to be you! It couldn’t have been anyone else! <text:span text:style-name="T632">&lt;falls over&gt;</text:span></text:p>
      <text:p text:style-name="P478">Tongorango: <text:span text:style-name="T633">Hi, Nels? Nels? Nels, you aren’t even breathing again! Boy, are you lazy. I’d better take you to the gime.</text:span></text:p>
      <text:p text:style-name="P467">Peanut Gallery: <text:span text:style-name="T634">The gym?</text:span></text:p>
      <text:p text:style-name="P479">Tongorango: The Jim? I know a g<text:span text:style-name="T635">uy named Jimmy, but I don’t see how he would help here. It looks like there are no gimes in sight. Well, I guess we’ll just have to do it here. Alright, Nels. The first thing you have to do at a gime is breath right. Let’s see, was it “Out, In, Out, In?” Or was it “In, Out, In, Out?” Hmm. &lt;smashes nose against Nels’ tummy causing him to breath out&gt;</text:span></text:p>
      <text:p text:style-name="P480"><text:soft-page-break/>Nels: Oof!</text:p>
      <text:p text:style-name="P481">Tongorango: I think it was in. <text:span text:style-name="T636">&lt;breathes into Nels’ mouth&gt;</text:span></text:p>
      <text:p text:style-name="P482">Nels: &lt;starts breathing again&gt;</text:p>
      <text:p text:style-name="P483">Tongorango: Well, that’s better, you lazy slob! <text:span text:style-name="T637">Let’s try some pushups. I’ll lie you down on the ground. There. Now you need the extra weight, Nels, so I’m just going to climb on top of you.</text:span></text:p>
      <text:p text:style-name="P484">Tick. Tock. Tick. Tock. <text:span text:style-name="T638">I don’t feel any tal-l-ler!</text:span></text:p>
      <text:p text:style-name="P468">Peanut Gallery: <text:span text:style-name="T639">I think you weigh too much.</text:span></text:p>
      <text:p text:style-name="P485">Tongorango: Really? Hu<text:span text:style-name="T640">h. I guess you’re a tough cookie, huh Nels. Let’s try some pullups. Okay, Nels, I’ll lift you up, and you hold on to the bar and-- &lt;Nels drops to the ground&gt;. No, Nels, you hang on to the bar and-- &lt;Nels does it again.&gt; Nels, hold on tighter! You hold on to the bar and-- &lt;thud&gt;. Nels, it’s a pull</text:span><text:span text:style-name="T8">up</text:span><text:span text:style-name="T118">, not a pull</text:span><text:span text:style-name="T8">down</text:span><text:span text:style-name="T118">! </text:span><text:span text:style-name="T119">Here, <text:s/>Let’s try the treadmill. </text:span><text:span text:style-name="T120">Everyone loves the treadmill. </text:span><text:span text:style-name="T121">Okay, Nels, I’ll put you on the treadmill, and you run as fast as you can so that you don’t fly off and die. </text:span><text:span text:style-name="T122">Ready? &lt;Nels flies off the treadmill&gt;.</text:span></text:p>
      <text:p text:style-name="P487"><text:span text:style-name="T122">N</text:span><text:span text:style-name="T41">o, Nels, </text:span><text:span text:style-name="T123">here, I’ll show you. </text:span><text:span text:style-name="T124">The most important rule is to never get your face stuck in the machi-- AAAHHH!!! </text:span><text:span text:style-name="T125">&lt;whirr&gt; AAAHHH! &lt;stuck&gt; &lt;whirr&gt; AAAHHH! &lt;stuck&gt;</text:span></text:p>
      <text:p text:style-name="P488"><text:span text:style-name="T41">Well, after about 6 hours of that, someone turned it off, </text:span><text:span text:style-name="T126">and I looked and saw Nels sitting up, laughing, and drinking a </text:span><text:span text:style-name="T127">C</text:span><text:span text:style-name="T126">oke. </text:span><text:span text:style-name="T128">I don’t know why Nels didn’t think of that before.</text:span></text:p>
      <text:p text:style-name="P144"><text:span text:style-name="T128">W</text:span><text:span text:style-name="T131">ell, then Nels said that he had to help get me back in shape, </text:span><text:span text:style-name="T129">because I had lost my eyes, and I looked more than an octopus than a dinosaur because the treadmill had pulverized my abdomen </text:span><text:span text:style-name="T130">and my pancreas. </text:span><text:span text:style-name="T132">Well, Nels picked me up with a fork lift, and landed me on the ground, and then stuck an air pump into one of my eye sockets, </text:span><text:span text:style-name="T133">and </text:span><text:span text:style-name="T134">turned me into a bounce house, </text:span><text:span text:style-name="T135">and invited all the kids in the neighborhood to come and bounce on me for $5.</text:span></text:p>
      <text:p text:style-name="P489"><text:span text:style-name="T135">I </text:span><text:span text:style-name="T41">kept saying “Nels-- ouch-- I don’t see-- ouch ouch-- how this is helping anything! ouch ouch.”</text:span></text:p>
      <text:p text:style-name="P112">Nels just said that the pain would make me heal.</text:p>
      <text:p text:style-name="P490"><text:span text:style-name="T41">After a while, he got enough money to buy a new house-- which was a lot of bouncing, and it really hurt-- </text:span><text:span text:style-name="T136">and gave me 2 farthings for eyes.</text:span></text:p>
      <text:p text:style-name="P491"><text:span text:style-name="T136">S</text:span><text:span text:style-name="T41">o I went to the eye store and said “I’d like some eyeballs, please.”</text:span></text:p>
      <text:p text:style-name="P113">He said “This is an i-store! We sell i-pods and i-pads and stuff like that.”</text:p>
      <text:p text:style-name="P492"><text:span text:style-name="T41">I thought that was weird. </text:span><text:span text:style-name="T137">Who sells eye-pods and eye-pads but no eye-balls?</text:span></text:p>
      <text:p text:style-name="P114">Then I said “Well, what can I get for 2 farthings?”</text:p>
      <text:p text:style-name="P494"><text:span text:style-name="T137">“</text:span><text:span text:style-name="T41">You can’t get anything!</text:span><text:span text:style-name="T137">”</text:span></text:p>
      <text:p text:style-name="P493"><text:span text:style-name="T137">W</text:span><text:span text:style-name="T41">ell, then I went over to Cosco</text:span><text:span text:style-name="T138">s and got a free sample of two rich </text:span><text:span text:style-name="T139">crackers, and I pretended to eat them</text:span><text:span text:style-name="T140"> </text:span><text:span text:style-name="T141">while sticking them in my eye sockets and pretending to be interested in buying them. </text:span><text:span text:style-name="T142">I used the farthings for lunch money except that they didn’t accept farthings either and I ended up using the farthings for eyes and eating the rich crackers.</text:span></text:p>
      <text:p text:style-name="P486"><text:span text:style-name="T120">B</text:span><text:span text:style-name="T41">obo </text:span><text:span text:style-name="T121">S</text:span><text:span text:style-name="T41">eyatintatin</text:span></text:p>
      <text:h text:style-name="P698" text:outline-level="1"><text:bookmark-start text:name="__RefHeading___Toc3526_1535367012"/>Tongorango and the timber wolves<text:bookmark-end text:name="__RefHeading___Toc3526_1535367012"/></text:h>
      <text:p text:style-name="P495">Tongorango: Well, one night I went outside to look at the stars. You ever do that?</text:p>
      <text:p text:style-name="P495">Peanut Gallery: Yes!</text:p>
      <text:p text:style-name="P495">Peanut Gallery: No.</text:p>
      <text:p text:style-name="P496">Peanut Gallery: <text:span text:style-name="T641">Alexander! Yes you have!</text:span></text:p>
      <text:p text:style-name="P501"><text:span text:style-name="T642">Peanut Gallery</text:span>: <text:span text:style-name="T642">And then you saw a shape on the horizon. </text:span></text:p>
      <text:p text:style-name="P501"><text:span text:style-name="T643">Tongorango: A shape? I know a lot about shapes. They’re pretty dangerous. Once in kindergarten I stubbed my toe on a triangle.</text:span></text:p>
      <text:p text:style-name="P497">Peanut Gallery: <text:span text:style-name="T644">This was a wolfish shape.</text:span></text:p>
      <text:p text:style-name="P502">Tongorango: <text:span text:style-name="T645">A wolf! Uh oh.</text:span></text:p>
      <text:p text:style-name="P522">Well, everyone knows that what you are supposed to do when a wolf is chasing you is run into the forest making lots of noise and screaming “OH NO! A SHAPE! I’M GONNA STUB MY TOE!”</text:p>
      <text:p text:style-name="P503">Peanut Gallery: Wolves live in the forest.</text:p>
      <text:p text:style-name="P504">Tongorango: Are timber wolves an exception?</text:p>
      <text:p text:style-name="P498">Peanut Gallery: <text:span text:style-name="T646">They like the forest the most.</text:span></text:p>
      <text:p text:style-name="P505">Tongorango: Oh. I thought that it was just one of those words that people put <text:span text:style-name="T647">there for no reason. </text:span></text:p>
      <text:p text:style-name="P506">Well, so<text:span text:style-name="T648">on I got into the forest and found a whole bunch of timber wolves. So I decided to reason with them. You ever tried reasoning with a wolf?</text:span></text:p>
      <text:p text:style-name="P499">Peanut Gallery: <text:span text:style-name="T649">Nope.</text:span></text:p>
      <text:p text:style-name="P507">Ton<text:span text:style-name="T650">gorango: Rats. I was hoping for some advice. So I started.</text:span></text:p>
      <text:p text:style-name="P507">“<text:span text:style-name="T651">Good evening, gentlemen-- wolves-- whatever. I see we have come to a-- committee! I believe that we should have a little chit-chat. And by chit-chat I mean that you let me alone and I go smashing through the forest peacefully.</text:span>”</text:p>
      <text:p text:style-name="P508">Well, then they started closing in...</text:p>
      <text:p text:style-name="P500">Peanut Gallery: <text:span text:style-name="T652">Why don’t you go over to Nels’ house to see if he can help you?</text:span></text:p>
      <text:p text:style-name="P509">Tongorango: Yeah, unfortunately Nels’ house isn’t in the wolf pack-- and I can’t seem to go anywhere <text:span text:style-name="T653">not in there.</text:span></text:p>
      <text:p text:style-name="P510">Well, then I decided that I had to stand up and fight! I tried to stand on my hind legs and-- aa<text:span text:style-name="T654">ahh</text:span>h! <text:span text:style-name="T655">thud. Fell over on my back.</text:span></text:p>
      <text:p text:style-name="P511">Well, it turns out that wolves don’t <text:span text:style-name="T3">mind</text:span><text:span text:style-name="T41"> hitting you when you’re down, </text:span><text:span text:style-name="T143">and tearing out of your underbelly. Well, then it looked like they were backing off-- but it turned out that </text:span><text:span text:style-name="T144">they were just sending their babies in on something that couldn’t defend itself-- and they were teaching </text:span><text:span text:style-name="T145">them to go for the weakest part-- which was the eyes.</text:span></text:p>
      <text:p text:style-name="P512"><text:soft-page-break/><text:span text:style-name="T41">Well, then Sam came up with his pack of dogs-- </text:span><text:span text:style-name="T146">which was none. </text:span><text:span text:style-name="T147">Fortunately, Sam’s a lot bigger than-- no? </text:span><text:span text:style-name="T148">Oh.</text:span><text:span text:style-name="T149"> Stronger? No? </text:span><text:span text:style-name="T9">Faster!?!?</text:span><text:span text:style-name="T149"> SMARTER!?!?</text:span></text:p>
      <text:p text:style-name="P513"><text:span text:style-name="T41">Peanut Gallery: </text:span><text:span text:style-name="T150">Sam’s smarter!</text:span></text:p>
      <text:p text:style-name="P514"><text:span text:style-name="T150">T</text:span><text:span text:style-name="T41">ongorango: Well, Sam had a lantern </text:span><text:span text:style-name="T151">and made a flashlight shadow that was much bigger than he was, </text:span><text:span text:style-name="T152">and he gave a ferocious yap-- bark-- whatever. </text:span><text:span text:style-name="T153">It helped that he had a megaphone and speakers hidden all over the place so that it sounded </text:span><text:span text:style-name="T154">like they were surrounded.</text:span></text:p>
      <text:p text:style-name="P515"><text:span text:style-name="T154">W</text:span><text:span text:style-name="T41">ell, then I started running and they realized that there was only one of them </text:span><text:span text:style-name="T155">so they started chasing me, but then Sam bit me in the neck and said that it was his kill, </text:span><text:span text:style-name="T156">and that no one else could get it. </text:span><text:span text:style-name="T157">Well, then he had to defend his kill, and they started killing him, so he pulled out a gun and started shooting them.</text:span></text:p>
      <text:p text:style-name="P516"><text:span text:style-name="T157">W</text:span><text:span text:style-name="T41">ell, then I went over to Nels’ house </text:span><text:span text:style-name="T158">for some eyes-- only when I got there I kept going until I was in the living room. Then I stuck my head in Nels’ room.</text:span></text:p>
      <text:p text:style-name="P516"><text:span text:style-name="T158">“</text:span><text:span text:style-name="T411">HEY NELS!</text:span><text:span text:style-name="T158">” </text:span><text:span text:style-name="T159">I yelled. “GOT ANY EYES!”</text:span></text:p>
      <text:p text:style-name="P115">“When I get mmph hands on that mmmm...”</text:p>
      <text:p text:style-name="P517"><text:span text:style-name="T159">T</text:span><text:span text:style-name="T41">hen I smelled cucumbers.</text:span></text:p>
      <text:p text:style-name="P517"><text:span text:style-name="T41">“</text:span><text:span text:style-name="T160">Hey Nels, are those cucumbers?</text:span><text:span text:style-name="T41">”</text:span></text:p>
      <text:p text:style-name="P517"><text:span text:style-name="T41">“</text:span><text:span text:style-name="T161">No.</text:span><text:span text:style-name="T41">”</text:span></text:p>
      <text:p text:style-name="P517"><text:span text:style-name="T41">“</text:span><text:span text:style-name="T162">Yes they are!</text:span><text:span text:style-name="T41">” </text:span><text:span text:style-name="T162">And I grabbed them off my face and stuck them in my eye sockets.</text:span></text:p>
      <text:p text:style-name="P517"><text:span text:style-name="T162">“</text:span><text:span text:style-name="T163">Thanks Nels!</text:span><text:span text:style-name="T162">”</text:span></text:p>
      <text:h text:style-name="P698" text:outline-level="1"><text:bookmark-start text:name="__RefHeading___Toc3528_1535367012"/>Tongorango boxes<text:bookmark-end text:name="__RefHeading___Toc3528_1535367012"/></text:h>
      <text:p text:style-name="P518">Tongorango: Well, one day I was in the East End of London <text:span text:style-name="T656">and I decided to go out for the boxing club. I’m pretty good at recycling. Whenever my dad gave me a box I would box it and stuff it in the recycling. Well, I went to the club, and they put me in a little ring, and there was another man in the ring-- but no boxes.</text:span></text:p>
      <text:p text:style-name="P519">“<text:span text:style-name="T657">Hey, where are the boxes?</text:span>” <text:span text:style-name="T658">Then he punched me in the face.</text:span></text:p>
      <text:p text:style-name="P519">“<text:span text:style-name="T658">OUCH!</text:span>” <text:span text:style-name="T658">BAM! “OUCH!” BAM! “That was the neck! Be careful, buddy! OUCH!” Well, after an hour or two he started to get tired and he fell over, and I tried to help him up and pushed him down accidentally. Then there was a ding! and someone gave me some prize money.</text:span></text:p>
      <text:p text:style-name="P520">Well, then I decided <text:span text:style-name="T659">to bring my own boxes, and I decided to put them in my nose so that I could sneeze them out, so I found some people digging through garbage bins, and I decided to buy some boxes for them-- but I kept getting the guineas and the farthings and the crowns mixed up, so I just gave them all the money and expected them to give me the right amount. They gave me a few cardboard scraps. Then <text:s/>I stuffed them up my nose. &lt;bang bang bang bang&gt; Oh good, that one went really far. &lt;bang bang bang bang&gt;T hen I went back to the club and I saw Nels! Nels, what are you doing here?</text:span></text:p>
      <text:p text:style-name="P521">He said that he was looking for a chance to get some easy money and also beat up on someone named-- Dinosaur! <text:span text:style-name="T662">Then the church bells rang or something, and all of a sudden I got hit in the head by a baseball bat. OUCH! Nels, was that you? OUCH!Well, then I remembered the cardboard boxes and I tried to sneeze them out but-- I couldn’t sneeze!Quick, Nels! Pluck my nose hairs! That’ll make me sneeze! OUCH!Well, then I felt a sneeze coming, so I drew in all my breath and--Well, it turns out that there’s a law of least resistance, which means that if you’ve been jamming cardboard boxes up your nose with a pike--</text:span></text:p>
      <text:p text:style-name="P523"><text:span text:style-name="T660">Peanut Gallery: A pike?<text:line-break/>Tongorango: I always keep a pike with me. For jamming stuff up my nose with. Well, it turns out that it makes the sneeze come out your eyes and your nose, making the eyes and the cardboard boxes come out. I heard a lot of “Ewww”s and “How disgusting”s and “You vile” and then I rolled over for a little nap. Well, after about 3 seconds I heard a Ding!<text:line-break/>“What was that? Did someone leave the microwave on? You’d better turn that off. I know about that stuff.” Then I felt Nels squirming under me. Well, then they gave me some prize money, and Nels said that he would give me new eyes if I gave him the money. So I did.</text:span></text:p>
      <text:p text:style-name="P531">&lt;whistles&gt;. Should be any time now.</text:p>
      <text:p text:style-name="P524"><text:span text:style-name="T661">Well, then I got bored, and started looking through the rubbish bins and finding-- rubbish, which was weird. Fortunately I found some match boxes and decided to sell them for a penny. I saw one guy with a top hat that looked like he had a lot of money.&lt;ahem&gt; <text:line-break/>“Would you like to buy a match box, sir?” He said “I don’t have any money.”<text:line-break/>“Then what are you doing here? Get out of the way!” and I pushed him out of the way. Cheapskate. Wasting all his money like that. Then something rolled my way. A top hat! He gave me a top hat!“Thanks!” I called, and stuck it in my eye sockets. It went in one end and out the other and worked great for eyes!</text:span></text:p>
      <text:h text:style-name="P699" text:outline-level="1"><text:bookmark-start text:name="__RefHeading___Toc4587_309866248"/>Tongorango and the strange noodles<text:bookmark-end text:name="__RefHeading___Toc4587_309866248"/></text:h>
      <text:p text:style-name="P525">Tongorango: Well, one day, it must have been <text:span text:style-name="T663">in the afternoon, around dinnertime-- we had dinner. You ever do that?</text:span></text:p>
      <text:p text:style-name="P532">Peanut Gallery: Yep.</text:p>
      <text:p text:style-name="P526"><text:span text:style-name="T664">Tongorango: And we got out all the plates and forks, and put them on the </text:span><text:span text:style-name="T10">table</text:span><text:span text:style-name="T164">, and put food on the table. </text:span><text:span text:style-name="T165">You ever do that?</text:span></text:p>
      <text:p text:style-name="P527"><text:span text:style-name="T165">P</text:span><text:span text:style-name="T41">eanut Gallery: No.</text:span><text:span text:style-name="T166"> I mean, yes.</text:span></text:p>
      <text:p text:style-name="P528"><text:span text:style-name="T166">T</text:span><text:span text:style-name="T41">ongorango: And right on the table was-- the bowl. </text:span><text:span text:style-name="T167">Full of strange noodles. My great aunt was coming over. </text:span><text:span text:style-name="T168">You ever have that?</text:span></text:p>
      <text:p text:style-name="P529"><text:span text:style-name="T168">P</text:span><text:span text:style-name="T41">eanut Gallery: Yes.</text:span></text:p>
      <text:p text:style-name="P530"><text:span text:style-name="T41">Tongorango: My great aunt’s name was Nora, </text:span><text:span text:style-name="T169">and she was having dinner with us. Her and her strange noodles.</text:span></text:p>
      <text:p text:style-name="P533"><text:span text:style-name="T169">W</text:span><text:span text:style-name="T41">ell, Mom </text:span><text:span text:style-name="T170">said that I had to eat some of the strange noodles, and put a whole bunch on my plate, and </text:span><text:span text:style-name="T171">then the table started dissolving. And the plate. </text:span><text:span text:style-name="T172">I think it was something called the Carbonaro effect. </text:span><text:span text:style-name="T173">Well, I tried to grab it with my lips-- but they jumped down into my tummy. Then I tried to use my teeth-- </text:span><text:span text:style-name="T174">but they ran down my lungs. </text:span><text:span text:style-name="T175">Then I tried to snort it up my nose-- </text:span><text:span text:style-name="T176">but my nose ran into my throat. </text:span><text:span text:style-name="T177">Then I used my last resort. I slammed my eyes against the strange noodles! AOUGH! Then I tried the other eyes. OUCH!</text:span></text:p>
      <text:p text:style-name="P534"><text:span text:style-name="T177">W</text:span><text:span text:style-name="T41">ell, then I felt some laser beams at the back of my head. It was my mom’s famous laser glare</text:span><text:span text:style-name="T178">. </text:span><text:span text:style-name="T179">Well, then I said “Can I be excused?”</text:span></text:p>
      <text:p text:style-name="P116">Mom said “Not now.”</text:p>
      <text:p text:style-name="P535"><text:span text:style-name="T41">“</text:span><text:span text:style-name="T180">I really have to go! I’ll make a big mess if I don’t!</text:span><text:span text:style-name="T41">”</text:span></text:p>
      <text:p text:style-name="P535"><text:span text:style-name="T41">“</text:span><text:span text:style-name="T181">Alright, go.</text:span><text:span text:style-name="T41">”</text:span></text:p>
      <text:p text:style-name="P117">So, I stuck my face under the sink and turned it on-- but the water ran away! Rats.</text:p>
      <text:p text:style-name="P118">Peanut Gallery: And then you felt some laser beams at the back of your head?</text:p>
      <text:p text:style-name="P536"><text:span text:style-name="T41">Tongorango: I knew there would be soon, if I didn’t act </text:span><text:span text:style-name="T182">quickly</text:span><text:span text:style-name="T41">. </text:span><text:span text:style-name="T182">So I decided to climb out the window. Let’s see here. Whoops, that was the wa</text:span><text:span text:style-name="T183">ll.</text:span></text:p>
      <text:p text:style-name="P537"><text:span text:style-name="T183">S</text:span><text:span text:style-name="T41">o then I went down to Nels’ house.</text:span></text:p>
      <text:p text:style-name="P537"><text:span text:style-name="T41">“</text:span><text:span text:style-name="T184">Hey Nels, you see these noodles on my face?</text:span><text:span text:style-name="T41">”</text:span></text:p>
      <text:p text:style-name="P119">Nels: What do you want me to do? Clean you up like a baby?</text:p>
      <text:p text:style-name="P119">Tongorango: Sure! That’d be great.</text:p>
      <text:p text:style-name="P538"><text:span text:style-name="T41">Nels: Well. Fortunately lots of people have been shooting fireworks off around here, </text:span><text:span text:style-name="T185">which means there’s lots of gun powder lying around. &lt;starts making paste&gt;</text:span></text:p>
      <text:p text:style-name="P120">Tongorango: Why do you say “fortunately”?</text:p>
      <text:p text:style-name="P121"><text:soft-page-break/>Nels: Now smear this on your face-- now light a match-- now stick it in-- Alright, now count backwards from 10.</text:p>
      <text:p text:style-name="P539"><text:span text:style-name="T41">Tongorango: Alright. 10.</text:span><text:span text:style-name="T186">&lt;tick&gt;&lt;tock&gt;&lt;tick&gt;&lt;tock&gt; Uh oh. Nels? Nels? Nels? Nels? </text:span><text:span text:style-name="T187">Then I tapped him on the shoulder.</text:span></text:p>
      <text:p text:style-name="P540"><text:span text:style-name="T187">N</text:span><text:span text:style-name="T41">els: AAAHHH! What are you doing here?</text:span></text:p>
      <text:p text:style-name="P122">Tongorango: What comes before 10?</text:p>
      <text:p text:style-name="P541"><text:span text:style-name="T41">Well, when I tapped him on the shoulder, most of whatever he put on my face flew onto him-- and he tried to smear it back on,</text:span><text:span text:style-name="T188"> but that took more than 10-- </text:span><text:span text:style-name="T189">whatevers.</text:span><text:span text:style-name="T188"> </text:span><text:span text:style-name="T189">Well, that took care of the noodles. Let’s go back home. &lt;thump thump thump&gt; CRASH! Whoops, that was a </text:span><text:span text:style-name="T190">wall </text:span><text:span text:style-name="T189">again.</text:span></text:p>
      <text:p text:style-name="P542"><text:span text:style-name="T189">W</text:span><text:span text:style-name="T41">ell, when my mom saw me back, she said “Where’d your face go?”</text:span></text:p>
      <text:p text:style-name="P542"><text:span text:style-name="T41">I pretended like I didn’t know what she was talking about. “Face? What face? Oh, you mean </text:span><text:span text:style-name="T3">my</text:span><text:span text:style-name="T41"> face. I don’t know. Maybe I never had one.”</text:span></text:p>
      <text:p text:style-name="P543"><text:span text:style-name="T41">Well, later I went back to Nels’ house, and he was watering his garden. </text:span><text:span text:style-name="T191">When he saw me coming, he started throwing sticks and stones at me. The stones I collected and used for teeth. </text:span><text:span text:style-name="T192">The sticks I collected and used for toenails-- for no particular reason. Hey, a girl’s got to look pretty. I mean, a Tongorango. </text:span><text:span text:style-name="T193">Fortunately then Nels started throwing sock balls, and they worked well for eyes.</text:span></text:p>
      <text:p text:style-name="P544"><text:span text:style-name="T193">T</text:span><text:span text:style-name="T41">hanks, Nels!</text:span></text:p>
      <text:h text:style-name="P700" text:outline-level="1"><text:bookmark-start text:name="__RefHeading___Toc4589_309866248"/>Tongorango meets Benjamin <text:span text:style-name="T665">Black</text:span><text:bookmark-end text:name="__RefHeading___Toc4589_309866248"/></text:h>
      <text:p text:style-name="P566">Tongorango: Well, one day in the Old West, Nels was moseying along--</text:p>
      <text:p text:style-name="P566">Nels: I was not moseying!</text:p>
      <text:p text:style-name="P567">Tongorango: You were definitely moseying.</text:p>
      <text:p text:style-name="P568">Nels was moseying along on his noble steed--</text:p>
      <text:p text:style-name="P568">Peanut Gallery: You?</text:p>
      <text:p text:style-name="P545"><text:span text:style-name="T666">Tongorango: Yep. We were looking for gold. We were trying to get to the next town before night. We would go into a town and ask “Hey, are there any free goldmines around here?” We didn’t have much success, when one day we saw a sign that said “Free Goldmines Here!”</text:span> <text:span text:style-name="T667">So we went over there and-- no goldmines. Just a guy with a gun. Rats. That’s a real drag. I turned to go but he said “Stop! Give me all your money!”</text:span></text:p>
      <text:p text:style-name="P546">Peanut Gallery: Was it Benjamin Black?</text:p>
      <text:p text:style-name="P546">Tongorango: Yep. It was Benjamin Black.</text:p>
      <text:p text:style-name="P547">Well, then I said “I don’t any money!”</text:p>
      <text:p text:style-name="P547">He said “Well, give me your horse then.”</text:p>
      <text:p text:style-name="P548">Nels said “Sure,” and jumped off and started running.</text:p>
      <text:p text:style-name="P549">I said “Nels! You can’t do that! That’s me!” <text:span text:style-name="T668">But he was already running for the hills.</text:span></text:p>
      <text:p text:style-name="P550">Then I said, in a really loud voice, “Hey Nels! You forgot your wallet! It’s still right here in my pocket!”</text:p>
      <text:p text:style-name="P551">Peanut Gallery: I thought you said you didn’t have any money.</text:p>
      <text:p text:style-name="P551">Tongorango: Yeah, well, when Ben Black says to give him all your money, you don’t have to tell him about all the money you have.</text:p>
      <text:p text:style-name="P552">Well, then Ben Black tried to get the wallet, but I took it and swallowed it and said “Nyah, nyahny nyah nyah nyah!”</text:p>
      <text:p text:style-name="P553">Peanut Gallery: But that didn’t solve any problems.</text:p>
      <text:p text:style-name="P554">Tongorango: It solved lots of problems. For example-- I was hung<text:span text:style-name="T669">ry.</text:span></text:p>
      <text:p text:style-name="P555">Peanut Gallery: Yeah, and Benjamin Black didn’t get it.</text:p>
      <text:p text:style-name="P556">Peanut Gallery: But no other problems. <text:span text:style-name="T670">You don’t have the wallet anymore.</text:span></text:p>
      <text:p text:style-name="P557">Tongorango: Oh sure we have the wallet! &lt;pat&gt;&lt;pat&gt;</text:p>
      <text:p text:style-name="P558">Well, that seemed to solve everything until he put a stick of dynamite in my mouth. <text:span text:style-name="T671">Then he started shooting at Nels.</text:span></text:p>
      <text:p text:style-name="P559">I didn’t know where the stick of dynamite came from, so <text:span text:style-name="T672">I just stuck it back in my pocket. Then I said “Well, if you aren’t going to need me anymore, I guess I’ll just wander off quietly--” That’s when he noticed that there was something in his pocket-- just about the time it burned out. He </text:span><text:soft-page-break/><text:span text:style-name="T672">quickly tossed it into the air and shot his gun at it, blowing it up into 3 pieces, flying towards himself, me, and Nels. Which, as you can imagine, blew my eyes out.</text:span></text:p>
      <text:p text:style-name="P560">When I woke up, I decided to start licking my way to the nearest town. Let’s see. Sand. Sand. Sand. Sand. Cactus. OUCH! Sand. Sand. Cactus. Nels’ face. <text:span text:style-name="T673">Oh, there you are Nels. You smell different. Kind of burned. And kind of like slobber. Say, Nels, is that guy who was trying to kill us still around here?</text:span></text:p>
      <text:p text:style-name="P561">Nels: Let’s see. Yes. How ‘bout we get out of here? <text:span text:style-name="T674">Run! Run, you idiot!</text:span></text:p>
      <text:p text:style-name="P562">Tongorango: I don’t know which way to run!</text:p>
      <text:p text:style-name="P563">Nels: Anywhere! Just run!</text:p>
      <text:p text:style-name="P564">Tongorango: OUCH!</text:p>
      <text:p text:style-name="P564">Nels: Not into the cactus’, you idiot!</text:p>
      <text:p text:style-name="P564">Tongorango: I can’t see where the cactus’ are!</text:p>
      <text:p text:style-name="P565">Nels: I’ll slap you in the face. <text:span text:style-name="T675">Slap. Slap. Slap. Slap slap slap slap slap--</text:span></text:p>
      <text:p text:style-name="P569">Tongorango: Well, then I got stuck on one, and Benjamin Black threw another stick of dynamite at us. <text:span text:style-name="T676">That blew a lot of cactus’ back onto Benjamin Black, and he walked away with a limp.</text:span></text:p>
      <text:p text:style-name="P570">Well, it turned out that the dynamite had blown up a big hole, and Nels was digging in it. <text:span text:style-name="T677">He said that it was all just iron pyrite--</text:span></text:p>
      <text:p text:style-name="P575">Nels: Mm-hmm!</text:p>
      <text:p text:style-name="P575">Tongorango: And that I shouldn’t take any.</text:p>
      <text:p text:style-name="P576">Nels: Mm-mm.</text:p>
      <text:p text:style-name="P571"><text:span text:style-name="T678">Tongorango: But Nels wanted to have some for gardening. Hey Nels, can I just have one piece of that for eyes?</text:span></text:p>
      <text:p text:style-name="P571"><text:span text:style-name="T679">Nels: No! Tongorango: Two? Nels: NO! Tongorango: Three!?! Nels: Of course not! Tongorango: Four?</text:span></text:p>
      <text:p text:style-name="P572">Well, around 57 I finally wore Nels down. <text:span text:style-name="T680">Good thing he didn’t know that I can’t count higher than 59. Later he swapped them out for some seashells. He said he needed more iron pyrite for-- gardening, was it?</text:span></text:p>
      <text:p text:style-name="P573">Nels: Yes. Gardening.</text:p>
      <text:p text:style-name="P574">P.S. Aaron and Andrew suggested gardening.</text:p>
      <text:h text:style-name="P701" text:outline-level="1"><text:bookmark-start text:name="__RefHeading___Toc4591_309866248"/>Tongorango and Bloons TD6<text:bookmark-end text:name="__RefHeading___Toc4591_309866248"/></text:h>
      <text:p text:style-name="P577">Tongorango: Well, one day I was walking down a path, when all of a sudden <text:span text:style-name="T681">a big round thing came up. It was big and round, and very very dangerous, and headed straight towards me, when all of a sudden Bobo jumped out, holding something in his hand, and threw it at the big round thing, and popped it. It made a big </text:span><text:span text:style-name="T11">bang</text:span><text:span text:style-name="T194">! </text:span><text:span text:style-name="T195">And then another one came up, and </text:span><text:span text:style-name="T196">Bobo threw another one at it!</text:span></text:p>
      <text:p text:style-name="P578"><text:span text:style-name="T41">Well, eventually there were so many that Bobo couldn’t keep up, and they slammed into my face. </text:span><text:span text:style-name="T197">OUCH! </text:span><text:span text:style-name="T198">Slam! OUCH! It seemed like I lost one health every time I got hit.</text:span></text:p>
      <text:p text:style-name="P579"><text:span text:style-name="T198">W</text:span><text:span text:style-name="T41">ell, I tried to get some scissors to cut them with, but the only scissors I could find were the safety scissors that wouldn’t cut anything.</text:span></text:p>
      <text:p text:style-name="P123">Peanut Gallery: Here’s some really sharp and dangerous scissors that shouldn’t be toyed with.</text:p>
      <text:p text:style-name="P579"><text:span text:style-name="T41">Tongorango: Thanks! Gulp. </text:span><text:span text:style-name="T199">&lt;cough cough gag&gt; I think that went down the wrong tube. &lt;cough&gt;</text:span></text:p>
      <text:p text:style-name="P124">Peanut Gallery: Throw some darts at it!</text:p>
      <text:p text:style-name="P580"><text:span text:style-name="T41">Tongorango: Nels is the one with the darts! Hey, that’s an idea. Nels! Hey, look at this long black tubey thing. I’m going to stick my head down it and see what I can smell. </text:span><text:span text:style-name="T200">Hmm. Smells like--</text:span></text:p>
      <text:p text:style-name="P125">BANG!</text:p>
      <text:p text:style-name="P581"><text:span text:style-name="T41">Wow. Who would have thought </text:span><text:span text:style-name="T201">having your head blown out of a cannon would hurt so much?</text:span></text:p>
      <text:p text:style-name="P126">Peanut Gallery: How much health do you have now?</text:p>
      <text:p text:style-name="P582"><text:span text:style-name="T41">Tongorango: Well, I’m seeing double, so maybe 100%? Or 50%? </text:span><text:span text:style-name="T202">Well, anyhow, better find Nels.</text:span></text:p>
      <text:p text:style-name="P583"><text:span text:style-name="T41">&lt;knock knock knock&gt; Oh, hi Nels. Well, you see, I’m being attacked by balloons. </text:span><text:span text:style-name="T203">I need you to come with me and shoot darts at them to blow them up. What do you say, Nels? Will you come?</text:span></text:p>
      <text:p text:style-name="P127">Nels: No.</text:p>
      <text:p text:style-name="P128">Tongorango: Why not?</text:p>
      <text:p text:style-name="P128">Nels: You have to pay me first.</text:p>
      <text:p text:style-name="P128">Tongorango: What do you want? I’ve got some scissors here, if you can reach them--</text:p>
      <text:p text:style-name="P128">Nels: I was thinking more in the terms of cash? It’s that little number up there on the top of the screen.</text:p>
      <text:p text:style-name="P128">Tongorango: It keeps changing! I can’t tell!</text:p>
      <text:p text:style-name="P584"><text:span text:style-name="T41">Nels: Just give me all of it. </text:span><text:span text:style-name="T204">Thank you.</text:span></text:p>
      <text:p text:style-name="P129">Tongorango: Now will you help me?</text:p>
      <text:p text:style-name="P129">Nels: No. You have to place me first.</text:p>
      <text:p text:style-name="P129">Tongorango: Hmm. How about on my back! That’s better! Let’s go.</text:p>
      <text:p text:style-name="P585"><text:span text:style-name="T41">Well, Nels and Bobo were together able to fight off the balloons, until-- hey, what’s that big flying thing up there in the sky? It has a </text:span><text:span text:style-name="T205">s</text:span><text:span text:style-name="T41">uper-color on it that looks like all the color combined into one!</text:span></text:p>
      <text:p text:style-name="P656">Peanut Gallery: Red? </text:p>
      <text:p text:style-name="P656"><text:soft-page-break/>Tongorango: Yep. </text:p>
      <text:p text:style-name="P647"><text:span text:style-name="T41">Peanut Gallery: It’s a BFB. </text:span><text:span text:style-name="T206">BFB’s have 4 M.O.A.B’s inside of them.</text:span></text:p>
      <text:p text:style-name="P586"><text:span text:style-name="T206">T</text:span><text:span text:style-name="T41">ongorango: Well, Bobo and Nels couldn’t reach it </text:span><text:span text:style-name="T207">with their darts, and it kept going towards me. There was no way to stop it. Well, nice knowing you Nels. Are we all going to die now?</text:span></text:p>
      <text:p text:style-name="P145"><text:span text:style-name="T207">Nels: Yes.<text:line-break/>Tongorango: There’s no hope?<text:line-break/>Nels: No.<text:line-break/>Tongorango: Well, nice knowing you Nels.<text:line-break/>Nels: I would say the same thing, but it would be a lie. </text:span><text:span text:style-name="T208">Hmm, I’ve got an idea. </text:span><text:span text:style-name="T209">Hey Tongorango, do you know what the word camacausi means?<text:line-break/>Tongorango: Nope.<text:line-break/></text:span><text:span text:style-name="T214">Nels: Good. Let’s see here, </text:span><text:span text:style-name="T213">we’ve got some</text:span><text:span text:style-name="T214"> rockets. There. </text:span><text:span text:style-name="T210">Now, Tongorango, try to steer towards the big red thing before the rockets explode.</text:span></text:p>
      <text:p text:style-name="P154"><text:span text:style-name="T210">P</text:span><text:span text:style-name="T409">eanut Gallery: What’s camacausi mean?<text:line-break/></text:span><text:span text:style-name="T227">Tongorango: I’m trying to look it up in a dictionary. </text:span><text:span text:style-name="T211">Let’s see here. Aged milk, </text:span><text:span text:style-name="T212">usually savory and sometimes colored with carrots-- That’s cheese!<text:line-break/>Well, I was still trying to look up what camacausi was in the dictionary, </text:span><text:span text:style-name="T213">when all of a sudden the rockets went off and I flew into the air </text:span><text:span text:style-name="T215">right towards Bobo. Bobo did a flip and kicked me with his feet right back towards Nels. Fortunately he had a baseball bat and sent me flying into a tree,</text:span><text:span text:style-name="T216"> and I bounced off and headed right towards the big red thing.<text:line-break/>Well, that was about the time that the rockets exploded accidentally. </text:span><text:span text:style-name="T217">Nels wasn’t planning on that at all. It sent the BFB flying, and me, and my eyes-- right towards Nels. Nels got his baseball bat and hit one of his eyes right into a M.O.A.B, blowing it up. One of my eyes went to Bobo, and he bit it, because he didn’t know what it was, and it made two halves, and he used them as boomerangs and blew up two more M.O.A.B’s.<text:line-break/></text:span><text:span text:style-name="T218">Peanut Gallery: What about the balloons?<text:line-break/>Tongorango: Oh yeah. I inhaled them. They all went into my lungs. And now I feel kind of sick.<text:line-break/>Well, the other M.O.A.B landed in my ey</text:span><text:span text:style-name="T219">e sockets, and Nels and Bobo jumped up and tried to hit it with his baseball bat and darts. But the M.O.A.B kept dodging, and they mostly kept hitting my face. I’m going to try to imagine up some help. How about Sam and his army of dogs coming to help. That would be good. </text:span><text:span text:style-name="T220">Let’s see. Whoa, it’s raining gerbils! Falling from the sky! And landing in my eyes! Whoa, Nels, why are you wearing a dress?<text:line-break/>Nels: I’m not wearing a dress! Stop imagining, you idiot!<text:line-break/>Tongorango: Well, then Sam and his army of dogs ran up my face and started biting the M.O.A.B, and all it’s balloons went down my lungs. I sure hope I have to go to the bathroom soon.<text:line-break/></text:span><text:span text:style-name="T221">Peanut Gallery:</text:span><text:span text:style-name="T217"> </text:span><text:span text:style-name="T222">Why don’t you imagine that Nels is raining from the sky and going to help you?<text:line-break/></text:span><text:span text:style-name="T223">Tongorango: Whoops! Wrong Nels. That’s Nels Oleson. </text:span><text:span text:style-name="T224">Let’s see. Oh, birthday cake. That’s better. I guess I can roll some into eyes. At least I can pretend to see. You know, Nels, you sure can dance ballet well. </text:span><text:span text:style-name="T407">|| </text:span><text:span text:style-name="T225">Nels: Augh!<text:line-break/></text:span><text:span text:style-name="T226">Peanut Gallery: Tongorango, you should probably stop pretending that Nels is a ballerina.<text:line-break/>Tongorango: Why? </text:span><text:span text:style-name="T407">|| </text:span><text:span text:style-name="T226">Nels: Augh!<text:line-break/>Tongorango: Well, later my mom knitted some new eyes. </text:span><text:span text:style-name="T408">Goodnight</text:span><text:span text:style-name="T226">!</text:span></text:p>
      <text:h text:style-name="P702" text:outline-level="1"><text:bookmark-start text:name="__RefHeading___Toc4593_309866248"/>Tongorango the sheriff<text:bookmark-end text:name="__RefHeading___Toc4593_309866248"/></text:h>
      <text:p text:style-name="P587">Tongorango: Well, one day I was walking down the street on my beat (that’s something that policemen do) because I was the sheriff.</text:p>
      <text:p text:style-name="P588">Nels: You were not the sheriff! I was!<text:line-break/>Tongorango: No, I was.<text:line-break/>Nels: Let’s vote. All for Nels?<text:line-break/>Nels and Peanut Gallery 1: Aye!<text:line-break/>Nels: And all that doesn’t want Tongorango?<text:line-break/>Nels and Peanut Gallery 1: Aye!<text:line-break/>Nels: The Ayes have it!<text:line-break/><text:span text:style-name="T682">Peanut Gallery 3: &lt;gives Tongorango the sheriff badge in spite of lost election&gt;</text:span></text:p>
      <text:p text:style-name="P589">Tongorango: See, I’m the sheriff. <text:span text:style-name="T683">Well, I was walking down the street when I saw Nels committing a terrible crime. He was jaywalking. So I turned on my siren. A-whew! A-whew!<text:line-break/>Nels: Stop that, you idiot!<text:line-break/>Tongorango: Well, sorry to arrest you Nels. You were jaywalking. What’s the punishment? Let’s see here-- Life in prison. Well, sorry Nels.<text:line-break/>Nels: I wasn’t jaywalking! I was walking on the crosswalks!<text:line-break/>Tongorango: Isn’t that jaywalking?<text:line-break/>Nels: No! That’s what you’re supposed to do! And that isn’t even a real punishment! Jaywalking isn’t even a real crime! Robbing the bank is a real crime. Like those guys </text:span><text:span text:style-name="T12">over there</text:span><text:span text:style-name="T684">.</text:span></text:p>
      <text:p text:style-name="P590">Tongorango: Oh. Well, see ya Nels.<text:line-break/><text:span text:style-name="T685">Nels: GO GET THOSE THIEVES!<text:line-break/>Tongorango: Okay. So I went over there and stuck my head in and asked “Anyone robbing the bank in here?” You know, I wanted to be sure and all.<text:line-break/>Well, they said “No.”<text:line-break/>Peanut Gallery: No doesn’t mean no here.<text:line-break/>Tongorango: Oh. So I went in and found a cow with shoes on. I said “Hey. Why don’t you move on back to the farm?” and gave him a little shove.</text:span></text:p>
      <text:p text:style-name="P591">Well, it turns out that this type of cow was kinda bull-ish, <text:span text:style-name="T686">and he gored me with his horns. OUCH! Hey, buddy! OUCH! Stop that! Nels, I really could use a little help here.<text:line-break/>Nels: &lt;kick kick&gt; Now who’s the sheriff? &lt;kick kick kick&gt;<text:line-break/>Peanut Gallery: Nels! You can’t hurt an officer!<text:line-break/>Nels: &lt;kick kick&gt; Give me your badge.<text:line-break/>Tongorango: I don’t know if you’re supposed to do that. OUCH!<text:line-break/>Nels: I need a Coke.<text:line-break/>Peanut Gallery: Nels! You are under arrest!<text:line-break/>Nels: For what? Drinking a Coke? &lt;slurp slurp&gt;</text:span></text:p>
      <text:p text:style-name="P592">Tongorango: Well, eventually he found my weak spot-- my eyes. OUCH!<text:span text:style-name="T443"><text:line-break/></text:span><text:span text:style-name="T453">Then the thieves left, but Nels had put a hole in </text:span><text:span text:style-name="T454">the back </text:span><text:span text:style-name="T455">of the bag, so it left a money trail that Sam was able to follow and catch them. </text:span><text:span text:style-name="T456">But then I needed new eyes, so I started looking. Hey! Here’s a nice money trail that someone left! I’ll use that for eyes! Finders keepers, losers weepers!<text:line-break/>Sam: You are under arrest for stealing from the bank.</text:span></text:p>
      <text:p text:style-name="P593"><text:soft-page-break/><text:span text:style-name="T443">Tongorango: I’m not stealing </text:span><text:span text:style-name="T457">from the </text:span><text:span text:style-name="T35">bank</text:span><text:span text:style-name="T443">! </text:span><text:span text:style-name="T458">Fr</text:span><text:span text:style-name="T443">om the sidewalk. Finders keepers and all.<text:line-break/></text:span><text:span text:style-name="T458">Sam: &lt;takes out all money and lets Tongorango go&gt;<text:line-break/>Tongorango: So if you steal something from someone that stole something that dropped something you’re stealing from the same thing the person who stole stole something from the something. Hey Sam, I need some new eyes. You suppose I could use some of those nice handcuffs you have?<text:line-break/>Sam: Don’t you have your own?<text:line-break/>Tongorango: Oh yeah! Right. &lt;clink&gt; Much better! Now if someone tries to knock my eyes out, they’ll be chained to my face.</text:span></text:p>
      <text:p text:style-name="P168">Nels: Aren’t you forgetting something? My badge?<text:line-break/>Tongorango: Oh, yeah. How about I just make you deputy?<text:line-break/>Nels: Deputy? Well, that’s a start, at least.</text:p>
      <text:p text:style-name="P168">Tongorango and Nels walk off into the sunlight.</text:p>
      <text:p text:style-name="P168">Tongorango: &lt;BANG!&gt; Whoops. These don’t work as well as I thought.</text:p>
      <text:h text:style-name="P703" text:outline-level="1"><text:bookmark-start text:name="__RefHeading___Toc4595_309866248"/>Tongorango shucks corn<text:bookmark-end text:name="__RefHeading___Toc4595_309866248"/></text:h>
      <text:p text:style-name="P594">Tongorango: Were you ever a kid?<text:line-break/>Peanut Gallery: Yep.<text:line-break/>Tongorango: Pretty hard, isn’t it?<text:line-break/>Peanut Gallery: No.<text:line-break/>Tongorango: You have to get up at 4:00, and milk the goats, and milk the cows, and milk the pigs--<text:line-break/><text:span text:style-name="T688">Peanut Gallery: You don’t milk pigs! Other Member: Why don’t you milk the bears? Go find Nels!<text:line-break/>Tongorango: Hmm. Nels--<text:line-break/>Nels: No.</text:span></text:p>
      <text:p text:style-name="P595">Tongorango: Oh. And you have to do all the corn planting, and the corn gathering, and shucking by hand--<text:line-break/>Peanut Gallery: What’s shucking? Other Member: You know, Andrew!<text:line-break/>Tongorango: Taking the green stuff off.</text:p>
      <text:p text:style-name="P595">Well, one day we got a big machine to do it, and all you had to was put corn in it and it would shuck it automatically!<text:line-break/>Well, I was putting the corn in when all of a sudden someone kicked me from behind and knocked me into the corn shucker. OUCH! <text:span text:style-name="T689">Well, the corn shucker did a pretty good job of ripping out all the kernels-- by which I mean the eyes. I don’t know who did it. Could be anyone. The only evidence I found was this Coke can. But it could be anyone. No way to know.<text:line-break/>Peanut Gallery: It was Nels: Other Member: Why don’t you go over to Nels’ house for help?</text:span></text:p>
      <text:p text:style-name="P596">Tongorango: So I went over to Nels’ house, and said “Hey, Nels? Um, I lost my eyes again. Someone kicked me into the corn shucker.”<text:line-break/>Nels: &lt;giggles&gt;<text:line-break/>Tongorango: So I could really use some new eyes. Oh yeah, and by the way, I found this Coke can.<text:line-break/>Nels: Oh, thank you. I forgot that. I’ll just finish it.<text:line-break/>Tongorango: Do you have any idea who it could be?<text:line-break/>Nels: &lt;slurp&gt; Could be anyone.</text:p>
      <text:p text:style-name="P596">Peanut Gallery: It was Nels. He dropped the Coke can and kicked you into the corn shucker.<text:line-break/>Nels: They’re lying.<text:line-break/>Peanut Gallery: Nels hates you.<text:line-break/>Nels: As a matter of fact, I love him so much that I made a pair or two of new eyes just in case he got his eyes knocked out. Just step over there, and never mind the blanket covering-- nothing.<text:line-break/>Tongorango: Okay. &lt;walks over&gt;&lt;falls into pit&gt; Whoops! A pit! Nels, there’s a pit in your yard!<text:line-break/>Nels: Rats. With spikes in it?<text:line-break/>Tongorango: Spikes? I don’t know. I never checked. Yep, there’s some spikes there.<text:line-break/>Nels: His skin is so thick!<text:line-break/>Tongorango: Well, better be going now.</text:p>
      <text:p text:style-name="P596">Well, later I went back over to Nels’ house and found a old bike that no one was using chained and locked up to a tree. I quickly ripped off some of the wheels and used them for eyes<text:line-break/>Nels: You murderer! You murdered my bike?<text:line-break/>Tongorango: This was your bike? It doesn’t have your name on it?<text:line-break/>Nels: Yes it does! Right there! N-E-L-S. Tongorango: Oh. Well, thanks Nels. <text:span text:style-name="T755">Goodnight!</text:span></text:p>
      <text:h text:style-name="P662" text:outline-level="1"><text:bookmark-start text:name="__RefHeading___Toc4597_309866248"/><text:soft-page-break/>Tongorango <text:span text:style-name="T690">goes to Forbidden Island</text:span><text:bookmark-end text:name="__RefHeading___Toc4597_309866248"/></text:h>
      <text:p text:style-name="P597">Tongorango: You ever been on a mission to recover lost treasure?<text:line-break/>Peanut Gallery: Nope.<text:line-break/><text:span text:style-name="T691">Tongorango: You have to have just the right crew. With just enough know-how and strength, or all is for lost. Fortunately, me and Nels were on the team, which meant we had a know-it-all genius--<text:line-break/>Nels: Who are you referring to?<text:line-break/>Tongorango: Me. And Nels for the brawn.<text:line-break/>Nels: Aahh!</text:span></text:p>
      <text:p text:style-name="P598">Tongorango: Okay, Nels, this is what we’re going to do. <text:span text:style-name="T692">I go get the treasure, and you hold it.<text:line-break/>Nels: Aaahhh! No, this is what we’re going to do. You see that cave that shoots poison darts?<text:line-break/>Tongorango: Yeah.<text:line-break/>Nels: Go into it and get all the treasure.<text:line-break/>Tongorango: Okay. So I went in to a dark tunnel. You guys ever been in tunnels before?<text:line-break/>Peanut Gallery: Yes.<text:line-break/>Tongorango: Really? How’d you avoid being hit by the poison darts?<text:line-break/>Peanut Gallery: There weren’t any.<text:line-break/>Tongorango: Really? Wow, you’re lucky. Eventually I got to a room with a lot of tiles in it. I knew that I had to choose just the right one so as to not get hit by poison darts. Let’s see. Rose, dove, skull and crossbones. Rose, dove, skull and crossbones. Hmm. Let’s decide. Eenie meenie mo-- Eine mo meenie-- Wow, this is harder than I thought. Well, I’ll just do skull and crossbones. OUCH! Next skull and crossbones-- OUCH! Next skull and crossbones-- OUCH!</text:span></text:p>
      <text:p text:style-name="P599">Then Nels scuttled over me to the other side.<text:line-break/>“Hey Nels, you have any of that poison dart antidote?”<text:line-break/>Nels: Yes.<text:line-break/>Tongorango: Can I have some?<text:line-break/>Nels: No. I might need it.<text:line-break/>Tongorango: Well, it turned out that Nels had seen a treasure room on the other side, but he realized that there was a final trap. So he turned to me.<text:line-break/>Nels: Alright. Here’s the antidote. Tongorango, do you see that treasure room over there?<text:line-break/>Tongorango: Which one? I’m seeing double.<text:line-break/>Nels: Here, I’ll take out one of your eyes for you.<text:line-break/>Tongorango: That worked. That’s weird.<text:line-break/>Nels: You have to go over there and take the treasure, but as you’re doing it, put something of equal weight on it so that the alarm doesn’t go off and kill us all.<text:line-break/>Tongorango: Okay. Well, the treasure was about the same size as Nels, so I picked up Nels and--<text:line-break/>Nels: AAAHHH! Not me, you idiot! Use your other eye.<text:line-break/>Tongorango: Not big enough.<text:line-break/>Nels: Two eyes?<text:line-break/>Tongorango: Still not big enough.<text:line-break/>Nels: Just use your hand.<text:line-break/>Tongorango: So I picked up the treasure and tossed it to Nels and put my hand on it. Um, Nels?<text:line-break/>Nels: Yes?<text:line-break/>Tongorango: What do I do now?<text:line-break/>Nels: Stay there while I run to safety.<text:line-break/><text:soft-page-break/>Tongorango: Then what?<text:line-break/>Nels: &lt;hits skull and crossbones and ducks&gt; Tongorango: OUCH!</text:p>
      <text:p text:style-name="P599">Well, when I got hit by the poison dart, I kind of jumped-- and when I jumped, I kind of took my hand off the scale-- which made the cave start tumbling down, and a giant rock to start rolling towards us-- and I got out just in time and sat on Nels as the boulder ran over us. Ouch. That kind of knocked my eyeball out and smashed our bones. Nels, do you still have any poison dart antidote?<text:line-break/>Nels: I ate it.<text:line-break/><text:span text:style-name="T693">Tongorango: Then Sam showed up.<text:line-break/>Sam: Let’s see. Ahh. Here’s some anti-getting-smashed antidote.</text:span></text:p>
      <text:p text:style-name="P600">Tongorango: Thanks, Sam! I feel much better.<text:line-break/>Nels: It was just dog biscuits, you idiot! A placebo effect!<text:line-break/>Tongorango: Works for me!<text:line-break/>Sam: Here. I’ll fix your bones with the drill, Nels. &lt;turns on drill&gt;<text:line-break/>Nels: AAAHHH! <text:span text:style-name="T694">OUCH OUCH OUCH OUCH!</text:span></text:p>
      <text:p text:style-name="P648">Tongorango: Then I needed new eyes, so I decided to rip up some of those nice skull and crossbones tiles. OUCH! Next one-- OUCH! <text:span text:style-name="T695">Then Nels jabbed the darts into my eyes. Oh yeah, Sam? I could use some more poison dart antidote.<text:line-break/>Sam: Here. Tongorango: Thanks. I’m not sure if these skull and crossbones tiles will work. Nels, you got any of that smashed treasure?<text:line-break/>Nels: Treasure? How about some old sock-balls? Huh? That’s as good as smashed gold!<text:line-break/>Tongorango: Is it as good as smashed gold?<text:line-break/>Peanut Gallery: Nope.<text:line-break/>Nels: Don’t listen to the man behind the curtain! Or some pebbles! I’ve got some pebbles!<text:line-break/>Tongorango: What’s pebbles?<text:line-break/>Peanut Gallery: That stuff you walk on.<text:line-break/>Tongorango: Is that like gems?<text:line-break/>Nels: Sure! Why not. &lt;gives Tongorango the pebbles&gt;<text:line-break/>Tongorango: Goodnight!</text:span></text:p>
      <text:h text:style-name="P704" text:outline-level="1"><text:bookmark-start text:name="__RefHeading___Toc4765_568334090"/>Tongorango runs from the law<text:bookmark-end text:name="__RefHeading___Toc4765_568334090"/></text:h>
      <text:p text:style-name="P601">Tongorango: You ever hear about the time I ran from the law?<text:line-break/>Peanut Gallery: Really?<text:line-break/>Tongorango: Yeah. You see, I accidentally stepped on one of those white lines that the police put on the street, and then I knew I was jaywalking and had to run from the law. <text:span text:style-name="T696">I found an old abandoned church and hid in it. It turned out it was a gun store. Hard to tell.</text:span></text:p>
      <text:p text:style-name="P602">Well, then I saw someone with a gun coming towards me, so I grabbed all the guns in my mouth and fired just as someone else got in the way.</text:p>
      <text:p text:style-name="P602">Well, it turned out that that someone was Nels, and the guy was just returning his gun to the gun store because it didn’t work very well. Unfortunately, with all the guns in my mouth, I kind of swallowed them, and then had to cough them back up-- and some of them went off by accident while they were in my mouth, <text:span text:style-name="T697">shooting bullets through my head and into my eyes.</text:span></text:p>
      <text:p text:style-name="P603">Well, I had to rush Nels to the hospital, so I <text:span text:style-name="T698">grabbed him by the nose, because that was the first thing I found, </text:span>put him on my back &lt;flings Nels behind him&gt; <text:span text:style-name="T698">and went to the hospital, where they tried to put me in the hospital.</text:span></text:p>
      <text:p text:style-name="P604">I explained “No, no, I’m not the one who got shot. Well, except in my face, but never mind that. The guy on my back who got shot is the one who needs-- uh-- hold on a second.” So then I went <text:span text:style-name="T699">back, grabbed Nels, and started walking &lt;drops Nels and steps on him&gt; CRUNCH! What was that?</text:span></text:p>
      <text:p text:style-name="P605">Well, after several tries I grabbed him by the ears and dragged him over to the hospital-- and it turned out that he had just gotten shot in the bow-tie and fainted. So that means you’re fine, huh Nels?<text:line-break/>Nels: I can barely breathe.<text:line-break/>Tongorango: Yep. That’s you. Lazy Nels. Well, fortunately I still had a lot of bullets in my guns, so I stuck them in my eyes, but they kept rolling out, so I <text:span text:style-name="T700">chewed some gum up with the bullets-- OUCH! carefully and stuck that in my eyes. That seemed to work and I could see again.</text:span></text:p>
      <text:h text:style-name="P705" text:outline-level="1"><text:bookmark-start text:name="__RefHeading___Toc4767_568334090"/>Tongorango goes to the store<text:bookmark-end text:name="__RefHeading___Toc4767_568334090"/></text:h>
      <text:p text:style-name="P606">Peanut Gallery: How about you and Nels do the theme song together!</text:p>
      <text:p text:style-name="P606">Tongorango: Sure!<text:line-break/>Ton ton ton! Ton ton Tongorango! Ton ton ton! Ton ton Tongorango!<text:line-break/><text:span text:style-name="T701">Nels: And Nels!<text:line-break/>Tongorango: No, it’s Ton ton ton! Ton ton Tongorango!<text:line-break/>Nels: No, all Nels!<text:line-break/>Tongorango: Tongorango show show show! Tongorango go go go!<text:line-break/>Nels: With Nels!</text:span></text:p>
      <text:p text:style-name="P607">Tongorango: Well, back in my day, there weren’t any stores, or towns, or cities, or villages. There were only suburbs. There wasn’t any shop, so people just sat around the whole day saying “Boy, I wish someone would invent the shop so that we could buy stuff.” <text:span text:style-name="T702">You had to make your things by hand. Your own yarn, your own wood, your own houses, your own hammers, your own saws, your own needles, your own electricity, your own fridges, your own rocket ships-- everything! <text:line-break/>Well, one day me and Bobo heard that someone had invented a store, so we went there as quickly as possible. We saddled up the horse-- me-- and rode-- or walked-- into town, because whoever invented the store invented towns too, and we walked in and saw-- Nels!<text:line-break/>Nels: Hello, Tongorango.<text:line-break/>Tongorango: Uhh-- hi, Nels! What are you doing here? </text:span><text:span text:style-name="T13">You</text:span><text:span text:style-name="T228"> invented the store?<text:line-break/>Nels: Of course I did, because I invented money! I’ve got lots of things here. Stuff that you really want.<text:line-break/>Tongorango: Wow. I really want it!<text:line-break/>Nels: It’s stuff that you really need.<text:line-break/>Tongorango: I really need to get it!<text:line-break/>Nels: These mind control books sure are working well. Let’s see here. What do you need? We’ve got calico here, and saws, and hammers, and needles, and thread, and buckets of candy.<text:line-break/>Tongorango: I don’t know what I need but I really want it!<text:line-break/></text:span><text:span text:style-name="T229">Nels: Hmm. You need to buy calico to make a dress. Let’s see. I’ll measure you. Oh, wow. You need the whole stock of calico. &lt;gives it to Tongorango&gt;<text:line-break/>Tongorango: Must buy whole stock of calico.<text:line-break/>Nels: And you’ll need some needles and thread too.<text:line-break/>Tongorango: Must buy needles and thread.<text:line-break/></text:span><text:span text:style-name="T230">Nels: Hmm. Why don’t you buy a hammer too. You definitely need that.<text:line-break/>Tongorango: Must buy hammer.<text:line-break/>Nels: Now go home and make a dress for yourself.<text:line-break/>Tongorango: Must go home and make dress for myself. &lt;walks back home&gt; Well, now that I’ve got all this calico, I’d better make a dress for myself. Let’s see. I’d better measure it. Hmm. No, too hard. I know! I’ll just put it on my back and it’ll be just the right amount. Let’s see. Thread the needle-- oops! Where’d the needle go? Gulp! Oops. Let’s see here. Thread the needle-- &lt;makes a few stitches&gt; Gulp. I hope I have enough needles. Gulp. &lt;makes stitches&gt; Gulp! &lt;makes stitches&gt; &lt;inhales&gt; </text:span><text:span text:style-name="T231">Oops. I think I have a needle in my lungs. </text:span><text:span text:style-name="T232">Now to take off the dress-- to take off the </text:span><text:span text:style-name="T14">dress</text:span><text:span text:style-name="T232">-- oh boy. It’s not coming off. Wait! I bet I can use this hammer. BANG BANG BANG! Ouch! I think it’s working! BANG! Ouch! Nope. Well, I guess I’ll just return this to the store. Hey Nels, I </text:span><text:soft-page-break/><text:span text:style-name="T232">want to return this calico. It doesn’t fit.<text:line-break/>Nels: What! I gave you the whole stock! It would fit a whale! It would fit an army of whales!<text:line-break/>Tongorango: Well, I don’t know what happened, but the needles malfunctioned--<text:line-break/>Nels: Is that thread coming out of your mouth?<text:line-break/>Tongorango: Well, yeah, that’s part of the problem--<text:line-break/>Nels: Did you sow it onto yourself? You idiot! And why are these holes here? Did you hit this with a hammer? Tongorango: Yeah. I hoped it would help but it didn’t.<text:line-break/></text:span><text:span text:style-name="T233">Nels: You can’t return this to the store.<text:line-break/></text:span><text:span text:style-name="T234">Tongorango: Maybe this saw will help. &lt;shucka shucka shucka&gt;<text:line-break/></text:span><text:span text:style-name="T235">Nels: No! No! You idiot! You’re sawing a hole in my floor! Fix it!<text:line-break/>Tongorango: Oh. Sorry. &lt;shucka shucka shucka&gt;<text:line-break/>Nels: No! No! Stop it! You’re sawing a hole in my ceiling! Why are you doing that, you idiot?<text:line-break/>Tongorango: </text:span><text:span text:style-name="T236">I wanted to make it match!<text:line-break/>Nels: Get out of here! CRASH! No, no! That’s a wall, you idiot! CRASH! That’s my china!<text:line-break/>Tongorango: That’s not China, Nels! China is down there! &lt;starts ripping up Nels’ floorboards&gt;<text:line-break/>Nels: Stop it! Stop it! You’re breaking my floor!<text:line-break/>Tongorango: What’s this thing down here? It’s big and flat!<text:line-break/>Nels: That’s the foundation! You’re tearing up the foundation! The store’s collapsing! CRASH!<text:line-break/>Tongorango: Ouch. </text:span><text:span text:style-name="T237">Oh, hey, Nels? Can I return this calico?<text:line-break/>Nels: Keep it. My store! You’ve ruined my store! You big ignoramus!<text:line-break/>Tongorango: I wish there was something I could do to help, Nels.<text:line-break/>Nels: Hmm. Maybe there is something. A dinosaur would be a fine specimen. Let’s see here. We need a cage. A cage. I don’t have a cage big enough! Hmm. Maybe just a sample would work.<text:line-break/>Tongorango: What’s a sample-- OW! Hey! Who turned out the lights?<text:line-break/>Nels: Haha! Dinosaur eyes! Perfect! I’ll sell these on the black market and get my store back!<text:line-break/>Peanut Gallery: What black market? (Nels: The one I’m going to invent.)<text:line-break/></text:span><text:span text:style-name="T238">Tongorango: Now I need some eyes and to get this calico off. Hey! Maybe this saw will help! &lt;shucka shucka shucka&gt; Oops! That was my foot. </text:span><text:span text:style-name="T239">&lt;shucka shucka shucka&gt; There! Got the calico off. Now to cut it into circles for eyes. &lt;shucka shucka shucka&gt; Hmm. More like stars that got run over by a truck, but they’ll do. </text:span><text:span text:style-name="T240">Now for my foot. Aha! I’ll invent the foot-putting-back-on surgery! Let’s see here. Maybe if I just stick it back on it will-- nope. Hmm. Velcro! I’ll invent Velcro! Aha! Some prickers! Perfect! Now my foot’s back on and my eyes are back in.<text:line-break/>Nels: Velcro, you say? Hmm. &lt;steals Velcro off Tongorango’s foot and sells on Black Market.&gt;</text:span></text:p>
      <text:h text:style-name="P706" text:outline-level="1"><text:bookmark-start text:name="__RefHeading___Toc4801_3714604095"/>Tongorango plants a garden<text:bookmark-end text:name="__RefHeading___Toc4801_3714604095"/></text:h>
      <text:p text:style-name="P608">Tongorango: Well, one day I was helping mom plant our garden. By help I mean walking around and going to the bathroom on stuff while my mom planted all the seeds. Well, then I decided to make one of my own. And I figured Nels wouldn’t mind if we used his yard. So I started planting them in Nels’ yard-- but it turned out that I planted them on the pavement so I ripped up some of Nels’ yard and placed it on the driveway. Then I got some more driveway from Sam or Santa Macaw’s house and put it over the yard. Well, it was about this time that Mr. Nels was coming home, and he tried to drive into the garage-- but there wasn’t any anymore because my garden was there and he smashed into under Nels’ room. </text:p>
      <text:p text:style-name="P608">It turned out that at that time that Nels was doing an experiment where you had to get exactly the right amount of fuel into the beakers or else there would be a big BOOM! ... Wow, that was a big explosion. <text:span text:style-name="T703">All the way into sub-orbit!</text:span></text:p>
      <text:p text:style-name="P609">Well, eventually I could see a blackened bear coming down through the sky and landing on-- No, wait Nels! Not on Sam's <text:span text:style-name="T704">roof</text:span>-- uh oh. <text:span text:style-name="T704">I dashed over to Sam’s roof but the fire was already started.</text:span></text:p>
      <text:p text:style-name="P610">Well, the only thing I had on hand to put out the fire was my eyes-- and I forgot that fire burns your eyes until they were already up in flames.</text:p>
      <text:p text:style-name="P610">Then I doused Nels off in a bucket of water.</text:p>
      <text:p text:style-name="P610">“You know, Nels, that was a stupid thing to do, spilling burning chemicals on yourself and sending yourself in sub-orbit. Because that was a dumb idea, Nels.”</text:p>
      <text:p text:style-name="P610">Well, after fertilizing the garden it all sprung to life. Go fertilizer!</text:p>
      <text:p text:style-name="P611">Peanut Gallery: How’d you get your eyes back in?</text:p>
      <text:p text:style-name="P611">Tongorango: Well, fortunately some of the Thousand-Head Kale sprouted, and I tore off some of the leaves and used them for eyes.</text:p>
      <text:h text:style-name="P707" text:outline-level="1"><text:bookmark-start text:name="__RefHeading___Toc4803_3714604095"/>Tongorango at Lexington<text:bookmark-end text:name="__RefHeading___Toc4803_3714604095"/></text:h>
      <text:p text:style-name="P614"><text:span text:style-name="T712">Tongorango: Well, when I was a kid it was back in the old Revolutionary War days. I lived in Lexington, and one day we got news that the British were coming! We mustget our muskets. So I went over to Nels’ house and asked him if he knew how to use a musket.<text:line-break/>Nels: Of course I do. Any respectable bear knows how to use a musket.<text:line-break/>Tongorango: Great. Can I borrow one?<text:line-break/>Nels: No! Tongorango: Oh. I guess I’ll just look in your room then. SMASH SMASH SMASH!<text:line-break/>Nels: AAAHHH! You’re destroying my room!<text:line-break/>Tongorango: What’s this?<text:line-break/>Nels: It was my bed. You destroyed my bed!<text:line-break/>Tongorango: Oh. Where’s that musket?<text:line-break/>Sam: Here’s a musket! &lt;gives Tongorango musket&gt;<text:line-break/>Tongorango: Oh, thanks Sam. Now how do you shoot this thing?<text:line-break/>Nels: You have to load it, dummy.<text:line-break/>Tongorango: Do </text:span><text:span text:style-name="T15">what</text:span><text:span text:style-name="T243">?<text:line-break/>Nels: Put musket balls in it.<text:line-break/>Tongorango: Oh. Nels, could I borrow a few musket balls?<text:line-break/>Nels: No!<text:line-break/>Sam: Here’s some musket balls.<text:line-break/>Tongorango: Thanks.<text:line-break/></text:span><text:span text:style-name="T244">Nels: Now come on. The militia’s lining up.<text:line-break/>Tongorango: What are we doing here with our muskets?<text:line-break/>Nels: We’re standing against the British!<text:line-break/>Tongorango: Then I saw a huge army coming towards us.<text:line-break/>Nels: Look at those Redcoats. They think they’re going to win just because they have a big army.<text:line-break/></text:span><text:span text:style-name="T245">Tongorango: Then they started lining up in a really straight line. Looks like they’re planning to play Red Rover. We don’t have any red rovers. We have a brown one. </text:span><text:span text:style-name="T408">Hey </text:span><text:span text:style-name="T410">Sam--</text:span><text:span text:style-name="T245"><text:line-break/>Sam: No.<text:line-break/></text:span><text:span text:style-name="T246">Tongorango: Oh. Alright Nels, they’re going to try to break past us. Now put your arm under my foot &lt;grabs Nels’ arm and stands on it&gt; Haha! Let them try to break past us this time!<text:line-break/></text:span><text:span text:style-name="T250">Nels: Look at those Lobsterbacks. They think they’ll win just because they have the biggest army.<text:line-break/></text:span><text:span text:style-name="T251">Tongorango: Lobsterbacks? I’m getting kind of hungry. Then I remembered I had to go to the bathroom. Nels? I have to go to the bathroom really bad.<text:line-break/>Nels: What-- you-- We’re in the middle of a war! You can’t go to the bathroom! Just hold it. And don’t think of flowing water, or waterfalls, or Noah’s flood, or--<text:line-break/>Tongorango: AAAAAHHHHH! I HAVE TO GO TO THE BATHROOM! &lt;starts moving head&gt;<text:line-break/>Peanut Gallery: Think about how hungry you are.<text:line-break/>Tongorango: Oh. That’s better. Let’s see. Boy am I hungry. Look at all those tasty Lobsterbacks. Boy am I hungry and I have to go to the bathroom really bad while being hungry--<text:line-break/>Peanut Gallery: Don’t think of Niagara Falls!<text:line-break/>Tongorango: That’s a good one because I don’t even know what it is.<text:line-break/>Peanut Gallery: It’s a big, big, big, big waterfall.<text:line-break/>Tongorango: AAAAAHHHHH!!!!!!<text:line-break/></text:span><text:span text:style-name="T246">Nels: Get off me! You maniac! They’re coming! &lt;loads gun&gt;<text:line-break/></text:span><text:soft-page-break/><text:span text:style-name="T247">Tongorango: Hey Nels, that looks like my musket. &lt;grabs musket&gt; Then we started playing tug-o-war with a loaded musket, which everyone knows is a good idea.<text:line-break/></text:span><text:span text:style-name="T248">Well, it turns out that if you’re playing tug-o-war with a loaded musket, it has a high chance to go off-- especially if you slam it into the ground with your mouth on it. It also has a high chance to shoot through your </text:span><text:span text:style-name="T249">eyes if it’s in your mouth. Ouch. Oh, sorry Nels</text:span><text:span text:style-name="T251">.<text:line-break/>Then the lobsters or something heard a shot firing and decided that the other side was firing and started shooting. Bullets started pelting me all over. Then I couldn’t hold it and started to pee.<text:line-break/>Nels: Are you done peeing yet? I want something to hide behind.<text:line-break/>Tongorango: Oh no. It’ll be a while. Boy am I hungry. Those Lobsterbacks sound better than ever. Boy am I hungry. Alright, CHARGE!</text:span></text:p>
      <text:p text:style-name="P615"><text:span text:style-name="T41">Well, me and Nels charged them-- but I think they all dodged, which they weren’t supposed to do. I won the Red Rover game! Then we slipped down a hill and I landed on my back. Oh, thanks for padding my fall Nels. </text:span><text:span text:style-name="T253">You’re a real pal. </text:span><text:span text:style-name="T41">Nels? Nels? You can get up now.<text:line-break/>Nels: I can’t. You broke every bone in my body.<text:line-break/>Tongorango: Come on, lazybones! &lt;crack crack crack&gt; You were wrong, Nels.<text:line-break/>Nels: You just broke them multiple times.<text:line-break/>Tongorango: Oh. That makes sense. &lt;rolls off Nels&gt; Then we landed in the middle of an even bigger battle with even bigger guns. What were they called again, Nels?<text:line-break/>Nels: Cannons.<text:line-break/>Tongorango: Oh. What do cannons do?<text:line-break/></text:span><text:span text:style-name="T252">Nels: I think you’re about to find out.<text:line-break/>Tongorango: OW!!! What was that?<text:line-break/>Nels: A cannonball.<text:line-break/>Tongorango: A cannonball? Is it like gumballs?<text:line-break/>Nels: Sure! Why not.<text:line-break/>Tongorango: Ahhh-- SMASH! Ouch. Hmm. Not like gumballs at all. More like jawbreakers, only worse-- well, almost as good as jawbreakers. &lt;spits out&gt;<text:line-break/>Nels: You know, these are very round.<text:line-break/>Tongorango: Haha. Yeah.<text:line-break/>Nels: Kind of ball-shaped.<text:line-break/>Tongorango: Haha. Yeah.<text:line-break/>Nels: You’re a little dense, aren’t you?<text:line-break/>Tongorango: Haha. Yeah.<text:line-break/></text:span><text:span text:style-name="T253">Nels: Just use the stupid cannonballs for eyes. There. Now just catch another one.<text:line-break/>Tongorango: Ahhh-- SMASH! Nels? Where’d it go?<text:line-break/>Nels: It’s on my face.<text:line-break/></text:span><text:span text:style-name="T254">Tongorango: Oh, thanks Nels. You’re a real pal. </text:span><text:span text:style-name="T255">A battle, eh? Which side’s the Japanese?<text:line-break/>Nels: Neither. We’re trying to fight the Redcoats. The good guys are the Minutemen.<text:line-break/>Tongorango: I’m not a man exactly. Oh. I know! We’ll create our own group! We’ll be the Minute Dinosaurs! Minute Dinosaurs Charge!<text:line-break/>Nels: What what what-- I’m not a dinosaur!<text:line-break/>Tongorango: What-- well, just pretend. </text:span><text:span text:style-name="T256">MINUTE DINOSAURS CHARGE!</text:span></text:p>
      <text:p text:style-name="P615"><text:span text:style-name="T256">Long story short-- we beat the Nazis. </text:span><text:span text:style-name="T257">THE END!</text:span></text:p>
      <text:h text:style-name="P708" text:outline-level="1"><text:bookmark-start text:name="__RefHeading___Toc5200_996040542"/>Tongorango invents Golf<text:bookmark-end text:name="__RefHeading___Toc5200_996040542"/></text:h>
      <text:p text:style-name="P649">Tongorango: Well, one day--<text:line-break/>Nels: Nels the Great.<text:line-break/>Tongorango: Nels the Great-- what?<text:line-break/>Nels: You said it! Now you can’t take it back!<text:line-break/>Tongorango: Oh. <text:span text:style-name="T715">Well, I’ll use that later. I’ve got to tell the story about how my eyes fell out! </text:span>Well, I was walking along one day, and found that my yard was broken! There was a hole in it! So I went over to Nels’ house and knocked on the door. Nels yelled out:<text:line-break/>Nels: What do you want?<text:line-break/>Tongorango: My yard is broken! There’s a hole in it!<text:line-break/>Well, then I heard a LOCK! but I thought it might have been an UNLOCK! so I stuck around for a while. <text:span text:style-name="T714">Eventually Nels’ mom sent him out to play and to help his best old buddy old pal, huh Nels?<text:line-break/>Nels: Just show me the problem and let’s be done with it.<text:line-break/>Tongorango: So I took him over to the hole. It sure is big, isn’t it Nels? What do you think is in it?<text:line-break/>Nels: It appears you may have gophers. Why don’t you stick your head in the hole and see?<text:line-break/>Tongorango: So I started digging to make the hole bigger because my head was too big, but since I wasn’t very careful and it’s easier to dig many small holes than one big one, we got a whole bunch of holes. Now which one was the original hole? Hmm.<text:line-break/>Nels: Just choose one at random. It’s got the exact same chance as all the others.<text:line-break/>Tongorango: Hmm. This is a really tough choice. I don’t know.<text:line-break/>Nels: It’s very easy! Just choose one! Any of them! GO!<text:line-break/>Tongorango: Tough choice. I don’t know which to choose.</text:span></text:p>
      <text:p text:style-name="P649"><text:span text:style-name="T756">Nels: Wait, I’ve got an idea. Toss this ball into one of the holes. Then choose the one it fell into.<text:line-break/>Tongorango: Okay. Thanks. &lt;gulp&gt; Oops. I think I swallowed it. Give me another one. &lt;gulp&gt; I swallowed it too. You got any more of these? We might need a lot.<text:line-break/>Nels: &lt;sigh&gt; You keep swallowing it! Hey, how about you use this stick to hit the ball in! Here.<text:line-break/>Tongorango: Thanks! Let’s see here. &lt;swish&gt; Missed. &lt;swish&gt; Missed. &lt;swish swish swish swish OUCH!&gt; Well, you see, when I got ready to hit it really hard, it span out of my grip and popped one of my eyes out, which landed in one of the holes. “Hole in one!” Nels shouted. “Great. Which one is it?”<text:line-break/>Nels: Um-- One of them.<text:line-break/>Tongorango: Aw, rats. I’ll do it again.&lt;swish swish swish swish OUCH!&gt;<text:line-break/>Nels: That one! Right there! Here, I’ll show you. Stick your head down here.<text:line-break/>Tongorango: Wow. Kinda strange. Ouch! That’s not a gopher. Too many teeth and scales and rattles. OUCH! OUCH! OUCH! Nels? Can you get me out?<text:line-break/>Nels: One second! &lt;swish&gt;&lt;thwack&gt; Hole in one! &lt;swish&gt;&lt;thwack&gt; This sure is a fun game. Alright, here. &lt;tug tug tug SMASH!&gt;<text:line-break/>Tongorango: Thanks, Nels! Now we need to get my eyes back in. Which ones had my eyes?<text:line-break/>Nels: I don’t know. I’m not supposed to keep track!<text:line-break/>Tongorango: Alright, stick your head in Nels. We’ve got to find it.<text:line-break/>Nels: I’m not going to do that! Let’s hire someone. Here’s some moles. Perfect!<text:line-break/>Tongorango: Well, the moles did a pretty thorough job. They dug up the whole yard! Only problem was getting my eyes from them. There’s so many! We’ve got to fix this yard for good!<text:line-break/>Nels: Don’t just stand there! Start whacking moles! Here’s a hammer!<text:line-break/></text:span><text:soft-page-break/><text:span text:style-name="T756">Tongorango: Oh, thanks! &lt;wham wham wham&gt; Woohoo! &lt;wham wham wham&gt; You know, this sure is a fun game we invented Nels. I wonder if we could charge people to do it.<text:line-break/>Nels: Don’t be idiotic! Who’d pay to Whack-a-mole?<text:line-break/>Sam: Bark bark bark bark!<text:line-break/>Nels: Sam! Aha! Perfect! Now just ten dollars and a hammer and you get to whack the moles!<text:line-break/>Tongorango: Well, I kept missing left and right since I couldn’t see what I was doing-- but eventually we got my eyes. They were kind of smashed and cracked and looked like someone had hit them with a hammer. I’m not sure why. But the important thing is I got my eyes back in.</text:span></text:p>
      <text:h text:style-name="P709" text:outline-level="1"><text:bookmark-start text:name="__RefHeading___Toc5202_996040542"/>Tongorango plays Water Balloons with Nels<text:bookmark-end text:name="__RefHeading___Toc5202_996040542"/></text:h>
      <text:p text:style-name="P616">Tongorango: Well, one day I decided that I wanted to play Water Balloons with my best buddy ol’ pal Nels. And they say that showing is better than telling, so I decided to show him. So I went over to Nels’ house-- but the problem is, I didn’t have any water balloons. Or balloons. Or water. So I started looking in Nels’ hamper-- but all I saw was his pants. Well, pants are kind of water balloon shaped. Why not? Perfect.</text:p>
      <text:p text:style-name="P616"><text:span text:style-name="T716">So I gathered up all the things I could find. Sweaters-- check! Tablecloth! Excellent! Check! Oh ho ho! Curtains! Check! Now to fill them up for me and Nels.</text:span></text:p>
      <text:p text:style-name="P619">So I tied the pant legs shut, and filled them with water. Perfect. Now for the tablecloth. Great! Filling up perfectly! Uh oh. The pants balloon leaked out! But the tablecloth is still filling up.</text:p>
      <text:p text:style-name="P616"><text:span text:style-name="T717">So I looked in the refrigerator to see if there was any water in there. Nope. Oh, hey! Milk! Perfect! And Juice. And Ketchup. And Mustard. And Pickle Relish! And Salsa! Great!</text:span></text:p>
      <text:p text:style-name="P620">So I filled up all the balloons and snuck very quietly up to Nels’ room. It turned out that he was practicing on his electric piano wearing his headphones..</text:p>
      <text:p text:style-name="P617"><text:span text:style-name="T718">“Nels? Can you hear me? Good.” And I smashed the curtain balloon over his head. It kind of smashed his piano and pieces flew everywhere. I’m pretty sure that’s normal. They’ve got lots of keys. Nels started to cough up Peanut Butter and Jelly and dashed downstairs. Probably to get all the water balloons I made for him.</text:span></text:p>
      <text:p text:style-name="P621">Peanut Gallery: Did you make any for Nels?</text:p>
      <text:p text:style-name="P617"><text:span text:style-name="T719">Tongorango: Of course. I filled up all those little napkins. I filled a lot more than mine.</text:span></text:p>
      <text:p text:style-name="P622">Peanut Gallery: How many more?</text:p>
      <text:p text:style-name="P617"><text:span text:style-name="T720">Tongorango: About two or three. I figured that should make it even. Besides, he’s a lot bigger than me. I like to have an even playing field. The kind where you sneak up from behind and hit them in the back with a water balloon.</text:span></text:p>
      <text:p text:style-name="P617"><text:span text:style-name="T721">Anyway, I started chasing after Nels with my handy tablecloth water balloon. “Nels? Are you there? I’ve got some water balloons. Hoho!” Well, I was walking around when all of a sudden I got hit in the head with a rock. Ouch! I looked up and saw Nels up in a tree throwing rocks at me. Ouch! Ouch! Ouch! Then I threw my tablecloth. That took down the tree and sent Nels flying. I chased after him with the good old pants balloon. Nels ran into the garage and came out with his baseball thrower. “Nels! OUCH! I don’t think OUCH OUCH! that baseballs are water balloons! OUCH OUCH!” I threw the <text:s/>pants balloon. BAM! Pickle relish and salsa flew everywhere! Nels quickly disappeared, but I didn’t have any more water balloons. Hmm.</text:span></text:p>
      <text:p text:style-name="P623">Peanut Gallery: Why don’t you use the hose?</text:p>
      <text:p text:style-name="P617"><text:span text:style-name="T722">Tongorango: The hose? That’s a good idea. Let’s get the hose. Here it is. Turn it to Jet. Turn it on. And find Nels. I walked over to the garage, looking for Nels when all of a sudden-- BAM! A piano landed on my head. HEAVE! HEAVE! HEAVE! It’s a grand piano. HEAVE! HEAVE! Smash!</text:span></text:p>
      <text:p text:style-name="P624">Whew! Then I turned on the hose and fired at Nels.</text:p>
      <text:p text:style-name="P618"><text:soft-page-break/><text:span text:style-name="T723">Unfortunately, it turned out that I had the hose in backwards-- and since I was holding it backwards, and my lips were closed around it-- it kind of had no where to go and shot my eyes out. BAM! Ouch.</text:span></text:p>
      <text:p text:style-name="P618"><text:span text:style-name="T724">Then Nels got his poison dart gun out, and I decided to run into the house. Ouch! Ouch! Ouch! Let’s see here. Need more water balloons. I’ll fill this pants balloon again. And here’s a carpet!</text:span></text:p>
      <text:p text:style-name="P617"><text:span text:style-name="T725">Perfect! &lt;fill&gt; I need to fill this faster. What can I use? Here! Chairs! Silverware! Grind it up really small so that it fits. BAM BAM BAM BAM! Actually, these would work well for eyes. Whoa, whoa, whoa! Then Nels’ mom came down. Haha. Then Nels came towards me with his riding lawn mower. Ouch. Well Nels, I think it’s time to stop now. We’ll just say I’m up by two points. Bye! Then I ran back home.</text:span></text:p>
      <text:h text:style-name="P710" text:outline-level="1"><text:bookmark-start text:name="__RefHeading___Toc5204_996040542"/>Tongorango rides his wagon<text:bookmark-end text:name="__RefHeading___Toc5204_996040542"/></text:h>
      <text:p text:style-name="P625">Tongorango: Well, one day I was riding on my wagon and Nels was pulling me. Come on Nels, you lazybones! I gave you a wagon ride, now it’s your turn!</text:p>
      <text:p text:style-name="P625">Nels: You weigh 10 tons! <text:span text:style-name="T726">How can I pull you?</text:span></text:p>
      <text:p text:style-name="P626">Tongorango: Come on, Nels. I didn’t complain when I was pulling your gigantic weight.</text:p>
      <text:p text:style-name="P625"><text:span text:style-name="T726">Nels: MY gigantic weight?!?!? HEAVE! HEAVE! HEAVE! Ugh. How about we find a downward sloping hill instead of an upward sloping one?</text:span></text:p>
      <text:p text:style-name="P625"><text:span text:style-name="T727">Tongorango: I don’t even know what that is but okay. Woah, in the street? That’s cool. A hill in the street. Are you sure that wagons can go on streets?</text:span></text:p>
      <text:p text:style-name="P627">Nels: They have wheels! Yes!</text:p>
      <text:p text:style-name="P625"><text:span text:style-name="T728">Tongorango: Oh. Okay. Well, start pulling Nels.</text:span></text:p>
      <text:p text:style-name="P628">Nels: Heave! Heave! Heave! I can’t start you moving.</text:p>
      <text:p text:style-name="P628">Peanut Gallery: Why don’t you push on the front of the wagon?</text:p>
      <text:p text:style-name="P628">Tongorango: That sounds like a good idea! &lt;crack&gt; Andrew!</text:p>
      <text:p text:style-name="P628">Nels: You idiot! You broke the handle off! Now what am I supposed to do? Hmm. Maybe if I pull on the wheels-- pull on the wheels-- aahh!!</text:p>
      <text:p text:style-name="P625"><text:span text:style-name="T729">Tongorango: Thanks, Nels! &lt;bump bump bump&gt;Wow, we sure are going fast. &lt;bump bump bump bump bump&gt; We’re going faster than cars! &lt;b-b-b-b-b-b-b-bbump&gt; Look, a red light ahead. Look at all those cars going so slowly! We’re going to show them, huh Nels? Nels? &lt;bbbbbbbbbbbbbump&gt; Nels? Uh oh. SMASH!<text:line-break/>Well, it turns out that if you hit a car in a wagon, you go flying. And it turns out that if you land in the back of an SUV, it has a tendency to pop your eyes out. Wow. Who would have thought that landing in the back of an SUV and popping your eyes out would hurt so much? Better go find Nels.<text:line-break/>Nels? Nels? You lazybones. You forgot to steer. Lick. What are you doing under the wheels? You feel more like a jellyfish than a bear.</text:span></text:p>
      <text:p text:style-name="P625"><text:span text:style-name="T730">Nels: I can barely breath. I’ve broken every bone in my body.</text:span></text:p>
      <text:p text:style-name="P629">Tongorango: Oh. I guess we’d better get you to the hospital then. Grab the ears.</text:p>
      <text:p text:style-name="P629">Nels: AAAAAHHHHH! STOP IT! Just leave me alone.</text:p>
      <text:p text:style-name="P630">Tongorango: Maybe I can throw you there! 1, 2, 3--</text:p>
      <text:p text:style-name="P630">Nels: AAAHHH!</text:p>
      <text:p text:style-name="P625"><text:span text:style-name="T731">Tongorango: Welcome to Tongorango Hospital! I know how to fix your bones. We take them out. Where’s those scissors?</text:span></text:p>
      <text:p text:style-name="P631">Nels: OUCH! OUCH! OUCH!</text:p>
      <text:p text:style-name="P625"><text:span text:style-name="T732">Tongorango: Now put in some plastic. Hmm, this wagon seems a lot flatter. It’ll do. Perfect!<text:line-break/>Nels: You monstrosity! I’m going home.<text:line-break/>Tongorango: Bye, Nels! Now for eyes. Hmm, this wagon has some nice wheels. Perfect!</text:span></text:p>
      <text:h text:style-name="P711" text:outline-level="1"><text:bookmark-start text:name="__RefHeading___Toc6561_1998493736"/>Tongorango plays Learn to trust<text:bookmark-end text:name="__RefHeading___Toc6561_1998493736"/></text:h>
      <text:p text:style-name="P147"><text:span text:style-name="T733">Tongorango: Well, one day I was at a teamwork management camp learning how to be a team with my best buddy old pal Nels. Of course, if you’re big like me, you’re probably already a team by yourself. However, if you’re a little weakling like Nels, you probably need a bit of help. You see, if you can see your toes and your tail at the same time, you’re probably a little bit too small. But, if you can’t even remember the last time you even saw your toes, you’re probably good to go.<text:line-break/>Peanut Gallery: Nels, do you remember that?<text:line-break/>Nels: Being at the internment camp with Tongorango? Yes, I remember that.<text:line-break/>Tongorango: And one of the most important things you have to be able to do is to fall on each other. At least, that’s what I gathered. You see, if you can fall on each other, it increases the productivity, which leads to increased production, which leads to increased profits! And that’s a good thing right?<text:line-break/>Peanut Gallery: Yes. What happened?<text:line-break/>Tongorango: Okay, Nels, I’m going to be the team captain because I’m the smartest one.<text:line-break/>Nels: You-- what? My pet rock is smarter than you!<text:line-break/>Tongorango: Morty?<text:line-break/>Nels: Yes! Morty!<text:line-break/>Tongorango: Alright, Morty is the team captain. And by order of Morty, Tongorango is the team captain. Great. Now that that’s over, we can get down to business.<text:line-break/>You see, Nels, we have to be a team. And I’m the team captain. Which means that I give you orders and then do them myself. The first order I’m going to give you is to fall on me and I catch you before you fall. Now I do that to you. &lt;crunch&gt;. Now you pick me up and get me back on my feet before I break my back. &lt;crack&gt; Too late. Come on, lazybones! Get back on your feet! Then I rolled over and off of Nels. Hey Nels, how’re you doing?<text:line-break/>Nels: I can barely breath.<text:line-break/>Tongorango: Wow, this teamwork stuff is sure hard. I have to do all the work. Boy. I know! Let’s make a bridge! That’s a great trick! Okay, Nels, here’s the deal. We need to decide who’s the most bridge-like among us. And that would obviously be-- you. Alright Nels, you just span this chasm-- and I walk across-- aaaahhhh! THUD!</text:span></text:p>
      <text:p text:style-name="P147"><text:span text:style-name="T734">Boy, this teamwork stuff is sure hard. You aren’t very good at it Nels. Alright, let’s try to fix a car. Now the way you fix a car, Nels, is one person drives it over the other person, and he fixes the car. You fix it, and I’ll drive it. So I got in the car and drove it over Nels. I hope Nels got in between the wheels. &lt;whistles&gt; Should be any time now. &lt;smash&gt; Oops! I don’t think Nels is doing a very good job. It seems a lot flatter than it was before.<text:line-break/>Peanut Gallery: You’re on Nels!<text:line-break/>Tongorango: No I’m not! I’m on the Jeep, which is on top of Nels. I don’t think we’ve done a very good job. It’s worse than before. Nels? Nels? Get out from under there. &lt;grabs him&gt; This teamwork stuff sure is hard, Nels. I’m having to do all the work. Let’s try the trapeze. That involves a lot of teamwork. Alright Nels, you go up here, and I’ll go down here. Now, one person swings back and forth, and the other person flips that person over his heels and up into the air. You flip me over my heels and up into the air. Alright, go! &lt;Tongorango struggles to swing more than a few feet&gt;<text:line-break/>Nels: I’m waiting!<text:line-break/>Tongorango: URG! UH! HEAVE! HO! Sigh. This isn’t working very well.<text:line-break/>Peanut Gallery: How about Nels stands on the top of the Empire State Building and you catch him?<text:line-break/>Tongorango: That sounds like a good idea! The Empire State Building shouldn’t be much higher </text:span><text:soft-page-break/><text:span text:style-name="T734">than this tree here. &lt;puts Nels in tree&gt; Now, when I say “3,2,1!” You fall backward and I catch you.<text:line-break/>Nels: I’m not going to do that!<text:line-break/>Tongorango: Come </text:span><text:span text:style-name="T16">on</text:span><text:span text:style-name="T258">, Nels! We have to get our merit badges!<text:line-break/>Nels: Alright. But make sure you catch me.<text:line-break/>Tongorango: Oh, don’t worry Nels. This is Learn to Trust. </text:span><text:span text:style-name="T259">Alright. 3! 2! One second, I’ve got to tie my shoes. </text:span><text:span text:style-name="T261">I’m certain that I don’t have tied shoes.</text:span><text:span text:style-name="T259"><text:line-break/>Nels: &lt;falls backward&gt; </text:span><text:span text:style-name="T260">THUMP!<text:line-break/></text:span><text:span text:style-name="T261">Tongorango: </text:span><text:span text:style-name="T262">Hey, I don’t have any shoes at all! Wait, w</text:span><text:span text:style-name="T261">hat? Nels! You weren’t supposed to do that! Hmm. Maybe I should have moved that big rock there </text:span><text:span text:style-name="T263">before he fell and hit his head on it.<text:line-break/>Nels: I hate you.<text:line-break/>Tongorango: Why’d you fall, you silly? I didn’t say “3,2,1!”<text:line-break/></text:span><text:span text:style-name="T264">Nels: Yes you did!<text:line-break/>Tongorango: No I didn’t! I said “3, 2, One” second, I’ve got to tie my shoes. </text:span><text:span text:style-name="T265">Boy, this teamwork sure is hard. Can you think of anything else we can do?<text:line-break/>Nels: Well, there is </text:span><text:span text:style-name="T17">one</text:span><text:span text:style-name="T265"> thing.<text:line-break/></text:span><text:span text:style-name="T266">Tongorango: Yeah? What is it? Oh. Alright, I’ll get the apple. &lt;puts apple on head&gt;<text:line-break/>Nels: &lt;draws bow&gt; Now stay absolutely still.<text:line-break/></text:span><text:span text:style-name="T267">Tongorango: You’re making me really want to move.<text:line-break/>Nels: And don’t itch.<text:line-break/>Tongorango: AAAHHH! I’ve got to itch!<text:line-break/>Nels: And don’t think!<text:line-break/>Tongorango: Oh, I can do that one.<text:line-break/>Nels: And don’t blink!<text:line-break/>Tongorango: AAAAHHHH! I’ve got to blink! I’ve got to blink!<text:line-break/>Nels: Aim very carefully for the apple and fire--<text:line-break/>Tongorango: &lt;jumps in the air&gt; I’ve got to blink! AHH! I mistook blink for scratch. Hey Nels, how is the apple?<text:line-break/>Nels: You crushed it when you jumped.<text:line-break/>Tongorango: Oh. And where’s the </text:span><text:span text:style-name="T269">arrow</text:span><text:span text:style-name="T267">?<text:line-break/>Nels: &lt;pulls out arrow and Tongorango’s eyes&gt;<text:line-break/></text:span><text:span text:style-name="T268">Tongorango: Oh. Rats. I guess we won’t get our merit badges then.<text:line-break/>Nels: Well, there is one thing I did do.<text:line-break/></text:span><text:span text:style-name="T269">Tongorango: Yeah?<text:line-break/>Nels: I shot the apple of his eye! And I couldn’t have done it without teamwork!<text:line-break/></text:span><text:span text:style-name="T270">Tongorango: Woohoo! I did it! Now let’s get our merit badges.</text:span></text:p>
      <text:p text:style-name="P632"><text:span text:style-name="T41">Well, that worked well for one ey</text:span><text:span text:style-name="T271">e, </text:span><text:span text:style-name="T272">but I still need another eye. Do you have any merit badges for being purple? Hmm. Riding a canoe. Something sounds hard about that one. Being caught by somebody. That sounds hard for some reason too, </text:span><text:span text:style-name="T273">but maybe I should go find Nels and-- Oh ho! Losing your eyes over 100 times! Check!</text:span></text:p>
      <text:p text:style-name="P633"><text:span text:style-name="T273">A</text:span><text:span text:style-name="T41">nd then I had my eyes in again and lived happily ever after, going for 1000.</text:span></text:p>
      <text:h text:style-name="P712" text:outline-level="1"><text:bookmark-start text:name="__RefHeading___Toc6563_1998493736"/>Tongorango and the Great White Stag<text:bookmark-end text:name="__RefHeading___Toc6563_1998493736"/></text:h>
      <text:p text:style-name="P634">Tongorango: You ever had kids tease you before?<text:line-break/>Peanut Gallery: No.<text:line-break/>Tongorango: Oh. I have. I knew it was because of my freckles. I’ve got a lot of them on my face, you know. <text:span text:style-name="T735">It isn’t easy living like someone’s spit tobacco on your face.<text:line-break/>Well, I heard one day that lemons cured freckles, and the only way to get them was at a store. They were still pretty new back then, you know. Well, I started off, but it wasn’t too long before I met Nels riding Flam. Nels, what are you doing here? Are you going to a store? Why can’t you say anything? Can I come with you?<text:line-break/>Nels gave me a card that said that he had taken a vow of silence and was going somewhere to get away from rotten people. I said “A vow of silence! Cool! By the way, can I come with you?”</text:span></text:p>
      <text:p text:style-name="P149"><text:span text:style-name="T737">Nels: &lt;shakes head&gt;</text:span></text:p>
      <text:p text:style-name="P149"><text:span text:style-name="T738">Tongorango: Oh please, Nels! I have to get lemons to get rid of these freckles on my face. I’ll give you my marble collection!<text:line-break/>Nels: &lt;shakes head&gt;<text:line-break/>Tongorango: I’ll be your best pal for life!<text:line-break/>Nels: &lt;shakes head vehemently&gt;<text:line-break/>Tongorango: Sigh. Oh, I know. Okay Nels, if you want me to come along, don’t say anything. Perfect! &lt;jumps on Flam&gt;&lt;Flam yells&gt; Okay, you can ride on me. Which way do we go, Nels? How long do we do it for? Where are you going?<text:line-break/>Well, since Nels had taken a vow of silence, I tried not to ask him a lot of stupid questions like “Which way do we go now, Nels? Now which way, Nels? I took another step! Which way do we go now, Nels?” Nels finally gave up and shouted “Shut up, you idiot! Go that way!”<text:line-break/>Well, eventually I heard a Twang! And an arrow shot right above Nels’ head! It turned out that it was just Sam. Sam, what are you doing here?<text:line-break/>Sam: I’m trying to capture the Great White Stag!<text:line-break/>Tongorango: Sounds like fun! Let’s go!<text:line-break/>Nels: You know, I took a vow of silence so that I wouldn’t get asked stupid questions and I set out on this trip in the first place to get away from dumb idiots that go on wild goose chases.<text:line-break/>Tongorango: This is a wild stag chase. Come on. Whoa, it’s getting foggy. LOOK! It’s the Great White Stag! Come on, let’s go!<text:line-break/>But the Great White Stag started running, and I started chasing it-- but since it was so foggy, I kept bumping into trees. Bam! Bam! Bam! Bam! I hope the Great White Stag is doing this too.</text:span></text:p>
      <text:p text:style-name="P148"><text:span text:style-name="T736">Well, eventually he was trapped! There was nowhere to go! So I closed in on him.<text:line-break/>Well, it turned out that the Great White Stag was actually the Great White Rhinosaurus-- and I impaled my eyes right on his horn as he started running and I started dragging along.</text:span></text:p>
      <text:p text:style-name="P150"><text:span text:style-name="T277">Then Sam leapt towards him </text:span><text:span text:style-name="T278">and tore off his horn and me, so that he had a trophy for himself. </text:span><text:span text:style-name="T279">Of course then I didn’t have eyes, but there were more important things to do. </text:span><text:span text:style-name="T280">Firstly get the lemons.</text:span></text:p>
      <text:p text:style-name="P150"><text:span text:style-name="T276">Well, I went down to the store, but they didn’t have lemons. They did have oranges, though, so I </text:span><text:span text:style-name="T281">bought </text:span><text:span text:style-name="T282">the whole stock, charged to Nels’ account--<text:line-break/>Nels: What?<text:line-break/>Tongorango:</text:span><text:span text:style-name="T276"> </text:span><text:span text:style-name="T282">A</text:span><text:span text:style-name="T276">nd slammed </text:span><text:span text:style-name="T274">them into my face hoping that they would remove my freckles.<text:line-break/></text:span><text:soft-page-break/><text:span text:style-name="T274">Well, it turns out that if there’s a big gaping wound in your face and you slam oranges into it-- the acid </text:span><text:span text:style-name="T18">really </text:span><text:span text:style-name="T274">burns.</text:span><text:span text:style-name="T275"> OUCH OUCH OUCH! But, it’s worth it to remove my freckles.<text:line-break/>Nels: You don’t have any freckles! What are you talking about?<text:line-break/>Tongorango: That’s why all the kids laugh at me!<text:line-break/>Nels: I think they laugh at you because you eat peanut butter and jelly sloppily and get it all over your face and things like that. Not your imaginary freckles.<text:line-break/></text:span><text:span text:style-name="T281">Tongorango: Oh. Then I decided that the oranges would be good for eyes, </text:span><text:span text:style-name="T283">so I slammed the rest of them into my eyes-- burning my face again. Ouch. </text:span><text:span text:style-name="T284">But, the important thing was, I lost my freckles and gained my eyes.</text:span></text:p>
      <text:h text:style-name="P713" text:outline-level="1"><text:bookmark-start text:name="__RefHeading___Toc6565_1998493736"/>Tongorango in Mr. Boddy’s house<text:bookmark-end text:name="__RefHeading___Toc6565_1998493736"/></text:h>
      <text:p text:style-name="P151"><text:span text:style-name="T739">Tongorango: Well, one day I was invited to Mr. Boddy’s house for dinner. Nels and Tux and Cuddle Robot and Sam were there too. We were in the dining room eating crackernels.<text:line-break/>Peanut Gallery: What’s crackernels?<text:line-break/>Tongorango: I don’t know. Anyway, we were eating them, when all of a sudden my eyes fell out. And then they came back in. Actually, the lights just went on and off. But when they came on again, Mr. Boddy was dead and there was red stuff all over his shirt. Maybe it’s Ketchup.<text:line-break/>Nels: I think it’s blood. We have to figure out who killed Mr. Boddy!<text:line-break/>Tongorango: Right! And I think there is only one answer for this! Nels! Well, sorry to arrest you old buddy old pal. I guess we’ll have to find a noose.<text:line-break/>Nels: No! No! No! I didn’t do it! You don’t have any proof!<text:line-break/>Tongorango: Well, who else could it be?<text:line-break/>Nels: Maybe it’s that robot!<text:line-break/>Tongorango: Yeah! Maybe the robot has some code that makes him automatically kill Mr. Boddy's!<text:line-break/>Nels: &lt;opens code&gt; Let’s see here. If person or thing or enemy does not equal enemy don’ t kill. Well, sort of backwards, but it’ll do. It wasn’t Cuddle Robot.<text:line-break/>Tongorango: Well, that leaves only one reasonable solution. Tux.<text:line-break/>Peanut Gallery: Yep! Better hang him! Get the noose.<text:line-break/>Tongorango: Just then the lights went out. And came back on. But didn’t come back on. Speaking of which, where’d my eyes go? Someone’s stolen my eyes!<text:line-break/>Nels: How do you know you didn’t do it! You were the closest to your eyes!<text:line-break/>Tongorango: Oh man! How do I prove my innocence?<text:line-break/>Nels: You can’t. You’ll have to hang yourself.<text:line-break/>Tongorango: Oh. Rats. I guess I’d better find a noose to hang myself in.<text:line-break/>Just then the lights went out-- and came back on-- and really came back on this time. And Mr. Boddy wasn’t dead! And I looked up and saw Bobo hanging on the chandelier. Bobo, was it you who did all those things? He said “Oo-aa.”<text:line-break/>And as everyone knows, Oo is a vowel sound, and aa is another vowel sound, so Oo-aa must mean “Yes, my dear master. I was the one who was hanging on the chandelier and making the lights do weird things and I spilled ketchup all over Mr. Boddy making him faint and accidentally knocked out your eyes and cleaned them off with a napkin I found in the garbage.”<text:line-break/>Nels: You got all that from Oo-aa?<text:line-break/>Tongorango: Sure. For example, Oo-ahh means pass the sugar. It really helps you understand if you point to the sugar and make a passing motion, and if you say Oo-aa and make pointing motions to Mr. Boddy and the lights and me and my eyes and the napkin and the garbage and do a little jig to show how you did it. It really helps.</text:span></text:p>
      <text:h text:style-name="P714" text:outline-level="1"><text:bookmark-start text:name="__RefHeading___Toc6567_1998493736"/>Tongorango builds the pyramids<text:bookmark-end text:name="__RefHeading___Toc6567_1998493736"/></text:h>
      <text:p text:style-name="P635">Tongorango: Well, one day I was <text:span text:style-name="T740">back in ancient Egypt with my best buddy Nels, and we were building the pyramids. We couldn’t decide what shape to build them in. Some said octagonal. Octagonal! Imagine! An octagonal pyramid! Some said spearical. Spears are really round and not sharp, right? Ouch! I voted for pyramid shape because it had the least number of sides and therefore <text:s/>was the easiest to build. Well, then we had to start building, and I was the guy in charge because I’m the smartest--<text:line-break/>Nels: You’re not the smartest! I’m the smartest! You’re just the workhorse! &lt;whip&gt;<text:line-break/>Tongorango: Ouch! Hey!<text:line-break/>Nels: We’ll attach this big block to you like this! And now go! &lt;whip&gt;<text:line-break/>Tongorango: Ouch! &lt;pull pull pull&gt; Ouch! &lt;pull pull&gt;<text:line-break/>Well, after hundreds of years-- or maybe hundreds of minutes-- we had two blocks. Hey Nels? I think it would go a lot faster if you put down your whip and helped.<text:line-break/>Nels: I don’t think so. &lt;whip&gt;<text:line-break/>Peanut Gallery: Tongorango, it’s your turn to use the whip.<text:line-break/>Tongorango: Is it, Nels?<text:line-break/>Nels: No. &lt;whip&gt;<text:line-break/>Tongorango: Well, eventually we had built it up pretty high, and we were almost done when we remembered that we had to do the inside of the pyramid. So Nels told me to stick my head in and finish it. The problem was that the hole we had left wasn’t big enough, so I had to rip a little off and throw it away so that I could stick my head in. The real problem was that when I stuck my head in, the pyramid collapsed-- with my head in there too. Which kind of squished out my eyes-- unfortunately. Then I had to get my head out, which kind of removed some of the wall too. Fortunately there were lots of random blocks lying around, and I grabbed one and used it for an eye.<text:line-break/>Nels: Stop, stop, you idiot! You’re destroying the pyramid!<text:line-break/>Tongorango: Oh. I can’t use the blocks. Hmm. But what about this nice shiny pointy thing on the top?<text:line-break/>Nels: You can’t take that! That was specially made! We can’t get another one!<text:line-break/>Tongorango: Well, I really need this. But don’t worry Nels. The pharaoh won’t be too mad. I mean, he’ll probably just kill everyone who worked on it or something.<text:line-break/>Nels: Ah heh heh heh. I’m getting a new job. I’ll be an archaeologist and dig these things up. Come on! Let’s go to the future!<text:line-break/>Tongorango: Which way is the future?<text:line-break/>Nels: Up, you idiot! Up! &lt;whip&gt;<text:line-break/>Tongorango: Ouch. Hey Nels? I don’t think archaeologists have whips.<text:line-break/>Nels: Of course archaeologists have whips! They always do! &lt;whip&gt;</text:span></text:p>
      <text:h text:style-name="P715" text:outline-level="1"><text:bookmark-start text:name="__RefHeading___Toc6569_1998493736"/>Tongorango can’t do anything right<text:bookmark-end text:name="__RefHeading___Toc6569_1998493736"/></text:h>
      <text:p text:style-name="P638">Tongorango: Well, one day I was walking <text:span text:style-name="T741">down the sidewalk with my best buddy Nels on my back. I had to be very careful not to step on any cracks or I would break my mother’s back. Nels was riding on my back so that he wouldn’t break </text:span><text:span text:style-name="T19">his</text:span><text:span text:style-name="T285"> </text:span><text:span text:style-name="T741">mother’s back. It was just about that time that I nearly put my foot on a crack! I lifted it up very carefully, and tried not to step on any cracks-- whoops! Fell backwards onto Nels. Nels? Nels? You still here?<text:line-break/>Nels: Ugh! Ahh! Get off me! Can’t you do anything right!<text:line-break/>Tongorango: &lt;gets up&gt; Sure! I can do lots of things right!<text:line-break/>Nels: Mm-hmm. Like what?<text:line-break/>Tongorango: Hmm. I could ride a unicycle across a tightrope!<text:line-break/>Nels: Let’s see you do it.<text:line-break/>Tongorango: Hmm. I don’t have a unicycle, so I guess I’ll just use my bike. And I don’t have a tightrope, so I guess I’ll just have to use the roof of my house. Let’s see here. Put the bike on the house. Jump on it. Crunch.<text:line-break/>Nels: What was that?<text:line-break/>Tongorango: I think it was my bike sinking into the roof of my house. Maybe if I just-- whoa, whoa, WHOA! &lt;falls&gt; Crunch.<text:line-break/>Nels: See! That proves it. You can’t do anything right.<text:line-break/>Peanut Gallery: What about being a Tongorango?<text:line-break/>Tongorango: What about that? AM I the best Tongorango?<text:line-break/>Nels: Of course not! I’ve seen hundreds of better Tongorangos! Like Flam!<text:line-break/>Flam: Bark bark.<text:line-break/>Nels: See! That sounded exactly like a Tongorango!<text:line-break/>Tongorango: Yep. You’re right. I guess I’ll just go away and leave then. &lt;leaves&gt;<text:line-break/>Flam: Nels! Come quick! Sam got stuck in a tree!<text:line-break/>Nels: Stuck in a tree? Can’t he just come down?<text:line-break/>Flam: No! He’s stuck! Come quickly!<text:line-break/>Nels: &lt;comes&gt; Sam! What are you doing up in that tree! &lt;climbs up&gt; Come down!<text:line-break/>Sam: Can’t. I got my paw stuck in the tree. I was trying to fly.<text:line-break/>Nels: You can’t fly! You’re a dog! &lt;unstucks Sam&gt;<text:line-break/>Sam: Yeah, but I have big ears! And ear-jets!<text:line-break/>Nels: Well, next time try starting on the ground.<text:line-break/>Sam: My paw hurts. Can you carry me to the ground?<text:line-break/>Nels: What?<text:line-break/>Sam: My paw hurts. You carry me to the ground.<text:line-break/>Nels: Umm-- this tree is very big and I’m kind of wobbly-- whoa. If only Tongorango were here.<text:line-break/>Tongorango: &lt;shows up suddenly&gt; What’cha ya say?<text:line-break/>Nels: AAAAAHHHHH! &lt;thud&gt;<text:line-break/>Sam: Thanks for getting me down, Tongorango!<text:line-break/>Tongorango: Heh heh. No problem at all.<text:line-break/>Nels: But he didn’t even </text:span><text:span text:style-name="T20">do</text:span><text:span text:style-name="T286"> anything!<text:line-break/></text:span><text:span text:style-name="T287">Sam: Yes he did. He got you down! You were never going to get down, scaredy-cat!<text:line-break/></text:span><text:span text:style-name="T288">Nels: What? Of course I was! I was just catching my breath.<text:line-break/>Peanut Gallery: What can </text:span><text:span text:style-name="T21">you</text:span><text:span text:style-name="T288"> do well, Nels?<text:line-break/></text:span><text:soft-page-break/><text:span text:style-name="T288">Nels: </text:span><text:span text:style-name="T21">What?</text:span><text:span text:style-name="T288"> I can do lots of things right. I can ride on Sam.<text:line-break/>Sam: Oh, right. Ear-jets. &lt;vroom&gt;<text:line-break/>Nels: </text:span><text:span text:style-name="T289">Aaaaahhhhh, aaaahhhh whoaaaaaa! Crash!<text:line-break/>Sam: Thanks for stopping us, Tongorango! I forgot to use my brakes.<text:line-break/>Tongorango: Haha. No trouble at all, Sam.<text:line-break/>Nels: Well, I suppose you could be used as dead wood. Alright. Let’s go home.<text:line-break/></text:span><text:span text:style-name="T290">Tongorango: Well, we were walking back home-- on the road this time, so that we wouldn’t step on any cracks-- when the road fell through! It was a sink-hole! And we got trapped in the sewers-- my head and Nels’ body. And I just couldn’t seem to get my head out of it! Nels! Quick! Do something!<text:line-break/>Nels: Let’s see. If we just pull your nose-hairs just like this--<text:line-break/>Tongorango: </text:span><text:span text:style-name="T434">ACHOOOOOOO!</text:span><text:span text:style-name="T412"> And that sneeze blew us out of the sink-hole and the sewer and my eyes out. Rats. Nels, do you see them?<text:line-break/>Nels: Yes. They’re on the side of the road. They’re pretty flattened. Whoop! A car just drove by. Now there’s four eyes.<text:line-break/>Tongorango: They </text:span><text:span text:style-name="T36">multiplied?</text:span><text:span text:style-name="T412"><text:line-break/>Nels: You could say that.<text:line-break/>Tongorango: Let’s start a eye farm. Nels, you cut them all up into really small pieces and wait for them to grow.<text:line-break/>Nels: Alright. &lt;cut cut cut cut&gt; I cut them up into 50 or so pieces.<text:line-break/>Tongorango: Are they growing yet?<text:line-break/>Nels: No.<text:line-break/>Tongorango: Better give them some water. Water them, Nels!<text:line-break/>Nels: Okay.<text:line-break/>Tongorango: What are they doing?<text:line-break/>Nels: They’re all floating down the drain.<text:line-break/>Tongorango: Rats. Always running when you need them. Well, you got any new eyes Nels?<text:line-break/>Nels: If you can solve this Rubik’s Cube I’ll give you one.<text:line-break/>Tongorango: Thanks. How about 2 Rubik’s Cubes?<text:line-break/>Nels: Alright. It’s a deal. Solve them both, I give you 2 eyes.<text:line-break/>Tongorango: Thanks! &lt;stick&gt; I solved them. Give me new eyes.<text:line-break/>Nels: Those are my Rubik’s Cubes! </text:span><text:span text:style-name="T413">Give them back! You didn’t solve them.<text:line-break/>Tongorango: Sure I did! </text:span><text:span text:style-name="T412"><text:s/>Or at least, something with them. </text:span><text:span text:style-name="T413">Still counts.<text:line-break/>Nels: Aahh! Just take me back home. Don’t step on any cracks!<text:line-break/>Tongorango: Whoaa! </text:span><text:span text:style-name="T414">THUD! </text:span><text:span text:style-name="T429">Uh oh. It seems we’re stuck in a loop!<text:line-break/></text:span><text:span text:style-name="T430">Nels: We’ve got to get out of it!<text:line-break/>Tongorango: How do we do that?<text:line-break/>Nels: By doing something different.<text:line-break/>Tongorango: Okay. Here.<text:line-break/>Nels: Dynamite! Aaahhh! I’m getting out of here!<text:line-break/>Tongorango: Always keep some dynamite in your pocket in case you need to get out of a loop.<text:line-break/>Peanut Gallery: Lit dynamite isn’t the best way to get out of a loop.<text:line-break/>Tongorango: What’s wrong with lit dynamite?<text:line-break/>Oh right, yeah.<text:line-break/>BOOM!<text:line-break/></text:span><text:span text:style-name="T414">Let it be known that shortly after Nels was awarded the biggest and most valuable Rubik’s Cube in the world. </text:span><text:span text:style-name="T431">2 of them. </text:span><text:span text:style-name="T432">Both more expensive than the other.</text:span></text:p>
      <text:p text:style-name="P5">Pooh</text:p>
      <text:p text:style-name="P636">Hangliding</text:p>
      <text:p text:style-name="P131">Chinese food</text:p>
      <text:p text:style-name="P132">Petunia is born</text:p>
      <text:p text:style-name="P133">Bulljumping</text:p>
      <text:p text:style-name="P132">Haunted house</text:p>
      <text:h text:style-name="P680" text:outline-level="1"><text:bookmark-start text:name="__RefHeading___Toc6571_1998493736"/><text:span text:style-name="T742">Tongorango sails in math class</text:span><text:bookmark-end text:name="__RefHeading___Toc6571_1998493736"/></text:h>
      <text:p text:style-name="P637">Tongorango: <text:span text:style-name="T743">Well, one day we were doing Math class, and I was getting kind of bored. Then I was sailing the high seas, looking for treasure when two pirate ships came up! And they were attacking us! First Mate Nels! We are being attacked by two pirate ships, with four cannons a side. How many cannon balls do we need to blow all the cannons up?<text:line-break/>Nels: I’m not your first mate. You’re going to get me in trouble!<text:line-break/>Peanut Gallery: 2 cannonballs!<text:line-break/>Peanut Gallery: 8 cannonballs!<text:line-break/>Peanut Gallery: 16 cannonballs!<text:line-break/>Tongorango: Uhhhhhh-- 888 cannonballs?<text:line-break/>Peanut Gallery and Nels: No!<text:line-break/>Tongorango: Well, I didn’t have 888 cannonballs, so I just grabbed the nearest thing and--<text:line-break/>Nels: AAAAAHHHHH! &lt;thud&gt;&lt;crash&gt;&lt;tinkle tinkle tinkle&gt;<text:line-break/>Tongorango: Fired it at the enemy. Well, it turned out that Nels flew into the blackboard and smashed it into tiny little pieces. Me and Nels both got in trouble. We had to stay after class. I don’t know why </text:span><text:span text:style-name="T22">I</text:span><text:span text:style-name="T291"> got in trouble. </text:span><text:span text:style-name="T22">I</text:span><text:span text:style-name="T291"> didn’t smash the blackboard with my head.<text:line-break/>Nels: I don’t see why </text:span><text:span text:style-name="T22">I </text:span><text:span text:style-name="T291">got in trouble. </text:span><text:span text:style-name="T22">I</text:span><text:span text:style-name="T291"> didn’t throw myself into the blackboard headfirst.<text:line-break/>Tongorango: Well, then Nels had to write “I will not have my head thrown at the blackboard”</text:span><text:span text:style-name="T416"> </text:span><text:span text:style-name="T415">100 times, and I had to write “</text:span><text:span text:style-name="T417">I will not daydream in math class</text:span><text:span text:style-name="T415">” </text:span><text:span text:style-name="T417">100 times. I know how to write really well. You just go up and down, up and down, up and down--</text:span></text:p>
      <text:p text:style-name="P152"><text:span text:style-name="T417">The waves were going up and down, up and down, up and down, over and over again. It was clear that we were going to sink. Nels! We must get to the lifeboats!<text:line-break/>Nels: This is the schoolroom! We’re in detention! </text:span><text:span text:style-name="T418">We aren’t sailing! And there’s no lifeboats!<text:line-break/>Tongorango: No lifeboats! Oh no! Well, I guess I’ll just have to be the lifeboat! Climb aboard, Nels!<text:line-break/>&lt;puts Nels on himself&gt; The waves look really strong. I’m going to have to tie you onto me!<text:line-break/>Nels: NO!!!! We’re in detention! I’m being kidnapped!<text:line-break/></text:span><text:span text:style-name="T419">Tongorango: We must find land! We must see the blue sky above the clouds! We must dig </text:span><text:span text:style-name="T37">upwards!</text:span><text:span text:style-name="T419"><text:line-break/>Nels: What? What are you thinking? We can’t do that!<text:line-break/></text:span><text:span text:style-name="T421">Tongorango</text:span><text:span text:style-name="T419">: </text:span><text:span text:style-name="T421">So we jumped-- right into the ceiling fan. OUCH! Aaaahhhh! We’re being sucked into a giant whirlpool! Ahhhhhhh! &lt;thud&gt; Ouch. That kind of ripped my eyes out, as you can imagine, but we had more important matters at stake</text:span><text:span text:style-name="T419"> </text:span><text:span text:style-name="T420">&lt;rips through ceiling&gt; We must find the sky above the clouds! Aha! Crash! I see it! Now we must get to land! Well, I guess I’d better throw you to land, Nels. Ready--<text:line-break/>Nels: Aaahhh! No!!! I’m still tied to you, you fool-- CRASH! SMASH! BANG!<text:line-break/>Tongorango: </text:span><text:span text:style-name="T422">Ouch. Just then the principal </text:span><text:span text:style-name="T423">came out and decided that we weren’t giving it the good old Dumbster spirit-- so he told us to clean all the dumpsters that they had at Dumbster.<text:line-break/>Nels: It’s all </text:span><text:span text:style-name="T38">your</text:span><text:span text:style-name="T423"> fault that we have to clean the dumpsters with our toothbrushes!<text:line-break/>Tongorango: Well, at least it isn’t </text:span><text:span text:style-name="T38">my</text:span><text:span text:style-name="T423"> toothbrush.<text:line-break/>Nels: You </text:span><text:span text:style-name="T38">stole</text:span><text:span text:style-name="T423"> mine just to clean the dumpsters?<text:line-break/>Tongorango: Well, I didn’t want to get them dirty.<text:line-break/>Nels: Augh!<text:line-break/></text:span><text:span text:style-name="T424">Tongorango: At least we can lick for some things I can use for eyes in the dumpsters. Hey, what’s that thing over there? &lt;rips off&gt; It works perfect for eyes!<text:line-break/>Nels: No! No! Stop, you idiot! You tore off the fire alarm!<text:line-break/></text:span><text:soft-page-break/><text:span text:style-name="T424">Tongorango: Then there started to be sprinklers shooting everywhere from the ceiling. I don’t know why. Then of course I had to find one more eye, so I searched around and-- The gas meter! Perfect! &lt;rip&gt; </text:span><text:span text:style-name="T425">Now I have two eyes again. Just then I heard some sirens.</text:span></text:p>
      <text:p text:style-name="P152"><text:span text:style-name="T426">Then </text:span><text:span text:style-name="T424">the police and fire department opened the door-- </text:span><text:span text:style-name="T427">and saw me and Nels-- </text:span><text:span text:style-name="T424">and our parents picked us up at the jail. </text:span><text:span text:style-name="T425">Fortunately since we were in kindergarten we got a light sentence. We had to participate in the cleaning up the neighborhood project, and I’m really good at picking up garbage and cleaning stuff. 25 hours of community service. Won’t that be fun, Nels?<text:line-break/>Nels: </text:span><text:span text:style-name="T428">I don’t see why </text:span><text:span text:style-name="T39">I</text:span><text:span text:style-name="T428"> got punished. I was just standing next to you!<text:line-break/>Tongorango: Yeah, apparently that’s a crime. </text:span><text:span text:style-name="T433">Goodnight!</text:span></text:p>
      <text:h text:style-name="P716" text:outline-level="1"><text:bookmark-start text:name="__RefHeading___Toc6573_1998493736"/>Tongorango climbs Redwoods<text:bookmark-end text:name="__RefHeading___Toc6573_1998493736"/></text:h>
      <text:p text:style-name="P639">Tongorango: Well, you ever climbed trees before?<text:line-break/>Peanut Gallery: Yep.<text:line-break/>Tongorango: I’m really good at it. When you take into account my girth, and my size, and my really short legs, and my lack of appendages-- <text:span text:style-name="T744">it makes for a regular tree-climbing champion. I just grab a branch-- and pull my self up-- urg-- ugh-- CRASH! Hey, where’d the tree go?<text:line-break/>Peanut Gallery: You crushed it. You were too big for it.<text:line-break/>Tongorango: Oh. I’m so big, I need </text:span><text:span text:style-name="T292">really big trees. Like redwoods.</text:span></text:p>
      <text:p text:style-name="P1"><text:span text:style-name="T41">So I set off on an expedition to find some redwoods. On the way, I ran into Nels. And kept going.<text:line-break/>Nels: AUGH-- crash. MMMMM! MMMMM!<text:line-break/></text:span><text:span text:style-name="T293">Tongorango: Oh, hiya old buddy old pal. What are you doing? I’m finding redwoods. Want to come along?<text:line-break/>Nels: </text:span><text:span text:style-name="T294">Um, actually, I’m on an errand--<text:line-break/>Tongorango: Aaron? He’s up there. </text:span><text:span text:style-name="T295">Come on. Let’s go find redwoods.<text:line-break/>Nels: Aahh! I’ve got to go! I’m on an errand--<text:line-break/>Tongorango: Don’t worry Nels, it won’t be but a minute. Let’s go.<text:line-break/>Whoa, that’s a really big redwood. </text:span><text:span text:style-name="T296">Perfect for me to climb.<text:line-break/>Nels: But that’s not even a--<text:line-break/>Tongorango: I’m going to show you how to climb redwoods, Nels.<text:line-break/></text:span><text:span text:style-name="T297">Nels: That isn’t a tree, it’s a--<text:line-break/>Tongorango: Hey! Who do you think you are? Who’s the expert tree climber, and who’s the little insignificant teddy bear who doesn’t know anything?<text:line-break/>Nels: Augh!<text:line-break/></text:span><text:span text:style-name="T298">Tongorango: Hup! Grab! Climb! Hup! Grab! Climb! Whoa, it’s really slippery. Hup! Hup! Hup!<text:line-break/>We’re almost to the top! Hup! What’s that on the top?<text:line-break/>Nels: We’re on a radio tower. That’s the antenna. It’s painted red so that no one runs into it.<text:line-break/>Tongorango: Haha. </text:span><text:span text:style-name="T299">Nice try, Nels, but I think I know what I’m doing. </text:span><text:span text:style-name="T298">&lt;whirrrrrr&gt; What’s that?<text:line-break/></text:span><text:span text:style-name="T300">Nels: That’s a helicopter. It says “Animal Control.” Get off, you idiot! They’re coming to put us in a zoo so that people can look at us! Get down! Get down! There’s a crowd gathering at the bottom!<text:line-break/>Tongorango: Probably to see the amazing climbing dinosaur.<text:line-break/>Well, there’s only one way to get down that I know of. CLIMBING HIGHER! &lt;climb climb climb climb&gt; AAAAAHHHHH! The antenna’s in my eye! AAAAAHHHHH! Thud. </text:span><text:span text:style-name="T1">Ouch.<text:line-break/>Nels: The antenna’s in your eye.</text:span><text:change text:change-id="ct53027408"/><text:change-start text:change-id="ct53531536"/><text:span text:style-name="T1"> </text:span><text:span text:style-name="T390">|| </text:span><text:change-end text:change-id="ct53531536"/><text:span text:style-name="T1">Tongorango: Can you pull it out?<text:line-break/>Nels: Nope.</text:span><text:change text:change-id="ct53236144"/><text:change-start text:change-id="ct52974368"/><text:span text:style-name="T1"> </text:span><text:span text:style-name="T390">|| </text:span><text:change-end text:change-id="ct52974368"/><text:span text:style-name="T1">Tongorango: Why not?<text:line-break/>Nels: I think it’s going to bend back in a few seconds.<text:line-break/>Tongorango: AAAAAHHHHH! Thud. Why is it all dark all of a sudden?<text:line-break/>Just then I heard sirens and Nels yelling “Run, you idiot! They’re coming! RUN! RUN!”<text:line-break/>So Nels and I dashed through highways and through traffic-- all thanks to Nels slapping me in the face left and right. </text:span><text:span text:style-name="T302">Thanks, Nels. By the way, what was the errand you were on?<text:line-break/>Nels: I was delivering eggs. Eggs that are now smashed into little pieces!<text:line-break/>Tongorango: Eggs? You won’t need them anymore, will you?<text:line-break/>Nels: Take the slop. Here. &lt;slap slap slap slap&gt; Now you have eyes again. Let’s get to bed.</text:span><text:change-start text:change-id="ct52180784"/></text:p>
      <text:h text:style-name="P717" text:outline-level="1"><text:bookmark-start text:name="__RefHeading___Toc6819_268503764"/>Tongorango goes <text:span text:style-name="T747">bulljumping</text:span><text:bookmark-end text:name="__RefHeading___Toc6819_268503764"/><text:change-end text:change-id="ct52180784"/><text:change-start text:change-id="ct47623392"/></text:h>
      <text:p text:style-name="P153"><text:span text:style-name="T747">Tongorango: Well, when I was little, I found it annoying that kids weren’t</text:span><text:change-end text:change-id="ct47623392"/><text:change-start text:change-id="ct52310176"/><text:span text:style-name="T747"> allowed to have any jobs. You couldn’t be a garbage man, or a bank teller-- or a bank robber for that matter. But on the island where I lived, there was one job that only kids were allowed to do. Bulljumping.</text:span><text:change-end text:change-id="ct52310176"/><text:change-start text:change-id="ct53813504"/><text:span text:style-name="T747"><text:line-break/>Peanut Gallery: What was the name of the island you were on?</text:span><text:change-end text:change-id="ct53813504"/><text:change-start text:change-id="ct53806880"/><text:span text:style-name="T747"><text:line-break/>Tongorango: I think it was Creek. Or Squeak? Something. Anyway, I was going to go bulljumping, when I ran into Nels. Nels, do you think it would be a good idea for me to go bulljumping?<text:line-break/></text:span><text:change-end text:change-id="ct53806880"/><text:change-start text:change-id="ct53843952"/><text:span text:style-name="T747">Nels: Sure. Why not.<text:line-break/>Tongorango: Great. Come on, Nels! &lt;grabs Nels&gt;<text:line-break/>Nels: Aah! I didn’t mean me! I meant you! Help!<text:line-break/>Tongorango: I had heard that you get paid per bull you jump over. So I found the place where they keep all the bulls. Over here. Alright Nels, you go in first!</text:span><text:change-end text:change-id="ct53843952"/><text:change-start text:change-id="ct53831104"/><text:span text:style-name="T747"><text:line-break/>Nels: Aaaaahhhhh!<text:line-break/>Tongorango: Woohoo! Look at him go. Round and around and around. Yep, that’s good Nels. Get </text:span><text:change-end text:change-id="ct53831104"/><text:change-start text:change-id="ct53772160"/><text:span text:style-name="T747">them nice and ornery for me. Whoa, whoops! Don’t trip Nels!</text:span><text:change-end text:change-id="ct53772160"/><text:change-start text:change-id="ct53905968"/><text:span text:style-name="T747"> Whoaho. See, that’s why you shouldn’t trip Nels. Woo! I didn’t know you could fly, Nels? THUMP! W</text:span><text:change-end text:change-id="ct53905968"/><text:change-start text:change-id="ct53748752"/><text:span text:style-name="T747">oohoo. That sure was great how you landed on your back, Nels. I should try that.<text:line-break/>Now it’s my turn. Walk into the pen. Bulls coming at me. Get ready to jump and-- jump! &lt;barely gets forelegs off ground&gt; Uh oh. Jump. Jump. Jump.</text:span><text:change-end text:change-id="ct53748752"/><text:change-start text:change-id="ct53864000"/><text:span text:style-name="T747"> AUGH! Ouch.<text:line-break/>Then the bulls started goring me.</text:span><text:change-end text:change-id="ct53864000"/><text:change-start text:change-id="ct53397344"/><text:span text:style-name="T747"> They would gore me into the air and </text:span><text:change-end text:change-id="ct53397344"/><text:change-start text:change-id="ct53914560"/><text:span text:style-name="T747">see how many times they could get me before I hit the ground. Ouch! Ouch! Thump. Two! Let’s try to get three, guys! Ouch! Thump. That was only one! Eventually they found my weak spot-- my eyes-- and that kind of knocked them out.<text:line-break/>Well, after </text:span><text:change-end text:change-id="ct53914560"/><text:change-start text:change-id="ct53916272"/><text:span text:style-name="T747">a long time, a lot of people came and started watching-- and at the end</text:span><text:change-end text:change-id="ct53916272"/><text:change-start text:change-id="ct53392368"/><text:span text:style-name="T747"> someone gave me a big bag of money, so I gave it to Nels to take care of. Hey Nels, how much did we get?</text:span><text:change-end text:change-id="ct53392368"/><text:change-start text:change-id="ct53949648"/><text:span text:style-name="T747"><text:line-break/>Nels: Let’s see here. Two coins, so that means we each get-- one.<text:line-break/>Tongorango:</text:span><text:change-end text:change-id="ct53949648"/><text:change-start text:change-id="ct53958816"/><text:span text:style-name="T747"> One? You sure? Because I could really use </text:span><text:span text:style-name="T30">two</text:span><text:span text:style-name="T363"> eyes.</text:span><text:change-end text:change-id="ct53958816"/><text:change-start text:change-id="ct53955920"/><text:span text:style-name="T363"><text:line-break/>Nels: Of course I’m sure! You think I’m double-dealing?<text:line-break/>Tongorango: Well, I could use some eyes.<text:line-break/>Nels: What about some old nasty sock-balls? Or some old underwear? That’s about as good as gold.<text:line-break/>Tongorango: You sure?</text:span><text:change-end text:change-id="ct53955920"/><text:change-start text:change-id="ct53960064"/><text:span text:style-name="T363"> I don’t think so.<text:line-break/>Nels: Aha! I know! There’s a new-fangled invention called </text:span><text:change-end text:change-id="ct53960064"/><text:change-start text:change-id="ct53963664"/><text:span text:style-name="T363">wheels. They’re great! They’re round and they roll! Pretty cool, huh?<text:line-break/>Tongorango: Sure. How do we get one</text:span><text:span text:style-name="T364">?</text:span><text:change-end text:change-id="ct53963664"/><text:change-start text:change-id="ct53965664"/><text:span text:style-name="T364"><text:line-break/></text:span><text:span text:style-name="T365">Nels: I’ll just take these rocks and make them into something that resembles wheel-shape. Perfect!<text:line-break/></text:span><text:span text:style-name="T366">Tongorango: Thanks, Nels! Whoa. This is cool! It sure is round. I can almost see hexagonally!</text:span><text:change-end text:change-id="ct53965664"/><text:change-start text:change-id="ct53975040"/><text:span text:style-name="T367"> </text:span><text:span text:style-name="T368">Hey, what’s this in Nels’ pocket? A bag of popcorn! Delicious! &lt;eats all gold in Nels’ pocket&gt;<text:line-break/>Nel</text:span><text:change-end text:change-id="ct53975040"/><text:change-start text:change-id="ct53973600"/><text:span text:style-name="T368">s: Stop stop! That’s the gold!<text:line-break/>Tongorango: Can’t right now.<text:line-break/>Nels: Rats. Hey Tongorango, are you planning on going bulljumping anytime soon?<text:line-break/>Tongorango: Sure. Why not.<text:line-break/>Nels: Good. Let’s go.</text:span><text:change-end text:change-id="ct53973600"/><text:change-start text:change-id="ct53981552"/><text:span text:style-name="T368"><text:line-break/></text:span><text:span text:style-name="T369">Pe</text:span><text:span text:style-name="T370">anut Gallery: Did you like going bulljumping with Tongorango, Nels?<text:line-break/>Nels: Oh yes. Good old 90/10.</text:span></text:p>
      <text:h text:style-name="P679" text:outline-level="1"><text:bookmark-start text:name="__RefHeading___Toc6821_268503764"/><text:change-end text:change-id="ct53981552"/>Tongorango tells a story<text:bookmark-end text:name="__RefHeading___Toc6821_268503764"/><text:change text:change-id="ct53984944"/><text:change-start text:change-id="ct53948272"/></text:h>
      <text:p text:style-name="P640"><text:change-end text:change-id="ct53948272"/>Tongorango: You ever told a ghost story before?<text:line-break/>Peanut Gallery:<text:change-start text:change-id="ct53855728"/> Nope.<text:change-end text:change-id="ct53855728"/><text:change-start text:change-id="ct53879328"/><text:line-break/>Tongorango: Oh really? You didn’t tell Mom the story about the haunted house?<text:line-break/>Peanut Gallery: Yes we did. <text:span text:style-name="T752">|| </text:span>Tongorango: So you <text:change-end text:change-id="ct53879328"/><text:change-start text:change-id="ct53879648"/><text:span text:style-name="T745">lied?<text:line-break/>Peanut Gallery: Well, if you put it </text:span><text:span text:style-name="T23">that</text:span><text:span text:style-name="T303"> way…<text:line-break/>Tongorango: </text:span><text:span text:style-name="T304">Well, I wanted to find out if lying was as bad as they say. </text:span><text:span text:style-name="T305">Like The Preacher in Ecclesiastes. He wanted to find out if drinking wine can make you happy. So I told a tale about a cave with monsters in it that drink your blood. </text:span><text:span text:style-name="T306">Everyone was scared. Especially you, huh Nels?<text:line-break/>Nels: I wasn</text:span><text:change-end text:change-id="ct53879648"/><text:change-start text:change-id="ct53915936"/><text:span text:style-name="T306">’t scare</text:span><text:change-end text:change-id="ct53915936"/><text:change-start text:change-id="ct53969680"/><text:span text:style-name="T306">d!<text:line-break/>Tongorango: Yes you were. You were really scared.<text:line-break/>Nels: Everyone knows ghosts aren’t real! That was just a story.<text:line-break/>Tongorango: Well,</text:span><text:span text:style-name="T24"> prove</text:span><text:span text:style-name="T306"> you’re not afraid by going in the cave.</text:span><text:change-end text:change-id="ct53969680"/><text:change-start text:change-id="ct53884416"/><text:span text:style-name="T25"><text:line-break/></text:span><text:span text:style-name="T307">Nels: I can’t do that! The cave isn’t even real!<text:line-break/>Tongorango: Can you </text:span><text:span text:style-name="T26">prove</text:span><text:span text:style-name="T307"> there isn’t a cave in these hills, scaredy cat?<text:line-break/></text:span><text:span text:style-name="T308">Nels: To do that I woul</text:span><text:change-end text:change-id="ct53884416"/><text:change-start text:change-id="ct53880336"/><text:span text:style-name="T308">d have to examine every square inch of these hills and see if there was a cave in there that I could go in.<text:line-break/></text:span><text:span text:style-name="T309">Tongorango: See! Told you. Scaredy cat.<text:line-break/></text:span><text:span text:style-name="T310">Nels: Aa</text:span><text:change-end text:change-id="ct53880336"/><text:change-start text:change-id="ct53973152"/><text:span text:style-name="T310">hh! Look. See? There’s no cave here. Tongorango: Uh-huh. Nels: And there’s no cave here. Tongorango: Uh-huh. Nels: And there’s no cave here. Tongorango: Uh-huh.<text:line-break/>Nels: And there’s no cave-- aaaaahhhhh!</text:span><text:change-end text:change-id="ct53973152"/><text:change-start text:change-id="ct53974016"/><text:span text:style-name="T310"><text:line-break/></text:span><text:span text:style-name="T311">Tongorango: Haha. Heard you scream.</text:span><text:change-end text:change-id="ct53974016"/><text:change-start text:change-id="ct53979008"/><text:span text:style-name="T311"> Scaredy-cat.</text:span><text:change-end text:change-id="ct53979008"/><text:change-start text:change-id="ct53959056"/><text:span text:style-name="T311"> </text:span><text:span text:style-name="T312">You know, </text:span><text:span text:style-name="T313">it’s funny that Nels fell in, becau</text:span><text:change-end text:change-id="ct53959056"/><text:change-start text:change-id="ct53864512"/><text:span text:style-name="T313">se I’m standing a lot closer to the edge and I’m a lot bigger than he is</text:span><text:change-end text:change-id="ct53864512"/><text:change-start text:change-id="ct53878576"/><text:span text:style-name="T313"> </text:span><text:span text:style-name="T314">and I’m not falling-- aahhhh! Thud. </text:span><text:span text:style-name="T315">Oh no. In the story there were monsters in the cave. “MMMMM!” I heard. Oh</text:span><text:change-end text:change-id="ct53878576"/><text:change-start text:change-id="ct53916512"/><text:span text:style-name="T315"> no! They can see me! Maybe if I lie perfectly still and don’t move-- “MMMM MMMM!” AAAHHH! Lie very still.</text:span><text:change-end text:change-id="ct53916512"/><text:change-start text:change-id="ct53957984"/><text:span text:style-name="T315"> </text:span><text:span text:style-name="T316">Then I felt something clawi</text:span><text:change-end text:change-id="ct53957984"/><text:change-start text:change-id="ct53967792"/><text:span text:style-name="T316">ng and biting my underbelly. Oh no! They can see me alread</text:span><text:span text:style-name="T317">y</text:span><text:span text:style-name="T316">! Run! </text:span><text:span text:style-name="T317">Nels: Ugh! Get off me you idiot! You fell on me!<text:line-break/>Tongorango: Oh. So that was what happened. </text:span><text:span text:style-name="T318">Well, I have figured out that telling tall tales is certainly not something that can get you in any trouble.<text:line-break/>Nels: Besides the fact that we</text:span><text:change-end text:change-id="ct53967792"/><text:change-start text:change-id="ct53391440"/><text:span text:style-name="T318">’re stuck in here?<text:line-break/>Tongorango: Yeah, besides that.</text:span><text:change-end text:change-id="ct53391440"/><text:change-start text:change-id="ct53943376"/><text:span text:style-name="T318"> </text:span><text:span text:style-name="T360">|| </text:span><text:change-end text:change-id="ct53943376"/><text:change-start text:change-id="ct53953776"/><text:span text:style-name="T319">Nels: Can you climb out?<text:line-break/></text:span><text:span text:style-name="T320">Tongorango: I don’t thi</text:span><text:change-end text:change-id="ct53953776"/><text:change-start text:change-id="ct53911936"/><text:span text:style-name="T320">nk so. We fell pretty far. </text:span><text:span text:style-name="T321">We can’t jump out, either.</text:span><text:span text:style-name="T322"> Well, pretty soon one of us will have to eat the other one. If I started eating you, then </text:span><text:change-end text:change-id="ct53911936"/><text:change-start text:change-id="ct53986208"/><text:span text:style-name="T323">I would only </text:span><text:span text:style-name="T324">last for about a day more. But if you started eating me, you could probably last for a whole month-- or a year.</text:span><text:span text:style-name="T325"> Well, guess you might as well get started, Nels. The rump is the tenderest part, if I do say so myself.</text:span><text:change-end text:change-id="ct53986208"/><text:change-start text:change-id="ct54000464"/><text:span text:style-name="T325"><text:line-break/></text:span><text:span text:style-name="T326">Nels: What-- yuck-- ugh! I’m not going to eat you! I don’t even like you!<text:line-break/></text:span><text:span text:style-name="T327">Tongorango: You’re just saying that since we’re such good buddy old pals.</text:span><text:change-end text:change-id="ct54000464"/><text:change-start text:change-id="ct54007440"/><text:span text:style-name="T327"><text:line-break/></text:span><text:span text:style-name="T328">Nels: In your story wasn’t the river of blood around here somewhere?<text:line-break/>Tongorango: That was just a story. </text:span><text:span text:style-name="T360">|| </text:span><text:span text:style-name="T328">Nels: Yes, but you made up this cave.<text:line-break/>Tongorango</text:span><text:change-end text:change-id="ct54007440"/><text:change-start text:change-id="ct54016208"/><text:span text:style-name="T328">: Yes, that’s true.</text:span><text:change-end text:change-id="ct54016208"/><text:change-start text:change-id="ct54011184"/><text:span text:style-name="T316"> </text:span><text:change-end text:change-id="ct54011184"/><text:change-start text:change-id="ct54012960"/><text:span text:style-name="T329">It should be around here somew</text:span><text:change-end text:change-id="ct54012960"/><text:change-start text:change-id="ct54014736"/><text:span text:style-name="T329">here. Here? Ouch. No. Aha! Maybe if I just throw you over in that dire</text:span><text:change-end text:change-id="ct54014736"/><text:change-start text:change-id="ct54018496"/><text:span text:style-name="T329">ction Nels--<text:line-break/>Nels: No! Don’t throw me! SPLASH! </text:span><text:span text:style-name="T330">Help! Help! Yes! The ri</text:span><text:change-end text:change-id="ct54018496"/><text:change-start text:change-id="ct54039632"/><text:span text:style-name="T330">ver of blood is here! Help! I’m drowning! </text:span><text:span text:style-name="T358">|| </text:span><text:span text:style-name="T330">Tongorango: Heh heh. </text:span><text:span text:style-name="T358">|| </text:span><text:span text:style-name="T330">Nels: Aaaaahhhhh! </text:span><text:span text:style-name="T358">|| </text:span><text:span text:style-name="T330">Tongorango: &lt;pulls Nels out&gt; I heard you scream. Scaredy-cat.</text:span><text:change-end text:change-id="ct54039632"/><text:change-start text:change-id="ct54036528"/><text:span text:style-name="T330"> </text:span><text:span text:style-name="T331">Haha.</text:span><text:change-end text:change-id="ct54036528"/><text:change-start text:change-id="ct54042240"/><text:span text:style-name="T331"> </text:span><text:span text:style-name="T358">||</text:span><text:span text:style-name="T331"> </text:span><text:change-end text:change-id="ct54042240"/><text:change-start text:change-id="ct54052768"/><text:span text:style-name="T332">Nels: That doesn’t count.<text:line-break/></text:span><text:soft-page-break/><text:span text:style-name="T332">Tongorango: Hey! I got a great idea! If I drink up all of this river of blood-- &lt;slurp&gt; and urinate it </text:span><text:change-end text:change-id="ct54052768"/><text:change-start text:change-id="ct54043984"/><text:span text:style-name="T332">out here, we can swim out!<text:line-break/>Nels: What? That’s-- no! Stop it! &lt;kick&gt;<text:line-break/>Tongorango: Ahhhhhhh!</text:span><text:change-end text:change-id="ct54043984"/><text:change-start text:change-id="ct54053792"/><text:span text:style-name="T332"> &lt;slam&gt; &lt;rumble rumble rumble&gt; What’s that noise?<text:line-break/></text:span><text:span text:style-name="T333">Nels: Landslide! Aaahhh!<text:line-break/>Tongorango: &lt;gets flattened by large amounts of tons of rocks on face&gt;<text:line-break/></text:span><text:span text:style-name="T338">Nels: Now the cave</text:span><text:change-end text:change-id="ct54053792"/><text:change-start text:change-id="ct54064432"/><text:span text:style-name="T338">’s fallen in. Hmm. Tongorango, do you have a fork or knife anywhere?<text:line-break/>Tongorango: Nope. You’ll have to use your hands.</text:span><text:change-end text:change-id="ct54064432"/><text:change-start text:change-id="ct54055824"/><text:span text:style-name="T333"><text:line-break/>Nels: </text:span><text:span text:style-name="T338">Well, t</text:span><text:span text:style-name="T333">he </text:span><text:change-end text:change-id="ct54055824"/><text:change-start text:change-id="ct54056336"/><text:span text:style-name="T333">cave fell in! Maybe I-- I mean we-- could climb out!<text:line-break/>Tongorango: Um, before you go, do you think you could get this pile of rocks off my face?<text:line-break/>Nels: No. </text:span><text:span text:style-name="T357">|| </text:span><text:span text:style-name="T334">Tongorango: Why not?<text:line-break/>Nels: Now let’s see. </text:span><text:span text:style-name="T335">If I just climb out here, and stand on this rock-- whoaaaaaa! </text:span><text:span text:style-name="T336">T</text:span><text:change-end text:change-id="ct54056336"/><text:change-start text:change-id="ct54068160"/><text:span text:style-name="T336">h</text:span><text:change-end text:change-id="ct54068160"/><text:change-start text:change-id="ct54069936"/><text:span text:style-name="T336">ud. Rats. I</text:span><text:change-end text:change-id="ct54069936"/><text:change-start text:change-id="ct54075120"/><text:span text:style-name="T336">’m going to need him. Alright Tongorango, just pull your head out.</text:span><text:change-end text:change-id="ct54075120"/><text:change-start text:change-id="ct54084944"/><text:span text:style-name="T336"><text:line-break/></text:span><text:span text:style-name="T337">Tongorango: I can’t. </text:span><text:span text:style-name="T357">|| </text:span><text:span text:style-name="T337">Nels: What if I tickle you? </text:span><text:span text:style-name="T357">|| </text:span><text:span text:style-name="T337">Tongorango: Aaahhh</text:span><text:span text:style-name="T334">! </text:span><text:span text:style-name="T337">Thud. Thanks, Nels!<text:line-break/>N</text:span><text:change-end text:change-id="ct54084944"/><text:change-start text:change-id="ct54085184"/><text:span text:style-name="T337">els: No problem at all. Now, could you just stick your head up here so that I can climb out?<text:line-break/>Tongorango: Sure, Nels.</text:span><text:change-end text:change-id="ct54085184"/><text:change-start text:change-id="ct54090224"/><text:span text:style-name="T337"> </text:span><text:span text:style-name="T359">|| </text:span><text:change-end text:change-id="ct54090224"/><text:change-start text:change-id="ct54100304"/><text:span text:style-name="T339">Nels: G</text:span><text:change-end text:change-id="ct54100304"/><text:change-start text:change-id="ct54104752"/><text:span text:style-name="T339">ood. I’ve gotten out of that pit. </text:span><text:span text:style-name="T340">Where’s a shovel? &lt;dig dig dig&gt;<text:line-break/></text:span><text:span text:style-name="T341">Tongorango: Nels? &lt;dodges flying dirt&gt; Can you </text:span><text:change-end text:change-id="ct54104752"/><text:change-start text:change-id="ct54110960"/><text:span text:style-name="T341">come help? </text:span><text:span text:style-name="T359">|| </text:span><text:span text:style-name="T341">Nels: Busy. &lt;dig dig dig&gt;<text:line-break/>Tongorango: What are you doing?<text:line-break/>Nels: Oh, just filling up the cave entrance. Hahaha!<text:line-break/>Tongorango: Well, when you’re done with that, do you think you </text:span><text:change-end text:change-id="ct54110960"/><text:change-start text:change-id="ct54112544"/><text:span text:style-name="T341">can get some help?<text:line-break/>Nels: Of course. Haha! I’m going to fill up this pit and get rid of this monstrosity once and for all! And my life will be filled with peace again! And I’ll get all his toys! Haha!<text:line-break/>Tongorango: &lt;sneaks quietly up to Nels while he talks&gt;&lt;tap tap tap tap&gt;</text:span><text:change-end text:change-id="ct54112544"/><text:change-start text:change-id="ct54116112"/><text:span text:style-name="T341"> Need some help, Nels?<text:line-break/>Nels: AAAAAHHHHH! </text:span><text:span text:style-name="T342">&lt;jumps in the air and lands in the pit again&gt;</text:span><text:change-end text:change-id="ct54116112"/><text:change-start text:change-id="ct54122096"/><text:span text:style-name="T342"><text:line-break/></text:span><text:span text:style-name="T343">Tongorango: Don’t worry Nels, I’m coming in after you! Aaaaahhhhh! </text:span><text:span text:style-name="T344">Thud.<text:line-break/></text:span><text:span text:style-name="T345">Nels: Get off me! How did you get out of here? Let’s just get out of here and go home.<text:line-break/>Tongorango: I used the exit. It’s right over there.<text:line-break/>Nels: There’s an exit? </text:span><text:change-end text:change-id="ct54122096"/><text:change-start text:change-id="ct54123872"/><text:span text:style-name="T345">&lt;bump&gt; What happened?<text:line-break/>Tongorango: Oh, I imagined it shut</text:span><text:change-end text:change-id="ct54123872"/><text:change-start text:change-id="ct54133792"/><text:span text:style-name="T345">.<text:line-break/></text:span><text:span text:style-name="T346">Nels: Augh! </text:span><text:span text:style-name="T356">|| </text:span><text:span text:style-name="T346">Tongorango: Fortunately I left a bread crumb trail. Oh hi, Sam. And Flam.<text:line-break/>Sam and Flam: Bark bark! </text:span><text:span text:style-name="T356">|| </text:span><text:span text:style-name="T347">Nels: So where is this bread-crumb trail?</text:span><text:change-end text:change-id="ct54133792"/><text:change-start text:change-id="ct54137008"/><text:span text:style-name="T347"><text:line-break/></text:span><text:span text:style-name="T348">Sam and Flam: &lt;slurp yum yum yum&gt; Bark! We found it!<text:line-break/>Tongorango: Haha. Heh. You guys don’t have any extra bread around, do you? I’m getting kind of hungry. </text:span><text:span text:style-name="T356">|| </text:span><text:span text:style-name="T348">Sam</text:span><text:change-end text:change-id="ct54137008"/><text:change-start text:change-id="ct54145840"/><text:span text:style-name="T348">: </text:span><text:span text:style-name="T349">Nope.<text:line-break/>Peanut Gallery: Hey, looks like you’re stuck in a loop! Remember what you did last time?<text:line-break/>Tongorango: Oh yeah, right. &lt;light</text:span><text:span text:style-name="T350">s dynamite on fire</text:span><text:span text:style-name="T349">&gt;</text:span><text:change-end text:change-id="ct54145840"/><text:change-start text:change-id="ct54153552"/><text:span text:style-name="T349"><text:line-break/></text:span><text:span text:style-name="T351">Nels: NOT THE DYNAMITE AGAIN YOU FO-- AAAAAHHHHH! </text:span><text:span text:style-name="T352">Thud.<text:line-break/>Tongorango: Now we’re both out. Perfec</text:span><text:change-end text:change-id="ct54153552"/><text:change-start text:change-id="ct54157072"/><text:span text:style-name="T352">t. Except for the eye problem. Oh, I know. &lt;light&gt;<text:line-break/>Nels: Aahh! </text:span><text:span text:style-name="T353">I’m getting out of here!<text:line-break/>Tongorango: Oh yeah, just remember, Nels?</text:span><text:change-end text:change-id="ct54157072"/><text:change-start text:change-id="ct54171456"/><text:span text:style-name="T353"> Still my story. </text:span><text:span text:style-name="T355">|| </text:span><text:span text:style-name="T353">Nels: Hmm? </text:span><text:span text:style-name="T355">||</text:span><text:span text:style-name="T353">Tongorango: Check your pocket. </text:span><text:span text:style-name="T355">|| </text:span><text:span text:style-name="T353">Nels: Hmm? AAAAHHHH!</text:span><text:change-end text:change-id="ct54171456"/><text:change-start text:change-id="ct54173280"/><text:span text:style-name="T354"><text:line-break/>Tongorango: BAM BAM! Ouch. Putting d</text:span><text:change-end text:change-id="ct54173280"/><text:change-start text:change-id="ct54175056"/><text:span text:style-name="T354">ynamite in your eyes turns out to not be a very good long term solution. Aha! Nels won’t need his tent anymore. &lt;bend break smash&gt; Or his sleeping bag. &lt;stick&gt; Perfect! Now I have new eyes! And don’t worry, Nels. You can stay with those t</text:span><text:change-end text:change-id="ct54175056"/><text:change-start text:change-id="ct54195520"/><text:span text:style-name="T354">wo.<text:line-break/>Nels: With the </text:span><text:span text:style-name="T27">dogs? </text:span><text:span text:style-name="T28">|| </text:span><text:span text:style-name="T354">Tongorango: Sure! Why not.</text:span><text:change-end text:change-id="ct54195520"/><text:change-start text:change-id="ct54197456"/></text:p>
      <text:h text:style-name="P718" text:outline-level="1"><text:bookmark-start text:name="__RefHeading___Toc6577_1998493736"/>Tongorango gets chicken pox<text:bookmark-end text:name="__RefHeading___Toc6577_1998493736"/></text:h>
      <text:p text:style-name="P641">Tongorango: You ever been sick before<text:change-end text:change-id="ct54197456"/><text:change-start text:change-id="ct54082608"/>?<text:line-break/>Peanut Gallery: <text:span text:style-name="T746">Yes.<text:line-break/>Tongorango: Well, I have too. I think I got it from Nels.</text:span><text:change-end text:change-id="ct54082608"/><text:change-start text:change-id="ct52195808"/><text:span text:style-name="T746"><text:line-break/>Nels: You did not! I got it from you!<text:line-break/></text:span><text:change-end text:change-id="ct52195808"/><text:change-start text:change-id="ct52196544"/><text:span text:style-name="T746">Tongorango: Well, </text:span><text:change-end text:change-id="ct52196544"/><text:change-start text:change-id="ct52198016"/><text:span text:style-name="T746">the way it happened was this. My little sister Petunia was in Day Care, and I saw her, and then I went over to Nels’ house, and while he wasn’t looking I used his water bottle-- and </text:span><text:change-end text:change-id="ct52198016"/><text:change-start text:change-id="ct52198384"/><text:span text:style-name="T746">soon we both got sick, so it’s hard to figure out who did what.<text:line-break/>Anyway, I think we got largepox. We got covered all over in these big puss-balls that when you scratched them there </text:span><text:change-end text:change-id="ct52198384"/><text:change-start text:change-id="ct52198752"/><text:span text:style-name="T746">was a big puss explosion. Puss is a lot of infected stuff that is white and orange and red and explodes when you scratch them. Whoa! Hoho! That was fun. Woohoo! Hey, I’ve got a lot on my tail. &lt;scratch scratch scratch&gt;</text:span><text:change-end text:change-id="ct52198752"/><text:change-start text:change-id="ct52199120"/><text:span text:style-name="T746"> Woohoo!<text:line-break/>Well, since I was sick and Nels was sick and we couldn’t play with anyone el</text:span><text:change-end text:change-id="ct52199120"/><text:change-start text:change-id="ct52199856"/><text:span text:style-name="T746">se, we decided that we should play with each other.</text:span><text:change-end text:change-id="ct52199856"/><text:change-start text:change-id="ct52195440"/><text:span text:style-name="T746"> What do you think we should do, Nels? Scratch the puss-balls?<text:line-break/>Nels: No! That leaves a scar. I’ve got a much better idea!</text:span><text:change-end text:change-id="ct52195440"/><text:change-start text:change-id="ct52191392"/><text:span text:style-name="T746"> Let’s work on our math homework! I’ve got a lot of calculus to do.<text:line-break/>Tongorango: Sure! That sounds great.</text:span><text:change-end text:change-id="ct52191392"/><text:change-start text:change-id="ct52191760"/><text:span text:style-name="T746"> What should I do?<text:line-break/>Nels: Hmm, let’s see. You could </text:span><text:change-end text:change-id="ct52191760"/><text:change-start text:change-id="ct52192128"/><text:span text:style-name="T746">get me some chicken soup.<text:line-break/>Tongorango: Chicken soup. Okay. Great. Anything els</text:span><text:change-end text:change-id="ct52192128"/><text:change-start text:change-id="ct52192864"/><text:span text:style-name="T746">e?<text:line-break/>Nels: How about some honey tea?<text:line-break/>Tongorango: Okay. Great. Chicken soup. Honey tea. Chicken soup. Honey tea. Chicken poop. Honey tea. Chicken poop. Honeyb</text:span><text:change-end text:change-id="ct52192864"/><text:change-start text:change-id="ct52193600"/><text:span text:style-name="T746">ee. Okay, let’s see here. We need to find some chicken poop. Now where would I find some chicken soup?<text:line-break/>Peanut Gallery: A farm.<text:line-break/>Tongorango: A farm! That’s what </text:span><text:change-end text:change-id="ct52193600"/><text:change-start text:change-id="ct52193968"/><text:span text:style-name="T746">I was thinking of. No thanks to Peanut Gallery. Let’s see. Well, farms sh</text:span><text:change-end text:change-id="ct52193968"/><text:change-start text:change-id="ct52195072"/><text:span text:style-name="T746">ould smell like Nels’ underwear-- and I know what that smells like because I’ve tracked it down lots of times.<text:line-break/>Peanut Gallery: Why did you find Nels’ underwear?<text:line-break/>Tongorango: A guy gets hungry. What did you think? So I followed the </text:span><text:change-end text:change-id="ct52195072"/><text:change-start text:change-id="ct54053088"/><text:span text:style-name="T746">smell right into-- Nels’ room! Huh! No chicken poop here. So I went back to the kitchen, </text:span><text:change-end text:change-id="ct54053088"/><text:change-start text:change-id="ct53966016"/><text:span text:style-name="T746">and looked around and found-- Pancake mix! He wanted pancakes, right?<text:line-break/>Peanut Gallery: No.<text:line-break/>Tongorango: He </text:span><text:change-end text:change-id="ct53966016"/><text:change-start text:change-id="ct53916752"/><text:span text:style-name="T746">probably implied it. Let’s see the directions. Put pancake mix in bowl</text:span><text:change-end text:change-id="ct53916752"/><text:change-start text:change-id="ct53970256"/><text:span text:style-name="T746"> and-- Okay, Mr. William Tolstoy, this is taking a little too long. Put the pancake mix in frying pan. Put the frying pan in microwave. Put the microwave in oven. And put the oven in the washing machine. Perfect.</text:span><text:change-end text:change-id="ct53970256"/><text:change-start text:change-id="ct53863264"/><text:span text:style-name="T746"> I can cook the pancakes and wash the dishes a</text:span><text:change-end text:change-id="ct53863264"/><text:change-start text:change-id="ct54176288"/><text:span text:style-name="T746">t the same time! Now turn them all on--<text:line-break/>Then there was a sub-nuclear explosion that knocked me back a few feet-- ouch. Who would have thought that making pancakes would be so hard?</text:span><text:change-end text:change-id="ct54176288"/><text:change-start text:change-id="ct53968816"/><text:span text:style-name="T746"> What time is it? The clock says “Blank.” Rats. Oh oh. Everything says blank! Aw, rats! Lost my eyes again! Sigh.<text:line-break/>Well, no time for that</text:span><text:change-end text:change-id="ct53968816"/><text:change-start text:change-id="ct53960304"/><text:span text:style-name="T746">. Let’s find a honeybee. Better go outside. Hmm. What’s this? Ouch! It’s sharp! </text:span><text:change-end text:change-id="ct53960304"/><text:change-start text:change-id="ct53878176"/><text:span text:style-name="T746">I bet it’s a honeybee! Got it! Perfect! Now to take this to Nels.<text:line-break/>Nels? I found the honeybee.<text:line-break/>Nels: Bentley! AAHH! AAAAAHHHHH!<text:line-break/>Flam: Bark bark bark bark! I sc</text:span><text:change-end text:change-id="ct53878176"/><text:change-start text:change-id="ct54145088"/><text:span text:style-name="T746">ared him off.<text:line-break/></text:span><text:soft-page-break/><text:span text:style-name="T746">Nels: Why’d you bring Bentley in here?<text:line-break/>Tongorango: I thought he was a honeybee. Oh, and sorry Nels. I couldn’t find any chicken poop</text:span><text:change-end text:change-id="ct54145088"/><text:change-start text:change-id="ct54124640"/><text:span text:style-name="T746">.<text:line-break/>Nels: Chicken poop? Honeybee? Ugh! You know, for once I’m almost glad you’re an </text:span><text:change-end text:change-id="ct54124640"/><text:change-start text:change-id="ct54181328"/><text:span text:style-name="T746">imbecile.</text:span><text:change-end text:change-id="ct54181328"/><text:change-start text:change-id="ct53914800"/><text:span text:style-name="T746"><text:line-break/>Tongorango: What’s this? Math homework? If I roll it into balls it’ll make </text:span><text:span text:style-name="T29">eyes</text:span><text:span text:style-name="T361">!</text:span><text:change-end text:change-id="ct53914800"/><text:change-start text:change-id="ct54111664"/><text:span text:style-name="T361"><text:line-break/></text:span><text:span text:style-name="T362">Nels: Stop! That’s my math homework! HELP!</text:span></text:p>
      <text:p text:style-name="P130">Tongorango: Stop worrying Nels. A guy’s got to do what a guy’s got to do.<text:change-end text:change-id="ct54111664"/><text:change-start text:change-id="ct52412048"/></text:p>
      <text:h text:style-name="P719" text:outline-level="1"><text:bookmark-start text:name="__RefHeading___Toc7577_382003251"/>Tonger hood<text:note text:id="ftn2" text:note-class="footnote"><text:note-citation text:label="*">*</text:note-citation><text:note-body><text:p text:style-name="P651"><text:change-start text:change-id="ct53979248"/>Critics may note that Tongorango’s hero name is Tong<text:span text:style-name="T40">e</text:span><text:span text:style-name="T41">r hood, not Tong</text:span><text:span text:style-name="T40">o</text:span><text:change-end text:change-id="ct53979248"/><text:change-start text:change-id="ct52384736"/><text:span text:style-name="T41"> hood. The reason is unknown. It does not mean that Tongorango should be </text:span><text:span text:style-name="T749">Tong</text:span><text:span text:style-name="T750">e</text:span><text:span text:style-name="T749">rango</text:span><text:span text:style-name="T41">, as Nels called him Tong</text:span><text:span text:style-name="T40">o</text:span><text:span text:style-name="T41">rango</text:span><text:change-end text:change-id="ct52384736"/><text:change-start text:change-id="ct52366656"/><text:span text:style-name="T41"> several times in the </text:span><text:span text:style-name="T749">same story. It may have something to do with the fact that Tongo hood doesn’t sound as good or look that way on paper. Also, Tongorango can be pronounced Tong</text:span><text:change-end text:change-id="ct52366656"/><text:change-start text:change-id="ct52371472"/><text:span text:style-name="T749">er rango, without changing the spelling.</text:span><text:change-end text:change-id="ct52371472"/></text:p></text:note-body></text:note> and Little Nels<text:bookmark-end text:name="__RefHeading___Toc7577_382003251"/><text:change-end text:change-id="ct52412048"/><text:change-start text:change-id="ct52185136"/></text:h>
      <text:p text:style-name="P643">Tongorango: Well, one day I was in England going to Oxford.<text:line-break/>Nels: Oxford? Engl<text:change-end text:change-id="ct52185136"/><text:change-start text:change-id="ct52185872"/>and? You’re not smart enough to even be allowed in that country?<text:line-break/>Tongorango: Haha. Just shows how little <text:span text:style-name="T3">you</text:span><text:span text:style-name="T41"> know.</text:span><text:change-end text:change-id="ct52185872"/><text:change-start text:change-id="ct52187344"/><text:span text:style-name="T41"> </text:span><text:span text:style-name="T371">I was in England once, and I saw a carriage coming. So I jumped in front of it and said </text:span><text:change-end text:change-id="ct52187344"/><text:change-start text:change-id="ct52182928"/><text:span text:style-name="T371">“Hold up! You see, I’m robbing your carriage. You want to give me all your money?” Then the drivers tried t</text:span><text:change-end text:change-id="ct52182928"/><text:change-start text:change-id="ct52173696"/><text:span text:style-name="T371">o run me over. Ouch! Hey! </text:span><text:span text:style-name="T372">I’m Robin Hood! Ouch! Stop running me over! Uh oh. I need a little more muscle. Little John? Little John? Oh there you are, Little John. &lt;grabs Nels&gt;</text:span><text:change-end text:change-id="ct52173696"/><text:change-start text:change-id="ct52189552"/><text:span text:style-name="T372"> </text:span><text:span text:style-name="T373">Little John? I need a little more muscle. You stop that carriage.</text:span></text:p>
      <text:p text:style-name="P644"><text:span text:style-name="T373">Nels: Aahh! Ah, well, you see my fine gen</text:span><text:change-end text:change-id="ct52189552"/><text:change-start text:change-id="ct54105040"/><text:span text:style-name="T373">tlemen, haha-- are those swords? Well, the fact of the matter is that my idiot friend her</text:span><text:change-end text:change-id="ct54105040"/><text:change-start text:change-id="ct52197648"/><text:span text:style-name="T373">e thinks that he’s Robin Hood and-- you should just run him over anyway. Ta-ta! Got to go! Aahh! &lt;gets arrested by drivers&gt;</text:span><text:span text:style-name="T374"><text:line-break/>Tongorango: Well, bye Nels. H</text:span><text:change-end text:change-id="ct52197648"/><text:change-start text:change-id="ct54053424"/><text:span text:style-name="T374">a</text:span><text:change-end text:change-id="ct54053424"/><text:change-start text:change-id="ct54181568"/><text:span text:style-name="T374">ve fun in prison. I</text:span><text:change-end text:change-id="ct54181568"/><text:change-start text:change-id="ct52189184"/><text:span text:style-name="T374">’ve got to rob from the poor and </text:span><text:change-end text:change-id="ct52189184"/><text:change-start text:change-id="ct52186608"/><text:span text:style-name="T374">give to the rich</text:span><text:span text:style-name="T373">! </text:span><text:span text:style-name="T374">That’s what it was, wasn’t it?<text:line-break/>Peanut Gallery:</text:span><text:change-end text:change-id="ct52186608"/><text:change-start text:change-id="ct52182192"/><text:span text:style-name="T374"> Rob from </text:span><text:change-end text:change-id="ct52182192"/><text:change-start text:change-id="ct52191024"/><text:span text:style-name="T374">the rich and give to the poor.<text:line-break/></text:span><text:span text:style-name="T375">Nels: How about “Save Nels! Save Nels!”<text:line-break/></text:span><text:span text:style-name="T376">Tongorango: Haha. Don’t worry, Nels! Fortunately, </text:span><text:span text:style-name="T378">Tonger </text:span><text:span text:style-name="T376">hood is an excellent swordsman</text:span><text:change-end text:change-id="ct52191024"/><text:change-start text:change-id="ct52189920"/><text:span text:style-name="T376">!<text:line-break/>Peanut Gallery: Bowman.<text:line-break/></text:span><text:span text:style-name="T377">Tongorango:</text:span><text:change-end text:change-id="ct52189920"/><text:change-start text:change-id="ct52188080"/><text:span text:style-name="T377"> </text:span><text:span text:style-name="T379">Bowman? Rats. Little John? </text:span><text:change-end text:change-id="ct52188080"/><text:change-start text:change-id="ct52190656"/><text:span text:style-name="T379">Toss me my bow.<text:line-break/>Nels: They took it.<text:line-break/>Tongorango: Rats.<text:line-break/>Jumbo: &lt;gives Tongorango bow&gt;</text:span><text:change-end text:change-id="ct52190656"/><text:change-start text:change-id="ct51940304"/><text:span text:style-name="T379"><text:line-break/>Tongorango: Thanks! I’ll save you Nels! WHACK! WHACK! OUCH! OUCH! Boy, their swords are sure sharp. WHACK! WHACK! Boy, you’d think that they’d make this bow a little bit sharper. WHACK! OUCH! WHACK! WHACK! WHACK!<text:line-break/>Peanut </text:span><text:change-end text:change-id="ct51940304"/><text:change-start text:change-id="ct52186976"/><text:span text:style-name="T379">Gallery: You’re supposed to shoot with your bow.<text:line-break/>Tongorango: Oh. Right. Little Nels! Quick, toss me some bullets!<text:line-break/>Nels: Here! &lt;tosses rocks&gt;</text:span><text:change-end text:change-id="ct52186976"/><text:change-start text:change-id="ct52173088"/><text:span text:style-name="T379"><text:line-break/>Tongorango: Thanks! &lt;pull back&gt; OUCH! OUCH! These bullets don’t shoot so well.<text:line-break/>Nels: This is the 16</text:span><text:span text:style-name="T748">th</text:span><text:span text:style-name="T379"> century. They don’t even have bullets. I just tossed you some rocks.</text:span><text:change-end text:change-id="ct52173088"/><text:change-start text:change-id="ct52174000"/><text:span text:style-name="T379"><text:line-break/>Jumbo: &lt;gives quiver of arrows&gt;<text:line-break/>T</text:span><text:change-end text:change-id="ct52174000"/><text:change-start text:change-id="ct52188816"/><text:span text:style-name="T379">o</text:span><text:change-end text:change-id="ct52188816"/><text:change-start text:change-id="ct52197280"/><text:span text:style-name="T379">ngorango</text:span><text:change-end text:change-id="ct52197280"/><text:change-start text:change-id="ct52499296"/><text:span text:style-name="T379">: Thanks! Let’s see. Put the sharp end on the bowstring and-- OUCH!<text:line-break/>Peanut Gallery: Put the non-sharp side on the bowstring.</text:span><text:change-end text:change-id="ct52499296"/><text:change-start text:change-id="ct52448528"/><text:span text:style-name="T379"><text:line-break/></text:span><text:span text:style-name="T380">Tongorango: Oh. Man. These things really </text:span><text:change-end text:change-id="ct52448528"/><text:change-start text:change-id="ct52449904"/><text:span text:style-name="T380">should come with instructions. </text:span><text:span text:style-name="T381">Put the sharp towards my face and-- OUCH! Well, that proves I’m Robin Hood. || Peanut Gallery: Tonger hood.</text:span><text:change-end text:change-id="ct52449904"/><text:change-start text:change-id="ct52597120"/><text:span text:style-name="T381"><text:line-break/></text:span><text:change-end text:change-id="ct52597120"/><text:change-start text:change-id="ct52616848"/><text:span text:style-name="T382">Tongorango: Yeah. Tonger hood-- because I shot myself </text:span><text:change-end text:change-id="ct52616848"/><text:change-start text:change-id="ct52642528"/><text:span text:style-name="T382">in the face. That’s what Robin Hoods are supposed to do, right? || Peanut Gallery: You’re supposed to split an arrow with an arrow.<text:line-break/>Tongorango: Oh yeah, right. </text:span><text:span text:style-name="T383">Aim at my face and-- OUCH! I di</text:span><text:change-end text:change-id="ct52642528"/><text:change-start text:change-id="ct52652896"/><text:span text:style-name="T383">d it! I did it! I’m Robin Hood!<text:line-break/>Peanut Gallery: Tonger hood. || Tongorango: Right. Tonger hood.</text:span><text:change-end text:change-id="ct52652896"/><text:change-start text:change-id="ct52700320"/><text:span text:style-name="T383"> || Nels: H-E-L-P!!!!<text:line-break/></text:span><text:span text:style-name="T384">Tongorango: Oh right. Well, I guess I might as well trample everyone. SMASH! SMASH! </text:span><text:change-end text:change-id="ct52700320"/><text:change-start text:change-id="ct52714736"/><text:span text:style-name="T384">SMASH! SMASH! </text:span><text:change-end text:change-id="ct52714736"/><text:change-start text:change-id="ct52729808"/><text:span text:style-name="T385">I did it! I saved you, Nels! And look at these pots of gold here! One for me and one for </text:span><text:soft-page-break/><text:span text:style-name="T385">you! &lt;grab&gt; || Nels: &lt;grab&gt;</text:span><text:change-end text:change-id="ct52729808"/><text:change-start text:change-id="ct52855376"/><text:span text:style-name="T385"> </text:span><text:span text:style-name="T386">Perfect! Now we both have money!<text:line-break/></text:span><text:span text:style-name="T388">Tongorango: Um, could you pull these arrows out of my eyes?<text:line-break/>Nels: S</text:span><text:change-end text:change-id="ct52855376"/><text:change-start text:change-id="ct52883984"/><text:span text:style-name="T388">u</text:span><text:change-end text:change-id="ct52883984"/><text:change-start text:change-id="ct52923072"/><text:span text:style-name="T388">re. &lt;pulls out arrows and throws them away with eyes on them&gt; </text:span><text:span text:style-name="T386">Uh oh. That looks like the Sheriff of Nottingham </text:span><text:span text:style-name="T387">coming. </text:span><text:change-end text:change-id="ct52923072"/><text:change-start text:change-id="ct52938944"/><text:span text:style-name="T387">|| Tongorango: The Sheriff of Nottingham? Is he a good or a bad guy? </text:span><text:span text:style-name="T388">|| </text:span><text:span text:style-name="T387">Peanut Gallery: A bad guy. He hangs guys that steal pots of gold, anyway.<text:line-break/>Tongorango:</text:span><text:change-end text:change-id="ct52938944"/><text:change-start text:change-id="ct52945616"/><text:span text:style-name="T387"> Uh oh. We’d better run so that we can spend all the money.<text:line-break/>Nels: Let’s give it to Nels so that he can buy fancy new clothes.<text:line-break/>Tongorango: Is that what we’re supposed to do? || Peanut Gallery: You’re supposed to give it to the poor. || Ton</text:span><text:change-end text:change-id="ct52945616"/><text:change-start text:change-id="ct52958496"/><text:span text:style-name="T387">gorango: That doesn’t sound like much fun. || Nels: No, it doesn’t. Much better to spend it on ourselves. Quick, let’s get going. || Tongorango: So we kept on going until we came to a poor lonely beggar. Oh, hi Mr. Beggar! || Beggar (Flam): Bark.</text:span><text:change-end text:change-id="ct52958496"/><text:change-start text:change-id="ct52961584"/><text:span text:style-name="T387"> || Tongorango: You want some money?<text:line-break/>Flam: Bark! || Nels: Not out of my pot of gold.</text:span><text:change-end text:change-id="ct52961584"/><text:change-start text:change-id="ct52962192"/><text:span text:style-name="T387"> || Peanut Gallery: Your pot, Tongorango!<text:line-break/>Tongorango: Oh yeah. Hey Mr. Beggar, all I got is a pot of gold. Is that okay?<text:line-break/>Flam: Bark bark! || Tongorango: Okay. Here you go. || Flam: &lt;disappears into the woods&gt;</text:span><text:change-end text:change-id="ct52962192"/><text:change-start text:change-id="ct52975408"/><text:span text:style-name="T387"><text:line-break/>Tongorango: Uh oh, the sheriff’s coming! Uh oh, he’s here. Oh, hi Mr. Sheriff! You looking for some people who steal pots of gold? The sheriff nodded. </text:span><text:change-end text:change-id="ct52975408"/><text:change-start text:change-id="ct52981040"/><text:span text:style-name="T387">Well, I don’t have any pots of gold. This guy does. &lt;turns in Nels&gt; Thanks. Have fun in prison, Nels! At least until they execute you.<text:line-break/>Nels: Aaaahhhh! Save me! Save me! || Tongorango: That pretty much w</text:span><text:change-end text:change-id="ct52981040"/><text:change-start text:change-id="ct52986048"/><text:span text:style-name="T387">raps it up, right?<text:line-break/>Peanut Gallery:</text:span><text:change-end text:change-id="ct52986048"/><text:change-start text:change-id="ct52996896"/><text:span text:style-name="T387"> </text:span><text:span text:style-name="T388">Except for new eyes and saving Nels.<text:line-break/>Tongorango: Oh right. Saving Nels. Let’s see here. This sig</text:span><text:change-end text:change-id="ct52996896"/><text:change-start text:change-id="ct53011680"/><text:span text:style-name="T388">n says “We are going to execute Nels very soon. It will be a good time because nobody likes Nels.” Well, I guess I’d better rescue him.<text:line-break/>Nels: Tongorango! HELP! || Tongorango: Don’t worry Nels, I’m on it! Lo</text:span><text:change-end text:change-id="ct53011680"/><text:change-start text:change-id="ct53006384"/><text:span text:style-name="T388">ad an arrow in and--<text:line-break/>Nels: No! Stop! You don’t have any eyes! AUGH! || Tongorango: Where’d I get you? || Nels: In the stomach. || Tongorango: Okay. Load in an arrow in and fire! || Nels: AUGH! || Tongorango: Where’d I get you?</text:span><text:change-end text:change-id="ct53006384"/><text:change-start text:change-id="ct53008144"/><text:span text:style-name="T388"> || Nels: In the ears. || Tongorango: Oh good. I’m getting closer. || Nels: What are you aiming for? || Tongorango: The rope. You’re being hanged, right?<text:line-break/>Nels: No! I’m being beheaded! || Tongorango: Uh oh. Just as the sheriff was about to kill </text:span><text:change-end text:change-id="ct53008144"/><text:change-start text:change-id="ct52860208"/><text:span text:style-name="T388">Nels, trumpets sounded and King Richard (aka Sam) walked in.<text:line-break/>Sam: You saved my gold! Thank you, Tongorango! || Tongorango: You’re welcome.<text:line-break/>Sam: Thank you for saving my pot of gold. You can go free back to your friend.<text:line-break/>Nels: No! No! Put me in prison! Put me in prison! AAAAHHHH!</text:span><text:change-end text:change-id="ct52860208"/><text:change-start text:change-id="ct53042528"/><text:span text:style-name="T388"><text:line-break/></text:span><text:span text:style-name="T389">Tongorango: Don’t worry Nels, I’ll take good care of you. Say Sam? Do you have anything that can cure arrow wounds to the stomach? I think Nels sat on an arrow or something.<text:line-break/>Sam: Hmm. I </text:span><text:change-end text:change-id="ct53042528"/><text:change-start text:change-id="ct53050480"/><text:span text:style-name="T389">believe the solution is Dog Biscuits! || Tongorango: Dog Biscuits! Thanks, Sam! &lt;slam slam slam slam&gt; || Nels: Ouch! Take the arrow out first! Tongorango: Oh yeah, sorry Nels</text:span><text:change-end text:change-id="ct53050480"/><text:change-start text:change-id="ct53055216"/><text:span text:style-name="T389">. Say Sam, do you have any extra eyes?<text:line-break/>Peanut Gallery: Dog biscuits!<text:line-break/>Sam: I believe the solution is Dog Biscuits!<text:line-break/>Tongorango: Wow! Dog Biscuits do everything! &lt;wad wad ball ball stick stick&gt; </text:span><text:change-end text:change-id="ct53055216"/><text:change-start text:change-id="ct53059264"/><text:span text:style-name="T389">Perfect. Dog Biscuits are great! || Nels: Dog Biscuits do everything in this country now. Let’s go find a new line of work besides me being Robin Hood. || Tongorango: Not you! Me! || Nels: You can’t even shoot!<text:line-break/></text:span><text:change-end text:change-id="ct53059264"/><text:change-start text:change-id="ct53064832"/><text:span text:style-name="T389">Tongorango: Oh yeah? Who did Robin Hood in his own eye? Huh? I bet you’re not going to do that. You aren’t, are you. I know! We can be comedians! I’ll ask the questions, and you can be the funny fat one! || Nels: Me? The funny fat one? I’ll ask the questions and you be it! No w</text:span><text:change-end text:change-id="ct53064832"/><text:change-start text:change-id="ct53072944"/><text:span text:style-name="T389">ait, let’s do Rock Paper Scissors. || Tongorango: How do you do that? Oh wait, I know. Got to get a rock and throw it at Nels. || Nels: AAAHHH! No paper! BOOM!</text:span><text:change-end text:change-id="ct53072944"/><text:change-start text:change-id="ct53075968"/></text:p>
      <text:h text:style-name="P681" text:outline-level="1"><text:bookmark-start text:name="__RefHeading___Toc7579_382003251"/><text:span text:style-name="T751">Tongorango takes the bus t</text:span><text:change-end text:change-id="ct53075968"/><text:change-start text:change-id="ct52970976"/><text:span text:style-name="T751">o England</text:span><text:bookmark-end text:name="__RefHeading___Toc7579_382003251"/></text:h>
      <text:p text:style-name="P645"><text:span text:style-name="T754">Tongorango: Have you ever ridden a bus before?<text:line-break/>Peanut Gallery: Yes.<text:line-break/>Tongorango: No? Well, let me tell you about-- Yes? You</text:span><text:change-end text:change-id="ct52970976"/><text:change-start text:change-id="ct52632512"/><text:span text:style-name="T754">’re supposed to say No! Well, have you ever ridden on a long distance bus?<text:line-break/></text:span><text:change-end text:change-id="ct52632512"/><text:change-start text:change-id="ct52760800"/><text:span text:style-name="T754">Peanut Gallery: No.</text:span><text:span text:style-name="T754"><text:note text:id="ftn3" text:note-class="footnote"><text:note-citation text:label="*">*</text:note-citation><text:note-body><text:p text:style-name="P652"><text:change-start text:change-id="ct52217088"/>The correct answer was Yes.<text:change-end text:change-id="ct52217088"/></text:p></text:note-body></text:note></text:span><text:change-end text:change-id="ct52760800"/><text:change-start text:change-id="ct53024352"/><text:line-break/>Tongorango: Well, one day Nels decided that he wanted to go to England to go to Oxford. Then go to France to swing by the Eiffel Tower--<text:change-end text:change-id="ct53024352"/><text:change-start text:change-id="ct52979376"/> <text:span text:style-name="T753">and then go down to Egyp</text:span><text:change-end text:change-id="ct52979376"/><text:change-start text:change-id="ct53071120"/><text:span text:style-name="T753">t to see the Pyramids-- and then go to the South Pole to see penguins and Santa Claus. So we were going to take a bus.<text:line-break/>Nels: Santa Claus doesn’t live in the south pole! And he’s not even real!<text:line-break/>Tongorango: Haha. Shows how little </text:span><text:span text:style-name="T31">you</text:span><text:span text:style-name="T391"> know. So we started out somewhere in Tennessee, and we’re g</text:span><text:change-end text:change-id="ct53071120"/><text:change-start text:change-id="ct52962800"/><text:span text:style-name="T391">oing on this bus to England. See here? It says it goes to England.<text:line-break/>Nels: </text:span><text:span text:style-name="T31">New</text:span><text:span text:style-name="T391"> England. || Tongorango: </text:span><text:change-end text:change-id="ct52962800"/><text:change-start text:change-id="ct52235120"/><text:span text:style-name="T391">There’s </text:span><text:span text:style-name="T31">two</text:span><text:span text:style-name="T391"> Englands? Well</text:span><text:change-end text:change-id="ct52235120"/><text:change-start text:change-id="ct52235488"/><text:span text:style-name="T391">, </text:span><text:span text:style-name="T392">who wants to see crummy </text:span><text:span text:style-name="T32">old</text:span><text:span text:style-name="T392"> England anyway. And look here! It says it goes to Memphis! And Memphis is in Egypt!<text:line-break/>Nels</text:span><text:change-end text:change-id="ct52235488"/><text:change-start text:change-id="ct52234016"/><text:span text:style-name="T392">: It’s also in </text:span><text:span text:style-name="T393">Tennessee. </text:span><text:span text:style-name="T394">|| Tongorango: Come on Nels. We’re going to England.</text:span><text:change-end text:change-id="ct52234016"/><text:change-start text:change-id="ct52235856"/></text:p>
      <text:p text:style-name="P646"><text:span text:style-name="T394">W</text:span><text:span text:style-name="T41">ell, the problem with buses is that there’s some people who take up the whole seat, Nels, and don’t leave any room for other people to use the armrest!<text:line-break/>Nels: You’re taking up 15 </text:span><text:change-end text:change-id="ct52235856"/><text:change-start text:change-id="ct52944192"/><text:span text:style-name="T41">seats! Can you get out? I have to go to the bathroom.<text:line-break/>Tongorango: Nope. Can’t. Do they even have bathrooms on buses?<text:line-break/>Nels: They do now. || Tongorango: What’s that mean? ... Uh oh.</text:span><text:change-end text:change-id="ct52944192"/><text:change-start text:change-id="ct52930448"/><text:span text:style-name="T41"><text:line-break/></text:span><text:change-end text:change-id="ct52930448"/><text:change-start text:change-id="ct52723744"/><text:span text:style-name="T41">Oh no! Nels, did you see that? The bus is being hijacked! || Nels: What? What do you mean?<text:line-break/>Tongorango: </text:span><text:change-end text:change-id="ct52723744"/><text:change-start text:change-id="ct51940672"/><text:span text:style-name="T41">There was a guy driving the bus and now someone else is driving the bus! A hijacker! </text:span><text:change-end text:change-id="ct51940672"/><text:change-start text:change-id="ct52200592"/><text:span text:style-name="T41">I’ve got to get out of my seat! URG! Thump. I can’t get out. Hey Nels, can you hand me my dynamite pack over there? || Nels: What are you doing? Are you going to blow up the bus?<text:line-break/>Tongorango: Or die trying. || Nels: I don’t</text:span><text:change-end text:change-id="ct52200592"/><text:change-start text:change-id="ct52629440"/><text:span text:style-name="T41"> think that makes any difference to us.<text:line-break/>Tongorango: How about I just reach out, grab the hijacker and throw him out the window!<text:line-break/>Nels: You do know that that guy has a uniform sayi</text:span><text:change-end text:change-id="ct52629440"/><text:change-start text:change-id="ct52238800"/><text:span text:style-name="T41">ng “Bus Driver”.<text:line-break/>Tongorango: What’s that, Nels? I can’t hear you. I’m busy throwing this guy out the window. Or into it. SPLAT! Oh yeah, incidentally, Nels? Who’s driving? || Nels:</text:span><text:change-end text:change-id="ct52238800"/><text:change-start text:change-id="ct54001824"/><text:span text:style-name="T41"> No one. || Tongorango: Uh oh. Did we just go over a cliff? Uh oh. Well, I guess we’ll all die.<text:line-break/>Nels: Maybe you could jump out and catch us. || Tongorango: Would that work? || Nels: No.</text:span><text:change-end text:change-id="ct54001824"/><text:change-start text:change-id="ct53023136"/><text:span text:style-name="T41"><text:line-break/></text:span><text:span text:style-name="T395">Tongorango: Maybe I’ll just grab a tree and swing us back up! &lt;swing&gt; Perfect!<text:line-break/>Now look what you did, Nels. You got us kicked off as soon as we got back on the road</text:span><text:change-end text:change-id="ct53023136"/><text:change-start text:change-id="ct52978768"/><text:span text:style-name="T395">!<text:line-break/>Nels: MY fault? Who threw the bus driver against a window? What are we going to do now?<text:line-break/>Tongorango: Since riding buses is too dangerous, we could </text:span><text:change-end text:change-id="ct52978768"/><text:change-start text:change-id="ct52965616"/><text:span text:style-name="T396">hitchhike. That’s a lot safer than </text:span><text:change-end text:change-id="ct52965616"/><text:change-start text:change-id="ct52947600"/><text:span text:style-name="T396">riding a bus, right? || Nels: Safer? You never know who you’re going to end up with!<text:line-break/>Tongorango: Uh huh. Let’s hitchhike. ... </text:span><text:change-end text:change-id="ct52947600"/><text:change-start text:change-id="ct52943584"/><text:span text:style-name="T396">... ...No one’s stopping. Huh. How can we get them to stop?<text:line-break/></text:span><text:span text:style-name="T397">Nels: Maybe if we looked like poor beggars, someone would stop. || Tongorango: Yeah?</text:span><text:change-end text:change-id="ct52943584"/><text:change-start text:change-id="ct52205680"/><text:span text:style-name="T397"> How do we do that? || Nels: Maybe if one of us had a mortal wound, they would take pity on us and stop.<text:line-break/>Tongorango: Sure. What do we do? || Nels: Let’s see. I think I have a pocket knife. JAB!<text:line-break/>Tongorango: Ouch! What did you do that for? |</text:span><text:change-end text:change-id="ct52205680"/><text:change-start text:change-id="ct54019536"/><text:span text:style-name="T397">| Nels: I cut out your eyes.<text:line-break/>Tongorango: Well, can you get them back? || Nels: I threw them over the edge of a cliff.<text:line-break/>Tongorango: Rats. Hey, is anyone stopping? || Nels: No.<text:line-break/></text:span><text:soft-page-break/><text:span text:style-name="T397">Peanut Gallery: Maybe if Nels had a mortal wound, people would stop!<text:line-break/>Tongorango: What do you thin</text:span><text:change-end text:change-id="ct54019536"/><text:change-start text:change-id="ct53949184"/><text:span text:style-name="T397">k, Nels? || Nels: No.<text:line-break/>Tongorango: Hmm. Maybe if I throw you out there some people will stop!<text:line-break/>Nels: AAAHHH! </text:span><text:span text:style-name="T398">Tongorango: Let’s see. BUMP BUMP</text:span><text:change-end text:change-id="ct53949184"/><text:change-start text:change-id="ct52925632"/><text:span text:style-name="T398">! Nope. BUMP BU</text:span><text:span text:style-name="T399">MP!</text:span><text:change-end text:change-id="ct52925632"/><text:span text:style-name="T396"> </text:span><text:span text:style-name="T398">Nope. BUMP BU</text:span><text:span text:style-name="T399">MP! </text:span><text:span text:style-name="T398">Nope. BUMP BU</text:span><text:span text:style-name="T399">MP! || Peanut Gallery: If you jump out there too, cars will stop.<text:line-break/>Tongorango: I’ll try that. THUD! BUMP! Ouch. Well, he stopped.<text:line-break/>Nels: What’s that truck say? || Tongorango: Animal control. || Nels: ANIMAL CONTROL! </text:span><text:span text:style-name="T400">We’re going to be kidnapped and put in a zoo! Hurry!<text:line-break/>Tongorango: Nels, look what you’ve done now. We’ve got to escape.<text:line-break/>Nels: Too late. &lt;lock </text:span><text:span text:style-name="T401">sounds</text:span><text:span text:style-name="T400">&gt; </text:span><text:span text:style-name="T402">Quick! Listen! See what they’re saying.<text:line-break/>Tongorango: Let’s see here. I think-- they’re saying something about putting down the poor injured one with a mortal wound. I don’t know what that is, but it sounds like a </text:span><text:span text:style-name="T33">good</text:span><text:span text:style-name="T402"> thing!<text:line-break/>Peanut Gallery: It means kill you.<text:line-break/>Tongorango: Rats. I’ll stick my head out the window again-- They said that the law requires them to kill giant, ferocious bears. || Nels: Aah! || Tongorango: Hey look, a phone. Maybe we should call Mom and Dad. || Nels: But then they wouldn’t be proud of us. </text:span><text:span text:style-name="T403">|| Tongorango: Yeah, right.<text:line-break/>Nels: Alright. Just make a phone call.<text:line-break/>Tongorango: Alright. </text:span><text:span text:style-name="T404">&lt;picks up phone&gt; Yeah? Hello? I’d like to order some pizza. || Nels: WHAT?<text:line-break/>Tongorango: Quiet, Nels. Yeah. Yeah, pepperoni. Yeah. Just bring it into the cell. Okay, thanks.<text:line-break/>Nels: You ordered </text:span><text:span text:style-name="T34">pizza?</text:span><text:span text:style-name="T404"> </text:span><text:span text:style-name="T405">|| Tongorango: I’m a little hungry.<text:line-break/>Oh, here he comes now. Yeah, just bring it into the cell. WHACK! Bye. Oh wait, take the pizzas.<text:line-break/>Nels: We’re free! || Tongorango: Yeah, they were free. At least, my way.<text:line-break/>Peanut Gallery: That’s a great way to escape, Tongorango.<text:line-break/>Tongorango: Oh, I just didn’t want to pay him anything. Now what do we do about England?<text:line-break/>Nels: I suppose we could walk.<text:line-break/>Tongorango: Alright. Eventually we got to the ocean, and I jumped into the water and we sailed for England. I had to hold my breath for a really long time so that we would stay floating, and since Nels was driving, I had to keep talking to keep him awake. “Look Nels! That’s another star! And that star looks like that star looks like that star!” And Nels said “Shut up, you idiot! Stop talking!”<text:line-break/></text:span><text:span text:style-name="T406">Peanut Gallery: You don’t have eyes!<text:line-break/>Tongorango: Oh, I had eyes. I used two of the pepperoni pizzas for eyes. They worked perfectly. A surprising number of sharks like pepperoni pizza. Hey! Stop that! Those are my pizzas! I bought them fair and square!<text:line-break/>Nels: You stole them.<text:line-break/>Tongorango: Don’t give them any ideas! And after a long hard travel we finally reached New England.<text:line-break/>Nels: NEW England! What’s that say? ANIMAL CONTROL! Quick, turn around, turn arou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start" style:justify-single-word="false"/>
      <style:text-properties officeooo:rsid="01292708"/>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0T09:27:36.151593358</meta:creation-date>
    <dc:date>2024-11-20T17:17:29.339497925</dc:date>
    <meta:editing-duration>P5DT19H13M54S</meta:editing-duration>
    <meta:editing-cycles>1732</meta:editing-cycles>
    <meta:generator>LibreOffice/6.1.4.2$Linux_X86_64 LibreOffice_project/9d0f32d1f0b509096fd65e0d4bec26ddd1938fd3</meta:generator>
    <meta:document-statistic meta:table-count="0" meta:image-count="0" meta:object-count="0" meta:page-count="105" meta:paragraph-count="1266" meta:word-count="37720" meta:character-count="201470" meta:non-whitespace-character-count="165060"/>
  </office:meta>
</office:document-meta>
</file>